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17.png" manifest:version="1.2"/>
  <manifest:file-entry manifest:media-type="image/png" manifest:full-path="Pictures/416.png" manifest:version="1.2"/>
  <manifest:file-entry manifest:media-type="image/png" manifest:full-path="Pictures/415.png" manifest:version="1.2"/>
  <manifest:file-entry manifest:media-type="image/png" manifest:full-path="Pictures/414.png"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image/png" manifest:full-path="Pictures/401.png" manifest:version="1.2"/>
  <manifest:file-entry manifest:media-type="image/png" manifest:full-path="Pictures/400.png" manifest:version="1.2"/>
  <manifest:file-entry manifest:media-type="image/png" manifest:full-path="Pictures/399.png" manifest:version="1.2"/>
  <manifest:file-entry manifest:media-type="image/png" manifest:full-path="Pictures/398.png" manifest:version="1.2"/>
  <manifest:file-entry manifest:media-type="image/png" manifest:full-path="Pictures/397.png" manifest:version="1.2"/>
  <manifest:file-entry manifest:media-type="image/png" manifest:full-path="Pictures/396.png"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image/png" manifest:full-path="Pictures/229.png"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image/png" manifest:full-path="Pictures/92.png"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image/png" manifest:full-path="Pictures/67.png"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style>
    <style:style style:name="P149" style:family="paragraph" style:parent-style-name="Preformatted_20_Text">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style>
    <style:style style:name="P173" style:family="paragraph" style:parent-style-name="Text_20_body" style:list-style-name="L172">
    </style:style>
    <style:style style:name="P174" style:family="paragraph" style:parent-style-name="Preformatted_20_Text">
    </style:style>
    <style:style style:name="P175" style:family="paragraph" style:parent-style-name="Text_20_body" style:list-style-name="L173">
      <style:paragraph-properties fo:margin-top="0in" fo:margin-bottom="0in"/>
    </style:style>
    <style:style style:name="P176" style:family="paragraph" style:parent-style-name="Text_20_body" style:list-style-name="L174">
      <style:paragraph-properties fo:margin-top="0in" fo:margin-bottom="0in"/>
    </style:style>
    <style:style style:name="P177" style:family="paragraph" style:parent-style-name="Text_20_body" style:list-style-name="L175">
      <style:paragraph-properties fo:margin-top="0in" fo:margin-bottom="0in"/>
    </style:style>
    <style:style style:name="P178" style:family="paragraph" style:parent-style-name="Text_20_body" style:list-style-name="L176">
      <style:paragraph-properties fo:margin-top="0in" fo:margin-bottom="0in"/>
    </style:style>
    <style:style style:name="P179" style:family="paragraph" style:parent-style-name="Text_20_body" style:list-style-name="L177">
      <style:paragraph-properties fo:margin-top="0in" fo:margin-bottom="0in"/>
    </style:style>
    <style:style style:name="P180" style:family="paragraph" style:parent-style-name="Text_20_body" style:list-style-name="L178">
      <style:paragraph-properties fo:margin-top="0in" fo:margin-bottom="0in"/>
    </style:style>
    <style:style style:name="P181" style:family="paragraph" style:parent-style-name="Text_20_body" style:list-style-name="L179">
      <style:paragraph-properties fo:margin-top="0in" fo:margin-bottom="0in"/>
    </style:style>
    <style:style style:name="P182" style:family="paragraph" style:parent-style-name="Text_20_body" style:list-style-name="L180">
      <style:paragraph-properties fo:margin-top="0in" fo:margin-bottom="0in"/>
    </style:style>
    <style:style style:name="P183" style:family="paragraph" style:parent-style-name="Text_20_body" style:list-style-name="L181">
      <style:paragraph-properties fo:margin-top="0in" fo:margin-bottom="0in"/>
    </style:style>
    <style:style style:name="P184" style:family="paragraph" style:parent-style-name="Text_20_body" style:list-style-name="L182">
      <style:paragraph-properties fo:margin-top="0in" fo:margin-bottom="0in"/>
    </style:style>
    <style:style style:name="P185" style:family="paragraph" style:parent-style-name="Text_20_body" style:list-style-name="L183">
      <style:paragraph-properties fo:margin-top="0in" fo:margin-bottom="0in"/>
    </style:style>
    <style:style style:name="P186" style:family="paragraph" style:parent-style-name="Text_20_body" style:list-style-name="L184">
      <style:paragraph-properties fo:margin-top="0in" fo:margin-bottom="0in"/>
    </style:style>
    <style:style style:name="P187" style:family="paragraph" style:parent-style-name="Text_20_body" style:list-style-name="L185">
      <style:paragraph-properties fo:margin-top="0in" fo:margin-bottom="0in"/>
    </style:style>
    <style:style style:name="P188" style:family="paragraph" style:parent-style-name="Text_20_body" style:list-style-name="L186">
      <style:paragraph-properties fo:margin-top="0in" fo:margin-bottom="0in"/>
    </style:style>
    <style:style style:name="P189" style:family="paragraph" style:parent-style-name="Text_20_body" style:list-style-name="L187">
      <style:paragraph-properties fo:margin-top="0in" fo:margin-bottom="0in"/>
    </style:style>
    <style:style style:name="P190" style:family="paragraph" style:parent-style-name="Text_20_body" style:list-style-name="L188">
      <style:paragraph-properties fo:margin-top="0in" fo:margin-bottom="0in"/>
    </style:style>
    <style:style style:name="P191" style:family="paragraph" style:parent-style-name="Text_20_body" style:list-style-name="L189">
      <style:paragraph-properties fo:margin-top="0in" fo:margin-bottom="0in"/>
    </style:style>
    <style:style style:name="P192" style:family="paragraph" style:parent-style-name="Text_20_body" style:list-style-name="L190">
      <style:paragraph-properties fo:margin-top="0in" fo:margin-bottom="0in"/>
    </style:style>
    <style:style style:name="P193" style:family="paragraph" style:parent-style-name="Text_20_body" style:list-style-name="L191">
      <style:paragraph-properties fo:margin-top="0in" fo:margin-bottom="0in"/>
    </style:style>
    <style:style style:name="P194" style:family="paragraph" style:parent-style-name="Text_20_body" style:list-style-name="L192">
      <style:paragraph-properties fo:margin-top="0in" fo:margin-bottom="0in"/>
    </style:style>
    <style:style style:name="P195" style:family="paragraph" style:parent-style-name="Text_20_body" style:list-style-name="L193">
      <style:paragraph-properties fo:margin-top="0in" fo:margin-bottom="0in"/>
    </style:style>
    <style:style style:name="P196" style:family="paragraph" style:parent-style-name="Text_20_body" style:list-style-name="L194">
    </style:style>
    <style:style style:name="P197" style:family="paragraph" style:parent-style-name="Text_20_body" style:list-style-name="L195">
      <style:paragraph-properties fo:margin-top="0in" fo:margin-bottom="0in"/>
    </style:style>
    <style:style style:name="P198" style:family="paragraph" style:parent-style-name="Text_20_body" style:list-style-name="L196">
      <style:paragraph-properties fo:margin-top="0in" fo:margin-bottom="0in"/>
    </style:style>
    <style:style style:name="P199" style:family="paragraph" style:parent-style-name="Text_20_body" style:list-style-name="L197">
      <style:paragraph-properties fo:margin-top="0in" fo:margin-bottom="0in"/>
    </style:style>
    <style:style style:name="P200" style:family="paragraph" style:parent-style-name="Text_20_body" style:list-style-name="L198">
      <style:paragraph-properties fo:margin-top="0in" fo:margin-bottom="0in"/>
    </style:style>
    <style:style style:name="P201" style:family="paragraph" style:parent-style-name="Text_20_body" style:list-style-name="L199">
      <style:paragraph-properties fo:margin-top="0in" fo:margin-bottom="0in"/>
    </style:style>
    <style:style style:name="P202" style:family="paragraph" style:parent-style-name="Text_20_body" style:list-style-name="L200">
      <style:paragraph-properties fo:margin-top="0in" fo:margin-bottom="0in"/>
    </style:style>
    <style:style style:name="P203" style:family="paragraph" style:parent-style-name="Text_20_body" style:list-style-name="L201">
      <style:paragraph-properties fo:margin-top="0in" fo:margin-bottom="0in"/>
    </style:style>
    <style:style style:name="P204" style:family="paragraph" style:parent-style-name="Text_20_body" style:list-style-name="L202">
      <style:paragraph-properties fo:margin-top="0in" fo:margin-bottom="0in"/>
    </style:style>
    <style:style style:name="P205" style:family="paragraph" style:parent-style-name="Text_20_body" style:list-style-name="L203">
      <style:paragraph-properties fo:margin-top="0in" fo:margin-bottom="0in"/>
    </style:style>
    <style:style style:name="P206" style:family="paragraph" style:parent-style-name="Text_20_body" style:list-style-name="L204">
      <style:paragraph-properties fo:margin-top="0in" fo:margin-bottom="0in"/>
    </style:style>
    <style:style style:name="P207" style:family="paragraph" style:parent-style-name="Text_20_body" style:list-style-name="L205">
      <style:paragraph-properties fo:margin-top="0in" fo:margin-bottom="0in"/>
    </style:style>
    <style:style style:name="P208" style:family="paragraph" style:parent-style-name="Text_20_body" style:list-style-name="L206">
    </style:style>
    <style:style style:name="P209" style:family="paragraph" style:parent-style-name="Text_20_body" style:list-style-name="L207">
      <style:paragraph-properties fo:margin-top="0in" fo:margin-bottom="0in"/>
    </style:style>
    <style:style style:name="P210" style:family="paragraph" style:parent-style-name="Text_20_body" style:list-style-name="L208">
      <style:paragraph-properties fo:margin-top="0in" fo:margin-bottom="0in"/>
    </style:style>
    <style:style style:name="P211" style:family="paragraph" style:parent-style-name="Text_20_body" style:list-style-name="L209">
    </style:style>
    <style:style style:name="P212" style:family="paragraph" style:parent-style-name="Text_20_body" style:list-style-name="L210">
      <style:paragraph-properties fo:margin-top="0in" fo:margin-bottom="0in"/>
    </style:style>
    <style:style style:name="P213" style:family="paragraph" style:parent-style-name="Text_20_body" style:list-style-name="L211">
      <style:paragraph-properties fo:margin-top="0in" fo:margin-bottom="0in"/>
    </style:style>
    <style:style style:name="P214" style:family="paragraph" style:parent-style-name="Text_20_body" style:list-style-name="L212">
      <style:paragraph-properties fo:margin-top="0in" fo:margin-bottom="0in"/>
    </style:style>
    <style:style style:name="P215" style:family="paragraph" style:parent-style-name="Text_20_body" style:list-style-name="L213">
      <style:paragraph-properties fo:margin-top="0in" fo:margin-bottom="0in"/>
    </style:style>
    <style:style style:name="P216" style:family="paragraph" style:parent-style-name="Text_20_body" style:list-style-name="L214">
      <style:paragraph-properties fo:margin-top="0in" fo:margin-bottom="0in"/>
    </style:style>
    <style:style style:name="P217" style:family="paragraph" style:parent-style-name="Text_20_body" style:list-style-name="L215">
      <style:paragraph-properties fo:margin-top="0in" fo:margin-bottom="0in"/>
    </style:style>
    <style:style style:name="P218" style:family="paragraph" style:parent-style-name="Text_20_body" style:list-style-name="L216">
      <style:paragraph-properties fo:margin-top="0in" fo:margin-bottom="0in"/>
    </style:style>
    <style:style style:name="P219" style:family="paragraph" style:parent-style-name="Text_20_body" style:list-style-name="L217">
    </style:style>
    <style:style style:name="P220" style:family="paragraph" style:parent-style-name="Text_20_body" style:list-style-name="L218">
      <style:paragraph-properties fo:margin-top="0in" fo:margin-bottom="0in"/>
    </style:style>
    <style:style style:name="P221" style:family="paragraph" style:parent-style-name="Text_20_body" style:list-style-name="L219">
      <style:paragraph-properties fo:margin-top="0in" fo:margin-bottom="0in"/>
    </style:style>
    <style:style style:name="P222" style:family="paragraph" style:parent-style-name="Text_20_body" style:list-style-name="L220">
    </style:style>
    <style:style style:name="P223" style:family="paragraph" style:parent-style-name="Text_20_body" style:list-style-name="L221">
      <style:paragraph-properties fo:margin-top="0in" fo:margin-bottom="0in"/>
    </style:style>
    <style:style style:name="P224" style:family="paragraph" style:parent-style-name="Text_20_body" style:list-style-name="L222">
      <style:paragraph-properties fo:margin-top="0in" fo:margin-bottom="0in"/>
    </style:style>
    <style:style style:name="P225" style:family="paragraph" style:parent-style-name="Text_20_body" style:list-style-name="L223">
      <style:paragraph-properties fo:margin-top="0in" fo:margin-bottom="0in"/>
    </style:style>
    <style:style style:name="P226" style:family="paragraph" style:parent-style-name="Text_20_body" style:list-style-name="L224">
      <style:paragraph-properties fo:margin-top="0in" fo:margin-bottom="0in"/>
    </style:style>
    <style:style style:name="P227" style:family="paragraph" style:parent-style-name="Text_20_body" style:list-style-name="L225">
      <style:paragraph-properties fo:margin-top="0in" fo:margin-bottom="0in"/>
    </style:style>
    <style:style style:name="P228" style:family="paragraph" style:parent-style-name="Text_20_body" style:list-style-name="L226">
      <style:paragraph-properties fo:margin-top="0in" fo:margin-bottom="0in"/>
    </style:style>
    <style:style style:name="P229" style:family="paragraph" style:parent-style-name="Text_20_body" style:list-style-name="L227">
      <style:paragraph-properties fo:margin-top="0in" fo:margin-bottom="0in"/>
    </style:style>
    <style:style style:name="P230" style:family="paragraph" style:parent-style-name="Text_20_body" style:list-style-name="L228">
      <style:paragraph-properties fo:margin-top="0in" fo:margin-bottom="0in"/>
    </style:style>
    <style:style style:name="P231" style:family="paragraph" style:parent-style-name="Text_20_body" style:list-style-name="L229">
      <style:paragraph-properties fo:margin-top="0in" fo:margin-bottom="0in"/>
    </style:style>
    <style:style style:name="P232" style:family="paragraph" style:parent-style-name="Text_20_body" style:list-style-name="L230">
    </style:style>
    <style:style style:name="P233" style:family="paragraph" style:parent-style-name="Text_20_body" style:list-style-name="L231">
      <style:paragraph-properties fo:margin-top="0in" fo:margin-bottom="0in"/>
    </style:style>
    <style:style style:name="P234" style:family="paragraph" style:parent-style-name="Text_20_body" style:list-style-name="L232">
      <style:paragraph-properties fo:margin-top="0in" fo:margin-bottom="0in"/>
    </style:style>
    <style:style style:name="P235" style:family="paragraph" style:parent-style-name="Text_20_body" style:list-style-name="L233">
      <style:paragraph-properties fo:margin-top="0in" fo:margin-bottom="0in"/>
    </style:style>
    <style:style style:name="P236" style:family="paragraph" style:parent-style-name="Text_20_body" style:list-style-name="L234">
      <style:paragraph-properties fo:margin-top="0in" fo:margin-bottom="0in"/>
    </style:style>
    <style:style style:name="P237" style:family="paragraph" style:parent-style-name="Text_20_body" style:list-style-name="L235">
      <style:paragraph-properties fo:margin-top="0in" fo:margin-bottom="0in"/>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236">
    </style:style>
    <style:style style:name="P253" style:family="paragraph" style:parent-style-name="Text_20_body" style:list-style-name="L237">
      <style:paragraph-properties fo:margin-top="0in" fo:margin-bottom="0in"/>
    </style:style>
    <style:style style:name="P254" style:family="paragraph" style:parent-style-name="Text_20_body" style:list-style-name="L238">
      <style:paragraph-properties fo:margin-top="0in" fo:margin-bottom="0in"/>
    </style:style>
    <style:style style:name="P255" style:family="paragraph" style:parent-style-name="Text_20_body" style:list-style-name="L239">
      <style:paragraph-properties fo:margin-top="0in" fo:margin-bottom="0in"/>
    </style:style>
    <style:style style:name="P256" style:family="paragraph" style:parent-style-name="Text_20_body" style:list-style-name="L240">
      <style:paragraph-properties fo:margin-top="0in" fo:margin-bottom="0in"/>
    </style:style>
    <style:style style:name="P257" style:family="paragraph" style:parent-style-name="Text_20_body" style:list-style-name="L241">
      <style:paragraph-properties fo:margin-top="0in" fo:margin-bottom="0in"/>
    </style:style>
    <style:style style:name="P258" style:family="paragraph" style:parent-style-name="Text_20_body" style:list-style-name="L242">
      <style:paragraph-properties fo:margin-top="0in" fo:margin-bottom="0in"/>
    </style:style>
    <style:style style:name="P259" style:family="paragraph" style:parent-style-name="Text_20_body" style:list-style-name="L243">
    </style:style>
    <style:style style:name="P260" style:family="paragraph" style:parent-style-name="Text_20_body" style:list-style-name="L244">
    </style:style>
    <style:style style:name="P261" style:family="paragraph" style:parent-style-name="Text_20_body" style:list-style-name="L245">
    </style:style>
    <style:style style:name="P262" style:family="paragraph" style:parent-style-name="Text_20_body" style:list-style-name="L246">
      <style:paragraph-properties fo:margin-top="0in" fo:margin-bottom="0in"/>
    </style:style>
    <style:style style:name="P263" style:family="paragraph" style:parent-style-name="Text_20_body" style:list-style-name="L247">
      <style:paragraph-properties fo:margin-top="0in" fo:margin-bottom="0in"/>
    </style:style>
    <style:style style:name="P264" style:family="paragraph" style:parent-style-name="Text_20_body" style:list-style-name="L248">
    </style:style>
    <style:style style:name="P265" style:family="paragraph" style:parent-style-name="Text_20_body" style:list-style-name="L249">
    </style:style>
    <style:style style:name="P266" style:family="paragraph" style:parent-style-name="Text_20_body" style:list-style-name="L250">
      <style:paragraph-properties fo:margin-top="0in" fo:margin-bottom="0in"/>
    </style:style>
    <style:style style:name="P267" style:family="paragraph" style:parent-style-name="Text_20_body" style:list-style-name="L251">
      <style:paragraph-properties fo:margin-top="0in" fo:margin-bottom="0in"/>
    </style:style>
    <style:style style:name="P268" style:family="paragraph" style:parent-style-name="Text_20_body" style:list-style-name="L252">
    </style:style>
    <style:style style:name="P269" style:family="paragraph" style:parent-style-name="Text_20_body" style:list-style-name="L253">
      <style:paragraph-properties fo:margin-top="0in" fo:margin-bottom="0in"/>
    </style:style>
    <style:style style:name="P270" style:family="paragraph" style:parent-style-name="Text_20_body" style:list-style-name="L254">
    </style:style>
    <style:style style:name="P271" style:family="paragraph" style:parent-style-name="Text_20_body" style:list-style-name="L255">
      <style:paragraph-properties fo:margin-top="0in" fo:margin-bottom="0in"/>
    </style:style>
    <style:style style:name="P272" style:family="paragraph" style:parent-style-name="Text_20_body" style:list-style-name="L256">
      <style:paragraph-properties fo:margin-top="0in" fo:margin-bottom="0in"/>
    </style:style>
    <style:style style:name="P273" style:family="paragraph" style:parent-style-name="Text_20_body" style:list-style-name="L257">
    </style:style>
    <style:style style:name="P274" style:family="paragraph" style:parent-style-name="Text_20_body" style:list-style-name="L258">
      <style:paragraph-properties fo:margin-top="0in" fo:margin-bottom="0in"/>
    </style:style>
    <style:style style:name="P275" style:family="paragraph" style:parent-style-name="Text_20_body" style:list-style-name="L259">
    </style:style>
    <style:style style:name="P276" style:family="paragraph" style:parent-style-name="Text_20_body" style:list-style-name="L260">
    </style:style>
    <style:style style:name="P277" style:family="paragraph" style:parent-style-name="Text_20_body" style:list-style-name="L261">
      <style:paragraph-properties fo:margin-top="0in" fo:margin-bottom="0in"/>
    </style:style>
    <style:style style:name="P278" style:family="paragraph" style:parent-style-name="Text_20_body" style:list-style-name="L262">
    </style:style>
    <style:style style:name="P279" style:family="paragraph" style:parent-style-name="Text_20_body" style:list-style-name="L263">
      <style:paragraph-properties fo:margin-top="0in" fo:margin-bottom="0in"/>
    </style:style>
    <style:style style:name="P280" style:family="paragraph" style:parent-style-name="Text_20_body" style:list-style-name="L264">
      <style:paragraph-properties fo:margin-top="0in" fo:margin-bottom="0in"/>
    </style:style>
    <style:style style:name="P281" style:family="paragraph" style:parent-style-name="Text_20_body" style:list-style-name="L265">
      <style:paragraph-properties fo:margin-top="0in" fo:margin-bottom="0in"/>
    </style:style>
    <style:style style:name="P282" style:family="paragraph" style:parent-style-name="Text_20_body" style:list-style-name="L266">
      <style:paragraph-properties fo:margin-top="0in" fo:margin-bottom="0in"/>
    </style:style>
    <style:style style:name="P283" style:family="paragraph" style:parent-style-name="Text_20_body" style:list-style-name="L267">
      <style:paragraph-properties fo:margin-top="0in" fo:margin-bottom="0in"/>
    </style:style>
    <style:style style:name="P284" style:family="paragraph" style:parent-style-name="Text_20_body" style:list-style-name="L268">
      <style:paragraph-properties fo:margin-top="0in" fo:margin-bottom="0in"/>
    </style:style>
  </office:automatic-styles>
  <office:body>
    <office:text>
      <text:p text:style-name="Title">PostgreSQL</text:p>
      <text:p text:style-name="Subtitle">Readme.rmd</text:p>
      <text:p text:style-name="Author">Sergio Pedro R Oliveira</text:p>
      <text:p text:style-name="Date">2022-12-21</text:p>
      <text:p text:style-name="Pagebreak"/>
      <text:h text:style-name="Heading_20_1" text:outline-level="1"><text:bookmark-start text:name="objetivo"/>1 Objetivo<text:bookmark-end text:name="objetivo"/></text:h>
      <text:p text:style-name="First_20_paragraph">Estudo dirigido de <text:span text:style-name="T1">PostgreSQL</text:span>.</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aula-117---instalação-do-postgresql-conectando-servidor-ao-pgadmin-4-e-acessando-psql"/>3 Aula 117 - Instalação do <text:span text:style-name="T1">PostgreSQL</text:span>, conectando servidor ao <text:span text:style-name="T1">pgAdmin 4</text:span> e acessando <text:span text:style-name="T1">psql</text:span><text:bookmark-end text:name="aula-117---instalação-do-postgresql-conectando-servidor-ao-pgadmin-4-e-acessando-psql"/></text:h>
      <text:h text:style-name="Heading_20_2" text:outline-level="2"><text:bookmark-start text:name="instação-do-postgresql"/>3.1 Instação do <text:span text:style-name="T1">PostgreSQL</text:span><text:bookmark-end text:name="instação-do-postgresql"/></text:h>
      <text:h text:style-name="Heading_20_3" text:outline-level="3"><text:bookmark-start text:name="principais-programas"/>3.1.1 Principais programas<text:bookmark-end text:name="principais-programas"/></text:h>
      <text:list text:style-name="L1">
        <text:list-item>
          <text:p text:style-name="P1"><text:span text:style-name="T1">PostgreSQL</text:span><text:line-break/>É um sistema gerenciador de banco de dados objeto relacional (SGBD), desenvolvido como projeto de código aberto, que pode ser baixado pelo site:<text:line-break/><text:a xlink:type="simple" xlink:href="https://www.postgresql.org/download/" office:name=""><text:span text:style-name="Definition">https://www.postgresql.org/download/</text:span></text:a><text:line-break/></text:p>
        </text:list-item>
        <text:list-item>
          <text:p text:style-name="P1"><text:span text:style-name="T1">pgAdmin 4</text:span><text:line-break/>É uma interface web com o banco de dados. Pode ser baixado pelo site:<text:line-break/><text:a xlink:type="simple" xlink:href="https://www.pgadmin.org/download/" office:name=""><text:span text:style-name="Definition">https://www.pgadmin.org/download/</text:span></text:a><text:line-break/></text:p>
        </text:list-item>
        <text:list-item>
          <text:p text:style-name="P1"><text:span text:style-name="T1">psql</text:span><text:line-break/>O psql é um front-end baseado em terminal para o PostgreSQL.<text:line-break/></text:p>
        </text:list-item>
        <text:list-item>
          <text:p text:style-name="P1"><text:span text:style-name="T1">Sublime Text</text:span><text:line-break/></text:p>
          <text:list text:style-name="L2">
            <text:list-item>
              <text:p text:style-name="P2">Sublime Text é um editor de código-fonte multi-plataforma.<text:line-break/></text:p>
            </text:list-item>
            <text:list-item>
              <text:p text:style-name="P2">Ele suporta nativamente muitas linguagens de programação e linguagens de marcação.<text:line-break/></text:p>
            </text:list-item>
            <text:list-item>
              <text:p text:style-name="P2">Serve para escrever os script’s “.sql”, antes de lançar no banco de dados.<text:line-break/></text:p>
            </text:list-item>
          </text:list>
        </text:list-item>
      </text:list>
      <text:h text:style-name="Heading_20_2" text:outline-level="2"><text:bookmark-start text:name="conectando-pgadmin-4-ao-servidor"/>3.2 Conectando <text:span text:style-name="T1">pgAdmin 4</text:span> ao Servidor<text:bookmark-end text:name="conectando-pgadmin-4-ao-servidor"/></text:h>
      <text:list text:style-name="L3">
        <text:list-item>
          <text:p text:style-name="P3">Primeiro apois afazer as instalações, ao abrir o <text:span text:style-name="T1">pgAdmin 4</text:span>, o programa vai pedir para registrar uma senha para proteção do sistema.<text:line-break/></text:p>
        </text:list-item>
        <text:list-item>
          <text:p text:style-name="P3">Antes de adicionar o novo servidor no <text:span text:style-name="T1">pgAdmin 4</text:span>, é necessário mudar a senha do PostgreSQL, acessando ele pelo terminal, pelo <text:span text:style-name="T1">psql</text:span>.<text:line-break/></text:p>
          <text:list text:style-name="L4">
            <text:list-item>
              <text:p text:style-name="P4">Assim se torna necessário abrir o terminal e acessar o psql:<text:line-break/>sudo -u postgres psql<text:line-break/><text:span text:style-name="T2">senha_sudo</text:span><text:line-break/></text:p>
            </text:list-item>
            <text:list-item>
              <text:p text:style-name="P4">Para mudar a senha do usuario postgres, basta digitar o comando:<text:line-break/><text:span text:style-name="T1">ALTER USER</text:span> postgres <text:span text:style-name="T1">PASSWORD</text:span> ‘<text:span text:style-name="T2">novo_password</text:span>’<text:line-break/></text:p>
            </text:list-item>
          </text:list>
        </text:list-item>
        <text:list-item>
          <text:p text:style-name="P3">Após a mudança da senha, podemos registrar o novo servidor no <text:span text:style-name="T1">pgAdmin 4</text:span>.<text:line-break/></text:p>
          <text:list text:style-name="L5">
            <text:list-item>
              <text:p text:style-name="P5">Clickar com o botão esquerdo em “servers” &gt; “Register” &gt; “server”.<text:line-break/></text:p>
            </text:list-item>
            <text:list-item>
              <text:p text:style-name="P5">Na aba “General”, basta adicionar um nome para o server.<text:line-break/>“<text:span text:style-name="T2">localhost</text:span>” [nome mais comum]<text:line-break/></text:p>
            </text:list-item>
            <text:list-item>
              <text:p text:style-name="P5">Na aba “Connection” é necessário preencher:<text:line-break/></text:p>
              <text:list text:style-name="L6">
                <text:list-item>
                  <text:p text:style-name="P6">Hostname: “localhost”<text:line-break/></text:p>
                </text:list-item>
                <text:list-item>
                  <text:p text:style-name="P6">Port: 5432<text:line-break/></text:p>
                </text:list-item>
                <text:list-item>
                  <text:p text:style-name="P6">Maintenance database: postgres<text:line-break/></text:p>
                </text:list-item>
                <text:list-item>
                  <text:p text:style-name="P6">Username: postgres<text:line-break/></text:p>
                </text:list-item>
                <text:list-item>
                  <text:p text:style-name="P6">Password: [repetir a senha cadastrada anteriormente no psql]<text:line-break/></text:p>
                </text:list-item>
              </text:list>
            </text:list-item>
            <text:list-item>
              <text:p text:style-name="P5">Ao clicar em “<text:span text:style-name="T1">Salvar</text:span>” o novo servidor estará conectado.<text:line-break/></text:p>
            </text:list-item>
          </text:list>
        </text:list-item>
      </text:list>
      <text:h text:style-name="Heading_20_2" text:outline-level="2"><text:bookmark-start text:name="acessando-postgresql-pelo-terminal---psql"/>3.3 Acessando <text:span text:style-name="T1">PostgreSQL</text:span> pelo terminal - psql<text:bookmark-end text:name="acessando-postgresql-pelo-terminal---psql"/></text:h>
      <text:list text:style-name="L7">
        <text:list-item>
          <text:p text:style-name="P7">Para acessar o <text:span text:style-name="T1">PostgreSQL</text:span> pelo terminal do <text:span text:style-name="T1">UBUNTU</text:span> o comando é:<text:line-break/>sudo -u postgres psql<text:line-break/><text:span text:style-name="T2">senha_sudo</text:span><text:line-break/></text:p>
        </text:list-item>
      </text:list>
      <text:h text:style-name="Heading_20_2" text:outline-level="2"><text:bookmark-start text:name="alterando-senha-do-usuario-postgres"/>3.4 Alterando senha do usuario postgres<text:bookmark-end text:name="alterando-senha-do-usuario-postgres"/></text:h>
      <text:list text:style-name="L8">
        <text:list-item>
          <text:p text:style-name="P8">O comando para alterar usuário e senha no Postgres pelo terminal é:<text:line-break/><text:span text:style-name="T1">ALTER USER</text:span> postgres <text:span text:style-name="T1">PASSWORD</text:span> ‘<text:span text:style-name="T2">novo_password</text:span>’<text:line-break/></text:p>
        </text:list-item>
        <text:list-item>
          <text:p text:style-name="P8">Este comando é útil para conectar o servidor a insterface <text:span text:style-name="T2">pgAdmin4</text:span>, pois necessita criar uma senhar para o usuário <text:span text:style-name="T2">postgres</text:span>.<text:line-break/></text:p>
        </text:list-item>
      </text:list>
      <text:p text:style-name="Pagebreak"/>
      <text:h text:style-name="Heading_20_1" text:outline-level="1"><text:bookmark-start text:name="aula-119---primeiros-passos-pgadmin4"/>4 Aula 119 - Primeiros passos <text:span text:style-name="T1">pgAdmin4</text:span><text:bookmark-end text:name="aula-119---primeiros-passos-pgadmin4"/></text:h>
      <text:h text:style-name="Heading_20_2" text:outline-level="2"><text:bookmark-start text:name="acessando-um-banco-de-dados"/>4.1 Acessando um banco de dados<text:bookmark-end text:name="acessando-um-banco-de-dados"/></text:h>
      <text:list text:style-name="L9">
        <text:list-item>
          <text:p text:style-name="P9">Para acessar um dos bancos de dados, basta abrir o programa <text:span text:style-name="T1">pgAdmin 4</text:span>.<text:line-break/></text:p>
        </text:list-item>
        <text:list-item>
          <text:p text:style-name="P9">Inserir a senha de proteção do programa.<text:line-break/></text:p>
        </text:list-item>
        <text:list-item>
          <text:p text:style-name="P9">Clickar dentro aba lateral “<text:span text:style-name="T1">Browser</text:span>” na opção <text:span text:style-name="T1">Servers</text:span> para se conectar ao servidor.<text:line-break/></text:p>
        </text:list-item>
        <text:list-item>
          <text:p text:style-name="P9">Inserir a senha do <text:span text:style-name="T1">servidor</text:span>.<text:line-break/></text:p>
        </text:list-item>
        <text:list-item>
          <text:p text:style-name="P9">Assim, será mostrado o nome do servidor, expandindo ele, será mostrado os bancos de dados que nele estão contidos.<text:line-break/></text:p>
        </text:list-item>
        <text:list-item>
          <text:p text:style-name="P9">Entre os bancos de dados disponiveis o “<text:span text:style-name="T2">postgre</text:span>” é o bando de dados reservado do sistema.<text:line-break/></text:p>
          <text:list text:style-name="L10">
            <text:list-item>
              <text:p text:style-name="P10">o <text:span text:style-name="T2">postgre</text:span> é o nome do root do sistema <text:span text:style-name="T1">PostgreSQL</text:span>.<text:line-break/></text:p>
            </text:list-item>
          </text:list>
        </text:list-item>
      </text:list>
      <text:h text:style-name="Heading_20_2" text:outline-level="2"><text:bookmark-start text:name="criando-um-novo-banco-de-dados"/>4.2 Criando um novo banco de dados<text:bookmark-end text:name="criando-um-novo-banco-de-dados"/></text:h>
      <text:list text:style-name="L11">
        <text:list-item>
          <text:p text:style-name="P11">Na aba lateral “<text:span text:style-name="T1">Browser</text:span>”, nas opções <text:span text:style-name="T1">Servers</text:span> &gt; <text:span text:style-name="T1">localhost</text:span> &gt; <text:span text:style-name="T1">Databases</text:span>.<text:line-break/></text:p>
        </text:list-item>
        <text:list-item>
          <text:p text:style-name="P11">Para criar um novo banco de dados:<text:line-break/></text:p>
          <text:list text:style-name="L12">
            <text:list-item>
              <text:p text:style-name="P12">Clickar na opção <text:span text:style-name="T1">Databases</text:span> com o botão direito.<text:line-break/></text:p>
            </text:list-item>
            <text:list-item>
              <text:p text:style-name="P12">Seguir as opções: <text:span text:style-name="T1">Create</text:span> &gt; <text:span text:style-name="T1">Database</text:span>.<text:line-break/></text:p>
            </text:list-item>
            <text:list-item>
              <text:p text:style-name="P12">Preencher as opções na aba “<text:span text:style-name="T1">General</text:span>”:<text:line-break/></text:p>
              <text:list text:style-name="L13">
                <text:list-item>
                  <text:p text:style-name="P13"><text:span text:style-name="T1">Database</text:span>: [Nome do banco de dados]<text:line-break/></text:p>
                </text:list-item>
                <text:list-item>
                  <text:p text:style-name="P13"><text:span text:style-name="T1">Owner</text:span>: [Responsavel pelo banco de dados]<text:line-break/></text:p>
                </text:list-item>
                <text:list-item>
                  <text:p text:style-name="P13"><text:span text:style-name="T1">Comment</text:span>: [Comentario/resumo sobre o banco de dados, um texto]<text:line-break/></text:p>
                </text:list-item>
                <text:list-item>
                  <text:p text:style-name="P13"><text:span text:style-name="T1">Save</text:span> para criar o banco de dados.<text:line-break/></text:p>
                </text:list-item>
              </text:list>
            </text:list-item>
          </text:list>
        </text:list-item>
        <text:list-item>
          <text:p text:style-name="P11">O novo banco de dados e suas pastas estara disponivel na aba lateral <text:span text:style-name="T1">Browser</text:span>, dentro de <text:span text:style-name="T1">Databases</text:span>.<text:line-break/></text:p>
        </text:list-item>
      </text:list>
      <text:h text:style-name="Heading_20_2" text:outline-level="2"><text:bookmark-start text:name="conectando-num-banco-de-dados"/>4.3 Conectando num banco de dados<text:bookmark-end text:name="conectando-num-banco-de-dados"/></text:h>
      <text:list text:style-name="L14">
        <text:list-item>
          <text:p text:style-name="P14">Para se conectar a um banco de dados, basta clickar nele na aba lateral “<text:span text:style-name="T1">Browser</text:span>”.<text:line-break/></text:p>
        </text:list-item>
        <text:list-item>
          <text:p text:style-name="P14">Para verificar em qual banco de dados esta conectado:<text:line-break/></text:p>
          <text:list text:style-name="L15">
            <text:list-item>
              <text:p text:style-name="P15">Dentro da aba superior <text:span text:style-name="T1">Dashboard</text:span> &gt; na parte inferior da janela, nas opções:<text:line-break/></text:p>
              <text:list text:style-name="L16">
                <text:list-item>
                  <text:p text:style-name="P16"><text:span text:style-name="T1">User</text:span> informa o usuário logado, no momento.<text:line-break/></text:p>
                </text:list-item>
                <text:list-item>
                  <text:p text:style-name="P16"><text:span text:style-name="T1">Application</text:span> informa o banco de dados que esta conectado, no momento.<text:line-break/></text:p>
                </text:list-item>
              </text:list>
            </text:list-item>
          </text:list>
        </text:list-item>
      </text:list>
      <text:h text:style-name="Heading_20_2" text:outline-level="2"><text:bookmark-start text:name="abrindo-aba-para-escrever-consulta-sql-query-tool"/>4.4 Abrindo aba para escrever consulta SQL (<text:span text:style-name="T1">Query Tool</text:span>)<text:bookmark-end text:name="abrindo-aba-para-escrever-consulta-sql-query-tool"/></text:h>
      <text:list text:style-name="L17">
        <text:list-item>
          <text:p text:style-name="P17"><text:span text:style-name="T1">Query Tool</text:span> é a aba na qual se escreve as instruções SQL.<text:line-break/></text:p>
        </text:list-item>
        <text:list-item>
          <text:p text:style-name="P17">Na aba superior, na opção <text:span text:style-name="T1">TOOLS</text:span> &gt; <text:span text:style-name="T1">Query Tool</text:span>, abre a aba para escrever as instruções <text:span text:style-name="T1">SQL</text:span>.<text:line-break/></text:p>
        </text:list-item>
      </text:list>
      <text:p text:style-name="Pagebreak"/>
      <text:h text:style-name="Heading_20_1" text:outline-level="1"><text:bookmark-start text:name="aula-120---datestyle"/>5 Aula 120 - datestyle<text:bookmark-end text:name="aula-120---datestyle"/></text:h>
      <text:h text:style-name="Heading_20_2" text:outline-level="2"><text:bookmark-start text:name="padrão-de-data-de-sistema"/>5.1 Padrão de data de sistema<text:bookmark-end text:name="padrão-de-data-de-sistema"/></text:h>
      <text:list text:style-name="L18">
        <text:list-item>
          <text:p text:style-name="P18">O padrão de data do sistema é:<text:line-break/>‘DD/MM/YYYY’, <text:span text:style-name="T1">DMY</text:span>.<text:line-break/></text:p>
        </text:list-item>
      </text:list>
      <text:h text:style-name="Heading_20_2" text:outline-level="2"><text:bookmark-start text:name="função-datestyle"/>5.2 Função datestyle<text:bookmark-end text:name="função-datestyle"/></text:h>
      <text:list text:style-name="L19">
        <text:list-item>
          <text:p text:style-name="P19">É uma função que mostrar o padrão de data (<text:span text:style-name="T1">DATE</text:span>) em que o sistema esta configurado.<text:line-break/></text:p>
        </text:list-item>
        <text:list-item>
          <text:p text:style-name="P19">Sintaxe:<text:line-break/><text:span text:style-name="T1">SHOW</text:span> <text:span text:style-name="T2">DATESTYLE</text:span>;<text:line-break/></text:p>
        </text:list-item>
      </text:list>
      <text:h text:style-name="Heading_20_2" text:outline-level="2"><text:bookmark-start text:name="configurando-um-outro-padrão-de-data"/>5.3 Configurando um outro padrão de data<text:bookmark-end text:name="configurando-um-outro-padrão-de-data"/></text:h>
      <text:list text:style-name="L20">
        <text:list-item>
          <text:p text:style-name="P20">No ubuntu:<text:line-break/></text:p>
          <text:list text:style-name="L21">
            <text:list-item>
              <text:p text:style-name="P21">Na pasta:<text:line-break/>/etc/postgresql/14/main/<text:line-break/></text:p>
            </text:list-item>
            <text:list-item>
              <text:p text:style-name="P21">No arquivo “/postgresql.conf”, onde ficam guardadas as configurações do PostgreSQL.<text:line-break/></text:p>
            </text:list-item>
            <text:list-item>
              <text:p text:style-name="P21">Basta abrir com editor de texto (Sublime text, Notepad++, … ) e procurar por “datestyle”.<text:line-break/></text:p>
            </text:list-item>
            <text:list-item>
              <text:p text:style-name="P21">Para alterar o padrão basta mudar a arrumação das letras e salvar o arquivo.<text:line-break/></text:p>
            </text:list-item>
            <text:list-item>
              <text:p text:style-name="P21">Dado que <text:span text:style-name="T1">dmy</text:span> é:</text:p>
              <text:list text:style-name="L22">
                <text:list-item>
                  <text:p text:style-name="P22"><text:span text:style-name="T1">d</text:span> é day<text:line-break/></text:p>
                </text:list-item>
                <text:list-item>
                  <text:p text:style-name="P22"><text:span text:style-name="T1">m</text:span> é month<text:line-break/></text:p>
                </text:list-item>
                <text:list-item>
                  <text:p text:style-name="P22"><text:span text:style-name="T1">y</text:span> é year<text:line-break/></text:p>
                </text:list-item>
              </text:list>
            </text:list-item>
            <text:list-item>
              <text:p text:style-name="P21">Lembrar de salvar comentado em baixo a configuração original antes salvar uma alteração.<text:line-break/></text:p>
            </text:list-item>
            <text:list-item>
              <text:p text:style-name="P21">Reiniciar o servidor (computador), para implementar as mudanças.<text:line-break/></text:p>
            </text:list-item>
          </text:list>
        </text:list-item>
        <text:list-item>
          <text:p text:style-name="P20">No windows:<text:line-break/></text:p>
          <text:list text:style-name="L23">
            <text:list-item>
              <text:p text:style-name="P23">Na pasta:<text:line-break/>C:/Arquivos de Programas/PostgreSQL/14[<text:span text:style-name="T2">Numero da versão do PostgreSQL</text:span>]/data/<text:line-break/></text:p>
            </text:list-item>
            <text:list-item>
              <text:p text:style-name="P23">No arquivo “/postgresql.conf”, onde ficam guardadas as configurações do PostgreSQL.<text:line-break/></text:p>
            </text:list-item>
            <text:list-item>
              <text:p text:style-name="P23">Basta abrir com editor de texto (Sublime text, Notepad++, … ) e procurar por “datestyle”.<text:line-break/></text:p>
            </text:list-item>
            <text:list-item>
              <text:p text:style-name="P23">Para alterar o padrão basta mudar a arrumação das letras e salvar o arquivo.<text:line-break/></text:p>
            </text:list-item>
            <text:list-item>
              <text:p text:style-name="P23">Dado que <text:span text:style-name="T1">dmy</text:span> é:</text:p>
              <text:list text:style-name="L24">
                <text:list-item>
                  <text:p text:style-name="P24"><text:span text:style-name="T1">d</text:span> é day<text:line-break/></text:p>
                </text:list-item>
                <text:list-item>
                  <text:p text:style-name="P24"><text:span text:style-name="T1">m</text:span> é month<text:line-break/></text:p>
                </text:list-item>
                <text:list-item>
                  <text:p text:style-name="P24"><text:span text:style-name="T1">y</text:span> é year<text:line-break/></text:p>
                </text:list-item>
              </text:list>
            </text:list-item>
            <text:list-item>
              <text:p text:style-name="P23">Lembrar de salvar comentado em baixo a configuração original antes salvar uma alteração.<text:line-break/></text:p>
            </text:list-item>
            <text:list-item>
              <text:p text:style-name="P23">Reiniciar o servidor, para implementar as mudanças.<text:line-break/></text:p>
              <text:list text:style-name="L25">
                <text:list-item>
                  <text:p text:style-name="P25">Para reiniciar o servidor, no “executar”, digitar “serviços” e clickar na opção de programa “SERVIÇOS”.<text:line-break/></text:p>
                </text:list-item>
                <text:list-item>
                  <text:p text:style-name="P25">Dentro de “SERVIÇOS”, o programa vai mostrar todos os serviços do <text:span text:style-name="T1">WINDOWS</text:span>, procurar pelo “PostgreSQL”.<text:line-break/></text:p>
                </text:list-item>
                <text:list-item>
                  <text:p text:style-name="P25">Selecionar o “PostgreSQL” e clickar em “reiniciar o serviço”.<text:line-break/></text:p>
                </text:list-item>
                <text:list-item>
                  <text:p text:style-name="P25">Voltar no <text:span text:style-name="T1">pgAdmin 4</text:span> dar “refresh” na tabela, ou servers.<text:line-break/></text:p>
                </text:list-item>
                <text:list-item>
                  <text:p text:style-name="P25">Caso a conexão não esteja estabelecida, basta clickar em “<text:span text:style-name="T1">Query Tool</text:span>” para restabeler nova conexão.<text:line-break/></text:p>
                </text:list-item>
              </text:list>
            </text:list-item>
          </text:list>
        </text:list-item>
      </text:list>
      <text:p text:style-name="Pagebreak"/>
      <text:h text:style-name="Heading_20_1" text:outline-level="1"><text:bookmark-start text:name="aula-121---abrir-arquivo-.sql-no-pgadmin4"/>6 Aula 121 - Abrir arquivo “.sql” no <text:span text:style-name="T1">pgAdmin4</text:span><text:bookmark-end text:name="aula-121---abrir-arquivo-.sql-no-pgadmin4"/></text:h>
      <text:list text:style-name="L26">
        <text:list-item>
          <text:p text:style-name="P26">Ao iniciar o programa <text:span text:style-name="T1">pgAdmin4</text:span>, abrir a aba <text:span text:style-name="T1">Query Tools</text:span> de programação <text:span text:style-name="T1">SQL</text:span>.<text:line-break/></text:p>
        </text:list-item>
        <text:list-item>
          <text:p text:style-name="P26">Com a aba “<text:span text:style-name="T1">Query Tools</text:span>” aberta, clickar na opção “<text:span text:style-name="T1">Open File</text:span>”, navegar pelas pastas e selecionar o arquivo com extensão “.sql” para abrir.<text:line-break/></text:p>
        </text:list-item>
        <text:list-item>
          <text:p text:style-name="P26">O arquivo será aberto na aba “<text:span text:style-name="T1">Query Tools</text:span>”.<text:line-break/></text:p>
        </text:list-item>
      </text:list>
      <text:p text:style-name="Pagebreak"/>
      <text:h text:style-name="Heading_20_1" text:outline-level="1"><text:bookmark-start text:name="aula-122---introdução-a-funções-de-agregação"/>7 Aula 122 - Introdução a funções de agregação<text:bookmark-end text:name="aula-122---introdução-a-funções-de-agregação"/></text:h>
      <text:h text:style-name="Heading_20_2" text:outline-level="2"><text:bookmark-start text:name="teoria"/>7.1 Teoria<text:bookmark-end text:name="teoria"/></text:h>
      <text:list text:style-name="L27">
        <text:list-item>
          <text:p text:style-name="P27">O que são funções de agregação?<text:line-break/></text:p>
          <text:list text:style-name="L28">
            <text:list-item>
              <text:p text:style-name="P28">Funções de agregação são funções SQL que permitem executar uma operação aritmética nos valores de uma coluna em todos os registros de uma tabela.<text:line-break/></text:p>
            </text:list-item>
            <text:list-item>
              <text:p text:style-name="P28">Uma função de agregação executa um cálculo em um conjunto de valores e retorna um único valor.<text:line-break/></text:p>
            </text:list-item>
            <text:list-item>
              <text:p text:style-name="P28">As funções de agregação frequentemente são usadas com a cláusula <text:span text:style-name="T1">GROUP BY</text:span> da instrução <text:span text:style-name="T1">SELECT</text:span>.<text:line-break/></text:p>
            </text:list-item>
            <text:list-item>
              <text:p text:style-name="P28">As funções de agregação agregam, somam e resumem registros, o que é apreciado em <text:span text:style-name="T2">data science</text:span>.<text:line-break/></text:p>
            </text:list-item>
          </text:list>
        </text:list-item>
      </text:list>
      <text:h text:style-name="Heading_20_2" text:outline-level="2"><text:bookmark-start text:name="funções-de-agregação"/>7.2 Funções de agregação<text:bookmark-end text:name="funções-de-agregação"/></text:h>
      <text:list text:style-name="L29">
        <text:list-item>
          <text:p text:style-name="P29"><text:span text:style-name="T1">AVG</text:span>()<text:line-break/></text:p>
          <text:list text:style-name="L30">
            <text:list-item>
              <text:p text:style-name="P30">Calcula a média aritmética sobre o conjunto de linhas fornecido.<text:line-break/></text:p>
            </text:list-item>
            <text:list-item>
              <text:p text:style-name="P30">Retorna a média aritmética dos valores dos registros.<text:line-break/></text:p>
            </text:list-item>
            <text:list-item>
              <text:p text:style-name="P30">Sintaxe:<text:line-break/><text:span text:style-name="T1">SELECT</text:span><text:line-break/><text:span text:style-name="T2">setor</text:span>,<text:line-break/><text:span text:style-name="T1">AVG</text:span>(<text:span text:style-name="T2">salario</text:span>) <text:span text:style-name="T1">AS</text:span> “MEDIA DE SALARIO”<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COUNT</text:span>()<text:line-break/></text:p>
          <text:list text:style-name="L31">
            <text:list-item>
              <text:p text:style-name="P31">Essa função retorna o número de itens encontrados em um grupo.<text:line-break/></text:p>
            </text:list-item>
            <text:list-item>
              <text:p text:style-name="P31">Com exceção da função <text:span text:style-name="T1">COUNT</text:span>(*), as funções de agregação ignoram valores nulos.<text:line-break/></text:p>
            </text:list-item>
            <text:list-item>
              <text:p text:style-name="P31">Sintaxe:<text:line-break/><text:span text:style-name="T1">SELECT</text:span><text:line-break/><text:span text:style-name="T2">setor</text:span>,<text:line-break/><text:span text:style-name="T1">COUNT</text:span>(<text:span text:style-name="T2">nome</text:span>) <text:span text:style-name="T1">AS</text:span> “NUMERO FUNCIONARIOS”<text:line-break/><text:span text:style-name="T1">FROM</text:span> <text:span text:style-name="T2">tabela</text:span><text:line-break/><text:span text:style-name="T1">GROUP BY</text:span> <text:span text:style-name="T2">setor</text:span>;<text:line-break/>ou<text:line-break/><text:span text:style-name="T1">SELECT</text:span><text:line-break/><text:span text:style-name="T1">COUNT</text:span>(*) <text:span text:style-name="T1">AS</text:span> “NUMERO DE REGISTROS”<text:line-break/><text:span text:style-name="T1">FROM</text:span> <text:span text:style-name="T2">tabela</text:span>;<text:line-break/></text:p>
            </text:list-item>
          </text:list>
        </text:list-item>
        <text:list-item>
          <text:p text:style-name="P29"><text:span text:style-name="T1">MIN</text:span>()<text:line-break/></text:p>
          <text:list text:style-name="L32">
            <text:list-item>
              <text:p text:style-name="P32">Retorna o valor Mínimo de um conjunto de valores.<text:line-break/></text:p>
            </text:list-item>
            <text:list-item>
              <text:p text:style-name="P32">Sintaxe:<text:line-break/><text:span text:style-name="T1">SELECT</text:span><text:line-break/><text:span text:style-name="T2">setor</text:span>,<text:line-break/><text:span text:style-name="T1">MIN</text:span>(<text:span text:style-name="T2">salario</text:span>) <text:span text:style-name="T1">AS</text:span> “MEN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MAX</text:span>()<text:line-break/></text:p>
          <text:list text:style-name="L33">
            <text:list-item>
              <text:p text:style-name="P33">Retorna o Valor máximo de um conjunto de valores.<text:line-break/></text:p>
            </text:list-item>
            <text:list-item>
              <text:p text:style-name="P33">Sintaxe:<text:line-break/><text:span text:style-name="T1">SELECT</text:span><text:line-break/><text:span text:style-name="T2">setor</text:span>,<text:line-break/><text:span text:style-name="T1">MAX</text:span>(<text:span text:style-name="T2">salario</text:span>) <text:span text:style-name="T1">AS</text:span> “MAI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SUM</text:span>()<text:line-break/></text:p>
          <text:list text:style-name="L34">
            <text:list-item>
              <text:p text:style-name="P34">Total (Soma) de um conjunto de valores.<text:line-break/></text:p>
            </text:list-item>
            <text:list-item>
              <text:p text:style-name="P34">Sintaxe:<text:line-break/><text:span text:style-name="T1">SELECT</text:span><text:line-break/><text:span text:style-name="T2">setor</text:span>,<text:line-break/><text:span text:style-name="T1">SUM</text:span>(<text:span text:style-name="T2">salario</text:span>) <text:span text:style-name="T1">AS</text:span> “TOTAL DE SALARIOS DO SETOR”<text:line-break/><text:span text:style-name="T1">FROM</text:span> <text:span text:style-name="T2">tabela</text:span><text:line-break/><text:span text:style-name="T1">GROUP BY</text:span> <text:span text:style-name="T2">setor</text:span>;<text:line-break/></text:p>
            </text:list-item>
          </text:list>
        </text:list-item>
      </text:list>
      <text:h text:style-name="Heading_20_2" text:outline-level="2"><text:bookmark-start text:name="alias"/>7.3 <text:span text:style-name="T2">Alias</text:span><text:bookmark-end text:name="alias"/></text:h>
      <text:list text:style-name="L35">
        <text:list-item>
          <text:p text:style-name="P35">Um <text:span text:style-name="T2">alias</text:span> de coluna permite atribuir um nome temporário a uma coluna ou expressão na lista de projeção de uma instrução <text:span text:style-name="T1">SELECT</text:span>.<text:line-break/></text:p>
        </text:list-item>
        <text:list-item>
          <text:p text:style-name="P35">O <text:span text:style-name="T2">alias</text:span> da coluna existe temporariamente durante a execução da consulta.<text:line-break/></text:p>
        </text:list-item>
        <text:list-item>
          <text:p text:style-name="P35">É principalmente importante colocar <text:span text:style-name="T2">alias</text:span> em colunas que levam formulas, para facilitar o entendimento de quem vai ler a consulta.<text:line-break/></text:p>
        </text:list-item>
        <text:list-item>
          <text:p text:style-name="P35">Sintaxe:<text:line-break/><text:span text:style-name="T1">SELECT</text:span><text:line-break/><text:span text:style-name="T1">AVG</text:span>(<text:span text:style-name="T2">coluna1</text:span>) <text:span text:style-name="T1">AS</text:span> “<text:span text:style-name="T2">ALIAS</text:span>”<text:line-break/>…<text:line-break/></text:p>
        </text:list-item>
      </text:list>
      <text:p text:style-name="Pagebreak"/>
      <text:h text:style-name="Heading_20_2" text:outline-level="2"><text:bookmark-start text:name="group-by"/>7.4 <text:span text:style-name="T1">GROUP BY</text:span><text:bookmark-end text:name="group-by"/></text:h>
      <text:list text:style-name="L36">
        <text:list-item>
          <text:p text:style-name="P36">A cláusula <text:span text:style-name="T1">GROUP BY</text:span> divide as linhas retornadas da instrução <text:span text:style-name="T1">SELECT</text:span> em grupos.<text:line-break/></text:p>
        </text:list-item>
        <text:list-item>
          <text:p text:style-name="P36">Para cada grupo, você pode aplicar uma função agregada, por exemplo, <text:span text:style-name="T1">SUM</text:span>() para calcular a soma dos itens ou <text:span text:style-name="T1">COUNT</text:span>() para obter o número de itens nos grupos.<text:line-break/></text:p>
        </text:list-item>
        <text:list-item>
          <text:p text:style-name="P36">A cláusula de instrução divide as linhas pelos valores das colunas especificadas na cláusula <text:span text:style-name="T1">GROUP BY</text:span> e calcula um valor para cada grupo.<text:line-break/></text:p>
        </text:list-item>
        <text:list-item>
          <text:p text:style-name="P36">O <text:span text:style-name="T1">PostgreSQL</text:span> avalia a cláusula <text:span text:style-name="T1">GROUP BY</text:span> após as cláusulas <text:span text:style-name="T1">FROM</text:span> e <text:span text:style-name="T1">WHERE</text:span> e antes das cláusulas <text:span text:style-name="T1">HAVING SELECT</text:span>, <text:span text:style-name="T1">DISTINCT</text:span>, <text:span text:style-name="T1">ORDER BY</text:span> e <text:span text:style-name="T1">LIMIT</text:span>.</text:p>
        </text:list-item>
      </text:list>
      <text:p text:style-name="First_20_paragraph"><draw:frame draw:name="img1" svg:width="1.215042085251724in" svg:height="3.93701in"><draw:image xlink:href="Pictures/0.png" xlink:type="simple" xlink:show="embed" xlink:actuate="onLoad"/></draw:frame><text:line-break/></text:p>
      <text:list text:style-name="L37">
        <text:list-item>
          <text:p text:style-name="P37">Sintaxe:<text:line-break/><text:span text:style-name="T1">SELECT</text:span> <text:span text:style-name="T2">Country</text:span>, <text:span text:style-name="T2">Region</text:span>, <text:span text:style-name="T1">SUM</text:span>(<text:span text:style-name="T2">sales</text:span>) <text:span text:style-name="T1">AS</text:span> “Total Sales”<text:line-break/><text:span text:style-name="T1">FROM</text:span> <text:span text:style-name="T2">Sales</text:span><text:line-break/><text:span text:style-name="T1">GROUP BY</text:span> <text:span text:style-name="T2">Country</text:span>, <text:span text:style-name="T2">Region</text:span>;<text:line-break/></text:p>
        </text:list-item>
      </text:list>
      <text:p text:style-name="Pagebreak"/>
      <text:h text:style-name="Heading_20_1" text:outline-level="1"><text:bookmark-start text:name="aula-123---estatística-básica-limit-order-by-e-funções-de-agregação-média-e-soma"/>8 Aula 123 - Estatística Básica (LIMIT, ORDER BY e funções de Agregação Média e Soma)<text:bookmark-end text:name="aula-123---estatística-básica-limit-order-by-e-funções-de-agregação-média-e-soma"/></text:h>
      <text:h text:style-name="Heading_20_2" text:outline-level="2"><text:bookmark-start text:name="limite-de-linhas-mostradas-numa-consulta---limit"/>8.1 Limite de linhas mostradas numa consulta - LIMIT<text:bookmark-end text:name="limite-de-linhas-mostradas-numa-consulta---limit"/></text:h>
      <text:list text:style-name="L38">
        <text:list-item>
          <text:p text:style-name="P38">O comando <text:span text:style-name="T1">LIMIT</text:span> determina a quantidade máxima de linhas/registros que serão mostrados de uma determinada consulta.<text:line-break/></text:p>
        </text:list-item>
        <text:list-item>
          <text:p text:style-name="P38">O comando vem acompanhado do número de linhas da visualização da consulta.<text:line-break/></text:p>
        </text:list-item>
        <text:list-item>
          <text:p text:style-name="P38">Sintaxe:<text:line-break/><text:span text:style-name="T1">SELECT</text:span> * <text:span text:style-name="T1">FROM</text:span> <text:span text:style-name="T2">tabela</text:span><text:line-break/><text:span text:style-name="T1">LIMIT</text:span> 10;<text:line-break/></text:p>
        </text:list-item>
      </text:list>
      <text:h text:style-name="Heading_20_2" text:outline-level="2"><text:bookmark-start text:name="order-by"/>8.2 <text:span text:style-name="T1">ORDER BY</text:span><text:bookmark-end text:name="order-by"/></text:h>
      <text:list text:style-name="L39">
        <text:list-item>
          <text:p text:style-name="P39">A palavra-chave <text:span text:style-name="T1">ORDER BY</text:span> é usada para classificar o conjunto de resultados em ordem crescente ou decrescente.<text:line-break/></text:p>
        </text:list-item>
        <text:list-item>
          <text:p text:style-name="P39">A ordem na qual as linhas são retornadas em um conjunto de resultados não é garantida, a menos que uma cláusula <text:span text:style-name="T1">ORDER BY</text:span> seja especificada.<text:line-break/></text:p>
        </text:list-item>
        <text:list-item>
          <text:p text:style-name="P39"><text:span text:style-name="T1">ORDER BY</text:span> organiza os resultados de acordo com uma ou mais colunas da tabela, podendo definir a ordem do resultados como crescente ou decrescente.<text:line-break/></text:p>
          <text:list text:style-name="L40">
            <text:list-item>
              <text:p text:style-name="P40"><text:span text:style-name="T1">ASC</text:span><text:line-break/>Classifica os registros em ordem crescente.<text:line-break/></text:p>
            </text:list-item>
            <text:list-item>
              <text:p text:style-name="P40"><text:span text:style-name="T1">DESC</text:span><text:line-break/>Classifica os registros em ordem decrescente.<text:line-break/></text:p>
            </text:list-item>
          </text:list>
        </text:list-item>
        <text:list-item>
          <text:p text:style-name="P39">A palavra-chave <text:span text:style-name="T1">ORDER BY</text:span> classifica os registros em ordem crescente por padrão. Para classificar os registros em ordem decrescente, use a palavra-chave <text:span text:style-name="T1">DESC</text:span>.<text:line-break/></text:p>
        </text:list-item>
        <text:list-item>
          <text:p text:style-name="P39">Várias colunas de classificação podem ser especificadas. Os nomes de coluna devem ser exclusivos. A sequência das colunas de classificação na cláusula <text:span text:style-name="T1">ORDER BY</text:span> define a organização do conjunto de resultados classificado. Ou seja, o conjunto de resultados é classificado pela primeira coluna e então essa lista ordenada é classificada pela segunda coluna e assim por diante.<text:line-break/></text:p>
        </text:list-item>
        <text:list-item>
          <text:p text:style-name="P39">É possivel ao invés de especificar o nome do campo/coluna no <text:span text:style-name="T1">ORDER BY</text:span>, substituir pela posição em que a coluna aparece na clausula <text:span text:style-name="T1">SELECT</text:span>. Porem não é entendida por outros bancos de dados e usuários com tanta facilidade quanto com a especificação do nome de coluna real. Além disso, as alterações na lista de seleção, como a alteração da ordem das colunas ou a adição de novas colunas, exigirão a modificação da cláusula <text:span text:style-name="T1">ORDER BY</text:span> para evitar resultados inesperados.<text:line-break/></text:p>
        </text:list-item>
        <text:list-item>
          <text:p text:style-name="P39">Sintaxe com exemplo:<text:line-break/><text:span text:style-name="T1">SELECT</text:span> * <text:span text:style-name="T1">FROM</text:span> <text:span text:style-name="T2">Customers</text:span><text:line-break/><text:span text:style-name="T1">ORDER BY</text:span> <text:span text:style-name="T2">Country</text:span> <text:span text:style-name="T1">ASC</text:span>, <text:span text:style-name="T2">CustomerName</text:span> <text:span text:style-name="T1">DESC</text:span>;<text:line-break/></text:p>
        </text:list-item>
      </text:list>
      <text:p text:style-name="Pagebreak"/>
      <text:h text:style-name="Heading_20_2" text:outline-level="2"><text:bookmark-start text:name="funções-de-agregação-1"/>8.3 Funções de Agregação<text:bookmark-end text:name="funções-de-agregação-1"/></text:h>
      <text:h text:style-name="Heading_20_3" text:outline-level="3"><text:bookmark-start text:name="média---avg"/>8.3.1 Média - <text:span text:style-name="T1">AVG</text:span><text:bookmark-end text:name="média---avg"/></text:h>
      <text:list text:style-name="L41">
        <text:list-item>
          <text:p text:style-name="P41">A função <text:span text:style-name="T1">AVG</text:span>(), retorna a média dos valores em um grupo.<text:line-break/></text:p>
        </text:list-item>
        <text:list-item>
          <text:p text:style-name="P41">Ignora valores nulos.<text:line-break/></text:p>
        </text:list-item>
        <text:list-item>
          <text:p text:style-name="P41">Sintaxe:<text:line-break/><text:span text:style-name="T1">SELECT</text:span><text:line-break/><text:span text:style-name="T1">AVG</text:span>(<text:span text:style-name="T2">preco</text:span>) <text:span text:style-name="T1">AS</text:span> “PRECO_MEDIO”<text:line-break/><text:span text:style-name="T1">FROM</text:span> <text:span text:style-name="T2">produto</text:span>;<text:line-break/></text:p>
        </text:list-item>
      </text:list>
      <text:h text:style-name="Heading_20_3" text:outline-level="3"><text:bookmark-start text:name="soma---sum"/>8.3.2 Soma - <text:span text:style-name="T1">SUM</text:span><text:bookmark-end text:name="soma---sum"/></text:h>
      <text:list text:style-name="L42">
        <text:list-item>
          <text:p text:style-name="P42">A função <text:span text:style-name="T1">SUM</text:span>(), retorna a soma de todos os valores, ou somente os valores <text:span text:style-name="T1">DISTINCT</text:span> na expressão.<text:line-break/></text:p>
        </text:list-item>
        <text:list-item>
          <text:p text:style-name="P42"><text:span text:style-name="T1">SUM</text:span>() pode ser usado exclusivamente com colunas numéricas.<text:line-break/></text:p>
        </text:list-item>
        <text:list-item>
          <text:p text:style-name="P42">Valores nulos são ignorados.<text:line-break/></text:p>
        </text:list-item>
        <text:list-item>
          <text:p text:style-name="P42">Sintaxe:<text:line-break/><text:span text:style-name="T1">SELECT</text:span><text:line-break/><text:span text:style-name="T2">nome</text:span>,<text:line-break/><text:span text:style-name="T1">SUM</text:span>(<text:span text:style-name="T2">valor</text:span>) <text:span text:style-name="T1">AS</text:span> “TOTAL_RECEBIDO”<text:line-break/><text:span text:style-name="T1">FROM</text:span> <text:span text:style-name="T2">produto</text:span><text:line-break/><text:span text:style-name="T1">GROUP BY</text:span> <text:span text:style-name="T2">id</text:span>;<text:line-break/></text:p>
        </text:list-item>
      </text:list>
      <text:p text:style-name="Pagebreak"/>
      <text:h text:style-name="Heading_20_1" text:outline-level="1"><text:bookmark-start text:name="aula-124---estatística-básica-teoria-medidas-de-posição-e-dispersão"/>9 Aula 124 - Estatística Básica (Teoria medidas de posição e dispersão)<text:bookmark-end text:name="aula-124---estatística-básica-teoria-medidas-de-posição-e-dispersão"/></text:h>
      <text:h text:style-name="Heading_20_2" text:outline-level="2"><text:bookmark-start text:name="preparação-dos-dados-para-aplicação-de-estatística-básica"/>9.1 Preparação dos dados para aplicação de estatística básica<text:bookmark-end text:name="preparação-dos-dados-para-aplicação-de-estatística-básica"/></text:h>
      <text:h text:style-name="Heading_20_3" text:outline-level="3"><text:bookmark-start text:name="teoria-1"/>9.1.1 Teoria<text:bookmark-end text:name="teoria-1"/></text:h>
      <text:list text:style-name="L43">
        <text:list-item>
          <text:p text:style-name="P43">Definição de Estatística:<text:line-break/>A Estatística de uma maneira geral compreende aos métodos científicos para COLETA, ORGANIZAÇÃO, RESUMO, APRESENTAÇÃO e ANÁLISE de Dados de Observação (Estudos ou Experimentos), obtidos em qualquer área de conhecimento. A finalidade é a de obter conclusões válidas para tomada de decisões.<text:line-break/></text:p>
          <text:list text:style-name="L44">
            <text:list-item>
              <text:p text:style-name="P44">Estatística Descritiva<text:line-break/>Parte responsável basicamente pela COLETA e SÍNTESE (Descrição) dos Dados em questão.<text:line-break/>Disponibiliza de técnicas para o alcance desses objetivos. Tais Dados podem ser provenientes de uma AMOSTRA ou POPULAÇÃO.<text:line-break/></text:p>
            </text:list-item>
            <text:list-item>
              <text:p text:style-name="P44">Estatística Inferencial<text:line-break/>É utilizada para tomada de decisões a respeito de uma população, em geral fazendo uso de dados de amostrais.<text:line-break/>Essas decisões são tomadas sob condições de INCERTEZA, por isso faz-se necessário o uso da TEORIA DA PROBABILIDADE.<text:line-break/></text:p>
            </text:list-item>
          </text:list>
        </text:list-item>
        <text:list-item>
          <text:p text:style-name="P43">O fluxograma da estatística descritiva pode ser espresso da seguinte forma:<text:line-break/><draw:frame draw:name="img2" svg:width="634.0pt" svg:height="120.0pt"><draw:image xlink:href="Pictures/1.png" xlink:type="simple" xlink:show="embed" xlink:actuate="onLoad"/></draw:frame><text:line-break/></text:p>
        </text:list-item>
        <text:list-item>
          <text:p text:style-name="P43">A representação tabular (Tabelas de Distribuição de Frequências) deve conter:<text:line-break/></text:p>
          <text:list text:style-name="L45">
            <text:list-item>
              <text:p text:style-name="P45">Cabeçalho<text:line-break/>Deve conter o suficiente para que as seguintes perguntas sejam respondidas “<text:span text:style-name="T1">o que?</text:span>” (Relativo ao fato), “<text:span text:style-name="T1">onde?</text:span>” (Relativo ao lugar) e “<text:span text:style-name="T1">quando?</text:span>” (Correspondente à época).<text:line-break/></text:p>
            </text:list-item>
            <text:list-item>
              <text:p text:style-name="P45">Corpo<text:line-break/>É o lugar da Tabela onde os dados serão registrados. Apresenta colunas e sub colunas.<text:line-break/></text:p>
            </text:list-item>
            <text:list-item>
              <text:p text:style-name="P45">Rodapé<text:line-break/>Local destinado à outras informações pertinentes, por exemplo a Fonte dos Dados.<text:line-break/></text:p>
            </text:list-item>
          </text:list>
        </text:list-item>
        <text:list-item>
          <text:p text:style-name="P43">População e Amostras<text:line-break/></text:p>
          <text:list text:style-name="L46">
            <text:list-item>
              <text:p text:style-name="P46">População<text:line-break/>É o conjunto de todos os itens, objetos ou pessoas sob consideração, os quais possuem pelo menos uma característica (Variável) em comum. Os elementos pertencentes à uma População são denominados “Unidades Amostrais”.<text:line-break/></text:p>
            </text:list-item>
            <text:list-item>
              <text:p text:style-name="P46">Amostras<text:line-break/>É qualquer subconjunto (não vazio) da População. É extraída conforme regras pré-estabelecidas, com a finalidade de obter “estimativa” de alguma Característica da População.<text:line-break/></text:p>
            </text:list-item>
          </text:list>
        </text:list-item>
        <text:list-item>
          <text:p text:style-name="P43">Tipos de variáveis<text:line-break/><draw:frame draw:name="img3" svg:width="3.7985201598391956in" svg:height="1.9685in"><draw:image xlink:href="Pictures/2.png" xlink:type="simple" xlink:show="embed" xlink:actuate="onLoad"/></draw:frame><text:line-break/></text:p>
          <text:list text:style-name="L47">
            <text:list-item>
              <text:p text:style-name="P47"><text:span text:style-name="T2">Qualitativo nominal</text:span><text:line-break/>Não possuem uma ordem natural de ocorrência.<text:line-break/></text:p>
            </text:list-item>
            <text:list-item>
              <text:p text:style-name="P47"><text:span text:style-name="T2">Qualitativo ordinal</text:span><text:line-break/>Possuem uma ordem natural de ocorrência.<text:line-break/></text:p>
            </text:list-item>
            <text:list-item>
              <text:p text:style-name="P47"><text:span text:style-name="T2">Quantitativo descreta</text:span><text:line-break/>Só podem assumir valores inteiros, pertencentes a um conjunto finito ou enumerável.<text:line-break/></text:p>
            </text:list-item>
            <text:list-item>
              <text:p text:style-name="P47"><text:span text:style-name="T2">Quantitativo continua</text:span><text:line-break/>Podem assumir qualquer valor em um determinado intervalo da reta dos números reais.<text:line-break/></text:p>
            </text:list-item>
          </text:list>
        </text:list-item>
      </text:list>
      <text:p text:style-name="Pagebreak"/>
      <text:h text:style-name="Heading_20_3" text:outline-level="3"><text:bookmark-start text:name="preparação-dos-dados-sumariazar-dados-coletados"/>9.1.2 Preparação dos dados (sumariazar dados coletados)<text:bookmark-end text:name="preparação-dos-dados-sumariazar-dados-coletados"/></text:h>
      <text:list text:style-name="L48">
        <text:list-item>
          <text:p text:style-name="P48">Frequência (conceito)<text:line-break/>É a quantidade de vezes que um valor é observado dentro de um conjunto de dado.<text:line-break/></text:p>
        </text:list-item>
        <text:list-item>
          <text:p text:style-name="P48">Distribuição em frequências<text:line-break/></text:p>
          <text:list text:style-name="L49">
            <text:list-item>
              <text:p text:style-name="P49">A distribuição tabular é denominada: “Tabela de Distribuição de Frequências”.<text:line-break/></text:p>
            </text:list-item>
            <text:list-item>
              <text:p text:style-name="P49">Podemos separar em 3 modelos de distribuição tabular:<text:line-break/></text:p>
              <text:list text:style-name="L50">
                <text:list-item>
                  <text:p text:style-name="P50">Variável Quantitativa Discreta.<text:line-break/></text:p>
                </text:list-item>
                <text:list-item>
                  <text:p text:style-name="P50">Variável Quantitativa Contínua.<text:line-break/></text:p>
                </text:list-item>
                <text:list-item>
                  <text:p text:style-name="P50">Variáveis Qualitativas.<text:line-break/></text:p>
                </text:list-item>
              </text:list>
            </text:list-item>
          </text:list>
        </text:list-item>
      </text:list>
      <text:p text:style-name="Pagebreak"/>
      <text:h text:style-name="Heading_20_4" text:outline-level="4"><text:bookmark-start text:name="variável-quantitativa-discreta"/>9.1.2.1 Variável Quantitativa Discreta<text:bookmark-end text:name="variável-quantitativa-discreta"/></text:h>
      <text:list text:style-name="L51">
        <text:list-item>
          <text:p text:style-name="P51">Passos da preparação dos dados:<text:line-break/></text:p>
          <text:list text:style-name="L52">
            <text:list-item>
              <text:p text:style-name="P52">1º Passo - <text:span text:style-name="T1">DADOS BRUTOS</text:span>: Obter os dados da maneira que foram coletados.<text:line-break/></text:p>
            </text:list-item>
            <text:list-item>
              <text:p text:style-name="P52">2º Passo - <text:span text:style-name="T1">ROL</text:span>: Organizar os DADOS BRUTOS em uma determinada ordem (crescente ou decrescente).<text:line-break/></text:p>
            </text:list-item>
            <text:list-item>
              <text:p text:style-name="P52">3º Passo - <text:span text:style-name="T1">CONSTRUÇÃO TABELA</text:span>: Na primeira coluna são colocados os valores da variável, e nas demais as respectivas frequências.<text:line-break/></text:p>
            </text:list-item>
            <text:list-item>
              <text:p text:style-name="P52">Frequência absoluta simples (Nº de vezes que cada valor da variável se repete).<text:line-break/></text:p>
            </text:list-item>
          </text:list>
        </text:list-item>
        <text:list-item>
          <text:p text:style-name="P51">Principais campos da <text:span text:style-name="T1">distribuição tabular de variaveis quantitativas discreta</text:span>:<text:line-break/></text:p>
          <text:list text:style-name="L53">
            <text:list-item>
              <text:p text:style-name="P53"><draw:frame draw:style-name="fr1" text:anchor-type="as-char"><draw:object xlink:href="Formula-3/" xlink:type="simple" xlink:show="embed" xlink:actuate="onLoad"/></draw:frame> é o número total de elementos da amostra.<text:line-break/></text:p>
            </text:list-item>
            <text:list-item>
              <text:p text:style-name="P53"><draw:frame draw:style-name="fr1" text:anchor-type="as-char"><draw:object xlink:href="Formula-5/" xlink:type="simple" xlink:show="embed" xlink:actuate="onLoad"/></draw:frame> é o número de valores distintos que a variavel assume.<text:line-break/></text:p>
            </text:list-item>
            <text:list-item>
              <text:p text:style-name="P53"><draw:frame draw:style-name="fr1" text:anchor-type="as-char"><draw:object xlink:href="Formula-7/" xlink:type="simple" xlink:show="embed" xlink:actuate="onLoad"/></draw:frame> é a Frequência Absoluta Simples.<text:line-break/></text:p>
            </text:list-item>
            <text:list-item>
              <text:p text:style-name="P53"><draw:frame draw:style-name="fr1" text:anchor-type="as-char"><draw:object xlink:href="Formula-9/" xlink:type="simple" xlink:show="embed" xlink:actuate="onLoad"/></draw:frame> é a Frequência Relativa Simples.<text:line-break/></text:p>
            </text:list-item>
            <text:list-item>
              <text:p text:style-name="P53"><draw:frame draw:style-name="fr1" text:anchor-type="as-char"><draw:object xlink:href="Formula-11/" xlink:type="simple" xlink:show="embed" xlink:actuate="onLoad"/></draw:frame> é a Frequência Relativa Simples Percentual. <draw:frame draw:style-name="fr1" text:anchor-type="as-char"><draw:object xlink:href="Formula-13/" xlink:type="simple" xlink:show="embed" xlink:actuate="onLoad"/></draw:frame>.<text:line-break/></text:p>
            </text:list-item>
            <text:list-item>
              <text:p text:style-name="P53"><draw:frame draw:style-name="fr1" text:anchor-type="as-char"><draw:object xlink:href="Formula-15/" xlink:type="simple" xlink:show="embed" xlink:actuate="onLoad"/></draw:frame> é a Frequência Absoluta Acumulada.<text:line-break/></text:p>
            </text:list-item>
          </text:list>
        </text:list-item>
      </text:list>
      <text:p text:style-name="First_20_paragraph"><draw:frame draw:name="img4" svg:width="3.100099014556886in" svg:height="1.9685in"><draw:image xlink:href="Pictures/17.png" xlink:type="simple" xlink:show="embed" xlink:actuate="onLoad"/></draw:frame><text:line-break/>Obs.: As setas simbolizam ordem crescente ou decrescente.<text:line-break/></text:p>
      <text:p text:style-name="Pagebreak"/>
      <text:h text:style-name="Heading_20_4" text:outline-level="4"><text:bookmark-start text:name="variável-quantitativa-contínua"/>9.1.2.2 Variável Quantitativa Contínua<text:bookmark-end text:name="variável-quantitativa-contínua"/></text:h>
      <text:list text:style-name="L54">
        <text:list-item>
          <text:p text:style-name="P54">Teoria:<text:line-break/></text:p>
          <text:list text:style-name="L55">
            <text:list-item>
              <text:p text:style-name="P55">A construção da representação tabular é realizada de maneira análoga ao caso das variáveis discretas.<text:line-break/></text:p>
            </text:list-item>
            <text:list-item>
              <text:p text:style-name="P55">As frequências são agrupadas em classes, denominadas de “Classes de Frequência”.<text:line-break/></text:p>
            </text:list-item>
            <text:list-item>
              <text:p text:style-name="P55">Denominada “Distribuição de Frequências em Classes” ou “Distribuição em Frequências Agrupadas”.<text:line-break/><draw:frame draw:name="img5" svg:width="893.0pt" svg:height="354.0pt"><draw:image xlink:href="Pictures/18.png" xlink:type="simple" xlink:show="embed" xlink:actuate="onLoad"/></draw:frame><text:line-break/></text:p>
            </text:list-item>
          </text:list>
        </text:list-item>
        <text:list-item>
          <text:p text:style-name="P54">Convencionar o tipo de intervalo para as classes de frequência:<text:line-break/><draw:frame draw:name="img6" svg:width="3.402871134996951in" svg:height="1.9685in"><draw:image xlink:href="Pictures/19.png" xlink:type="simple" xlink:show="embed" xlink:actuate="onLoad"/></draw:frame><text:line-break/><draw:frame draw:name="img7" svg:width="2.6163659922151896in" svg:height="1.9685in"><draw:image xlink:href="Pictures/20.png" xlink:type="simple" xlink:show="embed" xlink:actuate="onLoad"/></draw:frame><text:line-break/></text:p>
        </text:list-item>
      </text:list>
      <text:p text:style-name="First_20_paragraph">Passos para contruir a <text:span text:style-name="T1">Tabela Distribuição de Frequências Contínua</text:span>:<text:line-break/></text:p>
      <text:list text:style-name="L56">
        <text:list-item>
          <text:p text:style-name="P56">Como estabelecer o <text:span text:style-name="T1">número de classes</text:span> (<draw:frame draw:style-name="fr1" text:anchor-type="as-char"><draw:object xlink:href="Formula-21/" xlink:type="simple" xlink:show="embed" xlink:actuate="onLoad"/></draw:frame>):<text:line-break/></text:p>
        </text:list-item>
      </text:list>
      <text:list text:style-name="L57">
        <text:list-item>
          <text:p text:style-name="P57">Normalmente varia de 5 a 20 classes.<text:line-break/></text:p>
        </text:list-item>
        <text:list-item>
          <text:p text:style-name="First_20_paragraph">Critério fórmula de Sturges:<text:line-break/></text:p>
          <text:p text:style-name="Text_20_body"><draw:frame draw:style-name="fr2" text:anchor-type="paragraph"><draw:object xlink:href="Formula-23/" xlink:type="simple" xlink:show="embed" xlink:actuate="onLoad"/></draw:frame></text:p>
        </text:list-item>
        <text:list-item>
          <text:p text:style-name="Text_20_body">Critério da Raiz quadrada:<text:line-break/></text:p>
          <text:p text:style-name="Text_20_body"><draw:frame draw:style-name="fr2" text:anchor-type="paragraph"><draw:object xlink:href="Formula-25/" xlink:type="simple" xlink:show="embed" xlink:actuate="onLoad"/></draw:frame></text:p>
          <text:p text:style-name="Text_20_body">Onde <draw:frame draw:style-name="fr1" text:anchor-type="as-char"><draw:object xlink:href="Formula-27/" xlink:type="simple" xlink:show="embed" xlink:actuate="onLoad"/></draw:frame> é o número de elementos amostrais.<text:line-break/></text:p>
        </text:list-item>
      </text:list>
      <text:list text:style-name="L58">
        <text:list-item>
          <text:p text:style-name="P58">Como calcular a <text:span text:style-name="T1">Amplitude Total</text:span> (<draw:frame draw:style-name="fr1" text:anchor-type="as-char"><draw:object xlink:href="Formula-29/" xlink:type="simple" xlink:show="embed" xlink:actuate="onLoad"/></draw:frame>):<text:line-break/></text:p>
        </text:list-item>
      </text:list>
      <text:list text:style-name="L59">
        <text:list-item>
          <text:p text:style-name="P59">Diferença entre o maior e o menor valor observado.<text:line-break/></text:p>
        </text:list-item>
        <text:list-item>
          <text:p text:style-name="P59">Intervalo de variação dos valores observados.<text:line-break/></text:p>
        </text:list-item>
        <text:list-item>
          <text:p text:style-name="P59">Aproximar valor calculado para múltiplo do nº classes (<draw:frame draw:style-name="fr1" text:anchor-type="as-char"><draw:object xlink:href="Formula-31/" xlink:type="simple" xlink:show="embed" xlink:actuate="onLoad"/></draw:frame>).<text:line-break/></text:p>
        </text:list-item>
        <text:list-item>
          <text:p text:style-name="P59">Garantir inclusão dos valores mínimo e máximo.<text:line-break/></text:p>
        </text:list-item>
        <text:list-item>
          <text:p text:style-name="First_20_paragraph">Cálculo:<text:line-break/></text:p>
          <text:p text:style-name="Text_20_body"><draw:frame draw:style-name="fr2" text:anchor-type="paragraph"><draw:object xlink:href="Formula-33/" xlink:type="simple" xlink:show="embed" xlink:actuate="onLoad"/></draw:frame></text:p>
          <text:p text:style-name="Text_20_body">Onde,<text:line-break/><draw:frame draw:style-name="fr1" text:anchor-type="as-char"><draw:object xlink:href="Formula-35/" xlink:type="simple" xlink:show="embed" xlink:actuate="onLoad"/></draw:frame> é a Amplitude Total.<text:line-break/><draw:frame draw:style-name="fr1" text:anchor-type="as-char"><draw:object xlink:href="Formula-37/" xlink:type="simple" xlink:show="embed" xlink:actuate="onLoad"/></draw:frame> é o <text:span text:style-name="T2">valor máximo das amostras</text:span>.<text:line-break/><draw:frame draw:style-name="fr1" text:anchor-type="as-char"><draw:object xlink:href="Formula-39/" xlink:type="simple" xlink:show="embed" xlink:actuate="onLoad"/></draw:frame> é o <text:span text:style-name="T2">valor mínimo das amostras</text:span>.<text:line-break/></text:p>
        </text:list-item>
        <text:list-item>
          <text:p text:style-name="P59">Exemplo:<text:line-break/>Se <draw:frame draw:style-name="fr1" text:anchor-type="as-char"><draw:object xlink:href="Formula-41/" xlink:type="simple" xlink:show="embed" xlink:actuate="onLoad"/></draw:frame>,<text:line-break/><draw:frame draw:style-name="fr1" text:anchor-type="as-char"><draw:object xlink:href="Formula-43/" xlink:type="simple" xlink:show="embed" xlink:actuate="onLoad"/></draw:frame><text:line-break/>Logo, arredondando <draw:frame draw:style-name="fr1" text:anchor-type="as-char"><draw:object xlink:href="Formula-45/" xlink:type="simple" xlink:show="embed" xlink:actuate="onLoad"/></draw:frame>, para aproximar o valor <draw:frame draw:style-name="fr1" text:anchor-type="as-char"><draw:object xlink:href="Formula-47/" xlink:type="simple" xlink:show="embed" xlink:actuate="onLoad"/></draw:frame> de um múltiplo de <draw:frame draw:style-name="fr1" text:anchor-type="as-char"><draw:object xlink:href="Formula-49/" xlink:type="simple" xlink:show="embed" xlink:actuate="onLoad"/></draw:frame>.<text:line-break/></text:p>
        </text:list-item>
      </text:list>
      <text:list text:style-name="L60">
        <text:list-item>
          <text:p text:style-name="P60">Como cálcular a <text:span text:style-name="T1">Amplitude das classes da frequência</text:span> (<draw:frame draw:style-name="fr1" text:anchor-type="as-char"><draw:object xlink:href="Formula-51/" xlink:type="simple" xlink:show="embed" xlink:actuate="onLoad"/></draw:frame>):<text:line-break/></text:p>
        </text:list-item>
      </text:list>
      <text:list text:style-name="L61">
        <text:list-item>
          <text:p text:style-name="P61">As classes terão amplitudes iguais.<text:line-break/></text:p>
        </text:list-item>
        <text:list-item>
          <text:p text:style-name="First_20_paragraph">Cálculo:<text:line-break/></text:p>
          <text:p text:style-name="Text_20_body"><draw:frame draw:style-name="fr2" text:anchor-type="paragraph"><draw:object xlink:href="Formula-53/" xlink:type="simple" xlink:show="embed" xlink:actuate="onLoad"/></draw:frame></text:p>
          <text:p text:style-name="Text_20_body"><text:line-break/>Onde, <draw:frame draw:style-name="fr1" text:anchor-type="as-char"><draw:object xlink:href="Formula-55/" xlink:type="simple" xlink:show="embed" xlink:actuate="onLoad"/></draw:frame> é o <text:span text:style-name="T1">número de classes</text:span> e <draw:frame draw:style-name="fr1" text:anchor-type="as-char"><draw:object xlink:href="Formula-57/" xlink:type="simple" xlink:show="embed" xlink:actuate="onLoad"/></draw:frame> é a <text:span text:style-name="T1">Amplitude Total</text:span>.<text:line-break/></text:p>
        </text:list-item>
      </text:list>
      <text:list text:style-name="L62">
        <text:list-item>
          <text:p text:style-name="First_20_paragraph">Como determinar o ponto médio das classes, representatividade da classe (<draw:frame draw:style-name="fr1" text:anchor-type="as-char"><draw:object xlink:href="Formula-59/" xlink:type="simple" xlink:show="embed" xlink:actuate="onLoad"/></draw:frame>):<text:line-break/></text:p>
          <text:p text:style-name="Text_20_body"><draw:frame draw:style-name="fr2" text:anchor-type="paragraph"><draw:object xlink:href="Formula-61/" xlink:type="simple" xlink:show="embed" xlink:actuate="onLoad"/></draw:frame></text:p>
          <text:p text:style-name="Text_20_body">Onde,<text:line-break/><draw:frame draw:style-name="fr1" text:anchor-type="as-char"><draw:object xlink:href="Formula-63/" xlink:type="simple" xlink:show="embed" xlink:actuate="onLoad"/></draw:frame> é o limite superior da classe.<text:line-break/><draw:frame draw:style-name="fr1" text:anchor-type="as-char"><draw:object xlink:href="Formula-65/" xlink:type="simple" xlink:show="embed" xlink:actuate="onLoad"/></draw:frame> é o limite inferior da classe.<text:line-break/></text:p>
        </text:list-item>
        <text:list-item>
          <text:p text:style-name="P62">Passos da preparação dos dados:<text:line-break/></text:p>
        </text:list-item>
      </text:list>
      <text:list text:style-name="L63">
        <text:list-item>
          <text:p text:style-name="P63">1º Passo - <text:span text:style-name="T1">DADOS BRUTOS</text:span>: Obter os dados da maneira que foram coletados.<text:line-break/></text:p>
        </text:list-item>
        <text:list-item>
          <text:p text:style-name="P63">2º Passo - <text:span text:style-name="T1">ROL</text:span>: Organizar os DADOS BRUTOS em uma determinada ordem (crescente ou decrescente).<text:line-break/></text:p>
        </text:list-item>
        <text:list-item>
          <text:p text:style-name="P63">3º Passo - <text:span text:style-name="T1">CONSTRUÇÃO TABELA</text:span>: Na primeira coluna são colocados as classes, e nas demais as respectivas frequências.<text:line-break/></text:p>
        </text:list-item>
        <text:list-item>
          <text:p text:style-name="P63">Exemplo:<text:line-break/><draw:frame draw:name="img8" svg:width="6.001124859368571in" svg:height="1.9685in"><draw:image xlink:href="Pictures/67.png" xlink:type="simple" xlink:show="embed" xlink:actuate="onLoad"/></draw:frame><text:line-break/><draw:frame draw:style-name="fr1" text:anchor-type="as-char"><draw:object xlink:href="Formula-68/" xlink:type="simple" xlink:show="embed" xlink:actuate="onLoad"/></draw:frame> são as classes.<text:line-break/><draw:frame draw:style-name="fr1" text:anchor-type="as-char"><draw:object xlink:href="Formula-70/" xlink:type="simple" xlink:show="embed" xlink:actuate="onLoad"/></draw:frame> é a Frequência Absoluta Simples.<text:line-break/><draw:frame draw:style-name="fr1" text:anchor-type="as-char"><draw:object xlink:href="Formula-72/" xlink:type="simple" xlink:show="embed" xlink:actuate="onLoad"/></draw:frame> é a Frequência Relativa Simples.<text:line-break/><draw:frame draw:style-name="fr1" text:anchor-type="as-char"><draw:object xlink:href="Formula-74/" xlink:type="simple" xlink:show="embed" xlink:actuate="onLoad"/></draw:frame> é a Fequência Relativa Simples Percentual.<text:line-break/><draw:frame draw:style-name="fr1" text:anchor-type="as-char"><draw:object xlink:href="Formula-76/" xlink:type="simple" xlink:show="embed" xlink:actuate="onLoad"/></draw:frame> é a Frequência Absoluta Acumulada.<text:line-break/><draw:frame draw:style-name="fr1" text:anchor-type="as-char"><draw:object xlink:href="Formula-78/" xlink:type="simple" xlink:show="embed" xlink:actuate="onLoad"/></draw:frame> é a Fequência Absoluta Acumulada Simples.<text:line-break/><draw:frame draw:style-name="fr1" text:anchor-type="as-char"><draw:object xlink:href="Formula-80/" xlink:type="simple" xlink:show="embed" xlink:actuate="onLoad"/></draw:frame> é a Fequência Absoluta Acumulada Simples Percentual.<text:line-break/><draw:frame draw:style-name="fr1" text:anchor-type="as-char"><draw:object xlink:href="Formula-82/" xlink:type="simple" xlink:show="embed" xlink:actuate="onLoad"/></draw:frame> é a Representatividade da classe (ponto médio das classes).<text:line-break/></text:p>
        </text:list-item>
      </text:list>
      <text:p text:style-name="Pagebreak"/>
      <text:h text:style-name="Heading_20_4" text:outline-level="4"><text:bookmark-start text:name="variáveis-qualitativas"/>9.1.2.3 Variáveis Qualitativas<text:bookmark-end text:name="variáveis-qualitativas"/></text:h>
      <text:list text:style-name="L64">
        <text:list-item>
          <text:p text:style-name="P64">Passos da preparação dos dados:<text:line-break/></text:p>
          <text:list text:style-name="L65">
            <text:list-item>
              <text:p text:style-name="P65">Análogo ao procedimento para dados discretos.<text:line-break/></text:p>
            </text:list-item>
            <text:list-item>
              <text:p text:style-name="P65">1º Passo - <text:span text:style-name="T1">DADOS BRUTOS</text:span>: Obter os dados da maneira que foram coletados.<text:line-break/></text:p>
            </text:list-item>
            <text:list-item>
              <text:p text:style-name="P65">2º Passo - <text:span text:style-name="T1">ROL</text:span>: Nesse caso é feita organização dos DADOS BRUTOS em ordem (Crescente ou Decrescente) de importância.<text:line-break/></text:p>
            </text:list-item>
            <text:list-item>
              <text:p text:style-name="P65">3º Passo - <text:span text:style-name="T1">CONSTRUÇÃO TABELA</text:span> (Com duas ou mais colunas).<text:line-break/></text:p>
            </text:list-item>
          </text:list>
        </text:list-item>
        <text:list-item>
          <text:p text:style-name="P64">Distribuição de Frequencia:<text:line-break/></text:p>
          <text:list text:style-name="L66">
            <text:list-item>
              <text:p text:style-name="P66"><draw:frame draw:style-name="fr1" text:anchor-type="as-char"><draw:object xlink:href="Formula-84/" xlink:type="simple" xlink:show="embed" xlink:actuate="onLoad"/></draw:frame> é o número de valores distintos que a variavel assume.<text:line-break/></text:p>
            </text:list-item>
            <text:list-item>
              <text:p text:style-name="P66"><draw:frame draw:style-name="fr1" text:anchor-type="as-char"><draw:object xlink:href="Formula-86/" xlink:type="simple" xlink:show="embed" xlink:actuate="onLoad"/></draw:frame> é a Frequência Absoluta Simples.<text:line-break/></text:p>
            </text:list-item>
            <text:list-item>
              <text:p text:style-name="P66"><draw:frame draw:style-name="fr1" text:anchor-type="as-char"><draw:object xlink:href="Formula-88/" xlink:type="simple" xlink:show="embed" xlink:actuate="onLoad"/></draw:frame> é a Frequência Relativa Simples.<text:line-break/></text:p>
            </text:list-item>
            <text:list-item>
              <text:p text:style-name="P66"><draw:frame draw:style-name="fr1" text:anchor-type="as-char"><draw:object xlink:href="Formula-90/" xlink:type="simple" xlink:show="embed" xlink:actuate="onLoad"/></draw:frame> é a Fequência Relativa Simples Percentual.<text:line-break/></text:p>
            </text:list-item>
            <text:list-item>
              <text:p text:style-name="P66">Inserir comentário sobre os dados.<text:line-break/></text:p>
            </text:list-item>
          </text:list>
        </text:list-item>
      </text:list>
      <text:p text:style-name="Pagebreak"/>
      <text:h text:style-name="Heading_20_2" text:outline-level="2"><text:bookmark-start text:name="medidas-de-posição"/>9.2 Medidas de posição<text:bookmark-end text:name="medidas-de-posição"/></text:h>
      <text:list text:style-name="L67">
        <text:list-item>
          <text:p text:style-name="P67">Localizar a <text:span text:style-name="T2">maior concentração de valores</text:span> de uma distribuição.<text:line-break/></text:p>
        </text:list-item>
        <text:list-item>
          <text:p text:style-name="P67"><text:span text:style-name="T2">Sintetizar o comportamento</text:span> do conjunto do qual ele é originário.<text:line-break/></text:p>
        </text:list-item>
        <text:list-item>
          <text:p text:style-name="P67">Possibitar a <text:span text:style-name="T2">comparação</text:span> entre séries de dados.<text:line-break/></text:p>
        </text:list-item>
        <text:list-item>
          <text:p text:style-name="P67">As principais <text:span text:style-name="T1">medidas de posição</text:span> são:<text:line-break/></text:p>
          <text:list text:style-name="L68">
            <text:list-item>
              <text:p text:style-name="P68"><text:span text:style-name="T1">Média Aritmética</text:span> (Simples e Ponderada)<text:line-break/></text:p>
            </text:list-item>
            <text:list-item>
              <text:p text:style-name="P68"><text:span text:style-name="T1">Mediana</text:span><text:line-break/></text:p>
            </text:list-item>
            <text:list-item>
              <text:p text:style-name="P68"><text:span text:style-name="T1">Moda</text:span><text:line-break/></text:p>
            </text:list-item>
            <text:list-item>
              <text:p text:style-name="P68"><text:span text:style-name="T1">Separatrizes</text:span><text:line-break/></text:p>
            </text:list-item>
          </text:list>
        </text:list-item>
        <text:list-item>
          <text:p text:style-name="P67">Medidas de posição comparação:<text:line-break/></text:p>
        </text:list-item>
      </text:list>
      <text:p text:style-name="First_20_paragraph"><draw:frame draw:name="img9" svg:width="630.0pt" svg:height="327.0pt"><draw:image xlink:href="Pictures/92.png" xlink:type="simple" xlink:show="embed" xlink:actuate="onLoad"/></draw:frame></text:p>
      <text:p text:style-name="Pagebreak"/>
      <text:h text:style-name="Heading_20_3" text:outline-level="3"><text:bookmark-start text:name="média-aritmética-simples-e-ponderada"/>9.2.1 Média Aritmética (Simples e Ponderada)<text:bookmark-end text:name="média-aritmética-simples-e-ponderada"/></text:h>
      <text:list text:style-name="L69">
        <text:list-item>
          <text:p text:style-name="P69"><text:span text:style-name="T1">Média Aritmética Simples</text:span>, dados Não-Agrupados (não tabelados):<text:line-break/></text:p>
          <text:list text:style-name="L70">
            <text:list-item>
              <text:p text:style-name="P70"><text:span text:style-name="T1">Média Aritmética</text:span> (<draw:frame draw:style-name="fr1" text:anchor-type="as-char"><draw:object xlink:href="Formula-93/" xlink:type="simple" xlink:show="embed" xlink:actuate="onLoad"/></draw:frame>) é o valor médio dos dados da distribuição.<text:line-break/></text:p>
            </text:list-item>
            <text:list-item>
              <text:p text:style-name="P70">É a soma de todos os elementos, dividido pelo número total de elementos.<text:line-break/></text:p>
            </text:list-item>
            <text:list-item>
              <text:p text:style-name="First_20_paragraph">Cálculo:<text:line-break/></text:p>
              <text:p text:style-name="Text_20_body"><draw:frame draw:style-name="fr2" text:anchor-type="paragraph"><draw:object xlink:href="Formula-95/" xlink:type="simple" xlink:show="embed" xlink:actuate="onLoad"/></draw:frame></text:p>
            </text:list-item>
          </text:list>
        </text:list-item>
        <text:list-item>
          <text:p text:style-name="P69"><text:span text:style-name="T1">Média Aritmética Ponderada</text:span>, dados Agrupados (tabelados):<text:line-break/></text:p>
          <text:list text:style-name="L71">
            <text:list-item>
              <text:p text:style-name="P71">Atribui-se um peso a cada valor da série.<text:line-break/></text:p>
            </text:list-item>
            <text:list-item>
              <text:p text:style-name="P71">É o <text:span text:style-name="T2">Ponto Médio das Classes</text:span> (<draw:frame draw:style-name="fr1" text:anchor-type="as-char"><draw:object xlink:href="Formula-97/" xlink:type="simple" xlink:show="embed" xlink:actuate="onLoad"/></draw:frame>), multiplicado por suas respectivas <text:span text:style-name="T2">Frequência Absoluta Simples</text:span> (<draw:frame draw:style-name="fr1" text:anchor-type="as-char"><draw:object xlink:href="Formula-99/" xlink:type="simple" xlink:show="embed" xlink:actuate="onLoad"/></draw:frame>), somadas. Dividido pelo <text:span text:style-name="T2">Número Total de Elementos da Amostra</text:span> (<draw:frame draw:style-name="fr1" text:anchor-type="as-char"><draw:object xlink:href="Formula-101/" xlink:type="simple" xlink:show="embed" xlink:actuate="onLoad"/></draw:frame>).<text:line-break/></text:p>
            </text:list-item>
            <text:list-item>
              <text:p text:style-name="First_20_paragraph">Cálculo:<text:line-break/></text:p>
              <text:p text:style-name="Text_20_body"><draw:frame draw:style-name="fr2" text:anchor-type="paragraph"><draw:object xlink:href="Formula-103/" xlink:type="simple" xlink:show="embed" xlink:actuate="onLoad"/></draw:frame></text:p>
              <text:p text:style-name="Text_20_body">ou,<text:line-break/></text:p>
              <text:p text:style-name="Text_20_body"><draw:frame draw:style-name="fr2" text:anchor-type="paragraph"><draw:object xlink:href="Formula-105/" xlink:type="simple" xlink:show="embed" xlink:actuate="onLoad"/></draw:frame></text:p>
            </text:list-item>
          </text:list>
        </text:list-item>
      </text:list>
      <text:p text:style-name="Pagebreak"/>
      <text:h text:style-name="Heading_20_3" text:outline-level="3"><text:bookmark-start text:name="mediana-mdx"/>9.2.2 Mediana (<draw:frame draw:style-name="fr1" text:anchor-type="as-char"><draw:object xlink:href="Formula-107/" xlink:type="simple" xlink:show="embed" xlink:actuate="onLoad"/></draw:frame>)<text:bookmark-end text:name="mediana-mdx"/></text:h>
      <text:h text:style-name="Heading_20_4" text:outline-level="4"><text:bookmark-start text:name="mediana-discreta"/>9.2.2.1 Mediana Discreta<text:bookmark-end text:name="mediana-discreta"/></text:h>
      <text:list text:style-name="L72">
        <text:list-item>
          <text:p text:style-name="P72">Com dados em ROL, é o valor que divide o conjunto de dados em duas partes iguais.<text:line-break/></text:p>
        </text:list-item>
        <text:list-item>
          <text:p text:style-name="P72">No caso de número de elementos impar, a mediana (<draw:frame draw:style-name="fr1" text:anchor-type="as-char"><draw:object xlink:href="Formula-109/" xlink:type="simple" xlink:show="embed" xlink:actuate="onLoad"/></draw:frame>) é o elemento central.<text:line-break/></text:p>
        </text:list-item>
        <text:list-item>
          <text:p text:style-name="First_20_paragraph">No caso de número de elementos par, a mediana (<draw:frame draw:style-name="fr1" text:anchor-type="as-char"><draw:object xlink:href="Formula-111/" xlink:type="simple" xlink:show="embed" xlink:actuate="onLoad"/></draw:frame>) é a média aritmética simples dos valores centrais:<text:line-break/></text:p>
          <text:p text:style-name="Text_20_body"><draw:frame draw:style-name="fr2" text:anchor-type="paragraph"><draw:object xlink:href="Formula-113/" xlink:type="simple" xlink:show="embed" xlink:actuate="onLoad"/></draw:frame></text:p>
          <text:p text:style-name="Text_20_body">Onde,<text:line-break/><draw:frame draw:style-name="fr1" text:anchor-type="as-char"><draw:object xlink:href="Formula-115/" xlink:type="simple" xlink:show="embed" xlink:actuate="onLoad"/></draw:frame> é a posição do elemento;<text:line-break/><draw:frame draw:style-name="fr1" text:anchor-type="as-char"><draw:object xlink:href="Formula-117/" xlink:type="simple" xlink:show="embed" xlink:actuate="onLoad"/></draw:frame> é o número total de elementos.<text:line-break/></text:p>
        </text:list-item>
      </text:list>
      <text:h text:style-name="Heading_20_4" text:outline-level="4"><text:bookmark-start text:name="mediana-contínua"/>9.2.2.2 Mediana Contínua<text:bookmark-end text:name="mediana-contínua"/></text:h>
      <text:list text:style-name="L73">
        <text:list-item>
          <text:p text:style-name="P73">Mediana (<draw:frame draw:style-name="fr1" text:anchor-type="as-char"><draw:object xlink:href="Formula-119/" xlink:type="simple" xlink:show="embed" xlink:actuate="onLoad"/></draw:frame>) em distribuição de frenquência em variável contínua (dados agrupados em classes):<text:line-break/></text:p>
          <text:list text:style-name="L74">
            <text:list-item>
              <text:p text:style-name="P74">Fazer a coluna da <text:span text:style-name="T1">Frequência Absoluta Acumulada</text:span>, que é o somatório das frequências ao logo das classes.<text:line-break/></text:p>
            </text:list-item>
            <text:list-item>
              <text:p text:style-name="P74">Definindo o <text:span text:style-name="T1">Intervalo da Mediana</text:span>.<text:line-break/></text:p>
            </text:list-item>
          </text:list>
          <text:list text:style-name="L75">
            <text:list-item>
              <text:p text:style-name="First_20_paragraph">Obter o número total de elementos <draw:frame draw:style-name="fr1" text:anchor-type="as-char"><draw:object xlink:href="Formula-121/" xlink:type="simple" xlink:show="embed" xlink:actuate="onLoad"/></draw:frame> (somatório das frenquências de classes),</text:p>
              <text:p text:style-name="Text_20_body"><draw:frame draw:style-name="fr2" text:anchor-type="paragraph"><draw:object xlink:href="Formula-123/" xlink:type="simple" xlink:show="embed" xlink:actuate="onLoad"/></draw:frame></text:p>
            </text:list-item>
            <text:list-item>
              <text:p text:style-name="Text_20_body">Determinar a posição do elemento do meio do somatório das frequencias:<text:line-break/></text:p>
              <text:p text:style-name="Text_20_body"><draw:frame draw:style-name="fr2" text:anchor-type="paragraph"><draw:object xlink:href="Formula-125/" xlink:type="simple" xlink:show="embed" xlink:actuate="onLoad"/></draw:frame></text:p>
            </text:list-item>
            <text:list-item>
              <text:p text:style-name="P75">A classe que contém essa posição <draw:frame draw:style-name="fr1" text:anchor-type="as-char"><draw:object xlink:href="Formula-127/" xlink:type="simple" xlink:show="embed" xlink:actuate="onLoad"/></draw:frame> na <text:span text:style-name="T1">Frequência Absoluta Acumulada</text:span> é a classe do <text:span text:style-name="T2">intervalo da mediana</text:span>.<text:line-break/></text:p>
            </text:list-item>
          </text:list>
          <text:list text:style-name="L76">
            <text:list-item>
              <text:p text:style-name="First_20_paragraph">Cálculo da Mediana:<text:line-break/></text:p>
              <text:p text:style-name="Text_20_body"><draw:frame draw:style-name="fr2" text:anchor-type="paragraph"><draw:object xlink:href="Formula-129/" xlink:type="simple" xlink:show="embed" xlink:actuate="onLoad"/></draw:frame></text:p>
              <text:p text:style-name="Text_20_body">Onde,<text:line-break/><draw:frame draw:style-name="fr1" text:anchor-type="as-char"><draw:object xlink:href="Formula-131/" xlink:type="simple" xlink:show="embed" xlink:actuate="onLoad"/></draw:frame> é o limite inferior do <text:span text:style-name="T2">intervalo da mediana</text:span>;<text:line-break/><draw:frame draw:style-name="fr1" text:anchor-type="as-char"><draw:object xlink:href="Formula-133/" xlink:type="simple" xlink:show="embed" xlink:actuate="onLoad"/></draw:frame> é o somatório das frequências (<text:span text:style-name="T1">frequência total</text:span> (<draw:frame draw:style-name="fr1" text:anchor-type="as-char"><draw:object xlink:href="Formula-135/" xlink:type="simple" xlink:show="embed" xlink:actuate="onLoad"/></draw:frame>));<text:line-break/><draw:frame draw:style-name="fr1" text:anchor-type="as-char"><draw:object xlink:href="Formula-137/" xlink:type="simple" xlink:show="embed" xlink:actuate="onLoad"/></draw:frame> é a <text:span text:style-name="T1">Frequência Absoluta Acumulada</text:span> da classe anterior (linha anterior ao <text:span text:style-name="T2">intervalo da mediana</text:span>);<text:line-break/><draw:frame draw:style-name="fr1" text:anchor-type="as-char"><draw:object xlink:href="Formula-139/" xlink:type="simple" xlink:show="embed" xlink:actuate="onLoad"/></draw:frame> é a <text:span text:style-name="T1">Frequência Absoluta Simples</text:span> do <text:span text:style-name="T2">intervalo da mediana</text:span>;<text:line-break/><draw:frame draw:style-name="fr1" text:anchor-type="as-char"><draw:object xlink:href="Formula-141/" xlink:type="simple" xlink:show="embed" xlink:actuate="onLoad"/></draw:frame> é a Amplitudade da classe do <text:span text:style-name="T2">intervalo da mediana</text:span>.<text:line-break/></text:p>
              <text:p text:style-name="Text_20_body"><draw:frame draw:style-name="fr2" text:anchor-type="paragraph"><draw:object xlink:href="Formula-143/" xlink:type="simple" xlink:show="embed" xlink:actuate="onLoad"/></draw:frame></text:p>
            </text:list-item>
          </text:list>
        </text:list-item>
      </text:list>
      <text:p text:style-name="Pagebreak"/>
      <text:h text:style-name="Heading_20_3" text:outline-level="3"><text:bookmark-start text:name="moda"/>9.2.3 Moda<text:bookmark-end text:name="moda"/></text:h>
      <text:list text:style-name="L77">
        <text:list-item>
          <text:p text:style-name="P77">Moda ou <draw:frame draw:style-name="fr1" text:anchor-type="as-char"><draw:object xlink:href="Formula-145/" xlink:type="simple" xlink:show="embed" xlink:actuate="onLoad"/></draw:frame>: Valor com maior frequência de ocorrência em uma distribuição.<text:line-break/></text:p>
        </text:list-item>
        <text:list-item>
          <text:p text:style-name="P77">Podem haver mais de um valor distinto com maior frequência, podendo assim ter mais de um valor na moda.<text:line-break/></text:p>
        </text:list-item>
        <text:list-item>
          <text:p text:style-name="P77">Moda com frequência Continua:<text:line-break/></text:p>
          <text:list text:style-name="L78">
            <text:list-item>
              <text:p text:style-name="P78"><text:span text:style-name="T1">Moda Bruta</text:span> (<draw:frame draw:style-name="fr1" text:anchor-type="as-char"><draw:object xlink:href="Formula-147/" xlink:type="simple" xlink:show="embed" xlink:actuate="onLoad"/></draw:frame>):<text:line-break/></text:p>
            </text:list-item>
          </text:list>
          <text:list text:style-name="L79">
            <text:list-item>
              <text:p text:style-name="P79">Achar a classe com maior frequência, esse será o <text:span text:style-name="T2">Intervalo Modal</text:span>.<text:line-break/></text:p>
            </text:list-item>
            <text:list-item>
              <text:p text:style-name="First_20_paragraph">Cálcular o <text:span text:style-name="T2">Ponto Médio</text:span> (Representatividade da classe) do <text:span text:style-name="T2">Intervalo Modal</text:span>:<text:line-break/></text:p>
              <text:p text:style-name="Text_20_body"><draw:frame draw:style-name="fr2" text:anchor-type="paragraph"><draw:object xlink:href="Formula-149/" xlink:type="simple" xlink:show="embed" xlink:actuate="onLoad"/></draw:frame></text:p>
              <text:p text:style-name="Text_20_body">Onde,<text:line-break/>LS = Limite superior da classe;<text:line-break/>LI = Limite inferior da classe.<text:line-break/></text:p>
            </text:list-item>
            <text:list-item>
              <text:p text:style-name="P79">O <text:span text:style-name="T2">Ponto Médio</text:span> do <text:span text:style-name="T2">Intervalo Modal</text:span> será a <text:span text:style-name="T1">Moda Bruta</text:span>(<draw:frame draw:style-name="fr1" text:anchor-type="as-char"><draw:object xlink:href="Formula-151/" xlink:type="simple" xlink:show="embed" xlink:actuate="onLoad"/></draw:frame>).<text:line-break/></text:p>
            </text:list-item>
          </text:list>
          <text:list text:style-name="L80">
            <text:list-item>
              <text:p text:style-name="P80"><text:span text:style-name="T1">Moda King</text:span> ou <text:span text:style-name="T1">Moda do Rei</text:span> (<draw:frame draw:style-name="fr1" text:anchor-type="as-char"><draw:object xlink:href="Formula-153/" xlink:type="simple" xlink:show="embed" xlink:actuate="onLoad"/></draw:frame>):<text:line-break/></text:p>
            </text:list-item>
          </text:list>
          <text:list text:style-name="L81">
            <text:list-item>
              <text:p text:style-name="P81">Determinar o intervalo (classe) com maior frequência, esse será o <text:span text:style-name="T2">Intervalo Modal</text:span>.<text:line-break/></text:p>
            </text:list-item>
            <text:list-item>
              <text:p text:style-name="First_20_paragraph">Cálculo da Moda de King (<draw:frame draw:style-name="fr1" text:anchor-type="as-char"><draw:object xlink:href="Formula-155/" xlink:type="simple" xlink:show="embed" xlink:actuate="onLoad"/></draw:frame>):<text:line-break/></text:p>
              <text:p text:style-name="Text_20_body"><draw:frame draw:style-name="fr2" text:anchor-type="paragraph"><draw:object xlink:href="Formula-157/" xlink:type="simple" xlink:show="embed" xlink:actuate="onLoad"/></draw:frame></text:p>
              <text:p text:style-name="Text_20_body">Onde,<text:line-break/><draw:frame draw:style-name="fr1" text:anchor-type="as-char"><draw:object xlink:href="Formula-159/" xlink:type="simple" xlink:show="embed" xlink:actuate="onLoad"/></draw:frame> é o limite inferior da classe do <text:span text:style-name="T2">Intervalo Modal</text:span>;<text:line-break/><draw:frame draw:style-name="fr1" text:anchor-type="as-char"><draw:object xlink:href="Formula-161/" xlink:type="simple" xlink:show="embed" xlink:actuate="onLoad"/></draw:frame> é a frequência da classe posterior ao <text:span text:style-name="T2">Intervalo Modal</text:span>;<text:line-break/><draw:frame draw:style-name="fr1" text:anchor-type="as-char"><draw:object xlink:href="Formula-163/" xlink:type="simple" xlink:show="embed" xlink:actuate="onLoad"/></draw:frame> é a frequência da classe anterior ao <text:span text:style-name="T2">Intervalo Modal</text:span>;<text:line-break/><draw:frame draw:style-name="fr1" text:anchor-type="as-char"><draw:object xlink:href="Formula-165/" xlink:type="simple" xlink:show="embed" xlink:actuate="onLoad"/></draw:frame> é a amplitude do intervalo da classe<text:line-break/></text:p>
              <text:p text:style-name="Text_20_body"><draw:frame draw:style-name="fr2" text:anchor-type="paragraph"><draw:object xlink:href="Formula-167/" xlink:type="simple" xlink:show="embed" xlink:actuate="onLoad"/></draw:frame></text:p>
            </text:list-item>
          </text:list>
          <text:list text:style-name="L82">
            <text:list-item>
              <text:p text:style-name="P82"><text:span text:style-name="T1">Moda de Czuber</text:span> (<draw:frame draw:style-name="fr1" text:anchor-type="as-char"><draw:object xlink:href="Formula-169/" xlink:type="simple" xlink:show="embed" xlink:actuate="onLoad"/></draw:frame>):<text:line-break/></text:p>
            </text:list-item>
          </text:list>
          <text:list text:style-name="L83">
            <text:list-item>
              <text:p text:style-name="P83">Determinar o intervalo (classe) com maior frequência, esse será o <text:span text:style-name="T2">Intervalo Modal</text:span>.<text:line-break/></text:p>
            </text:list-item>
            <text:list-item>
              <text:p text:style-name="First_20_paragraph">Cálculo da <text:span text:style-name="T1">Moda de Czuber</text:span> (<draw:frame draw:style-name="fr1" text:anchor-type="as-char"><draw:object xlink:href="Formula-171/" xlink:type="simple" xlink:show="embed" xlink:actuate="onLoad"/></draw:frame>):<text:line-break/></text:p>
              <text:p text:style-name="Text_20_body"><draw:frame draw:style-name="fr2" text:anchor-type="paragraph"><draw:object xlink:href="Formula-173/" xlink:type="simple" xlink:show="embed" xlink:actuate="onLoad"/></draw:frame></text:p>
              <text:p text:style-name="Text_20_body">Onde,<text:line-break/><draw:frame draw:style-name="fr1" text:anchor-type="as-char"><draw:object xlink:href="Formula-175/" xlink:type="simple" xlink:show="embed" xlink:actuate="onLoad"/></draw:frame> é o limite inferior da classe do <text:span text:style-name="T2">Intervalo Modal</text:span>;<text:line-break/><draw:frame draw:style-name="fr1" text:anchor-type="as-char"><draw:object xlink:href="Formula-177/" xlink:type="simple" xlink:show="embed" xlink:actuate="onLoad"/></draw:frame> é a variação (diferença) da frequência da classe anterior (ao <text:span text:style-name="T2">Intervalo Modal</text:span>) com o <text:span text:style-name="T2">Intervalo Modal</text:span> (classe com maior frequência)<text:line-break/></text:p>
              <text:p text:style-name="Text_20_body"><draw:frame draw:style-name="fr2" text:anchor-type="paragraph"><draw:object xlink:href="Formula-179/" xlink:type="simple" xlink:show="embed" xlink:actuate="onLoad"/></draw:frame></text:p>
              <text:p text:style-name="Text_20_body"><draw:frame draw:style-name="fr1" text:anchor-type="as-char"><draw:object xlink:href="Formula-181/" xlink:type="simple" xlink:show="embed" xlink:actuate="onLoad"/></draw:frame> é a variação (diferença) da frequência da classe posterior (ao <text:span text:style-name="T2">Intervalo Modal</text:span>) com o <text:span text:style-name="T2">Intervalo Modal</text:span> (classe com maior frequência)<text:line-break/></text:p>
              <text:p text:style-name="Text_20_body"><draw:frame draw:style-name="fr2" text:anchor-type="paragraph"><draw:object xlink:href="Formula-183/" xlink:type="simple" xlink:show="embed" xlink:actuate="onLoad"/></draw:frame></text:p>
              <text:p text:style-name="Text_20_body"><draw:frame draw:style-name="fr1" text:anchor-type="as-char"><draw:object xlink:href="Formula-185/" xlink:type="simple" xlink:show="embed" xlink:actuate="onLoad"/></draw:frame> é a amplitude do intervalo da classe<text:line-break/></text:p>
              <text:p text:style-name="Text_20_body"><draw:frame draw:style-name="fr2" text:anchor-type="paragraph"><draw:object xlink:href="Formula-187/" xlink:type="simple" xlink:show="embed" xlink:actuate="onLoad"/></draw:frame></text:p>
            </text:list-item>
          </text:list>
        </text:list-item>
      </text:list>
      <text:p text:style-name="Pagebreak"/>
      <text:h text:style-name="Heading_20_3" text:outline-level="3"><text:bookmark-start text:name="separatrizes"/>9.2.4 Separatrizes<text:bookmark-end text:name="separatrizes"/></text:h>
      <text:list text:style-name="L84">
        <text:list-item>
          <text:p text:style-name="P84"><text:span text:style-name="T1">Separatrizes</text:span> são valores da distribuição que a dividem em partes quaisquer.<text:line-break/></text:p>
        </text:list-item>
        <text:list-item>
          <text:p text:style-name="P84">A <text:span text:style-name="T1">mediana</text:span>, apesar de ser uma medida de tendência central, é também uma <text:span text:style-name="T1">separatriz</text:span> de ordem <draw:frame draw:style-name="fr1" text:anchor-type="as-char"><draw:object xlink:href="Formula-189/" xlink:type="simple" xlink:show="embed" xlink:actuate="onLoad"/></draw:frame>, ou seja, divide a distribuição em duas partes iguais.<text:line-break/></text:p>
        </text:list-item>
        <text:list-item>
          <text:p text:style-name="P84">As <text:span text:style-name="T1">separatrizes</text:span> mais comumente usadas são:<text:line-break/></text:p>
          <text:list text:style-name="L85">
            <text:list-item>
              <text:p text:style-name="P85"><text:span text:style-name="T1">Quartis</text:span><text:line-break/>Dividem a distribuição em quatro partes iguais, de ordem <draw:frame draw:style-name="fr1" text:anchor-type="as-char"><draw:object xlink:href="Formula-191/" xlink:type="simple" xlink:show="embed" xlink:actuate="onLoad"/></draw:frame>.<text:line-break/></text:p>
            </text:list-item>
            <text:list-item>
              <text:p text:style-name="P85"><text:span text:style-name="T1">Decis</text:span><text:line-break/>Dividem a distribuição em 10 partes iguais, de ordem <draw:frame draw:style-name="fr1" text:anchor-type="as-char"><draw:object xlink:href="Formula-193/" xlink:type="simple" xlink:show="embed" xlink:actuate="onLoad"/></draw:frame>.<text:line-break/></text:p>
            </text:list-item>
            <text:list-item>
              <text:p text:style-name="P85"><text:span text:style-name="T1">Centis</text:span><text:line-break/>Dividem a distribuição em 100 partes iguais, de ordem <draw:frame draw:style-name="fr1" text:anchor-type="as-char"><draw:object xlink:href="Formula-195/" xlink:type="simple" xlink:show="embed" xlink:actuate="onLoad"/></draw:frame>.<text:line-break/></text:p>
            </text:list-item>
          </text:list>
        </text:list-item>
        <text:list-item>
          <text:p text:style-name="P84">Fórmula das Separatrizes:<text:line-break/></text:p>
        </text:list-item>
      </text:list>
      <text:list text:style-name="L86">
        <text:list-item>
          <text:p text:style-name="P86">Achar o <text:span text:style-name="T1">Intervalo da separatriz</text:span><text:line-break/></text:p>
        </text:list-item>
      </text:list>
      <text:list text:style-name="L87">
        <text:list-item>
          <text:p text:style-name="P87">É a classe em que se encontra a separatriz procurada.<text:line-break/></text:p>
        </text:list-item>
        <text:list-item>
          <text:p text:style-name="P87">Fazer a coluna de <text:span text:style-name="T1">Frequencia Absoluta Acumulada</text:span> (<draw:frame draw:style-name="fr1" text:anchor-type="as-char"><draw:object xlink:href="Formula-197/" xlink:type="simple" xlink:show="embed" xlink:actuate="onLoad"/></draw:frame>).<text:line-break/></text:p>
        </text:list-item>
        <text:list-item>
          <text:p text:style-name="First_20_paragraph">É o somatório das frequencias (total das frequencias), multiplicado pela fração da separatriz procurada (<draw:frame draw:style-name="fr1" text:anchor-type="as-char"><draw:object xlink:href="Formula-199/" xlink:type="simple" xlink:show="embed" xlink:actuate="onLoad"/></draw:frame>). O resultado é a posição da frequencia na coluna <text:span text:style-name="T1">Frequencia Absoluta Acumulada</text:span> (<draw:frame draw:style-name="fr1" text:anchor-type="as-char"><draw:object xlink:href="Formula-201/" xlink:type="simple" xlink:show="embed" xlink:actuate="onLoad"/></draw:frame>).<text:line-break/></text:p>
          <text:p text:style-name="Text_20_body"><draw:frame draw:style-name="fr2" text:anchor-type="paragraph"><draw:object xlink:href="Formula-203/" xlink:type="simple" xlink:show="embed" xlink:actuate="onLoad"/></draw:frame></text:p>
          <text:p text:style-name="Text_20_body">A classe na qual a posição pertence é o <text:span text:style-name="T1">Intervalo da separatriz</text:span>.<text:line-break/></text:p>
        </text:list-item>
      </text:list>
      <text:list text:style-name="L88">
        <text:list-item>
          <text:p text:style-name="First_20_paragraph">Cálculo da separatriz:<text:line-break/></text:p>
          <text:p text:style-name="Text_20_body"><draw:frame draw:style-name="fr2" text:anchor-type="paragraph"><draw:object xlink:href="Formula-205/" xlink:type="simple" xlink:show="embed" xlink:actuate="onLoad"/></draw:frame></text:p>
          <text:p text:style-name="Text_20_body">Onde,<text:line-break/><draw:frame draw:style-name="fr1" text:anchor-type="as-char"><draw:object xlink:href="Formula-207/" xlink:type="simple" xlink:show="embed" xlink:actuate="onLoad"/></draw:frame> é o limite inferior do <text:span text:style-name="T1">Intervalo da separatriz</text:span>;<text:line-break/><draw:frame draw:style-name="fr1" text:anchor-type="as-char"><draw:object xlink:href="Formula-209/" xlink:type="simple" xlink:show="embed" xlink:actuate="onLoad"/></draw:frame> é a fração (porcentagem) da separatriz procurada;<text:line-break/><draw:frame draw:style-name="fr1" text:anchor-type="as-char"><draw:object xlink:href="Formula-211/" xlink:type="simple" xlink:show="embed" xlink:actuate="onLoad"/></draw:frame> é o somatório das frequências;<text:line-break/><draw:frame draw:style-name="fr1" text:anchor-type="as-char"><draw:object xlink:href="Formula-213/" xlink:type="simple" xlink:show="embed" xlink:actuate="onLoad"/></draw:frame> é a <text:span text:style-name="T1">Frequência Absoluta Acumulada</text:span> da classe anterior ao <text:span text:style-name="T1">intervalo da separatriz</text:span>;<text:line-break/><draw:frame draw:style-name="fr1" text:anchor-type="as-char"><draw:object xlink:href="Formula-215/" xlink:type="simple" xlink:show="embed" xlink:actuate="onLoad"/></draw:frame> é a <text:span text:style-name="T1">Frequência Absoluta Simples</text:span> do <text:span text:style-name="T1">intervalo da separatriz</text:span>;<text:line-break/><draw:frame draw:style-name="fr1" text:anchor-type="as-char"><draw:object xlink:href="Formula-217/" xlink:type="simple" xlink:show="embed" xlink:actuate="onLoad"/></draw:frame> é a <text:span text:style-name="T1">Amplitude</text:span> da classe (limite superior - limite inferior da classe).<text:line-break/></text:p>
          <text:p text:style-name="Text_20_body"><draw:frame draw:style-name="fr2" text:anchor-type="paragraph"><draw:object xlink:href="Formula-219/" xlink:type="simple" xlink:show="embed" xlink:actuate="onLoad"/></draw:frame></text:p>
        </text:list-item>
        <text:list-item>
          <text:p text:style-name="P88">Cálculo de <text:span text:style-name="T1">Amplitude Interquartil</text:span> (<draw:frame draw:style-name="fr1" text:anchor-type="as-char"><draw:object xlink:href="Formula-221/" xlink:type="simple" xlink:show="embed" xlink:actuate="onLoad"/></draw:frame>):<text:line-break/></text:p>
        </text:list-item>
      </text:list>
      <text:list text:style-name="L89">
        <text:list-item>
          <text:p text:style-name="First_20_paragraph">É a diferença entre 3º quartil e o 1º quartil.<text:line-break/></text:p>
          <text:p text:style-name="Text_20_body"><draw:frame draw:style-name="fr2" text:anchor-type="paragraph"><draw:object xlink:href="Formula-223/" xlink:type="simple" xlink:show="embed" xlink:actuate="onLoad"/></draw:frame></text:p>
        </text:list-item>
        <text:list-item>
          <text:p text:style-name="P89">Para descobrir os valores dos Quartis (<draw:frame draw:style-name="fr1" text:anchor-type="as-char"><draw:object xlink:href="Formula-225/" xlink:type="simple" xlink:show="embed" xlink:actuate="onLoad"/></draw:frame> e <draw:frame draw:style-name="fr1" text:anchor-type="as-char"><draw:object xlink:href="Formula-227/" xlink:type="simple" xlink:show="embed" xlink:actuate="onLoad"/></draw:frame>) basta usar o <text:span text:style-name="T2">cálculo das separatrizes</text:span>.<text:line-break/></text:p>
        </text:list-item>
      </text:list>
      <text:p text:style-name="Pagebreak"/>
      <text:h text:style-name="Heading_20_2" text:outline-level="2"><text:bookmark-start text:name="medidas-de-dispersão"/>9.3 Medidas de dispersão<text:bookmark-end text:name="medidas-de-dispersão"/></text:h>
      <text:list text:style-name="L90">
        <text:list-item>
          <text:p text:style-name="P90">Medem o grau de <text:span text:style-name="T1">variabilidade</text:span> (dispersão) dos valores observados em torno da <text:span text:style-name="T1">Média Aritmética</text:span>.<text:line-break/></text:p>
        </text:list-item>
        <text:list-item>
          <text:p text:style-name="P90">Caracterizam a <text:span text:style-name="T1">representatividade da média</text:span> e o nivel de <text:span text:style-name="T1">homogeneidade</text:span> ou <text:span text:style-name="T1">heterogeneidade</text:span> dentro de cada grupo analizado.<text:line-break/></text:p>
        </text:list-item>
      </text:list>
      <text:p text:style-name="First_20_paragraph"><draw:frame draw:name="img10" svg:width="4.0479095042535205in" svg:height="1.9685in"><draw:image xlink:href="Pictures/229.png" xlink:type="simple" xlink:show="embed" xlink:actuate="onLoad"/></draw:frame></text:p>
      <text:h text:style-name="Heading_20_3" text:outline-level="3"><text:bookmark-start text:name="amplitude-total-a_t"/>9.3.1 Amplitude Total (<draw:frame draw:style-name="fr1" text:anchor-type="as-char"><draw:object xlink:href="Formula-230/" xlink:type="simple" xlink:show="embed" xlink:actuate="onLoad"/></draw:frame>)<text:bookmark-end text:name="amplitude-total-a_t"/></text:h>
      <text:list text:style-name="L91">
        <text:list-item>
          <text:p text:style-name="P91">Diferença entre o maior e o menor dos valores da série.<text:line-break/></text:p>
        </text:list-item>
        <text:list-item>
          <text:p text:style-name="P91">Não considera a dispersão dos valores internos, apenas os extremos.<text:line-break/></text:p>
        </text:list-item>
        <text:list-item>
          <text:p text:style-name="P91">Utilização limitada enquanto medida de dispersão, oferece pouca informação.<text:line-break/></text:p>
        </text:list-item>
        <text:list-item>
          <text:p text:style-name="First_20_paragraph">Cálculo:<text:line-break/></text:p>
          <text:p text:style-name="Text_20_body"><draw:frame draw:style-name="fr2" text:anchor-type="paragraph"><draw:object xlink:href="Formula-232/" xlink:type="simple" xlink:show="embed" xlink:actuate="onLoad"/></draw:frame></text:p>
          <text:p text:style-name="Text_20_body">Onde,<text:line-break/><draw:frame draw:style-name="fr1" text:anchor-type="as-char"><draw:object xlink:href="Formula-234/" xlink:type="simple" xlink:show="embed" xlink:actuate="onLoad"/></draw:frame> é o valor máximo da série;<text:line-break/><draw:frame draw:style-name="fr1" text:anchor-type="as-char"><draw:object xlink:href="Formula-236/" xlink:type="simple" xlink:show="embed" xlink:actuate="onLoad"/></draw:frame> é o valor mínimo da série.<text:line-break/></text:p>
        </text:list-item>
      </text:list>
      <text:p text:style-name="Pagebreak"/>
      <text:h text:style-name="Heading_20_3" text:outline-level="3"><text:bookmark-start text:name="desvio"/>9.3.2 Desvio<text:bookmark-end text:name="desvio"/></text:h>
      <text:h text:style-name="Heading_20_4" text:outline-level="4"><text:bookmark-start text:name="desvio-absoluto-d"/>9.3.2.1 Desvio Absoluto (<draw:frame draw:style-name="fr1" text:anchor-type="as-char"><draw:object xlink:href="Formula-238/" xlink:type="simple" xlink:show="embed" xlink:actuate="onLoad"/></draw:frame>)<text:bookmark-end text:name="desvio-absoluto-d"/></text:h>
      <text:list text:style-name="L92">
        <text:list-item>
          <text:p text:style-name="P92">Para dados não agrupados:<text:line-break/></text:p>
          <text:list text:style-name="L93">
            <text:list-item>
              <text:p text:style-name="First_20_paragraph">Os <text:span text:style-name="T1">Desvios Absolutos</text:span> (<draw:frame draw:style-name="fr1" text:anchor-type="as-char"><draw:object xlink:href="Formula-240/" xlink:type="simple" xlink:show="embed" xlink:actuate="onLoad"/></draw:frame>) são a diferença absoluta entre um valor observado e a média aritmética:<text:line-break/></text:p>
              <text:p text:style-name="Text_20_body"><draw:frame draw:style-name="fr2" text:anchor-type="paragraph"><draw:object xlink:href="Formula-242/" xlink:type="simple" xlink:show="embed" xlink:actuate="onLoad"/></draw:frame></text:p>
              <text:p text:style-name="Text_20_body">Onde,<text:line-break/><draw:frame draw:style-name="fr1" text:anchor-type="as-char"><draw:object xlink:href="Formula-244/" xlink:type="simple" xlink:show="embed" xlink:actuate="onLoad"/></draw:frame> é o <text:span text:style-name="T1">valor de cada elemento</text:span>;<text:line-break/><draw:frame draw:style-name="fr1" text:anchor-type="as-char"><draw:object xlink:href="Formula-246/" xlink:type="simple" xlink:show="embed" xlink:actuate="onLoad"/></draw:frame> é a <text:span text:style-name="T1">Média Aritmética</text:span>.<text:line-break/></text:p>
            </text:list-item>
            <text:list-item>
              <text:p text:style-name="P93">Os <text:span text:style-name="T1">Desvios Absolutos</text:span> (<draw:frame draw:style-name="fr1" text:anchor-type="as-char"><draw:object xlink:href="Formula-248/" xlink:type="simple" xlink:show="embed" xlink:actuate="onLoad"/></draw:frame>) são um conjunto de elementos como resposta final.<text:line-break/></text:p>
            </text:list-item>
          </text:list>
        </text:list-item>
        <text:list-item>
          <text:p text:style-name="P92">Para dados agrupados, sem intervalo de classe:<text:line-break/></text:p>
          <text:list text:style-name="L94">
            <text:list-item>
              <text:p text:style-name="First_20_paragraph">Cálculo:<text:line-break/></text:p>
              <text:p text:style-name="Text_20_body"><draw:frame draw:style-name="fr2" text:anchor-type="paragraph"><draw:object xlink:href="Formula-250/" xlink:type="simple" xlink:show="embed" xlink:actuate="onLoad"/></draw:frame></text:p>
              <text:p text:style-name="Text_20_body">Onde,<text:line-break/><draw:frame draw:style-name="fr1" text:anchor-type="as-char"><draw:object xlink:href="Formula-252/" xlink:type="simple" xlink:show="embed" xlink:actuate="onLoad"/></draw:frame> é o valor da variável discreta;<text:line-break/><draw:frame draw:style-name="fr1" text:anchor-type="as-char"><draw:object xlink:href="Formula-254/" xlink:type="simple" xlink:show="embed" xlink:actuate="onLoad"/></draw:frame> é a <text:span text:style-name="T1">Média Aritmética</text:span>.<text:line-break/></text:p>
            </text:list-item>
          </text:list>
        </text:list-item>
        <text:list-item>
          <text:p text:style-name="P92">Para dados agrupados, com intervalo de classe:<text:line-break/></text:p>
          <text:list text:style-name="L95">
            <text:list-item>
              <text:p text:style-name="First_20_paragraph">Cálculo:<text:line-break/></text:p>
              <text:p text:style-name="Text_20_body"><draw:frame draw:style-name="fr2" text:anchor-type="paragraph"><draw:object xlink:href="Formula-256/" xlink:type="simple" xlink:show="embed" xlink:actuate="onLoad"/></draw:frame></text:p>
              <text:p text:style-name="Text_20_body">Onde,<text:line-break/><draw:frame draw:style-name="fr1" text:anchor-type="as-char"><draw:object xlink:href="Formula-258/" xlink:type="simple" xlink:show="embed" xlink:actuate="onLoad"/></draw:frame> é a <text:span text:style-name="T1">Representatividade da classe</text:span> (ponto médio da classe);<text:line-break/><draw:frame draw:style-name="fr1" text:anchor-type="as-char"><draw:object xlink:href="Formula-260/" xlink:type="simple" xlink:show="embed" xlink:actuate="onLoad"/></draw:frame> é a <text:span text:style-name="T1">Média Aritmética</text:span> cálculada para <text:span text:style-name="T2">dados agrupados continuos</text:span>:<text:line-break/></text:p>
              <text:p text:style-name="Text_20_body"><draw:frame draw:style-name="fr2" text:anchor-type="paragraph"><draw:object xlink:href="Formula-262/" xlink:type="simple" xlink:show="embed" xlink:actuate="onLoad"/></draw:frame></text:p>
            </text:list-item>
          </text:list>
        </text:list-item>
      </text:list>
      <text:p text:style-name="Pagebreak"/>
      <text:h text:style-name="Heading_20_4" text:outline-level="4"><text:bookmark-start text:name="desvio-absoluto-médio-dm"/>9.3.2.2 Desvio Absoluto Médio (<draw:frame draw:style-name="fr1" text:anchor-type="as-char"><draw:object xlink:href="Formula-264/" xlink:type="simple" xlink:show="embed" xlink:actuate="onLoad"/></draw:frame>)<text:bookmark-end text:name="desvio-absoluto-médio-dm"/></text:h>
      <text:list text:style-name="L96">
        <text:list-item>
          <text:p text:style-name="P96">É a <text:span text:style-name="T1">Média</text:span> dos <text:span text:style-name="T1">Desvios</text:span>.<text:line-break/></text:p>
        </text:list-item>
        <text:list-item>
          <text:p text:style-name="P96">Para dados não agrupados:<text:line-break/></text:p>
          <text:list text:style-name="L97">
            <text:list-item>
              <text:p text:style-name="First_20_paragraph">Cálculo:<text:line-break/></text:p>
              <text:p text:style-name="Text_20_body"><draw:frame draw:style-name="fr2" text:anchor-type="paragraph"><draw:object xlink:href="Formula-266/" xlink:type="simple" xlink:show="embed" xlink:actuate="onLoad"/></draw:frame></text:p>
              <text:p text:style-name="Text_20_body">Onde,<text:line-break/><draw:frame draw:style-name="fr1" text:anchor-type="as-char"><draw:object xlink:href="Formula-268/" xlink:type="simple" xlink:show="embed" xlink:actuate="onLoad"/></draw:frame> é o <text:span text:style-name="T1">valor de cada elemento</text:span>;<text:line-break/><draw:frame draw:style-name="fr1" text:anchor-type="as-char"><draw:object xlink:href="Formula-270/" xlink:type="simple" xlink:show="embed" xlink:actuate="onLoad"/></draw:frame> é a <text:span text:style-name="T1">Média Aritmética</text:span>;<text:line-break/><draw:frame draw:style-name="fr1" text:anchor-type="as-char"><draw:object xlink:href="Formula-272/" xlink:type="simple" xlink:show="embed" xlink:actuate="onLoad"/></draw:frame> é o <text:span text:style-name="T1">número total de elementos</text:span> (frequencia total).<text:line-break/></text:p>
            </text:list-item>
          </text:list>
        </text:list-item>
        <text:list-item>
          <text:p text:style-name="P96">Para dados agrupados, sem intervalo de classe:<text:line-break/></text:p>
          <text:list text:style-name="L98">
            <text:list-item>
              <text:p text:style-name="First_20_paragraph">Cálculo:<text:line-break/></text:p>
              <text:p text:style-name="Text_20_body"><draw:frame draw:style-name="fr2" text:anchor-type="paragraph"><draw:object xlink:href="Formula-274/" xlink:type="simple" xlink:show="embed" xlink:actuate="onLoad"/></draw:frame></text:p>
              <text:p text:style-name="Text_20_body">Onde,<text:line-break/><draw:frame draw:style-name="fr1" text:anchor-type="as-char"><draw:object xlink:href="Formula-276/" xlink:type="simple" xlink:show="embed" xlink:actuate="onLoad"/></draw:frame> é o <text:span text:style-name="T1">Desvio Absoluto</text:span> para dados agrupados, sem intervalo de classe;<text:line-break/><draw:frame draw:style-name="fr1" text:anchor-type="as-char"><draw:object xlink:href="Formula-278/" xlink:type="simple" xlink:show="embed" xlink:actuate="onLoad"/></draw:frame> é a <text:span text:style-name="T1">Frequência</text:span> de cada variável discreta;<text:line-break/><draw:frame draw:style-name="fr1" text:anchor-type="as-char"><draw:object xlink:href="Formula-280/" xlink:type="simple" xlink:show="embed" xlink:actuate="onLoad"/></draw:frame> é o número total de elementos (ou somatório das frequências).<text:line-break/></text:p>
            </text:list-item>
          </text:list>
        </text:list-item>
        <text:list-item>
          <text:p text:style-name="P96">Para dados agrupados, com intervalo de classe:<text:line-break/></text:p>
          <text:list text:style-name="L99">
            <text:list-item>
              <text:p text:style-name="First_20_paragraph">Cálculo:<text:line-break/></text:p>
              <text:p text:style-name="Text_20_body"><draw:frame draw:style-name="fr2" text:anchor-type="paragraph"><draw:object xlink:href="Formula-282/" xlink:type="simple" xlink:show="embed" xlink:actuate="onLoad"/></draw:frame></text:p>
              <text:p text:style-name="Text_20_body">Onde,<text:line-break/><draw:frame draw:style-name="fr1" text:anchor-type="as-char"><draw:object xlink:href="Formula-284/" xlink:type="simple" xlink:show="embed" xlink:actuate="onLoad"/></draw:frame> é o <text:span text:style-name="T1">Desvio Absoluto</text:span> para dados agrupados, com intervalo de classe;<text:line-break/><draw:frame draw:style-name="fr1" text:anchor-type="as-char"><draw:object xlink:href="Formula-286/" xlink:type="simple" xlink:show="embed" xlink:actuate="onLoad"/></draw:frame> é a <text:span text:style-name="T1">frequência</text:span> de cada intervalo de classe.<text:line-break/></text:p>
            </text:list-item>
          </text:list>
        </text:list-item>
      </text:list>
      <text:p text:style-name="Pagebreak"/>
      <text:h text:style-name="Heading_20_3" text:outline-level="3"><text:bookmark-start text:name="variância-sigma2-ou-s2"/>9.3.3 Variância (<draw:frame draw:style-name="fr1" text:anchor-type="as-char"><draw:object xlink:href="Formula-288/" xlink:type="simple" xlink:show="embed" xlink:actuate="onLoad"/></draw:frame> ou <draw:frame draw:style-name="fr1" text:anchor-type="as-char"><draw:object xlink:href="Formula-290/" xlink:type="simple" xlink:show="embed" xlink:actuate="onLoad"/></draw:frame>)<text:bookmark-end text:name="variância-sigma2-ou-s2"/></text:h>
      <text:list text:style-name="L100">
        <text:list-item>
          <text:p text:style-name="P100">Leva em consideração os valores extremos e também os valores intermediários.<text:line-break/></text:p>
        </text:list-item>
        <text:list-item>
          <text:p text:style-name="P100">Relaciona os desvios em torno da média (destancias dos valores ate a média).<text:line-break/></text:p>
        </text:list-item>
        <text:list-item>
          <text:p text:style-name="P100">Média Aritmética dos quadrados dos desvios.<text:line-break/></text:p>
        </text:list-item>
        <text:list-item>
          <text:p text:style-name="P100">O símbolo para <text:span text:style-name="T1">Variância Populacional</text:span> é o sigma ao quadrado (<draw:frame draw:style-name="fr1" text:anchor-type="as-char"><draw:object xlink:href="Formula-292/" xlink:type="simple" xlink:show="embed" xlink:actuate="onLoad"/></draw:frame>), já o símbolo para <text:span text:style-name="T1">Variância Amostral</text:span> é o “S” maiusculo ao quadrado (<draw:frame draw:style-name="fr1" text:anchor-type="as-char"><draw:object xlink:href="Formula-294/" xlink:type="simple" xlink:show="embed" xlink:actuate="onLoad"/></draw:frame>).<text:line-break/></text:p>
        </text:list-item>
        <text:list-item>
          <text:p text:style-name="P100">Cálculo para dados não agrupados:<text:line-break/></text:p>
          <text:list text:style-name="L101">
            <text:list-item>
              <text:p text:style-name="First_20_paragraph">População<text:line-break/></text:p>
              <text:p text:style-name="Text_20_body"><draw:frame draw:style-name="fr2" text:anchor-type="paragraph"><draw:object xlink:href="Formula-296/" xlink:type="simple" xlink:show="embed" xlink:actuate="onLoad"/></draw:frame></text:p>
              <text:p text:style-name="Text_20_body">Onde,<text:line-break/><draw:frame draw:style-name="fr1" text:anchor-type="as-char"><draw:object xlink:href="Formula-298/" xlink:type="simple" xlink:show="embed" xlink:actuate="onLoad"/></draw:frame> é o valor de <text:span text:style-name="T1">cada elemento da série</text:span>;<text:line-break/><draw:frame draw:style-name="fr1" text:anchor-type="as-char"><draw:object xlink:href="Formula-300/" xlink:type="simple" xlink:show="embed" xlink:actuate="onLoad"/></draw:frame> é o valor da <text:span text:style-name="T1">Média Aritmética Simples</text:span>;<text:line-break/><draw:frame draw:style-name="fr1" text:anchor-type="as-char"><draw:object xlink:href="Formula-302/" xlink:type="simple" xlink:show="embed" xlink:actuate="onLoad"/></draw:frame> é o <text:span text:style-name="T1">número total da população</text:span>.<text:line-break/></text:p>
            </text:list-item>
            <text:list-item>
              <text:p text:style-name="Text_20_body">Amostra<text:line-break/></text:p>
              <text:p text:style-name="Text_20_body"><draw:frame draw:style-name="fr2" text:anchor-type="paragraph"><draw:object xlink:href="Formula-304/" xlink:type="simple" xlink:show="embed" xlink:actuate="onLoad"/></draw:frame></text:p>
              <text:p text:style-name="Text_20_body">Onde,<text:line-break/><draw:frame draw:style-name="fr1" text:anchor-type="as-char"><draw:object xlink:href="Formula-306/" xlink:type="simple" xlink:show="embed" xlink:actuate="onLoad"/></draw:frame> é o valor de <text:span text:style-name="T1">cada elemento da série</text:span>;<text:line-break/><draw:frame draw:style-name="fr1" text:anchor-type="as-char"><draw:object xlink:href="Formula-308/" xlink:type="simple" xlink:show="embed" xlink:actuate="onLoad"/></draw:frame> é o valor da <text:span text:style-name="T1">Média Aritmética Simples</text:span>;<text:line-break/><draw:frame draw:style-name="fr1" text:anchor-type="as-char"><draw:object xlink:href="Formula-310/" xlink:type="simple" xlink:show="embed" xlink:actuate="onLoad"/></draw:frame> é o <text:span text:style-name="T1">número de elementos da Amostra</text:span>;<text:line-break/><draw:frame draw:style-name="fr1" text:anchor-type="as-char"><draw:object xlink:href="Formula-312/" xlink:type="simple" xlink:show="embed" xlink:actuate="onLoad"/></draw:frame> é por ser uma estimativa no caso da Amostra, trabalhando assim com um grau a menos de liberdade.<text:line-break/></text:p>
            </text:list-item>
          </text:list>
        </text:list-item>
        <text:list-item>
          <text:p text:style-name="P100">Cálculo dados agrupados:<text:line-break/></text:p>
          <text:list text:style-name="L102">
            <text:list-item>
              <text:p text:style-name="P102">Para dados agrupados, sem intervalo de classe (<text:span text:style-name="T1">Variáveis Discretas</text:span>):<text:line-break/></text:p>
              <text:list text:style-name="L103">
                <text:list-item>
                  <text:p text:style-name="First_20_paragraph">População<text:line-break/></text:p>
                  <text:p text:style-name="Text_20_body"><draw:frame draw:style-name="fr2" text:anchor-type="paragraph"><draw:object xlink:href="Formula-314/" xlink:type="simple" xlink:show="embed" xlink:actuate="onLoad"/></draw:frame></text:p>
                  <text:p text:style-name="Text_20_body">Onde,<text:line-break/><draw:frame draw:style-name="fr1" text:anchor-type="as-char"><draw:object xlink:href="Formula-316/" xlink:type="simple" xlink:show="embed" xlink:actuate="onLoad"/></draw:frame> é o valor de <text:span text:style-name="T1">cada elemento da série</text:span>;<text:line-break/><draw:frame draw:style-name="fr1" text:anchor-type="as-char"><draw:object xlink:href="Formula-318/" xlink:type="simple" xlink:show="embed" xlink:actuate="onLoad"/></draw:frame> é o valor da <text:span text:style-name="T1">Média Aritmética Ponderada</text:span>;<text:line-break/><draw:frame draw:style-name="fr1" text:anchor-type="as-char"><draw:object xlink:href="Formula-320/" xlink:type="simple" xlink:show="embed" xlink:actuate="onLoad"/></draw:frame> é a <text:span text:style-name="T1">Frequência</text:span> da variável;<text:line-break/><draw:frame draw:style-name="fr1" text:anchor-type="as-char"><draw:object xlink:href="Formula-322/"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24/" xlink:type="simple" xlink:show="embed" xlink:actuate="onLoad"/></draw:frame></text:p>
                  <text:p text:style-name="Text_20_body">Onde,<text:line-break/><draw:frame draw:style-name="fr1" text:anchor-type="as-char"><draw:object xlink:href="Formula-326/" xlink:type="simple" xlink:show="embed" xlink:actuate="onLoad"/></draw:frame> é o valor de <text:span text:style-name="T1">cada elemento da série</text:span>;<text:line-break/><draw:frame draw:style-name="fr1" text:anchor-type="as-char"><draw:object xlink:href="Formula-328/" xlink:type="simple" xlink:show="embed" xlink:actuate="onLoad"/></draw:frame> é o valor da <text:span text:style-name="T1">Média Aritmética Ponderada</text:span>;<text:line-break/><draw:frame draw:style-name="fr1" text:anchor-type="as-char"><draw:object xlink:href="Formula-330/" xlink:type="simple" xlink:show="embed" xlink:actuate="onLoad"/></draw:frame> é a <text:span text:style-name="T1">Frequência</text:span> da variável;<text:line-break/><draw:frame draw:style-name="fr1" text:anchor-type="as-char"><draw:object xlink:href="Formula-332/" xlink:type="simple" xlink:show="embed" xlink:actuate="onLoad"/></draw:frame> ou <draw:frame draw:style-name="fr1" text:anchor-type="as-char"><draw:object xlink:href="Formula-334/" xlink:type="simple" xlink:show="embed" xlink:actuate="onLoad"/></draw:frame> é o somatório das <text:span text:style-name="T1">Frequências</text:span> da Amostra menos 1.<text:line-break/></text:p>
                </text:list-item>
              </text:list>
            </text:list-item>
            <text:list-item>
              <text:p text:style-name="P102">Para dados agrupados, com intervalo de classe (<text:span text:style-name="T1">Variáveis Contínuas</text:span>):<text:line-break/></text:p>
              <text:list text:style-name="L104">
                <text:list-item>
                  <text:p text:style-name="First_20_paragraph">População<text:line-break/></text:p>
                  <text:p text:style-name="Text_20_body"><draw:frame draw:style-name="fr2" text:anchor-type="paragraph"><draw:object xlink:href="Formula-336/" xlink:type="simple" xlink:show="embed" xlink:actuate="onLoad"/></draw:frame></text:p>
                  <text:p text:style-name="Text_20_body">Onde,<text:line-break/><draw:frame draw:style-name="fr1" text:anchor-type="as-char"><draw:object xlink:href="Formula-338/" xlink:type="simple" xlink:show="embed" xlink:actuate="onLoad"/></draw:frame> é a <text:span text:style-name="T1">Representatividade das Classe</text:span> (<text:span text:style-name="T1">Ponto Médio das Classes</text:span>);<text:line-break/><draw:frame draw:style-name="fr1" text:anchor-type="as-char"><draw:object xlink:href="Formula-340/" xlink:type="simple" xlink:show="embed" xlink:actuate="onLoad"/></draw:frame> é o valor da <text:span text:style-name="T1">Média Aritmética Ponderada</text:span>;<text:line-break/><draw:frame draw:style-name="fr1" text:anchor-type="as-char"><draw:object xlink:href="Formula-342/" xlink:type="simple" xlink:show="embed" xlink:actuate="onLoad"/></draw:frame> é a <text:span text:style-name="T1">Frequência</text:span> da variável;<text:line-break/><draw:frame draw:style-name="fr1" text:anchor-type="as-char"><draw:object xlink:href="Formula-344/"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46/" xlink:type="simple" xlink:show="embed" xlink:actuate="onLoad"/></draw:frame></text:p>
                  <text:p text:style-name="Text_20_body">Onde,<text:line-break/><draw:frame draw:style-name="fr1" text:anchor-type="as-char"><draw:object xlink:href="Formula-348/" xlink:type="simple" xlink:show="embed" xlink:actuate="onLoad"/></draw:frame> é a <text:span text:style-name="T1">Representatividade das Classe</text:span> (<text:span text:style-name="T1">Ponto Médio das Classes</text:span>);<text:line-break/><draw:frame draw:style-name="fr1" text:anchor-type="as-char"><draw:object xlink:href="Formula-350/" xlink:type="simple" xlink:show="embed" xlink:actuate="onLoad"/></draw:frame> é o valor da <text:span text:style-name="T1">Média Aritmética Ponderada</text:span>;<text:line-break/><draw:frame draw:style-name="fr1" text:anchor-type="as-char"><draw:object xlink:href="Formula-352/" xlink:type="simple" xlink:show="embed" xlink:actuate="onLoad"/></draw:frame> é a <text:span text:style-name="T1">Frequência</text:span> da variável;<text:line-break/><draw:frame draw:style-name="fr1" text:anchor-type="as-char"><draw:object xlink:href="Formula-354/" xlink:type="simple" xlink:show="embed" xlink:actuate="onLoad"/></draw:frame> ou <draw:frame draw:style-name="fr1" text:anchor-type="as-char"><draw:object xlink:href="Formula-356/" xlink:type="simple" xlink:show="embed" xlink:actuate="onLoad"/></draw:frame> é o somatório das <text:span text:style-name="T1">Frequências</text:span> da Amostra menos 1.<text:line-break/></text:p>
                </text:list-item>
              </text:list>
            </text:list-item>
          </text:list>
        </text:list-item>
      </text:list>
      <text:p text:style-name="Pagebreak"/>
      <text:h text:style-name="Heading_20_3" text:outline-level="3"><text:bookmark-start text:name="desvio-padrão-sigma-ou-s"/>9.3.4 Desvio-padrão (<draw:frame draw:style-name="fr1" text:anchor-type="as-char"><draw:object xlink:href="Formula-358/" xlink:type="simple" xlink:show="embed" xlink:actuate="onLoad"/></draw:frame> ou <draw:frame draw:style-name="fr1" text:anchor-type="as-char"><draw:object xlink:href="Formula-360/" xlink:type="simple" xlink:show="embed" xlink:actuate="onLoad"/></draw:frame>)<text:bookmark-end text:name="desvio-padrão-sigma-ou-s"/></text:h>
      <text:h text:style-name="Heading_20_4" text:outline-level="4"><text:bookmark-start text:name="variância-x-desvio-padrão"/>9.3.4.1 Variância x Desvio-padrão<text:bookmark-end text:name="variância-x-desvio-padrão"/></text:h>
      <text:list text:style-name="L105">
        <text:list-item>
          <text:p text:style-name="P105"><text:span text:style-name="T1">Variância</text:span>:<text:line-break/></text:p>
          <text:list text:style-name="L106">
            <text:list-item>
              <text:p text:style-name="P106">Número em unidade “quadrada”.<text:line-break/></text:p>
            </text:list-item>
            <text:list-item>
              <text:p text:style-name="P106">Maior dificuldade de compreensão e menor utilidade na estatística descritiva.<text:line-break/></text:p>
            </text:list-item>
            <text:list-item>
              <text:p text:style-name="P106">Extremamente relevante na inferência estatística e em combinações de amostras.<text:line-break/></text:p>
            </text:list-item>
          </text:list>
        </text:list-item>
        <text:list-item>
          <text:p text:style-name="P105"><text:span text:style-name="T1">Desvio-padrão</text:span>:<text:line-break/></text:p>
          <text:list text:style-name="L107">
            <text:list-item>
              <text:p text:style-name="P107">Mais usado na comparação de diferenças entre conjuntos de dados.<text:line-break/></text:p>
            </text:list-item>
            <text:list-item>
              <text:p text:style-name="P107">Determina a dispersão dos valores em relação a <text:span text:style-name="T1">Média</text:span>.<text:line-break/></text:p>
            </text:list-item>
            <text:list-item>
              <text:p text:style-name="P107">Volta-se com os dados para a unidade original.<text:line-break/></text:p>
            </text:list-item>
          </text:list>
        </text:list-item>
      </text:list>
      <text:h text:style-name="Heading_20_4" text:outline-level="4"><text:bookmark-start text:name="desvio-padrão-populacional-e-amostral"/>9.3.4.2 Desvio-padrão (Populacional e Amostral)<text:bookmark-end text:name="desvio-padrão-populacional-e-amostral"/></text:h>
      <text:list text:style-name="L108">
        <text:list-item>
          <text:p text:style-name="P108">Determina a dispersão dos valores em relação a <text:span text:style-name="T1">Média</text:span>.<text:line-break/></text:p>
        </text:list-item>
        <text:list-item>
          <text:p text:style-name="First_20_paragraph">População<text:line-break/></text:p>
          <text:p text:style-name="Text_20_body"><draw:frame draw:style-name="fr2" text:anchor-type="paragraph"><draw:object xlink:href="Formula-362/" xlink:type="simple" xlink:show="embed" xlink:actuate="onLoad"/></draw:frame></text:p>
          <text:p text:style-name="Text_20_body">Onde,<text:line-break/><draw:frame draw:style-name="fr1" text:anchor-type="as-char"><draw:object xlink:href="Formula-364/" xlink:type="simple" xlink:show="embed" xlink:actuate="onLoad"/></draw:frame> é a <text:span text:style-name="T1">Variância Populacional</text:span>;<text:line-break/><draw:frame draw:style-name="fr1" text:anchor-type="as-char"><draw:object xlink:href="Formula-366/" xlink:type="simple" xlink:show="embed" xlink:actuate="onLoad"/></draw:frame> é o <text:span text:style-name="T1">Desvio-padrão Populacional</text:span>.<text:line-break/></text:p>
        </text:list-item>
        <text:list-item>
          <text:p text:style-name="Text_20_body">Amostra<text:line-break/></text:p>
          <text:p text:style-name="Text_20_body"><draw:frame draw:style-name="fr2" text:anchor-type="paragraph"><draw:object xlink:href="Formula-368/" xlink:type="simple" xlink:show="embed" xlink:actuate="onLoad"/></draw:frame></text:p>
          <text:p text:style-name="Text_20_body">Onde,<text:line-break/><draw:frame draw:style-name="fr1" text:anchor-type="as-char"><draw:object xlink:href="Formula-370/" xlink:type="simple" xlink:show="embed" xlink:actuate="onLoad"/></draw:frame> é a <text:span text:style-name="T1">Variância Amostral</text:span>;<text:line-break/><draw:frame draw:style-name="fr1" text:anchor-type="as-char"><draw:object xlink:href="Formula-372/" xlink:type="simple" xlink:show="embed" xlink:actuate="onLoad"/></draw:frame> é o <text:span text:style-name="T1">Desvio-padrão Amostral</text:span>.<text:line-break/></text:p>
        </text:list-item>
      </text:list>
      <text:p text:style-name="Pagebreak"/>
      <text:h text:style-name="Heading_20_3" text:outline-level="3"><text:bookmark-start text:name="coeficiente-de-variação-cv"/>9.3.5 Coeficiente de Variação (<draw:frame draw:style-name="fr1" text:anchor-type="as-char"><draw:object xlink:href="Formula-374/" xlink:type="simple" xlink:show="embed" xlink:actuate="onLoad"/></draw:frame>)<text:bookmark-end text:name="coeficiente-de-variação-cv"/></text:h>
      <text:h text:style-name="Heading_20_4" text:outline-level="4"><text:bookmark-start text:name="teoria-2"/>9.3.5.1 Teoria<text:bookmark-end text:name="teoria-2"/></text:h>
      <text:list text:style-name="L109">
        <text:list-item>
          <text:p text:style-name="P109">Medida relativa de dispersão.<text:line-break/></text:p>
        </text:list-item>
        <text:list-item>
          <text:p text:style-name="P109">Útil para comparação em termos relativos do grau de concentração.<text:line-break/></text:p>
        </text:list-item>
        <text:list-item>
          <text:p text:style-name="P109">O <text:span text:style-name="T1">Coeficiente de Variação</text:span> (<draw:frame draw:style-name="fr1" text:anchor-type="as-char"><draw:object xlink:href="Formula-376/" xlink:type="simple" xlink:show="embed" xlink:actuate="onLoad"/></draw:frame>) é expresso em porcentagens.<text:line-break/></text:p>
        </text:list-item>
        <text:list-item>
          <text:p text:style-name="P109">Diz-se que uma distribuição:<text:line-break/></text:p>
          <text:list text:style-name="L110">
            <text:list-item>
              <text:p text:style-name="P110"><draw:frame draw:style-name="fr1" text:anchor-type="as-char"><draw:object xlink:href="Formula-378/" xlink:type="simple" xlink:show="embed" xlink:actuate="onLoad"/></draw:frame> tem <text:span text:style-name="T1">Baixa Dispersão</text:span>.<text:line-break/></text:p>
            </text:list-item>
            <text:list-item>
              <text:p text:style-name="P110"><draw:frame draw:style-name="fr1" text:anchor-type="as-char"><draw:object xlink:href="Formula-380/" xlink:type="simple" xlink:show="embed" xlink:actuate="onLoad"/></draw:frame> tem <text:span text:style-name="T1">Média Dispersão</text:span>.<text:line-break/></text:p>
            </text:list-item>
            <text:list-item>
              <text:p text:style-name="P110"><draw:frame draw:style-name="fr1" text:anchor-type="as-char"><draw:object xlink:href="Formula-382/" xlink:type="simple" xlink:show="embed" xlink:actuate="onLoad"/></draw:frame> tem <text:span text:style-name="T1">Alta Dispersão</text:span>.<text:line-break/></text:p>
            </text:list-item>
          </text:list>
        </text:list-item>
      </text:list>
      <text:h text:style-name="Heading_20_4" text:outline-level="4"><text:bookmark-start text:name="cálculo-do-coeficiente-de-variação"/>9.3.5.2 Cálculo do Coeficiente de Variação<text:bookmark-end text:name="cálculo-do-coeficiente-de-variação"/></text:h>
      <text:list text:style-name="L111">
        <text:list-item>
          <text:p text:style-name="First_20_paragraph">População:<text:line-break/></text:p>
          <text:p text:style-name="Text_20_body"><draw:frame draw:style-name="fr2" text:anchor-type="paragraph"><draw:object xlink:href="Formula-384/" xlink:type="simple" xlink:show="embed" xlink:actuate="onLoad"/></draw:frame></text:p>
          <text:p text:style-name="Text_20_body">Onde,<text:line-break/><draw:frame draw:style-name="fr1" text:anchor-type="as-char"><draw:object xlink:href="Formula-386/" xlink:type="simple" xlink:show="embed" xlink:actuate="onLoad"/></draw:frame> é o <text:span text:style-name="T1">Desvio-padrão Populacional</text:span>;<text:line-break/><draw:frame draw:style-name="fr1" text:anchor-type="as-char"><draw:object xlink:href="Formula-388/" xlink:type="simple" xlink:show="embed" xlink:actuate="onLoad"/></draw:frame> é a <text:span text:style-name="T1">Média Populacional</text:span>.<text:line-break/></text:p>
        </text:list-item>
        <text:list-item>
          <text:p text:style-name="Text_20_body">Amostra:<text:line-break/></text:p>
          <text:p text:style-name="Text_20_body"><draw:frame draw:style-name="fr2" text:anchor-type="paragraph"><draw:object xlink:href="Formula-390/" xlink:type="simple" xlink:show="embed" xlink:actuate="onLoad"/></draw:frame></text:p>
          <text:p text:style-name="Text_20_body">Onde,<text:line-break/><draw:frame draw:style-name="fr1" text:anchor-type="as-char"><draw:object xlink:href="Formula-392/" xlink:type="simple" xlink:show="embed" xlink:actuate="onLoad"/></draw:frame> é o <text:span text:style-name="T1">Desvio-padrão Amostral</text:span>;<text:line-break/><draw:frame draw:style-name="fr1" text:anchor-type="as-char"><draw:object xlink:href="Formula-394/" xlink:type="simple" xlink:show="embed" xlink:actuate="onLoad"/></draw:frame> é a <text:span text:style-name="T1">Média Amostral</text:span>.<text:line-break/></text:p>
        </text:list-item>
      </text:list>
      <text:p text:style-name="Pagebreak"/>
      <text:h text:style-name="Heading_20_1" text:outline-level="1"><text:bookmark-start text:name="aula-125---análise-estatística"/>10 Aula 125 - Análise Estatística<text:bookmark-end text:name="aula-125---análise-estatística"/></text:h>
      <text:list text:style-name="L112">
        <text:list-item>
          <text:p text:style-name="P112">Para fazer uma Análise Estatística eficiente de dados, necessitamos:<text:line-break/></text:p>
          <text:list text:style-name="L113">
            <text:list-item>
              <text:p text:style-name="P113">Limpar os dados<text:line-break/>Remover os <text:span text:style-name="T2">OUTLIER</text:span> (valores atipicos, inconsistentes).<text:line-break/></text:p>
            </text:list-item>
            <text:list-item>
              <text:p text:style-name="P113">Aplicar Estatística Descritiva aos dados<text:line-break/>As medidas de posição (<text:span text:style-name="T1">Média</text:span>, <text:span text:style-name="T1">Mediana</text:span> e <text:span text:style-name="T1">moda</text:span>) e dispersão (<text:span text:style-name="T1">Amplitude Total</text:span>, <text:span text:style-name="T1">Desvio</text:span>, <text:span text:style-name="T1">Desvio Médio</text:span>, <text:span text:style-name="T1">Variância</text:span>, <text:span text:style-name="T1">Desvio-padrão</text:span> e <text:span text:style-name="T1">Coeficiente de Variação</text:span>) são maneiras de descrever os dados.<text:line-break/></text:p>
            </text:list-item>
            <text:list-item>
              <text:p text:style-name="P113">Comparar as medidas dos dados<text:line-break/>Principalmente medidas de dispersão, me especial <text:span text:style-name="T1">Coeficiente de Variação</text:span>, são ótimas para comparar dados.<text:line-break/></text:p>
            </text:list-item>
            <text:list-item>
              <text:p text:style-name="P113">Previsão de dados<text:line-break/>A principal técnica é de <text:span text:style-name="T1">Regressão</text:span>, porém para aplicar, necessita que os dados estejam limpos e com pouca dispersão (quanto menor, melhor).<text:line-break/></text:p>
            </text:list-item>
          </text:list>
        </text:list-item>
      </text:list>
      <text:p text:style-name="Pagebreak"/>
      <text:h text:style-name="Heading_20_1" text:outline-level="1"><text:bookmark-start text:name="aula-126---modelagem-de-banco-de-dados-x-modelagem-data-science-e-bi"/>11 Aula 126 - Modelagem de Banco de dados X Modelagem Data Science e BI<text:bookmark-end text:name="aula-126---modelagem-de-banco-de-dados-x-modelagem-data-science-e-bi"/></text:h>
      <text:h text:style-name="Heading_20_2" text:outline-level="2"><text:bookmark-start text:name="modelagem-de-banco-de-dados"/>11.1 Modelagem de Banco de dados<text:bookmark-end text:name="modelagem-de-banco-de-dados"/></text:h>
      <text:list text:style-name="L114">
        <text:list-item>
          <text:p text:style-name="P114">Evitam reduncancia, consequentemente poupam espaço em disco.<text:line-break/></text:p>
        </text:list-item>
        <text:list-item>
          <text:p text:style-name="P114">Consomem muito processamento em função de <text:span text:style-name="T1">JOINS</text:span>. Queries lentas.<text:line-break/></text:p>
        </text:list-item>
        <text:list-item>
          <text:p text:style-name="P114">Por boas práticas, o banco de dados deve seguir (pelo menos) as três primeiras <text:span text:style-name="T1">Formas Normais</text:span>.<text:line-break/></text:p>
        </text:list-item>
      </text:list>
      <text:h text:style-name="Heading_20_3" text:outline-level="3"><text:bookmark-start text:name="primeira-forma-normal"/>11.1.1 Primeira forma normal<text:bookmark-end text:name="primeira-forma-normal"/></text:h>
      <text:list text:style-name="L115">
        <text:list-item>
          <text:p text:style-name="P115">3 Regras:<text:line-break/></text:p>
          <text:list text:style-name="L116">
            <text:list-item>
              <text:p text:style-name="P116">Todo campo vetorizado se tornará outra tabela.<text:line-break/></text:p>
            </text:list-item>
          </text:list>
          <text:list text:style-name="L117">
            <text:list-item>
              <text:p text:style-name="P117">Campo vetorizado é todo campo que apresenta algo como um vetor dentro dele.<text:line-break/></text:p>
            </text:list-item>
            <text:list-item>
              <text:p text:style-name="P117">Varios dados do mesmo tipo (vetor).<text:line-break/></text:p>
            </text:list-item>
            <text:list-item>
              <text:p text:style-name="P117">Exemplo:<text:line-break/><text:span text:style-name="T2">vetor</text:span> [VERDE, AMARELO, LARANJA,…]<text:line-break/></text:p>
            </text:list-item>
          </text:list>
          <text:list text:style-name="L118">
            <text:list-item>
              <text:p text:style-name="P118">Todo campo multivalorado se tornará outra tabela.<text:line-break/></text:p>
            </text:list-item>
          </text:list>
          <text:list text:style-name="L119">
            <text:list-item>
              <text:p text:style-name="P119">Campo multivalorado é todo campo que apresenta algo como uma lista dentro dele.<text:line-break/></text:p>
            </text:list-item>
            <text:list-item>
              <text:p text:style-name="P119">Diversos dados de tipos diferentes (lista).<text:line-break/></text:p>
            </text:list-item>
            <text:list-item>
              <text:p text:style-name="P119">Exemplo:<text:line-break/><text:span text:style-name="T2">list</text:span> (1, VERDE, CASA, …)<text:line-break/></text:p>
            </text:list-item>
          </text:list>
          <text:list text:style-name="L120">
            <text:list-item>
              <text:p text:style-name="P120">Toda tabela necessita de pelo menos um campo que identifique todo registro como sendo único (é o que chamamos de “<text:span text:style-name="T1">Chave Primaria</text:span>” ou “<text:span text:style-name="T1">Primary Key</text:span>”).<text:line-break/></text:p>
            </text:list-item>
          </text:list>
          <text:list text:style-name="L121">
            <text:list-item>
              <text:p text:style-name="P121">Tipos de <text:span text:style-name="T1">CHAVE PRIMARIA</text:span>:<text:line-break/></text:p>
              <text:list text:style-name="L122">
                <text:list-item>
                  <text:p text:style-name="P122">NATURAL<text:line-break/></text:p>
                  <text:list text:style-name="L123">
                    <text:list-item>
                      <text:p text:style-name="P123">Pertence ao registro intrinsecamente.<text:line-break/></text:p>
                    </text:list-item>
                    <text:list-item>
                      <text:p text:style-name="P123">Muito útil, porem pouco confiavel. Depende de terceiros para existir, como o governo por exemplo.<text:line-break/></text:p>
                    </text:list-item>
                    <text:list-item>
                      <text:p text:style-name="P123">Exemplo: CPF.<text:line-break/></text:p>
                    </text:list-item>
                  </text:list>
                </text:list-item>
                <text:list-item>
                  <text:p text:style-name="P122">ARTIFICIAL<text:line-break/></text:p>
                  <text:list text:style-name="L124">
                    <text:list-item>
                      <text:p text:style-name="P124">É criada pelo/para o banco de dados para identificar o registro.<text:line-break/></text:p>
                    </text:list-item>
                    <text:list-item>
                      <text:p text:style-name="P124">Exemplo: ID.<text:line-break/></text:p>
                    </text:list-item>
                    <text:list-item>
                      <text:p text:style-name="P124">Mais indicado de se trabalhar, pois oferece controle total por parte do administrador do banco de dados e não depende de terceiros para existir.<text:line-break/></text:p>
                    </text:list-item>
                  </text:list>
                </text:list-item>
              </text:list>
            </text:list-item>
          </text:list>
        </text:list-item>
      </text:list>
      <text:h text:style-name="Heading_20_3" text:outline-level="3"><text:bookmark-start text:name="segunda-forma-normal"/>11.1.2 Segunda forma normal<text:bookmark-end text:name="segunda-forma-normal"/></text:h>
      <text:p text:style-name="First_20_paragraph">“Uma relação está na <text:span text:style-name="T1">2º forma normal</text:span> se, e somente se, estiver na <text:span text:style-name="T1">1º forma normal</text:span> e cada atributo não-chave for dependente da chave primária inteira, isto é, cada atributo não-chave não poderá ser dependente de apenas parte da chave.”<text:line-break/></text:p>
      <text:list text:style-name="L125">
        <text:list-item>
          <text:p text:style-name="P125">No caso de tabelas com chave primária composta, se um atributo depende apenas de uma parte da chave primária, então esse atributo deve ser colocado em outra tabela.<text:line-break/></text:p>
        </text:list-item>
        <text:list-item>
          <text:p text:style-name="P125">Uma relação está na <text:span text:style-name="T1">2º forma normal</text:span> quando duas condições são satisfeitas:<text:line-break/></text:p>
          <text:list text:style-name="L126">
            <text:list-item>
              <text:p text:style-name="P126">A relação estiver na <text:span text:style-name="T1">1º forma normal</text:span>.<text:line-break/></text:p>
            </text:list-item>
            <text:list-item>
              <text:p text:style-name="P126">Todos os atributos primos dependerem funcionalmente de toda a <text:span text:style-name="T1">chave primária</text:span>.<text:line-break/></text:p>
            </text:list-item>
          </text:list>
        </text:list-item>
        <text:list-item>
          <text:p text:style-name="P125">Conclusões:<text:line-break/></text:p>
          <text:list text:style-name="L127">
            <text:list-item>
              <text:p text:style-name="P127">Maior independência de dados.<text:line-break/></text:p>
            </text:list-item>
            <text:list-item>
              <text:p text:style-name="P127">Redundâncias e anomalias: dependências funcionais indiretas.<text:line-break/></text:p>
            </text:list-item>
          </text:list>
        </text:list-item>
      </text:list>
      <text:h text:style-name="Heading_20_3" text:outline-level="3"><text:bookmark-start text:name="terceira-forma-normal"/>11.1.3 Terceira forma normal<text:bookmark-end text:name="terceira-forma-normal"/></text:h>
      <text:p text:style-name="First_20_paragraph">“Uma relação R está na <text:span text:style-name="T1">3º forma normal</text:span> se ela estiver na <text:span text:style-name="T1">2º forma normal</text:span> e cada atributo não-chave de R não possuir <text:span text:style-name="T1">dependência transitiva</text:span>, para cada chave candidata de R. Todos os atributos dessa tabela devem ser independentes uns dos outros, ao mesmo tempo que devem ser dependentes exclusivamente da <text:span text:style-name="T1">chave primária</text:span> da tabela.”<text:line-break/></text:p>
      <text:list text:style-name="L128">
        <text:list-item>
          <text:p text:style-name="P128">Exemplo ilustrativo:<text:line-break/>“Uma tabela não está na <text:span text:style-name="T1">Terceira Forma Normal</text:span> porque a coluna <text:span text:style-name="T2">Total</text:span> é dependente, ou é resultado, da multiplicação das colunas <text:span text:style-name="T2">Preço</text:span> e <text:span text:style-name="T2">Quantidade</text:span>, ou seja, a coluna <text:span text:style-name="T2">total</text:span> tem <text:span text:style-name="T1">dependência transitiva</text:span> de colunas que não fazem parte da <text:span text:style-name="T1">chave primária</text:span>, ou mesmo candidata da tabela. Para que essa tabela passe à <text:span text:style-name="T1">Terceira forma normal</text:span> o campo <text:span text:style-name="T2">Total</text:span> deverá ser eliminado, a fim de que nenhuma coluna tenha dependência de qualquer outra que não seja exclusivamente chave”.<text:line-break/></text:p>
        </text:list-item>
        <text:list-item>
          <text:p text:style-name="P128">Passagem para a <text:span text:style-name="T1">3º forma normal</text:span>:<text:line-break/></text:p>
          <text:list text:style-name="L129">
            <text:list-item>
              <text:p text:style-name="P129">Para estar na <text:span text:style-name="T1">3º forma normal</text:span> precisa estar na <text:span text:style-name="T1">2º forma normal</text:span>.<text:line-break/></text:p>
            </text:list-item>
            <text:list-item>
              <text:p text:style-name="P129">Geração de novas tabelas com DF (Dependências Funcionais) diretas.<text:line-break/></text:p>
            </text:list-item>
            <text:list-item>
              <text:p text:style-name="P129">Análise de dependências funcionais entre atributos não-chave.<text:line-break/></text:p>
            </text:list-item>
            <text:list-item>
              <text:p text:style-name="P129">Verificar a dependência exclusiva da <text:span text:style-name="T1">chave primária</text:span>.<text:line-break/></text:p>
            </text:list-item>
            <text:list-item>
              <text:p text:style-name="P129">Entidades na <text:span text:style-name="T1">3º forma normal</text:span> também não podem conter atributos que sejam resultados de algum cálculo de outro atributo.<text:line-break/></text:p>
            </text:list-item>
          </text:list>
        </text:list-item>
        <text:list-item>
          <text:p text:style-name="P128">Conclusões:<text:line-break/></text:p>
          <text:list text:style-name="L130">
            <text:list-item>
              <text:p text:style-name="P130">Maior independência de dados.<text:line-break/></text:p>
            </text:list-item>
            <text:list-item>
              <text:p text:style-name="P130"><text:span text:style-name="T1">3º forma normal</text:span> gera representações lógicas finais na maioria das vezes.<text:line-break/></text:p>
            </text:list-item>
            <text:list-item>
              <text:p text:style-name="P130">Redundâncias e anomalias: dependências funcionais.<text:line-break/></text:p>
            </text:list-item>
          </text:list>
        </text:list-item>
      </text:list>
      <text:p text:style-name="Pagebreak"/>
      <text:h text:style-name="Heading_20_2" text:outline-level="2"><text:bookmark-start text:name="modelagem-data-science"/>11.2 Modelagem Data Science<text:bookmark-end text:name="modelagem-data-science"/></text:h>
      <text:list text:style-name="L131">
        <text:list-item>
          <text:p text:style-name="P131">Foca em agregações e performance.<text:line-break/></text:p>
        </text:list-item>
        <text:list-item>
          <text:p text:style-name="P131">Não se preocupa com espaço em disco.<text:line-break/></text:p>
        </text:list-item>
        <text:list-item>
          <text:p text:style-name="P131">Não evitam redundâncias, em função de uma melhor performance.<text:line-break/></text:p>
        </text:list-item>
        <text:list-item>
          <text:p text:style-name="P131">Preferencialmente <text:span text:style-name="T1">Modelagem Colunar</text:span>, Tabelas com redundâncias que crescem para baixo facilmente (agregam o máximo de informações possivel numa mesma tabela).<text:line-break/></text:p>
        </text:list-item>
        <text:list-item>
          <text:p text:style-name="P131">Performa melhor que modelos <text:span text:style-name="T1">BI</text:span> (<text:span text:style-name="T1">Modelagem Dimensional</text:span>), pois não utiliza tantos <text:span text:style-name="T1">JOIN</text:span>s.<text:line-break/></text:p>
        </text:list-item>
      </text:list>
      <text:p text:style-name="Pagebreak"/>
      <text:h text:style-name="Heading_20_2" text:outline-level="2"><text:bookmark-start text:name="modelagem-business-intelligence"/>11.3 Modelagem Business Intelligence<text:bookmark-end text:name="modelagem-business-intelligence"/></text:h>
      <text:list text:style-name="L132">
        <text:list-item>
          <text:p text:style-name="P132">Foca em agregações e performance.<text:line-break/></text:p>
        </text:list-item>
        <text:list-item>
          <text:p text:style-name="P132">Não evitam redundâncias, em função de uma melhor performance.<text:line-break/></text:p>
        </text:list-item>
        <text:list-item>
          <text:p text:style-name="P132">Tem um desempenho (performace) pior que em <text:span text:style-name="T1">Data Science</text:span> pois o <text:span text:style-name="T1">Modelo Dimensional</text:span> ainda implica em uso de <text:span text:style-name="T1">JOIN</text:span>s, unindo <text:span text:style-name="T1">fato</text:span> com <text:span text:style-name="T1">dimensões</text:span>, para formar as <text:span text:style-name="T1">QUERY</text:span>s (consultas).<text:line-break/></text:p>
        </text:list-item>
        <text:list-item>
          <text:p text:style-name="P132">Não se preocupa com espaço em disco.<text:line-break/></text:p>
        </text:list-item>
        <text:list-item>
          <text:p text:style-name="P132">Modelagem mínima, <text:span text:style-name="T1">Data Warehouse</text:span> (<text:span text:style-name="T1">DW</text:span>).<text:line-break/></text:p>
        </text:list-item>
        <text:list-item>
          <text:p text:style-name="P132"><text:span text:style-name="T2">Modelagem Dimensional</text:span>, ou <text:span text:style-name="T2">Multidimensional</text:span> (<text:span text:style-name="T1">STAR SCHEMA</text:span> e <text:span text:style-name="T1">SNOWFLAKE SCHEMA</text:span>).<text:line-break/></text:p>
        </text:list-item>
      </text:list>
      <text:h text:style-name="Heading_20_3" text:outline-level="3"><text:bookmark-start text:name="modelagem-dimensional"/>11.3.1 Modelagem Dimensional<text:bookmark-end text:name="modelagem-dimensional"/></text:h>
      <text:list text:style-name="L133">
        <text:list-item>
          <text:p text:style-name="P133"><text:span text:style-name="T1">Modelagem dimensional</text:span> (ou <text:span text:style-name="T1">multidimensional</text:span>) é uma técnica de projeto lógico normalmente usada para <text:span text:style-name="T1">Data Warehouse</text:span> que contrasta com a <text:span text:style-name="T1">modelagem entidade-relacionamento</text:span>.<text:line-break/></text:p>
        </text:list-item>
        <text:list-item>
          <text:p text:style-name="P133">A construção de um modelo dimensional bem desenhado deve ter como princípio a simplicidade, afinal modelos muito complexos tentem a ser problemáticos a longo prazo, tornando-se “pesados” e de difícil manutenção, então aqui podemos aplicar uma regra básica, “se está muito complexo, está errado”, ou seja, modelagens muito complexas precisam ser reavaliadas e simplificadas.<text:line-break/></text:p>
        </text:list-item>
        <text:list-item>
          <text:p text:style-name="P133">A modelagem dimensional é a única técnica viável para bancos de dados que devem responder consultas em um <text:span text:style-name="T1">Data Warehouse</text:span>.<text:line-break/></text:p>
        </text:list-item>
        <text:list-item>
          <text:p text:style-name="P133">A <text:span text:style-name="T1">modelagem entidade-relacionamento</text:span> é muito útil para registro de transações e para fase de administração da construção de um <text:span text:style-name="T1">Data Warehouse</text:span>, mas deve ser evitada na entrega do sistema para o usuário final.<text:line-break/></text:p>
        </text:list-item>
        <text:list-item>
          <text:p text:style-name="P133">A modelagem multidimensional foi definida sobre dois pilares:<text:line-break/></text:p>
          <text:list text:style-name="L134">
            <text:list-item>
              <text:p text:style-name="P134">Dimensões Conformados<text:line-break/>Dimensões conformados diz respeito a entidade que servem de perspectivas de análise em qualquer assunto da organização. Uma dimensão conformada possui atributos conflitantes com um ou mais <text:span text:style-name="T1">data-marts</text:span> do <text:span text:style-name="T1">data warehouse</text:span>.<text:line-break/></text:p>
            </text:list-item>
            <text:list-item>
              <text:p text:style-name="P134">Fatos com granularidade única<text:line-break/>Por grão de fato entende-se a unidade de medida de um indicador de desempenho. Assim, quando fala-se de unidades vendidas, pode-se estar falando em unidades vendidas de uma loja em um mês ou de um dado produto no semestre. Obviamente, esse valores não são operáveis entre si.<text:line-break/>A modelagem multidimensional visa construir um data warehouse com dimensões conformados e fatos afins com grãos os mais próximos possíveis.<text:line-break/></text:p>
            </text:list-item>
          </text:list>
        </text:list-item>
        <text:list-item>
          <text:p text:style-name="P133">Esse tipo de modelagem tem dois modelos <text:span text:style-name="T2">MODELO ESTRELA</text:span> (<text:span text:style-name="T1">STAR SCHEMA</text:span>) e <text:span text:style-name="T2">MODELO FLOCO DE NEVE</text:span> (<text:span text:style-name="T1">SNOWFLAKE SCHEMA</text:span>).<text:line-break/></text:p>
        </text:list-item>
      </text:list>
      <text:p text:style-name="Pagebreak"/>
      <text:h text:style-name="Heading_20_3" text:outline-level="3"><text:bookmark-start text:name="star-schema"/>11.3.2 STAR SCHEMA<text:bookmark-end text:name="star-schema"/></text:h>
      <text:list text:style-name="L135">
        <text:list-item>
          <text:p text:style-name="P135">Neste foi um modelo o objetivo é:<text:line-break/></text:p>
          <text:list text:style-name="L136">
            <text:list-item>
              <text:p text:style-name="P136">Simplificar a visualização dimensional<text:line-break/></text:p>
            </text:list-item>
            <text:list-item>
              <text:p text:style-name="P136">Facilitando a distinção entre as <text:span text:style-name="T1">dimensões</text:span> e os <text:span text:style-name="T1">fatos</text:span>.<text:line-break/></text:p>
            </text:list-item>
            <text:list-item>
              <text:p text:style-name="P136">Classifica as tabelas de modelo como <text:span text:style-name="T1">Dimensão</text:span> ou <text:span text:style-name="T1">Fato</text:span>.<text:line-break/></text:p>
            </text:list-item>
          </text:list>
        </text:list-item>
        <text:list-item>
          <text:p text:style-name="P135">Classificação de tabelas:<text:line-break/></text:p>
          <text:list text:style-name="L137">
            <text:list-item>
              <text:p text:style-name="P137"><text:span text:style-name="T1">Fatos</text:span>:<text:line-break/></text:p>
              <text:list text:style-name="L138">
                <text:list-item>
                  <text:p text:style-name="P138"><text:span text:style-name="T1">Fatos</text:span> são métricas (algo que pode ser medido ou quantificado), resultantes de um evento do processo de negócio. Ou seja, um acontecimento do negócio, que traz uma métrica (ou medida) associada a ele.</text:p>
                </text:list-item>
                <text:list-item>
                  <text:p text:style-name="P138">Uma tabela <text:span text:style-name="T1">Fato</text:span> armazena as métricas relacionadas a determinado evento, por exemplo, uma fato de Vendas pode armazenar quantidade de itens vendidos, valor dos itens vendidos, entre outras métricas.<text:line-break/></text:p>
                </text:list-item>
              </text:list>
            </text:list-item>
            <text:list-item>
              <text:p text:style-name="P137"><text:span text:style-name="T1">Dimensões</text:span>:<text:line-break/></text:p>
              <text:list text:style-name="L139">
                <text:list-item>
                  <text:p text:style-name="P139">As <text:span text:style-name="T1">dimensões</text:span> representam os contextos para análise de um fato.<text:line-break/></text:p>
                </text:list-item>
                <text:list-item>
                  <text:p text:style-name="P139">Proporcionando diferentes perspectivas de análise para o usuário e normalmente interpretadas como os “filtros possíveis” para determinada tabela <text:span text:style-name="T1">fato</text:span>.<text:line-break/></text:p>
                </text:list-item>
              </text:list>
            </text:list-item>
          </text:list>
        </text:list-item>
        <text:list-item>
          <text:p text:style-name="P135">Modelo Teórico:<text:line-break/><draw:frame draw:name="img11" svg:width="2.953822267329361in" svg:height="1.9685in"><draw:image xlink:href="Pictures/396.png" xlink:type="simple" xlink:show="embed" xlink:actuate="onLoad"/></draw:frame><text:line-break/></text:p>
        </text:list-item>
        <text:list-item>
          <text:p text:style-name="P135">Modelo Prático:<text:line-break/><draw:frame draw:name="img12" svg:width="2.8830593066943004in" svg:height="1.9685in"><draw:image xlink:href="Pictures/397.png" xlink:type="simple" xlink:show="embed" xlink:actuate="onLoad"/></draw:frame><text:line-break/></text:p>
        </text:list-item>
        <text:list-item>
          <text:p text:style-name="P135">Exemplo:<text:line-break/><draw:frame draw:name="img13" svg:width="3.2711044650445102in" svg:height="1.9685in"><draw:image xlink:href="Pictures/398.png" xlink:type="simple" xlink:show="embed" xlink:actuate="onLoad"/></draw:frame><text:line-break/></text:p>
        </text:list-item>
      </text:list>
      <text:p text:style-name="Pagebreak"/>
      <text:h text:style-name="Heading_20_3" text:outline-level="3"><text:bookmark-start text:name="snowflake-schema"/>11.3.3 SNOWFLAKE SCHEMA<text:bookmark-end text:name="snowflake-schema"/></text:h>
      <text:list text:style-name="L140">
        <text:list-item>
          <text:p text:style-name="P140">O <text:span text:style-name="T1">Snowflake Schema</text:span> adiciona complexidade ao modelo, com o objetivo de reduzir a redundância no armazenamento.<text:line-break/></text:p>
        </text:list-item>
        <text:list-item>
          <text:p text:style-name="P140">Uma <text:span text:style-name="T2">dimensão</text:span> de <text:span text:style-name="T1">Snowflake Schema</text:span> (Modelo de Floco de Neve) é um conjunto de tabelas normalizadas para uma única entidade de negócios.<text:line-break/></text:p>
        </text:list-item>
        <text:list-item>
          <text:p text:style-name="P140">Este modelo apresenta uma decomposição de uma ou mais <text:span text:style-name="T1">dimensões</text:span> que possuem hierarquias.<text:line-break/></text:p>
        </text:list-item>
        <text:list-item>
          <text:p text:style-name="P140">Modelo Teórico:<text:line-break/><draw:frame draw:name="img14" svg:width="2.297864517898833in" svg:height="1.9685in"><draw:image xlink:href="Pictures/399.png" xlink:type="simple" xlink:show="embed" xlink:actuate="onLoad"/></draw:frame><text:line-break/></text:p>
        </text:list-item>
        <text:list-item>
          <text:p text:style-name="P140">Ou seja, no modelo Floco existem tabelas de dimensões auxiliares que normalizam as tabelas de dimensões principais.<text:line-break/></text:p>
        </text:list-item>
        <text:list-item>
          <text:p text:style-name="P140">Exemplo:<text:line-break/>A <text:span text:style-name="T1">Adventure Works</text:span> classifica <text:span text:style-name="T2">produtos</text:span> por <text:span text:style-name="T2">categoria</text:span> e <text:span text:style-name="T2">subcategoria</text:span>. Os <text:span text:style-name="T2">produtos</text:span> são <text:span text:style-name="T1">atribuídos</text:span> a <text:span text:style-name="T2">subcategorias</text:span> e as <text:span text:style-name="T2">subcategorias</text:span>, por sua vez, são atribuídas a <text:span text:style-name="T2">categorias</text:span>. No <text:span text:style-name="T1">data warehouse relacional</text:span> da <text:span text:style-name="T1">Adventure Works</text:span>, a dimensão de produto é normalizada e armazenada em três tabelas relacionadas: <text:span text:style-name="T1">DimProductCategory</text:span>, <text:span text:style-name="T1">DimProductSubcategory</text:span> e <text:span text:style-name="T1">DimProduct</text:span>.<text:line-break/><draw:frame draw:name="img15" svg:width="5.388110474084592in" svg:height="1.9685in"><draw:image xlink:href="Pictures/400.png" xlink:type="simple" xlink:show="embed" xlink:actuate="onLoad"/></draw:frame><text:line-break/></text:p>
        </text:list-item>
        <text:list-item>
          <text:p text:style-name="P140">Processo de Modelagem:<text:line-break/></text:p>
          <text:list text:style-name="L141">
            <text:list-item>
              <text:p text:style-name="P141">Definição dos processos de negócio;<text:line-break/></text:p>
            </text:list-item>
            <text:list-item>
              <text:p text:style-name="P141">Declaração/definição da granularidade;<text:line-break/></text:p>
            </text:list-item>
            <text:list-item>
              <text:p text:style-name="P141">Identificação dos Fatos;<text:line-break/></text:p>
            </text:list-item>
            <text:list-item>
              <text:p text:style-name="P141">Identificação das Dimensões;<text:line-break/></text:p>
            </text:list-item>
          </text:list>
        </text:list-item>
        <text:list-item>
          <text:p text:style-name="P140"><text:span text:style-name="T1">Glanularidade</text:span> vesus <text:span text:style-name="T1">Detalhamento</text:span>:<text:line-break/></text:p>
          <text:list text:style-name="L142">
            <text:list-item>
              <text:p text:style-name="P142">A granularidade está diretamente ligada na criação das fatos, impactando e definindo o volume de dados a ser armazenado e processado em cada fato.<text:line-break/></text:p>
            </text:list-item>
            <text:list-item>
              <text:p text:style-name="P142">A granularidade diz respeito ao nível de detalhamento dos dados que vamos armazenar em um determinado fato, onde:<text:line-break/>“<text:span text:style-name="T2">Quanto maior a granularidade, menor o nível de detalhamento e quanto menor a granularidade, maior o nível de detalhamento</text:span>”.<text:line-break/><draw:frame draw:name="img16" svg:width="1.22937219054023in" svg:height="1.9685in"><draw:image xlink:href="Pictures/401.png" xlink:type="simple" xlink:show="embed" xlink:actuate="onLoad"/></draw:frame><text:line-break/></text:p>
            </text:list-item>
            <text:list-item>
              <text:p text:style-name="P142">Exemplo de definição de granularidade:<text:line-break/></text:p>
              <text:list text:style-name="L143">
                <text:list-item>
                  <text:p text:style-name="P143">Vendas de uma loja varejista, onde em uma fato com <text:span text:style-name="T1">baixa granularidade</text:span> teremos o armazenamento de dados de vendas em nível de cupom fiscal, resultando em um grande número de linhas armazenadas, porém possibilitando a visualização individual de cada venda.<text:line-break/></text:p>
                </text:list-item>
                <text:list-item>
                  <text:p text:style-name="P143">Já em um <text:span text:style-name="T1">fato</text:span> determinado com <text:span text:style-name="T1">alta granularidade</text:span>, poderíamos armazenar os dados de vendas consolidados por dia, assim reduziríamos a quantidade de linhas armazenadas na tabela, mas perderíamos a capacidade de ver detalhadamente cada venda.<text:line-break/></text:p>
                </text:list-item>
                <text:list-item>
                  <text:p text:style-name="P143">É possível ainda ter os dois cenários dentro do mesmo modelo, onde a fato seria selecionada de acordo com a necessidade da consulta, permitindo assim tornar o modelo mais eficiente.<text:line-break/></text:p>
                </text:list-item>
              </text:list>
            </text:list-item>
          </text:list>
        </text:list-item>
      </text:list>
      <text:p text:style-name="Pagebreak"/>
      <text:h text:style-name="Heading_20_1" text:outline-level="1"><text:bookmark-start text:name="aula-127-parte-1---importação-de-dados-de-um-arquivo"/>12 Aula 127 Parte 1 - Importação de dados de um arquivo<text:bookmark-end text:name="aula-127-parte-1---importação-de-dados-de-um-arquivo"/></text:h>
      <text:h text:style-name="Heading_20_2" text:outline-level="2"><text:bookmark-start text:name="principais-tipos-de-arquivos-de-importação-e-exportação-de-dados"/>12.1 Principais Tipos de Arquivos de Importação e Exportação de dados<text:bookmark-end text:name="principais-tipos-de-arquivos-de-importação-e-exportação-de-dados"/></text:h>
      <text:list text:style-name="L144">
        <text:list-item>
          <text:p text:style-name="P144">Os tipos mais comuns de arquivos gerados são:<text:line-break/></text:p>
          <text:list text:style-name="L145">
            <text:list-item>
              <text:p text:style-name="P145">No Caso de Servidores:<text:line-break/></text:p>
              <text:list text:style-name="L146">
                <text:list-item>
                  <text:p text:style-name="P146">“.log”<text:line-break/></text:p>
                </text:list-item>
                <text:list-item>
                  <text:p text:style-name="P146">“.csv”<text:line-break/></text:p>
                </text:list-item>
              </text:list>
            </text:list-item>
            <text:list-item>
              <text:p text:style-name="P145">No caso de Banco de dados:<text:line-break/></text:p>
              <text:list text:style-name="L147">
                <text:list-item>
                  <text:p text:style-name="P147">“.csv”<text:line-break/></text:p>
                </text:list-item>
                <text:list-item>
                  <text:p text:style-name="P147">outros arquivos relacionais.<text:line-break/></text:p>
                </text:list-item>
              </text:list>
            </text:list-item>
          </text:list>
        </text:list-item>
      </text:list>
      <text:h text:style-name="Heading_20_2" text:outline-level="2"><text:bookmark-start text:name="importar-dados-com-privilégio-de-superusuário"/>12.2 Importar dados com privilégio de superusuário<text:bookmark-end text:name="importar-dados-com-privilégio-de-superusuário"/></text:h>
      <text:list text:style-name="L148">
        <text:list-item>
          <text:p text:style-name="P148">O comando <text:span text:style-name="T1">COPY</text:span> é exclusivo para privilégio de superusuário.<text:line-break/></text:p>
        </text:list-item>
        <text:list-item>
          <text:p text:style-name="P148">Para liberar o uso do comando <text:span text:style-name="T1">COPY</text:span>, é necessario mudar e liberar a permissão da pasta e arquivo, na maquina. Esta mudança pode ser feita usando o comando <text:span text:style-name="T1">chmod</text:span> pelo terminal.<text:line-break/></text:p>
          <text:p text:style-name="P149">sudo chmod -R 777 ~/.../pasta/arquivo.csv</text:p>
        </text:list-item>
        <text:list-item>
          <text:p text:style-name="P148">O comando <text:span text:style-name="T1">COPY</text:span> copia e grava os dados de um arquivo numa determinada tabela do banco de dados.<text:line-break/></text:p>
        </text:list-item>
      </text:list>
      <text:h text:style-name="Heading_20_2" text:outline-level="2"><text:bookmark-start text:name="sobre-exportar-arquivos"/>12.3 Sobre Exportar Arquivos<text:bookmark-end text:name="sobre-exportar-arquivos"/></text:h>
      <text:list text:style-name="L149">
        <text:list-item>
          <text:p text:style-name="P150">Um aspecto importante ao exportar um arquivo, devemos passar do “modelo relacional” para o “modelo colunar”, facilitando assim o trabalho desse arquivo com linguagens de programação (R, Python, …).<text:line-break/></text:p>
        </text:list-item>
        <text:list-item>
          <text:p text:style-name="P150">No processo de passar do “modelo relacional” para o “modelo colunar”, antes de exportarmos os dados, devemos fazer uma <text:span text:style-name="T1">Query</text:span> (consulta) que junte numa única tabela as informações a serem exportadas, podendo adicionar informações de resumo dos dados (como por exemplo, funções de agregação: max, min, avg, …), e então exportar o resultado desta <text:span text:style-name="T1">Query</text:span> (consulta).<text:line-break/></text:p>
        </text:list-item>
      </text:list>
      <text:h text:style-name="Heading_20_2" text:outline-level="2"><text:bookmark-start text:name="importar-arquivos"/>12.4 Importar Arquivos<text:bookmark-end text:name="importar-arquivos"/></text:h>
      <text:list text:style-name="L150">
        <text:list-item>
          <text:p text:style-name="P151">O principal formato de arquivo para importação é o “.csv”.<text:line-break/></text:p>
        </text:list-item>
        <text:list-item>
          <text:p text:style-name="P151">O passo a passo:<text:line-break/></text:p>
          <text:list text:style-name="L151">
            <text:list-item>
              <text:p text:style-name="P152">Preparação da tabela para receber os dados importados.<text:line-break/>Criação de uma tabela (<text:span text:style-name="T1">CREATE TABLE</text:span>) que comporte receber os dados que serão importados do arquivo.<text:line-break/></text:p>
            </text:list-item>
            <text:list-item>
              <text:p text:style-name="P152">Definir o caminho no dispositivo (computador, servidor, …) em que esta contido o arquivo que se deseja importar.<text:line-break/>Por boa pratica, pode ser interessante copiar o caminho para o <text:span text:style-name="T2">script</text:span>, pois pode ser usado no código em diversos momentos, logo deixa ele de facil acesso pode ser uma boa estrategia.<text:line-break/></text:p>
            </text:list-item>
            <text:list-item>
              <text:p text:style-name="P152">Comando de Importação</text:p>
            </text:list-item>
          </text:list>
          <text:list text:style-name="L152">
            <text:list-item>
              <text:p text:style-name="P153"><text:span text:style-name="T1">COPY</text:span> <text:span text:style-name="T2">nome_tabela</text:span><text:line-break/>Indica para qual tabela vai a copia dos dados do arquivo.<text:line-break/></text:p>
            </text:list-item>
            <text:list-item>
              <text:p text:style-name="P153"><text:span text:style-name="T1">FROM</text:span> ‘<text:span text:style-name="T2">caminho</text:span>’<text:line-break/>Indica o caminho do arquivo com os dados a serem importados.<text:line-break/></text:p>
            </text:list-item>
            <text:list-item>
              <text:p text:style-name="P153"><text:span text:style-name="T1">DELIMITER</text:span> ‘<text:span text:style-name="T2">delimitador_do_campo</text:span>’<text:line-break/>Define o delimitador dos campos, dos dados, no arquivo. Pode ser ‘,’, ‘;’, ’ ’, entre outros.<text:line-break/></text:p>
            </text:list-item>
            <text:list-item>
              <text:p text:style-name="P153"><text:span text:style-name="T1">CSV HEADER</text:span>;<text:line-break/>Define o tipo de arquivo e se contém cabeçalho. Se contiver cabeçalho, a primeira linha do arquivo é ignorada.<text:line-break/></text:p>
            </text:list-item>
          </text:list>
          <text:list text:style-name="L153">
            <text:list-item>
              <text:p text:style-name="P154">Verificando os dados importados.<text:line-break/>Dar um <text:span text:style-name="T1">SELECT</text:span> na tabela para verificar se os dados foram importados corretamente.<text:line-break/></text:p>
            </text:list-item>
          </text:list>
        </text:list-item>
        <text:list-item>
          <text:p text:style-name="P151">Sintaxe, comentários entre colchetes:<text:line-break/>[Criação de tabela para receber dados importados]<text:line-break/><text:span text:style-name="T1">CREATE TABLE</text:span> <text:span text:style-name="T2">nome_tabela</text:span>(<text:line-break/><text:span text:style-name="T2">coluna_1</text:span> <text:span text:style-name="T2">tipo</text:span>,<text:line-break/><text:span text:style-name="T2">coluna_2</text:span> <text:span text:style-name="T2">tipo</text:span>,<text:line-break/><text:span text:style-name="T2">coluna_3</text:span> <text:span text:style-name="T2">tipo</text:span>,<text:line-break/>…<text:line-break/>);<text:line-break/>[Salvando caminho para o arquivo. Não é um comando.]<text:line-break/>‘C:/Scripts SQL DataScience/’<text:line-break/>[Comandos de Importação de dados do arquivo]<text:line-break/><text:span text:style-name="T1">COPY</text:span> <text:span text:style-name="T2">nome_tabela</text:span> [Indica para qual tabela vai a copia dos dados do arquivo.]<text:line-break/><text:span text:style-name="T1">FROM</text:span> ‘C:/Scripts SQL DataScience/lOGmAQUINAS.csv’ [Indica o caminho do arquivo importado. Entre aspas simples.]<text:line-break/><text:span text:style-name="T1">DELIMITER</text:span> ‘,’ [Define o delimitador dos campos no arquivo. Entre aspas simples.]<text:line-break/><text:span text:style-name="T1">CSV HEADER</text:span>; [Indica que o arquivo tem cabeçalho, por conta disto deve ignorar a primeira linha.]<text:line-break/>[Verificando os dados importados]<text:line-break/><text:span text:style-name="T1">SELECT</text:span> * <text:span text:style-name="T1">FROM</text:span> <text:span text:style-name="T2">nome_tabela</text:span>;<text:line-break/></text:p>
        </text:list-item>
      </text:list>
      <text:p text:style-name="Pagebreak"/>
      <text:h text:style-name="Heading_20_1" text:outline-level="1"><text:bookmark-start text:name="aula-127-parte-2-a-132---estatística-com-banco-de-dados"/>13 Aula 127 (Parte 2) a 132 - Estatística com Banco de dados<text:bookmark-end text:name="aula-127-parte-2-a-132---estatística-com-banco-de-dados"/></text:h>
      <text:h text:style-name="Heading_20_2" text:outline-level="2"><text:bookmark-start text:name="arredondamento-round"/>13.1 Arredondamento (<text:span text:style-name="T1">ROUND</text:span>)<text:bookmark-end text:name="arredondamento-round"/></text:h>
      <text:list text:style-name="L154">
        <text:list-item>
          <text:p text:style-name="P155">Para arredondar um valor basta aplicar a função <text:span text:style-name="T1">ROUND</text:span>() na coluna.<text:line-break/></text:p>
        </text:list-item>
        <text:list-item>
          <text:p text:style-name="P155">Os parametros da função <text:span text:style-name="T1">ROUND</text:span> são:<text:line-break/></text:p>
          <text:list text:style-name="L155">
            <text:list-item>
              <text:p text:style-name="P156"><text:span text:style-name="T2">COLUNA</text:span><text:line-break/>Nome da coluna a qual se quer arredondar.<text:line-break/></text:p>
            </text:list-item>
            <text:list-item>
              <text:p text:style-name="P156"><text:span text:style-name="T2">NÚMERO</text:span><text:line-break/>Números de casas decimais que se deseja manter.<text:line-break/></text:p>
            </text:list-item>
          </text:list>
        </text:list-item>
        <text:list-item>
          <text:p text:style-name="P155">Sintaxe:<text:line-break/><text:span text:style-name="T1">SELECT</text:span><text:line-break/><text:span text:style-name="T2">COLUNA_1</text:span>,<text:line-break/><text:span text:style-name="T1">ROUND</text:span>(<text:span text:style-name="T1">AVG</text:span>(<text:span text:style-name="T2">COLUNA_2</text:span>),2) <text:span text:style-name="T1">AS</text:span> <text:span text:style-name="T2">MEDIA</text:span><text:line-break/><text:span text:style-name="T1">FROM</text:span> <text:span text:style-name="T2">tabela</text:span><text:line-break/><text:span text:style-name="T1">GROUP BY</text:span> <text:span text:style-name="T2">COLUNA_1</text:span><text:line-break/><text:span text:style-name="T1">ORDER BY</text:span> 2 <text:span text:style-name="T1">DESC</text:span><text:line-break/><text:span text:style-name="T1">LIMIT</text:span> 2;<text:line-break/></text:p>
        </text:list-item>
      </text:list>
      <text:p text:style-name="Pagebreak"/>
      <text:h text:style-name="Heading_20_2" text:outline-level="2"><text:bookmark-start text:name="medidas-de-posição-1"/>13.2 Medidas de posição<text:bookmark-end text:name="medidas-de-posição-1"/></text:h>
      <text:h text:style-name="Heading_20_3" text:outline-level="3"><text:bookmark-start text:name="média-avg"/>13.2.1 Média (<text:span text:style-name="T1">AVG</text:span>)<text:bookmark-end text:name="média-avg"/></text:h>
      <text:list text:style-name="L156">
        <text:list-item>
          <text:p text:style-name="P157">Para cálcular a <text:span text:style-name="T1">média</text:span> nos dados, em um banco de dados, são necessários um conjunto de comandos.<text:line-break/></text:p>
        </text:list-item>
        <text:list-item>
          <text:p text:style-name="P157">O principal é a função de agregação <text:span text:style-name="T1">AVG</text:span>(), que serve justamente para calcular a média dos valores de uma determinada coluna.<text:line-break/></text:p>
        </text:list-item>
        <text:list-item>
          <text:p text:style-name="P157">Porem o comando <text:span text:style-name="T1">AVG</text:span> sozinho não seja suficiente para explorar os dados. Em conjunto com filtro (<text:span text:style-name="T1">WHERE</text:span>), agrupar os dados (<text:span text:style-name="T1">GROUP BY</text:span>) e ordernar os dados (<text:span text:style-name="T1">ORDER BY</text:span>) seja uma melhor forma de ter um resumo de informações da média desses dados.<text:line-break/></text:p>
        </text:list-item>
        <text:list-item>
          <text:p text:style-name="P157">Sintaxe:<text:line-break/><text:span text:style-name="T1">SELECT</text:span><text:line-break/><text:span text:style-name="T2">Colune_1</text:span>,<text:line-break/><text:span text:style-name="T1">ROUND</text:span>(<text:span text:style-name="T1">AVG</text:span>(<text:span text:style-name="T2">Coluna_2</text:span>),2) <text:span text:style-name="T1">AS</text:span> MEDIA<text:line-break/><text:span text:style-name="T1">FROM</text:span> <text:span text:style-name="T2">tabela</text:span><text:line-break/><text:span text:style-name="T1">WHERE</text:span> <text:span text:style-name="T2">Coluna_1</text:span> = ‘<text:span text:style-name="T2">valor</text:span>’<text:line-break/><text:span text:style-name="T1">GROUP BY</text:span> 1<text:line-break/><text:span text:style-name="T1">ORDER BY</text:span> 2 <text:span text:style-name="T1">DESC</text:span>;<text:line-break/></text:p>
        </text:list-item>
      </text:list>
      <text:p text:style-name="Pagebreak"/>
      <text:h text:style-name="Heading_20_3" text:outline-level="3"><text:bookmark-start text:name="moda-count"/>13.2.2 Moda (<text:span text:style-name="T1">COUNT</text:span>)<text:bookmark-end text:name="moda-count"/></text:h>
      <text:list text:style-name="L157">
        <text:list-item>
          <text:p text:style-name="P158">Para cálcular a <text:span text:style-name="T1">moda</text:span> dos dados, em um banco de dados, são necessários um conjunto de comandos.<text:line-break/></text:p>
        </text:list-item>
        <text:list-item>
          <text:p text:style-name="P158">Diferente da <text:span text:style-name="T1">média</text:span>, a <text:span text:style-name="T1">moda</text:span> são os valores de maior frenquencia no conjunto de dados, podendo assim existir mais de uma <text:span text:style-name="T1">moda</text:span> (multimodal).<text:line-break/></text:p>
        </text:list-item>
        <text:list-item>
          <text:p text:style-name="P158">O que os comandos pegam no caso da <text:span text:style-name="T1">moda</text:span>, é a frequencia de repetição dos dados (atraves da função <text:span text:style-name="T1">COUNT</text:span>), filtrar (<text:span text:style-name="T1">WHERE</text:span>), agrupar (<text:span text:style-name="T1">GROUP BY</text:span>) e por fim ordernar os dados (<text:span text:style-name="T1">ORDER BY</text:span>) priorizando as maiores frequencias (<text:span text:style-name="T1">DESC</text:span>).<text:line-break/></text:p>
        </text:list-item>
        <text:list-item>
          <text:p text:style-name="P158">Com o uso do comando <text:span text:style-name="T1">LIMIT</text:span>, para limitar a aprofundidade da investigação dos dados. Por exemplo, podemos querer apenas as três principais modas, sendo essas informções suficiente sobre as modas.<text:line-break/></text:p>
        </text:list-item>
        <text:list-item>
          <text:p text:style-name="P158">Sintaxe:<text:line-break/><text:span text:style-name="T1">SELECT</text:span><text:line-break/><text:span text:style-name="T2">Coluna1</text:span>,<text:line-break/><text:span text:style-name="T2">QTD</text:span>,<text:line-break/><text:span text:style-name="T1">COUNT</text:span>(*)<text:line-break/><text:span text:style-name="T1">FROM</text:span> <text:span text:style-name="T2">tabela</text:span><text:line-break/><text:span text:style-name="T1">WHERE</text:span> <text:span text:style-name="T2">Coluna1</text:span> = ‘<text:span text:style-name="T2">valor</text:span>’<text:line-break/><text:span text:style-name="T1">GROUP BY</text:span> <text:span text:style-name="T2">Coluna1</text:span>, <text:span text:style-name="T2">QTD</text:span><text:line-break/><text:span text:style-name="T1">ORDER BY</text:span> 3 <text:span text:style-name="T1">DESC</text:span><text:line-break/><text:span text:style-name="T1">LIMIT</text:span> 3;<text:line-break/></text:p>
        </text:list-item>
      </text:list>
      <text:h text:style-name="Heading_20_3" text:outline-level="3"><text:bookmark-start text:name="moda-alternativa"/>13.2.3 Moda alternativa<text:bookmark-end text:name="moda-alternativa"/></text:h>
      <text:list text:style-name="L158">
        <text:list-item>
          <text:p text:style-name="P159">Outra forma alternativa para achar a <text:span text:style-name="T2">moda</text:span> é atraves da expressão:<text:line-break/><text:span text:style-name="T1">MODE</text:span>() <text:span text:style-name="T1">WITHIN</text:span> <text:span text:style-name="T1">GROUP</text:span>(<text:span text:style-name="T1">ORDER BY</text:span> <text:span text:style-name="T2">Coluna</text:span>)<text:line-break/></text:p>
        </text:list-item>
        <text:list-item>
          <text:p text:style-name="P159">A função <text:span text:style-name="T1">MODE</text:span>(), na expressão, não recebe argumento.<text:line-break/></text:p>
        </text:list-item>
        <text:list-item>
          <text:p text:style-name="P159">O argumento <text:span text:style-name="T2">Coluna</text:span> é relativo ao campo, que contém os valores do qual se quer achar a <text:span text:style-name="T2">moda</text:span>.<text:line-break/></text:p>
        </text:list-item>
        <text:list-item>
          <text:p text:style-name="P159">Essa expressão tem por caracteristica (defeito) de achar apenas uma <text:span text:style-name="T2">moda</text:span>, não retorna as outras modas, se o campo for multimodal.<text:line-break/></text:p>
        </text:list-item>
        <text:list-item>
          <text:p text:style-name="P159">Sintaxe:<text:line-break/><text:span text:style-name="T1">SELECT</text:span><text:line-break/><text:span text:style-name="T2">Coluna_1</text:span>,<text:line-break/><text:span text:style-name="T1">MODE</text:span>() <text:span text:style-name="T1">WITHIN</text:span> <text:span text:style-name="T1">GROUP</text:span>(<text:span text:style-name="T1">ORDER BY</text:span> <text:span text:style-name="T2">Coluna_2</text:span>) <text:span text:style-name="T1">AS</text:span> “MODA”<text:line-break/><text:span text:style-name="T1">FROM</text:span> <text:span text:style-name="T2">tabela</text:span><text:line-break/><text:span text:style-name="T1">GROUP BY</text:span> <text:span text:style-name="T2">Coluna_1</text:span>;<text:line-break/></text:p>
        </text:list-item>
      </text:list>
      <text:p text:style-name="Pagebreak"/>
      <text:h text:style-name="Heading_20_3" text:outline-level="3"><text:bookmark-start text:name="mediana"/>13.2.4 Mediana<text:bookmark-end text:name="mediana"/></text:h>
      <text:list text:style-name="L159">
        <text:list-item>
          <text:p text:style-name="P160">É o valor que divide o conjunto de dados em duas partes iguais.<text:line-break/></text:p>
        </text:list-item>
        <text:list-item>
          <text:p text:style-name="P160">No caso de número de elementos impar, a mediana é o elemento central.<text:line-break/></text:p>
        </text:list-item>
        <text:list-item>
          <text:p text:style-name="P160">No caso de número de elementos par, a mediana é a média aritmética simples dos valores centrais.<text:line-break/></text:p>
        </text:list-item>
        <text:list-item>
          <text:p text:style-name="P160">Não tem uma função pré-programada para a mediana no <text:span text:style-name="T1">PostgreSQL</text:span>, porém basta implementar o código (comentários entre colchetes):<text:line-break/><text:span text:style-name="T1">CREATE OR REPLACE FUNCTION</text:span> _final_median (<text:span text:style-name="T1">NUMERIC</text:span>[])<text:line-break/><text:span text:style-name="T1">RETURNS NUMERIC AS</text:span><text:line-break/>$$ [BLOCO DE PROGRAMACAO, ALTERA DELIMITADOR ATE ACHAR ELE NOVAMENTE]<text:line-break/><text:span text:style-name="T1">SELECT</text:span> <text:span text:style-name="T1">AVG</text:span>(<text:span text:style-name="T2">val</text:span>)<text:line-break/><text:span text:style-name="T1">FROM</text:span> (<text:line-break/><text:span text:style-name="T1">SELECT</text:span> <text:span text:style-name="T2">val</text:span><text:line-break/><text:span text:style-name="T1">FROM</text:span> <text:span text:style-name="T2">unnest</text:span>($1) <text:span text:style-name="T2">val</text:span><text:line-break/><text:span text:style-name="T1">ORDER BY</text:span> 1<text:line-break/><text:span text:style-name="T1">LIMIT</text:span> 2 - <text:span text:style-name="T1">MOD</text:span>(<text:span text:style-name="T2">array_upper</text:span>($1, 1), 2)<text:line-break/><text:span text:style-name="T1">OFFSET CEIL</text:span>(<text:span text:style-name="T2">array_upper</text:span>($1, 1) / 2.0) - 1<text:line-break/>) <text:span text:style-name="T2">sub</text:span>;<text:line-break/>$$ [FIM DO BLOCO]<text:line-break/><text:span text:style-name="T1">LANGUAGE</text:span> ‘sql’ <text:span text:style-name="T1">IMMUTABLE</text:span>; [DEFINE A LINGUAGEM NO BLOCO DE PROGRAMACAO]<text:line-break/><text:span text:style-name="T1">CREATE AGGREGATE</text:span> <text:span text:style-name="T2">median</text:span>(<text:span text:style-name="T1">NUMERIC</text:span>) (<text:line-break/>SFUNC=<text:span text:style-name="T2">array_append</text:span>,<text:line-break/>STYPE=<text:span text:style-name="T1">NUMERIC</text:span>[],<text:line-break/>FINALFUNC=_final_median,<text:line-break/>INITCOND=‘{}’<text:line-break/>);<text:line-break/></text:p>
        </text:list-item>
        <text:list-item>
          <text:p text:style-name="P160">Após implementado o código, a função da mediana passa a ser <text:span text:style-name="T1">MEDIAN</text:span>().<text:line-break/></text:p>
        </text:list-item>
        <text:list-item>
          <text:p text:style-name="P160">Link da wiki do <text:span text:style-name="T1">PostgreSQL</text:span>, da funcionalidade <text:span text:style-name="T2">mediana</text:span> e que contém código:<text:line-break/><text:a xlink:type="simple" xlink:href="https://wiki.postgresql.org/wiki/Aggregate_Median" office:name=""><text:span text:style-name="Definition">https://wiki.postgresql.org/wiki/Aggregate_Median</text:span></text:a><text:line-break/></text:p>
        </text:list-item>
      </text:list>
      <text:p text:style-name="Pagebreak"/>
      <text:h text:style-name="Heading_20_2" text:outline-level="2"><text:bookmark-start text:name="medidas-de-dispersão-1"/>13.3 Medidas de dispersão<text:bookmark-end text:name="medidas-de-dispersão-1"/></text:h>
      <text:h text:style-name="Heading_20_3" text:outline-level="3"><text:bookmark-start text:name="amplitude-total"/>13.3.1 Amplitude Total<text:bookmark-end text:name="amplitude-total"/></text:h>
      <text:list text:style-name="L160">
        <text:list-item>
          <text:p text:style-name="P161"><text:span text:style-name="T1">Amplitude</text:span> é uma medida de dispersão.<text:line-break/></text:p>
        </text:list-item>
        <text:list-item>
          <text:p text:style-name="P161">O cálculo da <text:span text:style-name="T1">Amplitude</text:span> é a diferença entre o valor máximo e mínimo, por consequência, as funções aplicada ao banco de dados para o cálculo são:<text:line-break/></text:p>
          <text:list text:style-name="L161">
            <text:list-item>
              <text:p text:style-name="P162"><text:span text:style-name="T1">MAX</text:span>()<text:line-break/>Retorna o valor máximo de determinada coluna.<text:line-break/></text:p>
            </text:list-item>
            <text:list-item>
              <text:p text:style-name="P162"><text:span text:style-name="T1">MIN</text:span>()<text:line-break/>Retorna o valor mínimo de determinada coluna.<text:line-break/></text:p>
            </text:list-item>
          </text:list>
        </text:list-item>
        <text:list-item>
          <text:p text:style-name="P161">Para ajudar na sumariazação dos dados, em função do cálculo da amplitude, outros comandos usados são de filtro (<text:span text:style-name="T1">WHERE</text:span>), agrupamento dos dados (<text:span text:style-name="T1">GROUP BY</text:span>) e ordenamento dos dados (<text:span text:style-name="T1">ORDER BY</text:span>).<text:line-break/></text:p>
        </text:list-item>
        <text:list-item>
          <text:p text:style-name="P161">Sintaxe:<text:line-break/><text:span text:style-name="T1">SELET</text:span><text:line-break/><text:span text:style-name="T2">Coluna_1</text:span>,<text:line-break/><text:span text:style-name="T1">MAX</text:span>(<text:span text:style-name="T2">Coluna_2</text:span>) <text:span text:style-name="T1">AS</text:span> VALOR_MAX,<text:line-break/><text:span text:style-name="T1">MIN</text:span>(<text:span text:style-name="T2">Coluna_2</text:span>) <text:span text:style-name="T1">AS</text:span> VALOR_MIN,<text:line-break/>(<text:span text:style-name="T1">MAX</text:span>(<text:span text:style-name="T2">Coluna_2</text:span>) - <text:span text:style-name="T1">MIN</text:span>(<text:span text:style-name="T2">Coluna_2</text:span>)) <text:span text:style-name="T1">AS</text:span> AMPLITUDE<text:line-break/><text:span text:style-name="T1">FROM</text:span> <text:span text:style-name="T2">tabela</text:span><text:line-break/><text:span text:style-name="T1">GROUP BY</text:span> 1<text:line-break/><text:span text:style-name="T1">ORDER BY</text:span> 4 <text:span text:style-name="T1">DESC</text:span>;<text:line-break/></text:p>
        </text:list-item>
      </text:list>
      <text:p text:style-name="Pagebreak"/>
      <text:h text:style-name="Heading_20_3" text:outline-level="3"><text:bookmark-start text:name="variância"/>13.3.2 Variância<text:bookmark-end text:name="variância"/></text:h>
      <text:list text:style-name="L162">
        <text:list-item>
          <text:p text:style-name="P163">Relaciona os desvios em torno da <text:span text:style-name="T1">média</text:span> (destancias dos valores ate a média).<text:line-break/></text:p>
        </text:list-item>
        <text:list-item>
          <text:p text:style-name="P163">No <text:span text:style-name="T1">PostgreSQL</text:span> existem funções para cálcular a <text:span text:style-name="T2">variância</text:span> de um campo/coluna:<text:line-break/></text:p>
          <text:list text:style-name="L163">
            <text:list-item>
              <text:p text:style-name="P164"><text:span text:style-name="T1">VAR_POP</text:span>()<text:line-break/>Para cálcular a <text:span text:style-name="T2">variância</text:span> de uma <text:span text:style-name="T2">população</text:span>.<text:line-break/></text:p>
            </text:list-item>
            <text:list-item>
              <text:p text:style-name="P164"><text:span text:style-name="T1">VARIANCE</text:span>()<text:line-break/>Para cálcular a <text:span text:style-name="T2">variância</text:span> de uma <text:span text:style-name="T2">amostra</text:span>.<text:line-break/></text:p>
            </text:list-item>
          </text:list>
        </text:list-item>
        <text:list-item>
          <text:p text:style-name="P163">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3">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VAR_POP</text:span>(<text:span text:style-name="T2">QTD</text:span>),2) <text:span text:style-name="T1">AS</text:span> VARIANCIA<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desvio-padrão"/>13.3.3 Desvio-padrão<text:bookmark-end text:name="desvio-padrão"/></text:h>
      <text:list text:style-name="L164">
        <text:list-item>
          <text:p text:style-name="P165">Determina a dispersão dos valores em relação a <text:span text:style-name="T1">média</text:span>, porem com os dados na unidade original (diferente da variância que é a unidade ao quadrado).<text:line-break/></text:p>
        </text:list-item>
        <text:list-item>
          <text:p text:style-name="P165">No <text:span text:style-name="T1">PostgreSQL</text:span> existem funções para cálcular o <text:span text:style-name="T2">desvio-padrão</text:span> de um campo/coluna:<text:line-break/></text:p>
          <text:list text:style-name="L165">
            <text:list-item>
              <text:p text:style-name="P166"><text:span text:style-name="T1">STDDEV_POP</text:span>()<text:line-break/>Para cálcular o <text:span text:style-name="T2">desvio-padrão</text:span> de uma <text:span text:style-name="T2">população</text:span>.<text:line-break/></text:p>
            </text:list-item>
            <text:list-item>
              <text:p text:style-name="P166"><text:span text:style-name="T1">STDDEV</text:span>()<text:line-break/>Para cálcular o <text:span text:style-name="T2">desvio-padrão</text:span> de uma <text:span text:style-name="T2">amostra</text:span>.<text:line-break/></text:p>
            </text:list-item>
          </text:list>
        </text:list-item>
        <text:list-item>
          <text:p text:style-name="P165">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5">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STDDEV_POP</text:span>(<text:span text:style-name="T2">QTD</text:span>),2) <text:span text:style-name="T1">AS</text:span> DESV_PAD<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coeficiente-de-variação"/>13.3.4 Coeficiente de variação<text:bookmark-end text:name="coeficiente-de-variação"/></text:h>
      <text:list text:style-name="L166">
        <text:list-item>
          <text:p text:style-name="First_20_paragraph">O cálculo do <text:span text:style-name="T2">coeficiente de variação</text:span>:<text:line-break/></text:p>
          <text:p text:style-name="Text_20_body"><draw:frame draw:style-name="fr2" text:anchor-type="paragraph"><draw:object xlink:href="Formula-402/" xlink:type="simple" xlink:show="embed" xlink:actuate="onLoad"/></draw:frame></text:p>
          <text:p text:style-name="Text_20_body">Onde,<text:line-break/><draw:frame draw:style-name="fr1" text:anchor-type="as-char"><draw:object xlink:href="Formula-404/" xlink:type="simple" xlink:show="embed" xlink:actuate="onLoad"/></draw:frame> é o <text:span text:style-name="T1">Desvio-padrão Populacional</text:span>;<text:line-break/><draw:frame draw:style-name="fr1" text:anchor-type="as-char"><draw:object xlink:href="Formula-406/" xlink:type="simple" xlink:show="embed" xlink:actuate="onLoad"/></draw:frame> é a <text:span text:style-name="T1">Média Populacional</text:span>.<text:line-break/></text:p>
        </text:list-item>
        <text:list-item>
          <text:p text:style-name="P167">Passando o cálculo para funções do <text:span text:style-name="T1">PostgreSQL</text:span>:<text:line-break/>(<text:span text:style-name="T1">STDDEV_POP</text:span>(<text:span text:style-name="T2">Coluna</text:span>)/<text:span text:style-name="T1">AVG</text:span>(<text:span text:style-name="T2">Coluna</text:span>))*100<text:line-break/></text:p>
        </text:list-item>
        <text:list-item>
          <text:p text:style-name="P167">Analise do <text:span text:style-name="T2">coeficiente de variação</text:span>:<text:line-break/></text:p>
          <text:list text:style-name="L167">
            <text:list-item>
              <text:p text:style-name="P168"><draw:frame draw:style-name="fr1" text:anchor-type="as-char"><draw:object xlink:href="Formula-408/" xlink:type="simple" xlink:show="embed" xlink:actuate="onLoad"/></draw:frame> tem <text:span text:style-name="T1">Baixa Dispersão</text:span>.<text:line-break/></text:p>
            </text:list-item>
            <text:list-item>
              <text:p text:style-name="P168"><draw:frame draw:style-name="fr1" text:anchor-type="as-char"><draw:object xlink:href="Formula-410/" xlink:type="simple" xlink:show="embed" xlink:actuate="onLoad"/></draw:frame> tem <text:span text:style-name="T1">Média Dispersão</text:span>.<text:line-break/></text:p>
            </text:list-item>
            <text:list-item>
              <text:p text:style-name="P168"><draw:frame draw:style-name="fr1" text:anchor-type="as-char"><draw:object xlink:href="Formula-412/" xlink:type="simple" xlink:show="embed" xlink:actuate="onLoad"/></draw:frame> tem <text:span text:style-name="T1">Alta Dispersão</text:span>.<text:line-break/></text:p>
            </text:list-item>
          </text:list>
        </text:list-item>
        <text:list-item>
          <text:p text:style-name="P167">Sintaxe:<text:line-break/><text:span text:style-name="T1">SELECT</text:span><text:line-break/><text:span text:style-name="T2">Coluna_1</text:span>,<text:line-break/><text:span text:style-name="T1">ROUND</text:span>(((<text:span text:style-name="T1">STDDEV_POP</text:span>(<text:span text:style-name="T2">Coluna_2</text:span>)/<text:span text:style-name="T1">AVG</text:span>(<text:span text:style-name="T2">Coluna_2</text:span>))*100),2) <text:span text:style-name="T1">AS</text:span> “COEF.VAR.”<text:line-break/><text:span text:style-name="T1">FROM</text:span> <text:span text:style-name="T2">tabela</text:span><text:line-break/><text:span text:style-name="T1">GROUP BY</text:span> 1<text:line-break/><text:span text:style-name="T1">ORDER BY</text:span> 2 <text:span text:style-name="T1">DESC</text:span>;<text:line-break/></text:p>
        </text:list-item>
      </text:list>
      <text:p text:style-name="Pagebreak"/>
      <text:h text:style-name="Heading_20_2" text:outline-level="2"><text:bookmark-start text:name="resumo-com-todas-medidas-estatísticas"/>13.4 Resumo com todas medidas estatísticas<text:bookmark-end text:name="resumo-com-todas-medidas-estatísticas"/></text:h>
      <text:list text:style-name="L168">
        <text:list-item>
          <text:p text:style-name="P169">A partir das funções e metodos de medidas de posição e dispersão, podemos obter de uma determinada tabela as principais medidas estatísticas.<text:line-break/></text:p>
        </text:list-item>
        <text:list-item>
          <text:p text:style-name="P169">Medidas de posição:<text:line-break/></text:p>
          <text:list text:style-name="L169">
            <text:list-item>
              <text:p text:style-name="P170"><text:span text:style-name="T1">Média</text:span><text:line-break/></text:p>
            </text:list-item>
            <text:list-item>
              <text:p text:style-name="P170"><text:span text:style-name="T1">Moda</text:span><text:line-break/></text:p>
            </text:list-item>
            <text:list-item>
              <text:p text:style-name="P170"><text:span text:style-name="T1">Mediana</text:span><text:line-break/></text:p>
            </text:list-item>
          </text:list>
        </text:list-item>
        <text:list-item>
          <text:p text:style-name="P169">Medidas de dispersão:<text:line-break/></text:p>
          <text:list text:style-name="L170">
            <text:list-item>
              <text:p text:style-name="P171"><text:span text:style-name="T1">Amplitude total</text:span><text:line-break/></text:p>
            </text:list-item>
            <text:list-item>
              <text:p text:style-name="P171"><text:span text:style-name="T1">Variância</text:span><text:line-break/></text:p>
            </text:list-item>
            <text:list-item>
              <text:p text:style-name="P171"><text:span text:style-name="T1">Desvio-padrão</text:span><text:line-break/></text:p>
            </text:list-item>
            <text:list-item>
              <text:p text:style-name="P171"><text:span text:style-name="T1">Coeficiente de variação</text:span><text:line-break/></text:p>
            </text:list-item>
          </text:list>
        </text:list-item>
        <text:list-item>
          <text:p text:style-name="P169">Sintaxe:<text:line-break/><text:span text:style-name="T1">SELECT</text:span><text:line-break/><text:span text:style-name="T2">Coluna_1</text:span>,<text:line-break/><text:span text:style-name="T1">COUNT</text:span>(<text:span text:style-name="T2">Coluna_2</text:span>) <text:span text:style-name="T1">AS</text:span> “QUANTIDADE”,<text:line-break/><text:span text:style-name="T1">ROUND</text:span>(<text:span text:style-name="T1">SUM</text:span>(<text:span text:style-name="T2">Coluna_2</text:span>),2) <text:span text:style-name="T1">AS</text:span> “TOTAL”,<text:line-break/><text:span text:style-name="T1">ROUND</text:span>(<text:span text:style-name="T1">AVG</text:span>(<text:span text:style-name="T2">Coluna_2</text:span>),2) <text:span text:style-name="T1">AS</text:span> “MEDIA”,<text:line-break/><text:span text:style-name="T1">ROUND</text:span>(<text:span text:style-name="T1">MEDIAN</text:span>(<text:span text:style-name="T2">Coluna_2</text:span>),2) <text:span text:style-name="T1">AS</text:span> “MEDIANA”,<text:line-break/><text:span text:style-name="T1">MODE</text:span>() <text:span text:style-name="T1">WITHIN GROUP</text:span>(<text:span text:style-name="T1">ORDER BY</text:span> <text:span text:style-name="T2">Coluna_2</text:span>) <text:span text:style-name="T1">AS</text:span> “MODA”,<text:line-break/><text:span text:style-name="T1">MAX</text:span>(<text:span text:style-name="T2">Coluna_2</text:span>) <text:span text:style-name="T1">AS</text:span> “MAXIMO”,<text:line-break/><text:span text:style-name="T1">MIN</text:span>(<text:span text:style-name="T2">Coluna_2</text:span>) <text:span text:style-name="T1">AS</text:span> “MINIMO”,<text:line-break/><text:span text:style-name="T1">ROUND</text:span>((<text:span text:style-name="T1">MAX</text:span>(<text:span text:style-name="T2">Coluna_2</text:span>) - <text:span text:style-name="T1">MIN</text:span>(<text:span text:style-name="T2">Coluna_2</text:span>)),2) <text:span text:style-name="T1">AS</text:span> “AMPLITUDE TOTAL”,<text:line-break/><text:span text:style-name="T1">ROUND</text:span>(<text:span text:style-name="T1">VAR_POP</text:span>(<text:span text:style-name="T2">Coluna_2</text:span>),2) <text:span text:style-name="T1">AS</text:span> “VARIANCIA POP.”,<text:line-break/><text:span text:style-name="T1">ROUND</text:span>(<text:span text:style-name="T1">STDDEV_POP</text:span>(<text:span text:style-name="T2">Coluna_2</text:span>),2) <text:span text:style-name="T1">AS</text:span> “DES_PADRAO POP.”,<text:line-break/><text:span text:style-name="T1">ROUND</text:span>(((<text:span text:style-name="T1">STDDEV_POP</text:span>(<text:span text:style-name="T2">Coluna_2</text:span>)/<text:span text:style-name="T1">AVG</text:span>(<text:span text:style-name="T2">Coluna_2</text:span>))*100),2) <text:span text:style-name="T1">AS</text:span> “COEF_VAR”<text:line-break/><text:span text:style-name="T1">FROM</text:span> <text:span text:style-name="T2">tabela</text:span><text:line-break/><text:span text:style-name="T1">GROUP BY</text:span> 1<text:line-break/><text:span text:style-name="T1">ORDER BY</text:span> 12 <text:span text:style-name="T1">DESC</text:span>;<text:line-break/></text:p>
        </text:list-item>
      </text:list>
      <text:p text:style-name="Pagebreak"/>
      <text:h text:style-name="Heading_20_1" text:outline-level="1"><text:bookmark-start text:name="aula-133---exportar-dados-em-formato-colunar"/>14 Aula 133 - Exportar dados em formato colunar<text:bookmark-end text:name="aula-133---exportar-dados-em-formato-colunar"/></text:h>
      <text:h text:style-name="Heading_20_2" text:outline-level="2"><text:bookmark-start text:name="preparar-os-dados-no-formato-colunar"/>14.1 Preparar os dados no formato colunar<text:bookmark-end text:name="preparar-os-dados-no-formato-colunar"/></text:h>
      <text:list text:style-name="L171">
        <text:list-item>
          <text:p text:style-name="P172">Antes de exportar os dados, é necessario preparar os dados de interesse - projetar (<text:span text:style-name="T1">SELECT</text:span>), selecionar (<text:span text:style-name="T1">WHERE</text:span>) e juntar (<text:span text:style-name="T1">JOIN</text:span>) - no formato de uma única tabela (formato colunar), através de uma query transformada em tabela.<text:line-break/></text:p>
        </text:list-item>
        <text:list-item>
          <text:p text:style-name="P172">Para criar uma tabela a partir de uma query, com o comando <text:span text:style-name="T1">CREATE TABLE</text:span>, após no nome da nova tabela, o comando <text:span text:style-name="T1">AS</text:span> acompanhado da query (<text:span text:style-name="T1">SELECT</text:span>) cria essa tabela formada a partir de uma query.<text:line-break/></text:p>
        </text:list-item>
        <text:list-item>
          <text:p text:style-name="P172">Uma precaução por segurança, é testar a query antes de usar dentro do <text:span text:style-name="T1">CREATE TABLE</text:span>.<text:line-break/></text:p>
        </text:list-item>
        <text:list-item>
          <text:p text:style-name="P172">Lembrar de usar <text:span text:style-name="T1">ALIAS</text:span> nas colunas para evitar mesmos nomes em campos de tabelas diferentes.<text:line-break/></text:p>
        </text:list-item>
        <text:list-item>
          <text:p text:style-name="P172">Sintaxe:<text:line-break/><text:span text:style-name="T1">CREATE TABLE</text:span> <text:span text:style-name="T2">nome_nova_tabela</text:span> <text:span text:style-name="T1">AS</text:span><text:line-break/><text:span text:style-name="T1">SELECT</text:span><text:line-break/><text:span text:style-name="T1">T2</text:span>.NOME <text:span text:style-name="T1">AS</text:span> FILME,<text:line-break/><text:span text:style-name="T1">T1</text:span>.NOME <text:span text:style-name="T1">AS</text:span> GENERO,<text:line-break/><text:span text:style-name="T1">T3</text:span>.DATA <text:span text:style-name="T1">AS</text:span> DATA,<text:line-break/><text:span text:style-name="T1">T3</text:span>.DIAS <text:span text:style-name="T1">AS</text:span> DIAS,<text:line-break/><text:span text:style-name="T1">T3</text:span>.MIDIA <text:span text:style-name="T1">AS</text:span> MIDIA<text:line-break/><text:span text:style-name="T1">FROM</text:span> <text:span text:style-name="T2">tabela_1</text:span> <text:span text:style-name="T1">T1</text:span><text:line-break/><text:span text:style-name="T1">INNER JOIN</text:span> <text:span text:style-name="T2">tabela_2</text:span> <text:span text:style-name="T1">T2</text:span><text:line-break/><text:span text:style-name="T1">ON</text:span> <text:span text:style-name="T1">T1</text:span>.IDGENERO = <text:span text:style-name="T1">T2</text:span>.ID_GENERO<text:line-break/><text:span text:style-name="T1">INNER JOIN</text:span> <text:span text:style-name="T2">tabela_3</text:span> <text:span text:style-name="T1">T3</text:span><text:line-break/><text:span text:style-name="T1">ON</text:span> <text:span text:style-name="T1">T3</text:span>.ID_FILME = <text:span text:style-name="T1">T2</text:span>.IDFILME;<text:line-break/></text:p>
        </text:list-item>
      </text:list>
      <text:p text:style-name="Pagebreak"/>
      <text:h text:style-name="Heading_20_2" text:outline-level="2"><text:bookmark-start text:name="exportando-dados-com-privilégio-de-superusuário"/>14.2 Exportando dados com privilégio de superusuário<text:bookmark-end text:name="exportando-dados-com-privilégio-de-superusuário"/></text:h>
      <text:list text:style-name="L172">
        <text:list-item>
          <text:p text:style-name="P173">O comando <text:span text:style-name="T1">COPY</text:span> é exclusivo para privilégio de superusuário.<text:line-break/></text:p>
        </text:list-item>
        <text:list-item>
          <text:p text:style-name="P173">Para liberar o uso do comando <text:span text:style-name="T1">COPY</text:span>, é necessario mudar e liberar a permissão da pasta e arquivo, na maquina. Esta mudança pode ser feita usando o comando <text:span text:style-name="T1">chmod</text:span> pelo terminal.<text:line-break/></text:p>
          <text:p text:style-name="P174">sudo chmod -R 777 ~/.../pasta/arquivo.csv</text:p>
        </text:list-item>
        <text:list-item>
          <text:p text:style-name="P173">O comando <text:span text:style-name="T1">COPY</text:span> copia e grava os dados em um arquivo.<text:line-break/></text:p>
        </text:list-item>
        <text:list-item>
          <text:p text:style-name="P173">Principais argumentos e forma de usar:<text:line-break/></text:p>
          <text:list text:style-name="L173">
            <text:list-item>
              <text:p text:style-name="P175"><text:span text:style-name="T1">COPY</text:span><text:line-break/>É o principal comando que desencadeia o processo de exportação de dados. Copia os dados para um arquivo a ser exportado.<text:line-break/></text:p>
            </text:list-item>
            <text:list-item>
              <text:p text:style-name="P175">Nome da <text:span text:style-name="T2">tabela</text:span><text:line-break/>É o nome da tabela, do banco de dados, a ser exportada.<text:line-break/></text:p>
            </text:list-item>
            <text:list-item>
              <text:p text:style-name="P175"><text:span text:style-name="T1">TO</text:span><text:line-break/>Determina que é uma exportação de dados e não uma importação de dados (<text:span text:style-name="T1">FROM</text:span>).<text:line-break/></text:p>
            </text:list-item>
            <text:list-item>
              <text:p text:style-name="P175"><text:span text:style-name="T2">caminho</text:span><text:line-break/>O caminho no sistema onde será gravado o arquivo de exportação, o nome que será dado ao arquivo e a extensão do arquivo.<text:line-break/></text:p>
            </text:list-item>
            <text:list-item>
              <text:p text:style-name="P175"><text:span text:style-name="T1">DELIMITER</text:span><text:line-break/>Define o delimitador entre os campos, no arquivo exportado. O delimitador é especificado entre aspas simples.<text:line-break/></text:p>
            </text:list-item>
            <text:list-item>
              <text:p text:style-name="P175"><text:span text:style-name="T1">CSV</text:span> [<text:span text:style-name="T1">HEARDER</text:span>]<text:line-break/>Define a extensão do arquivo a ser gravado e se tem, ou não, cabeçalho.<text:line-break/></text:p>
            </text:list-item>
          </text:list>
        </text:list-item>
        <text:list-item>
          <text:p text:style-name="P173">Sintaxe:<text:line-break/><text:span text:style-name="T1">COPY</text:span> <text:span text:style-name="T2">nome_tabela</text:span> <text:span text:style-name="T1">TO</text:span><text:line-break/>‘/home/serigo/DB/PostgreSQL/Export_dados/REL_LOCADORA_COPY.csv’  <text:span text:style-name="T1">DELIMITER</text:span> ‘;’<text:line-break/><text:span text:style-name="T1">CSV</text:span> <text:span text:style-name="T1">HEADER</text:span>;<text:line-break/></text:p>
        </text:list-item>
      </text:list>
      <text:p text:style-name="Pagebreak"/>
      <text:h text:style-name="Heading_20_2" text:outline-level="2"><text:bookmark-start text:name="exportando-dados-sem-privilégio-de-superusuário"/>14.3 Exportando dados sem privilégio de superusuário<text:bookmark-end text:name="exportando-dados-sem-privilégio-de-superusuário"/></text:h>
      <text:list text:style-name="L174">
        <text:list-item>
          <text:p text:style-name="P176">Ao contrario do comando <text:span text:style-name="T1">COPY</text:span>, o comando <text:span text:style-name="T1">\copy</text:span>, você só precisa ter privilégios suficientes em sua máquina local. Não requer privilégios de superusuário do <text:span text:style-name="T1">PostgreSQL</text:span>.<text:line-break/></text:p>
        </text:list-item>
        <text:list-item>
          <text:p text:style-name="P176">O comando <text:span text:style-name="T1">\copy</text:span> em vez de o servidor gravar o arquivo <text:span text:style-name="T2">CSV</text:span>, o <text:span text:style-name="T1">psql</text:span> grava o arquivo <text:span text:style-name="T2">CSV</text:span> e transfere os dados do servidor para o sistema de arquivos local.<text:line-break/></text:p>
        </text:list-item>
        <text:list-item>
          <text:p text:style-name="P176">O comando <text:span text:style-name="T1">\copy</text:span> é restrito de uso atraves de linha de comando, pelo terminal, no <text:span text:style-name="T1">psql</text:span>. Não funciona no <text:span text:style-name="T1">pgAdmin 4</text:span>.<text:line-break/></text:p>
        </text:list-item>
        <text:list-item>
          <text:p text:style-name="P176">Principais argumentos:<text:line-break/></text:p>
          <text:list text:style-name="L175">
            <text:list-item>
              <text:p text:style-name="P177"><text:span text:style-name="T1">\copy</text:span><text:line-break/>É o principal comando que desencadeia o processo de exportação de dados. Copia os dados para um arquivo a ser exportado.<text:line-break/></text:p>
            </text:list-item>
            <text:list-item>
              <text:p text:style-name="P177"><text:span text:style-name="T1">SELECT</text:span><text:line-break/><text:span text:style-name="T2">Projeção</text:span> da query (em formato tabela) que vai ser exportada.<text:line-break/></text:p>
            </text:list-item>
            <text:list-item>
              <text:p text:style-name="P177"><text:span text:style-name="T1">TO</text:span><text:line-break/>Determina que é uma exportação de dados e não uma importação de dados (<text:span text:style-name="T1">FROM</text:span>).<text:line-break/></text:p>
            </text:list-item>
            <text:list-item>
              <text:p text:style-name="P177"><text:span text:style-name="T2">caminho</text:span><text:line-break/>O caminho no sistema onde será gravado o arquivo de exportação, o nome que será dado ao arquivo e a extensão do arquivo.<text:line-break/></text:p>
            </text:list-item>
            <text:list-item>
              <text:p text:style-name="P177"><text:span text:style-name="T1">CSV</text:span> [<text:span text:style-name="T1">HEARDER</text:span>]<text:line-break/>Define a extensão do arquivo a ser gravado e se tem, ou não, cabeçalho.<text:line-break/></text:p>
            </text:list-item>
          </text:list>
        </text:list-item>
        <text:list-item>
          <text:p text:style-name="P176">Sintaxe:<text:line-break/><text:span text:style-name="T1">\copy</text:span> (<text:span text:style-name="T1">SELECT</text:span> * <text:span text:style-name="T1">FROM</text:span> <text:span text:style-name="T2">tabela</text:span>) <text:span text:style-name="T1">TO</text:span><text:line-break/>‘C:/tmp/<text:span text:style-name="T2">nome_arquivo</text:span>.csv’<text:line-break/><text:span text:style-name="T1">WITH</text:span> <text:span text:style-name="T1">CSV</text:span> [<text:span text:style-name="T1">HEARDER</text:span>];<text:line-break/></text:p>
        </text:list-item>
        <text:list-item>
          <text:p text:style-name="P176">O comando <text:span text:style-name="T1">SELECT</text:span> pode ser uma <text:span text:style-name="T2">QUERY</text:span> mais elaborada.<text:line-break/></text:p>
        </text:list-item>
      </text:list>
      <text:p text:style-name="Pagebreak"/>
      <text:h text:style-name="Heading_20_2" text:outline-level="2"><text:bookmark-start text:name="pelo-pgadmin-4-manualmente"/>14.4 Pelo <text:span text:style-name="T1">pgAdmin 4</text:span> (manualmente)<text:bookmark-end text:name="pelo-pgadmin-4-manualmente"/></text:h>
      <text:list text:style-name="L176">
        <text:list-item>
          <text:p text:style-name="P178">O <text:span text:style-name="T1">pgAdmin 4</text:span> tem um procedimento proprio para exportar dados.<text:line-break/></text:p>
        </text:list-item>
        <text:list-item>
          <text:p text:style-name="P178">Passo a passo:<text:line-break/></text:p>
          <text:list text:style-name="L177">
            <text:list-item>
              <text:p text:style-name="P179">Clickar com o botão direito sobre a tabela, na qual deseja exportar os dados.</text:p>
            </text:list-item>
            <text:list-item>
              <text:p text:style-name="P179">Selecionar a opção “Import/Export Data”.<text:line-break/><draw:frame draw:name="img17" svg:width="5.4512416716923076in" svg:height="3.93701in"><draw:image xlink:href="Pictures/414.png" xlink:type="simple" xlink:show="embed" xlink:actuate="onLoad"/></draw:frame><text:line-break/></text:p>
            </text:list-item>
            <text:list-item>
              <text:p text:style-name="P179">Na janela “Import/Export Data”, na aba “General”, temos as opções:<text:line-break/></text:p>
              <text:list text:style-name="L178">
                <text:list-item>
                  <text:p text:style-name="P180"><text:span text:style-name="T1">Import</text:span> ou <text:span text:style-name="T1">Export</text:span><text:line-break/>Para importar ou exportar os dados.<text:line-break/></text:p>
                </text:list-item>
                <text:list-item>
                  <text:p text:style-name="P180"><text:span text:style-name="T1">Filename</text:span><text:line-break/>Para colocar o caminho onde será criado o arquivo e o nome do arquivo mais a extensão.<text:line-break/></text:p>
                </text:list-item>
                <text:list-item>
                  <text:p text:style-name="P180"><text:span text:style-name="T1">Format</text:span><text:line-break/>Para determinar a extensão que será salvo o arquivo.<text:line-break/><draw:frame draw:name="img18" svg:width="4.99397034828108in" svg:height="3.93701in"><draw:image xlink:href="Pictures/415.png" xlink:type="simple" xlink:show="embed" xlink:actuate="onLoad"/></draw:frame><text:line-break/></text:p>
                </text:list-item>
              </text:list>
            </text:list-item>
            <text:list-item>
              <text:p text:style-name="P179">Na janela “Import/Export Data”, na aba “Options”, temos as opções:<text:line-break/></text:p>
              <text:list text:style-name="L179">
                <text:list-item>
                  <text:p text:style-name="P181"><text:span text:style-name="T1">HEARDER</text:span><text:line-break/>Determinar se o arquivo tem, ou não, cabeçalho. </text:p>
                </text:list-item>
                <text:list-item>
                  <text:p text:style-name="P181"><text:span text:style-name="T1">DELIMITER</text:span><text:line-break/>Definir o tipo de delimitador entre as colunas dos dados.<text:line-break/><draw:frame draw:name="img19" svg:width="4.99397034828108in" svg:height="3.93701in"><draw:image xlink:href="Pictures/416.png" xlink:type="simple" xlink:show="embed" xlink:actuate="onLoad"/></draw:frame><text:line-break/></text:p>
                </text:list-item>
              </text:list>
            </text:list-item>
            <text:list-item>
              <text:p text:style-name="P179">Na janela “Import/Export Data”, na aba “Columns”, podemos definir quais colunas da tabela serão passadas para o arquivo de exportação, caso necessário escolher.<text:line-break/><draw:frame draw:name="img20" svg:width="4.99397034828108in" svg:height="3.93701in"><draw:image xlink:href="Pictures/417.png" xlink:type="simple" xlink:show="embed" xlink:actuate="onLoad"/></draw:frame><text:line-break/></text:p>
            </text:list-item>
          </text:list>
        </text:list-item>
      </text:list>
      <text:p text:style-name="Pagebreak"/>
      <text:h text:style-name="Heading_20_1" text:outline-level="1"><text:bookmark-start text:name="aulas-134-a-136---sincronizar-tabelas-com-relatórios---teoria"/>15 Aulas 134 a 136 - Sincronizar tabelas com relatórios - Teoria<text:bookmark-end text:name="aulas-134-a-136---sincronizar-tabelas-com-relatórios---teoria"/></text:h>
      <text:h text:style-name="Heading_20_2" text:outline-level="2"><text:bookmark-start text:name="arquitetura-do-ambiente"/>15.1 Arquitetura do Ambiente<text:bookmark-end text:name="arquitetura-do-ambiente"/></text:h>
      <text:list text:style-name="L180">
        <text:list-item>
          <text:p text:style-name="P182">Problema na exportação de dados do banco de dados para um arquivo:<text:line-break/></text:p>
          <text:list text:style-name="L181">
            <text:list-item>
              <text:p text:style-name="P183">Ao passar diversas tabelas para uma só, em formato colunar (para exportação), esta nova tabela não é atualizada automaticamente quando o banco de dados (as tabelas originais) é atualizado. Por consequência, o arquivo exportado também não é atualizado automaticamente.<text:line-break/></text:p>
            </text:list-item>
            <text:list-item>
              <text:p text:style-name="P183">E apesar de não ter ficado claro anteriormente, a criação de um <text:span text:style-name="T1">VIEW</text:span> não soluciona o problema, pois toda vez que é acionada ela faz uma consulta (<text:span text:style-name="T1">query</text:span>), consumindo muito recurso computacional. Quanto maior o banco de dados, menos vale a pena o uso de <text:span text:style-name="T1">VIEW</text:span>, para esse tipo de situação. Apesar de a <text:span text:style-name="T1">VIEW</text:span> é atualizada automaticamente, pois é uma consulta salva (<text:span text:style-name="T1">query</text:span>) e não uma tabela proprimente dita.<text:line-break/></text:p>
            </text:list-item>
          </text:list>
        </text:list-item>
        <text:list-item>
          <text:p text:style-name="P182">Solução para o problema de sincronismo entre os dados da nova tabela coluna e as tabelas de origem do banco de dados:<text:line-break/></text:p>
          <text:list text:style-name="L182">
            <text:list-item>
              <text:p text:style-name="P184">Determinar campos <text:span text:style-name="T1">flag</text:span>, ou seja, um campo único que de para comparar se ele esta nas tabelas originais e na nova tabela colunar da mesma maneira. Caso não esteja, atualiza a nova tabela colunar.<text:line-break/></text:p>
            </text:list-item>
            <text:list-item>
              <text:p text:style-name="P184">A <text:span text:style-name="T1">flag</text:span> pode ser um <text:span text:style-name="T2">id</text:span>.<text:line-break/></text:p>
            </text:list-item>
            <text:list-item>
              <text:p text:style-name="P184">Evitar campos <text:span text:style-name="T1">flag</text:span> utilizando data e hora, pois dependendo da velocidade de inserção de novos dados nas tabelas, pode confundir o sistema. Podem haver vários registros com mesma data e hora, fazendo com que o sistema pegue apenas um registro que simboliza aquela determina data e hora. </text:p>
            </text:list-item>
            <text:list-item>
              <text:p text:style-name="P184">Outra técnica útil é o uso de <text:span text:style-name="T1">SEQUENCE</text:span>:</text:p>
              <text:list text:style-name="L183">
                <text:list-item>
                  <text:p text:style-name="P185">Criar sequencia númerada, automática, aos <text:span text:style-name="T2">id</text:span>’s, que facilita o controle.<text:line-break/></text:p>
                </text:list-item>
                <text:list-item>
                  <text:p text:style-name="P185">A continuidade da sequencia de números podem ser compartilhados por diferentes tabelas, com o uso de <text:span text:style-name="T1">SEQUENCE</text:span>, sendo assim fácil comparar diversos campos <text:span text:style-name="T1">flag</text:span> (<text:span text:style-name="T2">id</text:span>’s) das tabelas originais, do banco de dados, com a <text:span text:style-name="T1">flag</text:span> da nova tabela colunar. Apenas se todas as tabelas originais, do banco de dados, compartilhar a continuidade da sequência dos <text:span text:style-name="T2">id</text:span>’s.<text:line-break/></text:p>
                </text:list-item>
                <text:list-item>
                  <text:p text:style-name="P185">Não é obrigatório o uso dessa técnica, porem pode ser bastante útil e facilitar a programação de <text:span text:style-name="T1">TRIGGERS</text:span> para a comparação de <text:span text:style-name="T2">id</text:span>’s entre as tabelas originais e a nova tabela colunar.<text:line-break/></text:p>
                </text:list-item>
                <text:list-item>
                  <text:p text:style-name="P185"><text:span text:style-name="T1">SEQUENCE</text:span> é diferente do <text:span text:style-name="T1">IDENTITY</text:span> (do <text:span text:style-name="T1">SQL Server</text:span>).<text:line-break/></text:p>
                </text:list-item>
              </text:list>
            </text:list-item>
          </text:list>
        </text:list-item>
      </text:list>
      <text:p text:style-name="Pagebreak"/>
      <text:h text:style-name="Heading_20_2" text:outline-level="2"><text:bookmark-start text:name="comando-sequence"/>15.2 Comando <text:span text:style-name="T1">SEQUENCE</text:span><text:bookmark-end text:name="comando-sequence"/></text:h>
      <text:h text:style-name="Heading_20_3" text:outline-level="3"><text:bookmark-start text:name="teoria-3"/>15.2.1 Teoria<text:bookmark-end text:name="teoria-3"/></text:h>
      <text:list text:style-name="L184">
        <text:list-item>
          <text:p text:style-name="P186">Cria gerador de sequência de números, uma tabela com uma coluna com números em sequência que pode ser chamada através dos comandos <text:span text:style-name="T1">nextval</text:span>, <text:span text:style-name="T1">currval</text:span> e <text:span text:style-name="T1">setval</text:span>.<text:line-break/></text:p>
        </text:list-item>
        <text:list-item>
          <text:p text:style-name="P186">Objetos de <text:span text:style-name="T1">SEQUENCE</text:span> são tabelas especiais de linha única criadas com <text:span text:style-name="T1">CREATE SEQUENCE</text:span>.<text:line-break/></text:p>
        </text:list-item>
        <text:list-item>
          <text:p text:style-name="P186">Objetos de <text:span text:style-name="T1">SEQUENCE</text:span> são comumente usados para gerar identificadores exclusivos para linhas de uma tabela.<text:line-break/></text:p>
        </text:list-item>
      </text:list>
      <text:h text:style-name="Heading_20_3" text:outline-level="3"><text:bookmark-start text:name="create-sequence"/>15.2.2 <text:span text:style-name="T1">CREATE SEQUENCE</text:span><text:bookmark-end text:name="create-sequence"/></text:h>
      <text:list text:style-name="L185">
        <text:list-item>
          <text:p text:style-name="P187"><text:span text:style-name="T1">CREATE SEQUENCE</text:span> cria um novo gerador de números de sequência.<text:line-break/></text:p>
        </text:list-item>
        <text:list-item>
          <text:p text:style-name="P187">Criar e inicializar uma nova tabela especial de linha única (um objeto no banco de dados), com um nome definido pelo programador na criação.<text:line-break/></text:p>
        </text:list-item>
        <text:list-item>
          <text:p text:style-name="P187">O gerador será de propriedade do usuário que emite o comando.<text:line-break/></text:p>
        </text:list-item>
        <text:list-item>
          <text:p text:style-name="P187">Se for fornecido um nome de esquema, a sequência será criada no esquema especificado. Caso contrário, ele será criado no esquema atual.<text:line-break/></text:p>
        </text:list-item>
        <text:list-item>
          <text:p text:style-name="P187">O comando opicional <text:span text:style-name="T1">START</text:span>, permite que a sequência comece a partir de qualquer lugar (um valor especificado).<text:line-break/></text:p>
        </text:list-item>
        <text:list-item>
          <text:p text:style-name="P187">Sintaxe:<text:line-break/><text:span text:style-name="T1">CREATE</text:span> <text:span text:style-name="T1">SEQUENCE</text:span> <text:span text:style-name="T2">nome_da_sequence</text:span> [<text:span text:style-name="T1">START</text:span> <text:span text:style-name="T2">valor_inicial</text:span>];<text:line-break/></text:p>
        </text:list-item>
      </text:list>
      <text:h text:style-name="Heading_20_3" text:outline-level="3"><text:bookmark-start text:name="drop-sequence"/>15.2.3 <text:span text:style-name="T1">DROP SEQUENCE</text:span><text:bookmark-end text:name="drop-sequence"/></text:h>
      <text:list text:style-name="L186">
        <text:list-item>
          <text:p text:style-name="P188">Deleta uma <text:span text:style-name="T1">SEQUENCE</text:span> existente.<text:line-break/></text:p>
        </text:list-item>
        <text:list-item>
          <text:p text:style-name="P188">Sintaxe:<text:line-break/><text:span text:style-name="T1">DROP</text:span> <text:span text:style-name="T1">SEQUENCE</text:span> <text:span text:style-name="T2">nome_da_sequence</text:span>;<text:line-break/></text:p>
        </text:list-item>
      </text:list>
      <text:h text:style-name="Heading_20_3" text:outline-level="3"><text:bookmark-start text:name="funções-do-sequence"/>15.2.4 Funções do <text:span text:style-name="T1">SEQUENCE</text:span><text:bookmark-end text:name="funções-do-sequence"/></text:h>
      <text:list text:style-name="L187">
        <text:list-item>
          <text:p text:style-name="P189"><text:span text:style-name="T1">nextval</text:span><text:line-break/></text:p>
          <text:list text:style-name="L188">
            <text:list-item>
              <text:p text:style-name="P190">Avança o objeto de sequência para seu próximo valor e retorna esse valor.<text:line-break/></text:p>
            </text:list-item>
            <text:list-item>
              <text:p text:style-name="P190">Mesmo que várias sessões executem nextval simultaneamente, cada uma receberá com segurança um valor de sequência distinto.<text:line-break/></text:p>
            </text:list-item>
            <text:list-item>
              <text:p text:style-name="P190">Se o objeto de sequência foi criado com parâmetros padrão, chamadas nextval sucessivas retornarão valores sucessivos começando com 1.<text:line-break/></text:p>
            </text:list-item>
            <text:list-item>
              <text:p text:style-name="P190">Sintaxe:<text:line-break/><text:span text:style-name="T1">SELECT</text:span> <text:span text:style-name="T1">nextval</text:span>(‘<text:span text:style-name="T2">nome_da_sequence</text:span>’);<text:line-break/></text:p>
            </text:list-item>
          </text:list>
        </text:list-item>
        <text:list-item>
          <text:p text:style-name="P189"><text:span text:style-name="T1">setval</text:span><text:line-break/></text:p>
          <text:list text:style-name="L189">
            <text:list-item>
              <text:p text:style-name="P191">Define o valor atual do objeto de sequência.<text:line-break/></text:p>
            </text:list-item>
            <text:list-item>
              <text:p text:style-name="P191">Na forma de três parâmetros, é chamado pode ser definido como verdadeiro ou falso.<text:line-break/></text:p>
            </text:list-item>
            <text:list-item>
              <text:p text:style-name="P191"><text:span text:style-name="T1">True</text:span> tem o mesmo efeito que a forma de dois parâmetros. O próximo <text:span text:style-name="T1">nextval</text:span> avançará a sequência antes de retornar um valor.<text:line-break/></text:p>
            </text:list-item>
            <text:list-item>
              <text:p text:style-name="P191">Se for definido como <text:span text:style-name="T1">False</text:span>, o próximo <text:span text:style-name="T1">nextval</text:span> retornará exatamente o valor especificado e o avanço da sequência começará com o nextval seguinte.<text:line-break/></text:p>
            </text:list-item>
            <text:list-item>
              <text:p text:style-name="P191">Sintaxe comentada:<text:line-break/><text:span text:style-name="T1">SELECT</text:span> <text:span text:style-name="T1">setval</text:span>(‘<text:span text:style-name="T2">nome_da_sequence</text:span>’, 42); [O próximo <text:span text:style-name="T1">nextval</text:span> retornará 43]<text:line-break/><text:span text:style-name="T1">SELECT</text:span> <text:span text:style-name="T1">setval</text:span>(‘<text:span text:style-name="T2">nome_da_sequence</text:span>’, 42, <text:span text:style-name="T1">true</text:span>); [faz o mesmo que o comando acima]<text:line-break/><text:span text:style-name="T1">SELECT</text:span> <text:span text:style-name="T1">setval</text:span>(‘<text:span text:style-name="T2">nome_da_sequence</text:span>’, 42, <text:span text:style-name="T1">false</text:span>); [O próximo <text:span text:style-name="T1">nextval</text:span> retornará 42]<text:line-break/></text:p>
            </text:list-item>
          </text:list>
        </text:list-item>
        <text:list-item>
          <text:p text:style-name="P189"><text:span text:style-name="T1">currval</text:span><text:line-break/></text:p>
          <text:list text:style-name="L190">
            <text:list-item>
              <text:p text:style-name="P192">Retorna o valor obtido mais recentemente por <text:span text:style-name="T1">nextval</text:span> para esta sequência na sessão atual.<text:line-break/></text:p>
            </text:list-item>
            <text:list-item>
              <text:p text:style-name="P192">Um erro é relatado se <text:span text:style-name="T1">nextval</text:span> nunca foi chamado para esta seqüência, nesta sessão.<text:line-break/></text:p>
            </text:list-item>
            <text:list-item>
              <text:p text:style-name="P192">Sintaxe:<text:line-break/><text:span text:style-name="T1">SELECT</text:span> <text:span text:style-name="T1">currval</text:span>(‘<text:span text:style-name="T2">nome_da_sequence</text:span>’);<text:line-break/></text:p>
            </text:list-item>
          </text:list>
        </text:list-item>
        <text:list-item>
          <text:p text:style-name="P189"><text:span text:style-name="T1">lastval</text:span><text:line-break/></text:p>
          <text:list text:style-name="L191">
            <text:list-item>
              <text:p text:style-name="P193">Retorna o valor retornado mais recentemente por <text:span text:style-name="T1">nextval</text:span> na sessão atual.<text:line-break/></text:p>
            </text:list-item>
            <text:list-item>
              <text:p text:style-name="P193">Essa função é idêntica a <text:span text:style-name="T1">currval</text:span>, exceto que, em vez de usar o nome da <text:span text:style-name="T1">SEQUENCE</text:span> como argumento, ela se refere a qualquer sequência à qual <text:span text:style-name="T1">nextval</text:span> foi aplicado mais recentemente na sessão atual.<text:line-break/></text:p>
            </text:list-item>
            <text:list-item>
              <text:p text:style-name="P193">É um erro chamar lastval se nextval ainda não tiver sido chamado na sessão atual.<text:line-break/>-Sintaxe:<text:line-break/><text:span text:style-name="T1">SELECT</text:span> <text:span text:style-name="T1">lastval</text:span>();<text:line-break/></text:p>
            </text:list-item>
          </text:list>
        </text:list-item>
      </text:list>
      <text:p text:style-name="Pagebreak"/>
      <text:h text:style-name="Heading_20_3" text:outline-level="3"><text:bookmark-start text:name="diferença-entre-sequence-e-identity-do-sql-server"/>15.2.5 Diferença entre <text:span text:style-name="T1">SEQUENCE</text:span> e <text:span text:style-name="T1">IDENTITY</text:span> (do SQL Server)<text:bookmark-end text:name="diferença-entre-sequence-e-identity-do-sql-server"/></text:h>
      <text:list text:style-name="L192">
        <text:list-item>
          <text:p text:style-name="P194">A propriedade <text:span text:style-name="T1">IDENTITY</text:span>, no <text:span text:style-name="T1">SQL Server</text:span>, é uma propriedade de coluna, o que significa que está vinculada à tabela, enquanto a <text:span text:style-name="T1">SEQUENCE</text:span> é um objeto de banco de dados definido pelo usuário e não está vinculada a nenhuma tabela específica, o que significa que seu valor pode ser compartilhado por várias tabelas.<text:line-break/></text:p>
        </text:list-item>
        <text:list-item>
          <text:p text:style-name="P194">No <text:span text:style-name="T1">PostgreSQL</text:span> o equivalente ao comando <text:span text:style-name="T1">IDENTITY</text:span>, no <text:span text:style-name="T1">SQL Server</text:span>, é o comando <text:span text:style-name="T1">SERIAL</text:span>.<text:line-break/></text:p>
          <text:list text:style-name="L193">
            <text:list-item>
              <text:p text:style-name="P195">Sintaxe:<text:line-break/><text:span text:style-name="T1">CREATE TABLE</text:span> <text:span text:style-name="T2">tabela</text:span> (<text:line-break/>IDCOLUNA <text:span text:style-name="T1">SERIAL</text:span> <text:span text:style-name="T1">PRIMARY KEY</text:span>,<text:line-break/>…<text:line-break/>);<text:line-break/></text:p>
            </text:list-item>
          </text:list>
        </text:list-item>
      </text:list>
      <text:h text:style-name="Heading_20_3" text:outline-level="3"><text:bookmark-start text:name="uso-de-sequence-no-insert-da-dados-em-uma-tabela"/>15.2.6 Uso de <text:span text:style-name="T1">SEQUENCE</text:span> no <text:span text:style-name="T1">INSERT</text:span> da dados em uma tabela<text:bookmark-end text:name="uso-de-sequence-no-insert-da-dados-em-uma-tabela"/></text:h>
      <text:list text:style-name="L194">
        <text:list-item>
          <text:p text:style-name="P196"><text:span text:style-name="T1">SEQUENCE</text:span> é um objeto do banco de dados, definido pelo usuário e não está vinculada a nenhuma tabela específica, o que significa que seu valor pode ser compartilhado por várias tabelas.<text:line-break/></text:p>
        </text:list-item>
        <text:list-item>
          <text:p text:style-name="P196">Passa um número, de uma sequência (do objeto <text:span text:style-name="T1">SEQUENCE</text:span>), como parametro para o registro inserido.<text:line-break/></text:p>
        </text:list-item>
        <text:list-item>
          <text:p text:style-name="P196">Sintaxe:<text:line-break/><text:span text:style-name="T1">CREATE SEQUENCE</text:span> <text:span text:style-name="T2">nome_da_sequence</text:span> <text:span text:style-name="T1">START</text:span> <text:span text:style-name="T2">valor_inicial</text:span>;<text:line-break/><text:span text:style-name="T1">INSERT INTO</text:span> <text:span text:style-name="T2">tabela</text:span><text:line-break/><text:span text:style-name="T1">VALUES</text:span><text:line-break/>(<text:span text:style-name="T1">nextval</text:span>(‘<text:span text:style-name="T2">nome_da_sequence</text:span>’), [outros valores a inserir nos próximos campos]);<text:line-break/></text:p>
        </text:list-item>
      </text:list>
      <text:p text:style-name="Pagebreak"/>
      <text:h text:style-name="Heading_20_2" text:outline-level="2"><text:bookmark-start text:name="verificando-e-comparando-registros-das-tabelas-originais-com-a-nova-tabela-colunar-relatório"/>15.3 Verificando e comparando registros das tabelas originais com a nova tabela colunar (Relatório)<text:bookmark-end text:name="verificando-e-comparando-registros-das-tabelas-originais-com-a-nova-tabela-colunar-relatório"/></text:h>
      <text:h text:style-name="Heading_20_3" text:outline-level="3"><text:bookmark-start text:name="retornar-número-máximo-de-registros-de-varias-tabelas"/>15.3.1 Retornar número máximo de registros de varias tabelas<text:bookmark-end text:name="retornar-número-máximo-de-registros-de-varias-tabelas"/></text:h>
      <text:list text:style-name="L195">
        <text:list-item>
          <text:p text:style-name="P197">Uma estrategia interessante para manter o arquivo atualizado é ter um controle sobre os registros das tabelas de origem com a tabela colunar (do relatório).<text:line-break/></text:p>
        </text:list-item>
        <text:list-item>
          <text:p text:style-name="P197">Para tanto, uma opção é comparar o número de registros nas tabelas de origem com o número de registros da tabela colunar.<text:line-break/></text:p>
        </text:list-item>
        <text:list-item>
          <text:p text:style-name="P197">Caso apresentar diferença entre as tabelas, é um indício que a tabela colunar, do relatório, esta desatualizado. Por consequência, o arquivo com os dados também estarão desatualizados.<text:line-break/></text:p>
        </text:list-item>
        <text:list-item>
          <text:p text:style-name="P197">Uma técnica que pode ser útil nesses casos, é o uso de <text:span text:style-name="T1">Subquery</text:span>:<text:line-break/></text:p>
          <text:list text:style-name="L196">
            <text:list-item>
              <text:p text:style-name="P198">Onde podemos fazer uma <text:span text:style-name="T2">projeção</text:span> (<text:span text:style-name="T1">SELECT</text:span>) de uma tabela dentro de uma <text:span text:style-name="T2">projeção</text:span> (<text:span text:style-name="T1">SELECT</text:span>) de outra tabela.<text:line-break/></text:p>
            </text:list-item>
            <text:list-item>
              <text:p text:style-name="P198">Uma maneira simples de fazer uma <text:span text:style-name="T1">subquery</text:span>, é colocar entre parenteses uma query (<text:span text:style-name="T1">SELECT</text:span>), no lugar onde estaria uma colunar na query principal.<text:line-break/></text:p>
            </text:list-item>
            <text:list-item>
              <text:p text:style-name="P198">Logo, é possivel tratar a <text:span text:style-name="T1">subquery</text:span> como uma coluna da <text:span text:style-name="T2">projeção</text:span> principal, assim podemos adicionar um <text:span text:style-name="T1">alias</text:span> à <text:span text:style-name="T1">subquery</text:span>.<text:line-break/></text:p>
            </text:list-item>
          </text:list>
        </text:list-item>
        <text:list-item>
          <text:p text:style-name="P197">Sintaxe:<text:line-break/><text:span text:style-name="T1">SELECT</text:span><text:line-break/><text:span text:style-name="T1">MAX</text:span>(<text:span text:style-name="T2">IDLOCACAO</text:span>) <text:span text:style-name="T1">AS</text:span> RELATORIO,<text:line-break/>(<text:span text:style-name="T1">SELECT</text:span> <text:span text:style-name="T1">MAX</text:span>(<text:span text:style-name="T2">IDLOCACAO</text:span>) <text:span text:style-name="T1">FROM</text:span> <text:span text:style-name="T2">tabela</text:span>) <text:span text:style-name="T1">AS</text:span> LOCACAO<text:line-break/><text:span text:style-name="T1">FROM</text:span> <text:span text:style-name="T2">tabela_relatorio</text:span>;<text:line-break/></text:p>
        </text:list-item>
      </text:list>
      <text:p text:style-name="Pagebreak"/>
      <text:h text:style-name="Heading_20_3" text:outline-level="3"><text:bookmark-start text:name="retornar-diferença-entre-os-registros-das-duas-tabelas-flag-id"/>15.3.2 Retornar diferença entre os registros das duas tabelas (<text:span text:style-name="T1">flag</text:span> <text:span text:style-name="T2">id</text:span>)<text:bookmark-end text:name="retornar-diferença-entre-os-registros-das-duas-tabelas-flag-id"/></text:h>
      <text:list text:style-name="L197">
        <text:list-item>
          <text:p text:style-name="P199">Uma metodo para analisar se a tabela colunar (relatório) esta com os dados sincronizados com as tabelas de origem, é verificar por meio das <text:span text:style-name="T1">flag</text:span>’s (<text:span text:style-name="T2">id</text:span>) a diferença entre os registros.<text:line-break/></text:p>
        </text:list-item>
        <text:list-item>
          <text:p text:style-name="P199">Caso haja diferença, mais id’s nas tabelas de origem, a tabela colunar esta desatualizada (dessincronizada).<text:line-break/></text:p>
        </text:list-item>
        <text:list-item>
          <text:p text:style-name="P199">Para retorna a diferença entre as tabelas:<text:line-break/></text:p>
          <text:list text:style-name="L198">
            <text:list-item>
              <text:p text:style-name="P200">É possivel fazer uma <text:span text:style-name="T2">query</text:span> de uma <text:span text:style-name="T2">projeção</text:span> (<text:span text:style-name="T1">SELECT</text:span>) acompanhado de uma <text:span text:style-name="T2">junção</text:span> (<text:span text:style-name="T1">INNER JOIN</text:span>) das tabelas de interesse, adicionando uma <text:span text:style-name="T2">seleção</text:span> (<text:span text:style-name="T1">WHERE</text:span>), onde por meio de filtro de lista (<text:span text:style-name="T1">IN</text:span>), atraves da negação (<text:span text:style-name="T1">NOT</text:span>), podemos retornar a diferença entre os registros das tabelas.<text:line-break/></text:p>
            </text:list-item>
            <text:list-item>
              <text:p text:style-name="P200">Para comparar as listas de registros das tabelas (por meio das <text:span text:style-name="T1">flag</text:span>’s <text:span text:style-name="T2">id</text:span>), usamos uma <text:span text:style-name="T1">subquery</text:span> para obter a lista dos registros da tabela colunar (relatório).<text:line-break/></text:p>
            </text:list-item>
            <text:list-item>
              <text:p text:style-name="P200">Como resultado obtemos, a diferença entre a lista de registros das tabelas de origem e a lista de registro da tabela colunar.<text:line-break/></text:p>
            </text:list-item>
          </text:list>
        </text:list-item>
        <text:list-item>
          <text:p text:style-name="P199">Sintaxe exemplo:<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IDGENERO = <text:span text:style-name="T1">F</text:span>.ID_GENERO<text:line-break/><text:span text:style-name="T1">INNER JOIN</text:span> LOCACAO <text:span text:style-name="T1">L</text:span><text:line-break/><text:span text:style-name="T1">ON</text:span> <text:span text:style-name="T1">L</text:span>.ID_FILME = <text:span text:style-name="T1">F</text:span>.IDFILME<text:line-break/><text:span text:style-name="T1">WHERE</text:span> IDLOCACAO <text:span text:style-name="T1">NOT</text:span> <text:span text:style-name="T1">IN</text:span> (<text:span text:style-name="T1">SELECT</text:span> IDLOCACAO <text:span text:style-name="T1">FROM</text:span> <text:span text:style-name="T2">RELATORIO_LOCADORA</text:span>);<text:line-break/></text:p>
        </text:list-item>
      </text:list>
      <text:p text:style-name="Pagebreak"/>
      <text:h text:style-name="Heading_20_1" text:outline-level="1"><text:bookmark-start text:name="aulas-136---sincronizar-tabelas-com-relatórios---atualização-manual-através-de-insert-into"/>16 Aulas 136 - Sincronizar tabelas com relatórios - Atualização manual através de <text:span text:style-name="T1">INSERT INTO</text:span><text:bookmark-end text:name="aulas-136---sincronizar-tabelas-com-relatórios---atualização-manual-através-de-insert-into"/></text:h>
      <text:list text:style-name="L199">
        <text:list-item>
          <text:p text:style-name="P201">A forma mais simples e manual de atualizar (sincronizar) os dados das tabelas originais com os registros da tabela colunar (relatório):<text:line-break/></text:p>
          <text:list text:style-name="L200">
            <text:list-item>
              <text:p text:style-name="P202">O uso do comando <text:span text:style-name="T1">INSERT INTO</text:span> baseado numa <text:span text:style-name="T1">query</text:span>, ou seja, uma <text:span text:style-name="T2">projeção</text:span> (<text:span text:style-name="T1">SELECT</text:span>), onde por meio de <text:span text:style-name="T2">junção</text:span> (<text:span text:style-name="T1">INNER JOIN</text:span>) reúna todos os dados que serão passados para a tabela colunar.<text:line-break/></text:p>
            </text:list-item>
            <text:list-item>
              <text:p text:style-name="P202">O comando mais importante é de <text:span text:style-name="T2">seleção</text:span>/filtro (<text:span text:style-name="T1">WHERE</text:span>), onde por meio de <text:span text:style-name="T1">NOT IN</text:span> e de uma <text:span text:style-name="T1">subquery</text:span>, podemos definir e retornar apenas os registros que não estão sincronizados com a tabela colunar, por consequência inserindo eles na tabela colunar.<text:line-break/></text:p>
            </text:list-item>
          </text:list>
        </text:list-item>
        <text:list-item>
          <text:p text:style-name="P201">Casos de retorno da <text:span text:style-name="T1">query</text:span> continda na <text:span text:style-name="T1">INSERT INTO</text:span>:<text:line-break/></text:p>
          <text:list text:style-name="L201">
            <text:list-item>
              <text:p text:style-name="P203">Caso a <text:span text:style-name="T1">query</text:span> não retorne nenhum valor (registro), significa que os registros da tabela colunar já estão sincronizados com os dados das tabelas originais, logo nada é inserido na tabela colunar.<text:line-break/></text:p>
            </text:list-item>
            <text:list-item>
              <text:p text:style-name="P203">Caso a <text:span text:style-name="T1">query</text:span> retorne registros, significa que os registros da tabela colunar não estão sincronizados com os dados das tabelas originais, logo estes são inseridos na tabela colunar.<text:line-break/></text:p>
            </text:list-item>
          </text:list>
        </text:list-item>
        <text:list-item>
          <text:p text:style-name="P201">Sintaxe:<text:line-break/><text:span text:style-name="T1">INSERT INTO</text:span> <text:span text:style-name="T2">tabela_colunar</text:span><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text:span text:style-name="T2">GENERO</text:span> <text:span text:style-name="T1">G</text:span><text:line-break/><text:span text:style-name="T1">INNER JOIN</text:span> <text:span text:style-name="T2">FILME</text:span> <text:span text:style-name="T1">F</text:span><text:line-break/><text:span text:style-name="T1">ON</text:span> <text:span text:style-name="T1">G</text:span>.IDGENERO = <text:span text:style-name="T1">F</text:span>.ID_GENERO<text:line-break/><text:span text:style-name="T1">INNER JOIN</text:span> <text:span text:style-name="T2">LOCACAO</text:span> <text:span text:style-name="T1">L</text:span><text:line-break/><text:span text:style-name="T1">ON</text:span> <text:span text:style-name="T1">L</text:span>.ID_FILME = <text:span text:style-name="T1">F</text:span>.IDFILME<text:line-break/><text:span text:style-name="T1">WHERE</text:span> IDLOCACAO <text:span text:style-name="T1">NOT IN</text:span> (<text:span text:style-name="T1">SELECT</text:span> IDLOCACAO <text:span text:style-name="T1">FROM</text:span> <text:span text:style-name="T2">tabela_colunar</text:span>);<text:line-break/></text:p>
        </text:list-item>
      </text:list>
      <text:p text:style-name="Pagebreak"/>
      <text:h text:style-name="Heading_20_1" text:outline-level="1"><text:bookmark-start text:name="procedures"/>17 <text:span text:style-name="T1">PROCEDURES</text:span><text:bookmark-end text:name="procedures"/></text:h>
      <text:h text:style-name="Heading_20_2" text:outline-level="2"><text:bookmark-start text:name="teoria-4"/>17.1 Teoria<text:bookmark-end text:name="teoria-4"/></text:h>
      <text:list text:style-name="L202">
        <text:list-item>
          <text:p text:style-name="P204">Um dos recursos mais utilizados pelos desenvolvedores em Banco de dados é a <text:span text:style-name="T1">Stored Procedure</text:span>, pois mantém concentrada a lógica necessária para determinadas funções, tendo assim uma maior agilidade no retorno de informações importantes.<text:line-break/></text:p>
        </text:list-item>
        <text:list-item>
          <text:p text:style-name="P204">Trabalhar com a criação destes pequenos trechos de código é, de certa forma, uma boa prática, pois podemos deixar códigos bastante complexos atuando do lado do servidor que poderão ser utilizados por várias aplicações, evitando assim a necessidade de replicá-los em cada uma dessas aplicações.<text:line-break/></text:p>
        </text:list-item>
      </text:list>
      <text:h text:style-name="Heading_20_2" text:outline-level="2"><text:bookmark-start text:name="criando-uma-procedure"/>17.2 Criando uma <text:span text:style-name="T1">PROCEDURE</text:span><text:bookmark-end text:name="criando-uma-procedure"/></text:h>
      <text:list text:style-name="L203">
        <text:list-item>
          <text:p text:style-name="P205"><text:span text:style-name="T1">CREATE PROCEDURE</text:span> define um novo procedimento.<text:line-break/></text:p>
        </text:list-item>
        <text:list-item>
          <text:p text:style-name="P205"><text:span text:style-name="T1">CREATE OR REPLACE PROCEDURE</text:span> criará um novo procedimento ou substituirá uma definição existente.<text:line-break/></text:p>
        </text:list-item>
        <text:list-item>
          <text:p text:style-name="P205">Para poder definir um procedimento, o usuário deve ter o privilégio <text:span text:style-name="T1">USAGE</text:span> no idioma.<text:line-break/></text:p>
        </text:list-item>
        <text:list-item>
          <text:p text:style-name="P205">Se um nome de esquema (<text:span text:style-name="T1">SCHEMA</text:span>) for incluído, a <text:span text:style-name="T1">PROCEDURE</text:span> será criado no esquema especificado. Caso contrário, ele será criado no esquema atual.<text:line-break/></text:p>
        </text:list-item>
        <text:list-item>
          <text:p text:style-name="P205">Para substituir a definição atual de uma <text:span text:style-name="T1">PROCEDURE</text:span> existente, use <text:span text:style-name="T1">CREATE OR REPLACE PROCEDURE</text:span>. Não é possível alterar o nome ou os tipos de argumento de um procedimento dessa maneira (se você tentasse, na verdade estaria criando um procedimento novo e distinto).<text:line-break/></text:p>
        </text:list-item>
        <text:list-item>
          <text:p text:style-name="P205">Na estrutura do <text:span text:style-name="T1">CREATE PROCEDURE</text:span>, o comando “$$” serve para mudar o delimitador, ate que apareça outro comando “$$”, que retorna o delimitado para “;”. Possibilitando assim, programar em SQL dentro do <text:span text:style-name="T2">bloco de programação</text:span> do <text:span text:style-name="T1">CREATE PROCEDURE</text:span>, sem finalizar o comando.<text:line-break/></text:p>
        </text:list-item>
        <text:list-item>
          <text:p text:style-name="P205">Há também o parâmetro <text:span text:style-name="T1">OUT</text:span>, que pode ser usado junto dos argumentos, que é uma forma de produzir uma saída que retorna esses campos no resultado.<text:line-break/></text:p>
        </text:list-item>
        <text:list-item>
          <text:p text:style-name="P205">Linguagens aceitas na <text:span text:style-name="T1">PROCEDURE</text:span>:<text:line-break/></text:p>
          <text:list text:style-name="L204">
            <text:list-item>
              <text:p text:style-name="P206"><text:span text:style-name="T2">SQL</text:span><text:line-break/></text:p>
            </text:list-item>
            <text:list-item>
              <text:p text:style-name="P206"><text:span text:style-name="T2">plpgsql</text:span><text:line-break/>PostgreSQL.<text:line-break/></text:p>
            </text:list-item>
            <text:list-item>
              <text:p text:style-name="P206"><text:span text:style-name="T2">pltcl</text:span><text:line-break/>TCL.<text:line-break/></text:p>
            </text:list-item>
            <text:list-item>
              <text:p text:style-name="P206"><text:span text:style-name="T2">plperl</text:span><text:line-break/>Perl.<text:line-break/></text:p>
            </text:list-item>
            <text:list-item>
              <text:p text:style-name="P206"><text:span text:style-name="T2">plpython3u</text:span><text:line-break/>Python versão 3.<text:line-break/></text:p>
            </text:list-item>
            <text:list-item>
              <text:p text:style-name="P206"><text:span text:style-name="T2">plr</text:span><text:line-break/>R.<text:line-break/></text:p>
            </text:list-item>
            <text:list-item>
              <text:p text:style-name="P206"><text:span text:style-name="T2">pljava</text:span><text:line-break/>Java.<text:line-break/></text:p>
            </text:list-item>
            <text:list-item>
              <text:p text:style-name="P206"><text:span text:style-name="T2">plphp</text:span><text:line-break/>PHP.<text:line-break/></text:p>
            </text:list-item>
            <text:list-item>
              <text:p text:style-name="P206"><text:span text:style-name="T2">plruby</text:span><text:line-break/>Ruby.<text:line-break/></text:p>
            </text:list-item>
            <text:list-item>
              <text:p text:style-name="P206"><text:span text:style-name="T2">pllua-ng</text:span><text:line-break/>LUA.<text:line-break/></text:p>
            </text:list-item>
            <text:list-item>
              <text:p text:style-name="P206"><text:span text:style-name="T2">plsh</text:span><text:line-break/>Shell.<text:line-break/></text:p>
            </text:list-item>
            <text:list-item>
              <text:p text:style-name="P206"><text:span text:style-name="T2">plv8</text:span><text:line-break/>JavaScript<text:line-break/></text:p>
            </text:list-item>
            <text:list-item>
              <text:p text:style-name="P206"><text:span text:style-name="T2">C</text:span><text:line-break/></text:p>
            </text:list-item>
          </text:list>
        </text:list-item>
        <text:list-item>
          <text:p text:style-name="P205">Sintaxe:<text:line-break/><text:span text:style-name="T1">CREATE PROCEDURE</text:span> <text:span text:style-name="T2">insert_data</text:span>(a integer, b integer)<text:line-break/><text:span text:style-name="T1">LANGUAGE</text:span> <text:span text:style-name="T2">SQL</text:span><text:line-break/><text:span text:style-name="T1">AS</text:span><text:line-break/>$$<text:line-break/><text:span text:style-name="T1">BEGIN</text:span><text:line-break/><text:span text:style-name="T1">INSERT INTO</text:span> <text:span text:style-name="T2">tbl</text:span> <text:span text:style-name="T1">VALUES</text:span> (<text:span text:style-name="T2">a</text:span>);<text:line-break/><text:span text:style-name="T1">INSERT INTO</text:span> <text:span text:style-name="T2">tbl</text:span> <text:span text:style-name="T1">VALUES</text:span> (<text:span text:style-name="T2">b</text:span>);<text:line-break/><text:span text:style-name="T1">END</text:span><text:line-break/>$$;<text:line-break/></text:p>
        </text:list-item>
      </text:list>
      <text:h text:style-name="Heading_20_2" text:outline-level="2"><text:bookmark-start text:name="deletando-uma-procedure"/>17.3 Deletando uma <text:span text:style-name="T1">PROCEDURE</text:span><text:bookmark-end text:name="deletando-uma-procedure"/></text:h>
      <text:list text:style-name="L205">
        <text:list-item>
          <text:p text:style-name="P207">O comando <text:span text:style-name="T1">DROP PROCEDURE</text:span> deleta uma <text:span text:style-name="T1">PROCEDURE</text:span>.<text:line-break/></text:p>
        </text:list-item>
        <text:list-item>
          <text:p text:style-name="P207"><text:span text:style-name="T1">DROP PROCEDURE</text:span> remove a definição de um ou mais procedimentos existentes.<text:line-break/></text:p>
        </text:list-item>
        <text:list-item>
          <text:p text:style-name="P207">Para executar este comando o usuário deve ser o proprietário do(s) <text:span text:style-name="T1">PROCEDURE</text:span>(S).<text:line-break/></text:p>
        </text:list-item>
        <text:list-item>
          <text:p text:style-name="P207">Os tipos de argumento para o(s) procedimento(s) geralmente devem ser especificados, pois vários procedimentos diferentes podem existir com o mesmo nome e diferentes listas de argumentos.<text:line-break/></text:p>
        </text:list-item>
        <text:list-item>
          <text:p text:style-name="P207">Sintaxe:<text:line-break/><text:span text:style-name="T1">DROP PROCEDURE</text:span> [<text:span text:style-name="T1">IF EXISTS</text:span>] <text:span text:style-name="T2">nome_procedure</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chamando-uma-procedure"/>17.4 Chamando uma <text:span text:style-name="T1">PROCEDURE</text:span><text:bookmark-end text:name="chamando-uma-procedure"/></text:h>
      <text:list text:style-name="L206">
        <text:list-item>
          <text:p text:style-name="P208">Use <text:span text:style-name="T1">CALL</text:span> para executar um <text:span text:style-name="T1">PROCEDURE</text:span>.<text:line-break/></text:p>
        </text:list-item>
        <text:list-item>
          <text:p text:style-name="P208">Sintaxe:<text:line-break/><text:span text:style-name="T1">CALL</text:span> <text:span text:style-name="T2">nome_procedure</text:span>(<text:span text:style-name="T2">argumento_1</text:span>, <text:span text:style-name="T2">argumento_2</text:span>, …);<text:line-break/></text:p>
        </text:list-item>
      </text:list>
      <text:h text:style-name="Heading_20_2" text:outline-level="2"><text:bookmark-start text:name="diferença-entre-functions-e-procedures"/>17.5 Diferença entre <text:span text:style-name="T1">FUNCTIONS</text:span> e <text:span text:style-name="T1">PROCEDURES</text:span><text:bookmark-end text:name="diferença-entre-functions-e-procedures"/></text:h>
      <text:list text:style-name="L207">
        <text:list-item>
          <text:p text:style-name="P209">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09">Isso ocorre porque a intenção por trás de um procedimento armazenado (<text:span text:style-name="T1">PROCEDURE</text:span>) é realizar algum tipo de atividade e depois terminar, o que retornaria o controle ao chamador.<text:line-break/></text:p>
        </text:list-item>
        <text:list-item>
          <text:p text:style-name="P209">Antes do <text:span text:style-name="T1">PostgreSQL</text:span> <text:span text:style-name="T2">versão</text:span> 11, os procedimentos armazenados (<text:span text:style-name="T1">PROCEDURES</text:span>) eram efetivamente funções que não retornavam dados. Mas agora existe uma maneira de declarar explicitamente os procedimentos armazenados, que também tem a vantagem de poder abrir uma nova transação, e agora eles também são chamados de forma diferente.<text:line-break/></text:p>
        </text:list-item>
      </text:list>
      <text:p text:style-name="Pagebreak"/>
      <text:h text:style-name="Heading_20_1" text:outline-level="1"><text:bookmark-start text:name="functions"/>18 <text:span text:style-name="T1">FUNCTIONS</text:span><text:bookmark-end text:name="functions"/></text:h>
      <text:h text:style-name="Heading_20_2" text:outline-level="2"><text:bookmark-start text:name="teoria-5"/>18.1 Teoria<text:bookmark-end text:name="teoria-5"/></text:h>
      <text:list text:style-name="L208">
        <text:list-item>
          <text:p text:style-name="P210">Uma série de instruções sendo apresentada como <text:span text:style-name="T1">FUNCTIONS</text:span>.<text:line-break/></text:p>
        </text:list-item>
        <text:list-item>
          <text:p text:style-name="P210">Estas funções adicionam a capacidade de controlar a execução das instruções <text:span text:style-name="T1">SQL</text:span> através da utilização de uma <text:span text:style-name="T2">linguagem procedural</text:span> (<text:span text:style-name="T1">PL</text:span>).<text:line-break/></text:p>
        </text:list-item>
        <text:list-item>
          <text:p text:style-name="P210">No PostgreSQL podemos informar para qual linguagem estamos escrevendo nossas funções.<text:line-break/></text:p>
        </text:list-item>
      </text:list>
      <text:h text:style-name="Heading_20_2" text:outline-level="2"><text:bookmark-start text:name="criando-uma-function"/>18.2 Criando uma <text:span text:style-name="T1">FUNCTION</text:span><text:bookmark-end text:name="criando-uma-function"/></text:h>
      <text:list text:style-name="L209">
        <text:list-item>
          <text:p text:style-name="P211">A instrução <text:span text:style-name="T1">CREATE FUNCTION</text:span> define uma nova função, enquanto a instrução <text:span text:style-name="T1">CREATE OR REPLACE FUNCTION</text:span> criar uma nova função ou substitui uma função já existente. Além disso, temos a definição do nome do esquema, onde caso este seja incluído, a função será criada no esquema que foi especificado.<text:line-break/></text:p>
          <text:list text:style-name="L210">
            <text:list-item>
              <text:p text:style-name="P212">Devemos tomar cuidado na hora de atribuir o nome da nossa função, pois ela não deve corresponder a nenhuma função já existente com os mesmos tipos de argumentos de entrada presentes no mesmo esquema.</text:p>
            </text:list-item>
            <text:list-item>
              <text:p text:style-name="P212">O que difere as funções são os argumentos de tipos diferentes, pois estes podem compartilhar um mesmo nome, o que o torna uma função de sobrecarga.<text:line-break/></text:p>
            </text:list-item>
            <text:list-item>
              <text:p text:style-name="P212">Para substituir a definição atual de uma <text:span text:style-name="T1">FUNCTION</text:span> existente, use <text:span text:style-name="T1">CREATE OR REPLACE FUNCTION</text:span>. Não é possível alterar o nome ou os tipos de argumento de um procedimento dessa maneira (se você tentasse, na verdade estaria criando um procedimento novo e distinto).<text:line-break/></text:p>
            </text:list-item>
          </text:list>
        </text:list-item>
        <text:list-item>
          <text:p text:style-name="P211">Na estrutura do <text:span text:style-name="T1">CREATE FUNCTION</text:span>, o comando “$$” serve para mudar o delimitador, ate que apareça outro comando “$$”, que retorna o delimitado para “;”. Possibilitando assim, programar em SQL dentro do <text:span text:style-name="T2">bloco de programação</text:span> do <text:span text:style-name="T1">CREATE FUNCTION</text:span>, sem finalizar o comando.<text:line-break/></text:p>
        </text:list-item>
        <text:list-item>
          <text:p text:style-name="P211">Como <text:span text:style-name="T2">bloco de programação</text:span> é comum utilizar o <text:span text:style-name="T1">TSQL</text:span> (<text:span text:style-name="T1">BEGIN</text:span> e <text:span text:style-name="T1">END</text:span>) para que um grupo de instruções possa ser executado, linguagem de controle de fluxo. O <text:span text:style-name="T2">bloco de instruções</text:span>, por boas práticas, deve ser indentado dentro do <text:span text:style-name="T1">BEGIN</text:span> e <text:span text:style-name="T1">END</text:span>.<text:line-break/></text:p>
        </text:list-item>
        <text:list-item>
          <text:p text:style-name="P211">Em <text:span text:style-name="T1">RETURNS</text:span>:<text:line-break/></text:p>
          <text:list text:style-name="L211">
            <text:list-item>
              <text:p text:style-name="P213">O tipo de dados de retorno (<text:span text:style-name="T1">RETURNS</text:span>) (opcionalmente qualificado pelo esquema). O tipo de retorno faz referência ao tipo de uma coluna da tabela. Se a função não deve retornar um valor, especifique <text:span text:style-name="T1">VOID</text:span> como o tipo de retorno.<text:line-break/></text:p>
            </text:list-item>
            <text:list-item>
              <text:p text:style-name="P213">Quando temos especificado um parâmetro <text:span text:style-name="T1">OUT</text:span> ou <text:span text:style-name="T1">INOUT</text:span>, a cláusula <text:span text:style-name="T1">RETURNS</text:span> pode ser omitida.<text:line-break/></text:p>
            </text:list-item>
            <text:list-item>
              <text:p text:style-name="P213">Caso seja uma função para uma <text:span text:style-name="T1">TRIGGER</text:span>, dever ser especificado como “<text:span text:style-name="T1">RETURNS TRIGGER</text:span>”.<text:line-break/></text:p>
            </text:list-item>
          </text:list>
        </text:list-item>
        <text:list-item>
          <text:p text:style-name="P211">Em <text:span text:style-name="T1">RETURN</text:span>:</text:p>
          <text:list text:style-name="L212">
            <text:list-item>
              <text:p text:style-name="P214">O comando <text:span text:style-name="T1">RETURN</text:span> serve para retornar o valor de uma operção.<text:line-break/></text:p>
            </text:list-item>
            <text:list-item>
              <text:p text:style-name="P214">Argumento temporal como <text:span text:style-name="T1">OLD</text:span> ou <text:span text:style-name="T1">NEW</text:span> também são aceitos dependendo do tipo de instrução <text:span text:style-name="T1">DML</text:span> (<text:span text:style-name="T1">SELECT</text:span>, <text:span text:style-name="T1">INSERT</text:span>, <text:span text:style-name="T1">DELETE</text:span> e <text:span text:style-name="T1">UPDATE</text:span>).<text:line-break/></text:p>
            </text:list-item>
            <text:list-item>
              <text:p text:style-name="P214">Não confundir <text:span text:style-name="T1">RETURN</text:span> com <text:span text:style-name="T1">RETURNS</text:span>.<text:line-break/></text:p>
            </text:list-item>
          </text:list>
        </text:list-item>
        <text:list-item>
          <text:p text:style-name="P211">No <text:span text:style-name="T1">PostgreSQL</text:span> podemos informar para qual linguagem estamos escrevendo nossas funções. Linguagens aceitas na <text:span text:style-name="T1">FUNCTION</text:span>:<text:line-break/></text:p>
          <text:list text:style-name="L213">
            <text:list-item>
              <text:p text:style-name="P215"><text:span text:style-name="T2">SQL</text:span><text:line-break/></text:p>
            </text:list-item>
            <text:list-item>
              <text:p text:style-name="P215"><text:span text:style-name="T2">plpgsql</text:span><text:line-break/>PostgreSQL.<text:line-break/></text:p>
            </text:list-item>
            <text:list-item>
              <text:p text:style-name="P215"><text:span text:style-name="T2">pltcl</text:span><text:line-break/>TCL.<text:line-break/></text:p>
            </text:list-item>
            <text:list-item>
              <text:p text:style-name="P215"><text:span text:style-name="T2">plperl</text:span><text:line-break/>Perl.<text:line-break/></text:p>
            </text:list-item>
            <text:list-item>
              <text:p text:style-name="P215"><text:span text:style-name="T2">plpython3u</text:span><text:line-break/>Python versão 3.<text:line-break/></text:p>
            </text:list-item>
            <text:list-item>
              <text:p text:style-name="P215"><text:span text:style-name="T2">plr</text:span><text:line-break/>R.<text:line-break/></text:p>
            </text:list-item>
            <text:list-item>
              <text:p text:style-name="P215"><text:span text:style-name="T2">pljava</text:span><text:line-break/>Java.<text:line-break/></text:p>
            </text:list-item>
            <text:list-item>
              <text:p text:style-name="P215"><text:span text:style-name="T2">plphp</text:span><text:line-break/>PHP.<text:line-break/></text:p>
            </text:list-item>
            <text:list-item>
              <text:p text:style-name="P215"><text:span text:style-name="T2">plruby</text:span><text:line-break/>Ruby.<text:line-break/></text:p>
            </text:list-item>
            <text:list-item>
              <text:p text:style-name="P215"><text:span text:style-name="T2">pllua-ng</text:span><text:line-break/>LUA.<text:line-break/></text:p>
            </text:list-item>
            <text:list-item>
              <text:p text:style-name="P215"><text:span text:style-name="T2">plsh</text:span><text:line-break/>Shell.<text:line-break/></text:p>
            </text:list-item>
            <text:list-item>
              <text:p text:style-name="P215"><text:span text:style-name="T2">plv8</text:span><text:line-break/>JavaScript<text:line-break/></text:p>
            </text:list-item>
            <text:list-item>
              <text:p text:style-name="P215"><text:span text:style-name="T2">C</text:span><text:line-break/></text:p>
            </text:list-item>
          </text:list>
        </text:list-item>
        <text:list-item>
          <text:p text:style-name="P211">Sintaxe:<text:line-break/><text:span text:style-name="T1">CREATE OR REPLACE FUNCTION</text:span> <text:span text:style-name="T2">nome_function</text:span>(<text:span text:style-name="T2">variavel</text:span> <text:span text:style-name="T2">tipo</text:span>, …)<text:line-break/><text:span text:style-name="T1">RETURNS</text:span> <text:span text:style-name="T2">tipo</text:span><text:line-break/><text:span text:style-name="T1">AS</text:span><text:line-break/>$$<text:line-break/><text:span text:style-name="T1">BEGIN</text:span><text:line-break/>[Blocode programação] <text:span text:style-name="T1">RETURN</text:span> <text:span text:style-name="T2">valor</text:span>;<text:line-break/><text:span text:style-name="T1">END</text:span>;<text:line-break/>$$<text:line-break/><text:span text:style-name="T1">LANGUAGE</text:span> <text:span text:style-name="T2">plpgsql</text:span>;<text:line-break/></text:p>
        </text:list-item>
      </text:list>
      <text:h text:style-name="Heading_20_2" text:outline-level="2"><text:bookmark-start text:name="deletar-uma-function"/>18.3 Deletar uma <text:span text:style-name="T1">FUNCTION</text:span><text:bookmark-end text:name="deletar-uma-function"/></text:h>
      <text:list text:style-name="L214">
        <text:list-item>
          <text:p text:style-name="P216">O comando <text:span text:style-name="T1">DROP FUNCTION</text:span> deleta uma <text:span text:style-name="T1">FUNCTION</text:span>.<text:line-break/></text:p>
        </text:list-item>
        <text:list-item>
          <text:p text:style-name="P216"><text:span text:style-name="T1">DROP FUNCTION</text:span> remove a definição de uma, ou mais, funções existentes.<text:line-break/></text:p>
        </text:list-item>
        <text:list-item>
          <text:p text:style-name="P216">Para executar este comando o usuário deve ser o proprietário da(s) <text:span text:style-name="T1">FUNCTION</text:span>(S).<text:line-break/></text:p>
        </text:list-item>
        <text:list-item>
          <text:p text:style-name="P216">Os tipos de argumento para a função geralmente devem ser especificados, pois várias funções diferentes podem existir com o mesmo nome e diferentes listas de argumentos.<text:line-break/></text:p>
        </text:list-item>
        <text:list-item>
          <text:p text:style-name="P216">Sintaxe:<text:line-break/><text:span text:style-name="T1">DROP FUNCTION</text:span> [<text:span text:style-name="T1">IF EXISTS</text:span>] <text:span text:style-name="T2">nome_function</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executando-uma-function"/>18.4 Executando uma <text:span text:style-name="T1">FUNCTION</text:span><text:bookmark-end text:name="executando-uma-function"/></text:h>
      <text:list text:style-name="L215">
        <text:list-item>
          <text:p text:style-name="P217">Para executar uma <text:span text:style-name="T1">FUNCTION</text:span>, basta chamar ela pelo <text:span text:style-name="T1">SELECT</text:span>.<text:line-break/></text:p>
        </text:list-item>
        <text:list-item>
          <text:p text:style-name="P217">No caso da <text:span text:style-name="T1">FUNCTION</text:span> ser executada dentro de uma <text:span text:style-name="T1">TRIGGER</text:span>, podemos usar o comando <text:span text:style-name="T1">EXECUTE FUNCTION</text:span>, ou <text:span text:style-name="T1">EXECUTE PROCEDURE</text:span>, somado ao nome da <text:span text:style-name="T1">FUNCTION</text:span> e seus respectivos parâmetros.<text:line-break/></text:p>
        </text:list-item>
        <text:list-item>
          <text:p text:style-name="P217">Sintaxe:<text:line-break/><text:span text:style-name="T1">SELECT</text:span> <text:span text:style-name="T2">nome_function</text:span>(<text:span text:style-name="T2">valor_1</text:span>, <text:span text:style-name="T2">valor_2</text:span>, …);<text:line-break/>ou,<text:line-break/><text:span text:style-name="T1">CREATE TRIGGER</text:span> …<text:line-break/>…<text:line-break/><text:span text:style-name="T1">EXECUTE</text:span> {<text:span text:style-name="T1">PROCEDURE</text:span> | <text:span text:style-name="T1">FUNCTION</text:span>} <text:span text:style-name="T2">nome_function</text:span>();<text:line-break/></text:p>
        </text:list-item>
      </text:list>
      <text:h text:style-name="Heading_20_2" text:outline-level="2"><text:bookmark-start text:name="diferença-entre-functions-e-procedures-1"/>18.5 Diferença entre <text:span text:style-name="T1">FUNCTIONS</text:span> e <text:span text:style-name="T1">PROCEDURES</text:span><text:bookmark-end text:name="diferença-entre-functions-e-procedures-1"/></text:h>
      <text:list text:style-name="L216">
        <text:list-item>
          <text:p text:style-name="P218">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18">Isso ocorre porque a intenção por trás de um procedimento armazenado (<text:span text:style-name="T1">PROCEDURE</text:span>) é realizar algum tipo de atividade e depois terminar, o que retornaria o controle ao chamador.<text:line-break/></text:p>
        </text:list-item>
      </text:list>
      <text:p text:style-name="Pagebreak"/>
      <text:h text:style-name="Heading_20_1" text:outline-level="1"><text:bookmark-start text:name="triggers"/>19 <text:span text:style-name="T1">TRIGGERS</text:span><text:bookmark-end text:name="triggers"/></text:h>
      <text:h text:style-name="Heading_20_2" text:outline-level="2"><text:bookmark-start text:name="teoria-6"/>19.1 Teoria<text:bookmark-end text:name="teoria-6"/></text:h>
      <text:list text:style-name="L217">
        <text:list-item>
          <text:p text:style-name="P219">A <text:span text:style-name="T1">TRIGGER</text:span> é um gatilho de programação, que dispara toda vez que algo predeterminado acontecer.<text:line-break/></text:p>
        </text:list-item>
        <text:list-item>
          <text:p text:style-name="P219">Exemplos de gatilhos disparadores de uma <text:span text:style-name="T1">TRIGGER</text:span> são:<text:line-break/></text:p>
          <text:list text:style-name="L218">
            <text:list-item>
              <text:p text:style-name="P220"><text:span text:style-name="T1">INSERT</text:span><text:line-break/></text:p>
            </text:list-item>
            <text:list-item>
              <text:p text:style-name="P220"><text:span text:style-name="T1">UPDATE</text:span><text:line-break/></text:p>
            </text:list-item>
            <text:list-item>
              <text:p text:style-name="P220"><text:span text:style-name="T1">DELETE</text:span><text:line-break/></text:p>
            </text:list-item>
          </text:list>
        </text:list-item>
        <text:list-item>
          <text:p text:style-name="P219">Após o gatilho (<text:span text:style-name="T1">TRIGGER</text:span>) ser disparado, é chamado uma função da <text:span text:style-name="T1">TRIGGER</text:span> (<text:span text:style-name="T1">FUNCTION</text:span> | <text:span text:style-name="T1">PROCEDURE</text:span>) que executa um bloco de programação, previamente programado.<text:line-break/></text:p>
        </text:list-item>
        <text:list-item>
          <text:p text:style-name="P219">No <text:span text:style-name="T1">postgreSQL</text:span>, a <text:span text:style-name="T1">TRIGGER</text:span> tem um funcionamento diferente da <text:span text:style-name="T1">TRIGGER</text:span> em outros bancos de dados:<text:line-break/></text:p>
          <text:list text:style-name="L219">
            <text:list-item>
              <text:p text:style-name="P221">Em outros bancos de dados, a <text:span text:style-name="T1">TRIGGER</text:span> é um gatilho, que quando acionado, executa uma ação.<text:line-break/></text:p>
            </text:list-item>
            <text:list-item>
              <text:p text:style-name="P221">A <text:span text:style-name="T1">TRIGGER</text:span> no <text:span text:style-name="T1">postgreSQL</text:span>, é um gatilho de determinada ação, porém a <text:span text:style-name="T1">TRIGGER</text:span> chama uma função (<text:span text:style-name="T1">FUNCTION</text:span>), que executa ações. Ou seja, a <text:span text:style-name="T1">TRIGGER</text:span> por si só não é programada para executar a ação.<text:line-break/></text:p>
            </text:list-item>
          </text:list>
        </text:list-item>
        <text:list-item>
          <text:p text:style-name="P219">É uso comum do <text:span text:style-name="T1">TRIGGER</text:span> salvar modificação de dados (<text:span text:style-name="T1">INSERT</text:span>, <text:span text:style-name="T1">UPDATE</text:span> e <text:span text:style-name="T1">DELETE</text:span>) em uma tabela que sirva de backup dos dados, e/ou uma tabela que sirva para auditoria das modificações desses dados. Logo, se faz necessario preparar, antes da criação da <text:span text:style-name="T1">TRIGGER</text:span> (<text:span text:style-name="T1">CREATE TRIGGER</text:span>), a tabela para receber os dados enviados pelo <text:span text:style-name="T1">TRIGGER</text:span> (<text:span text:style-name="T1">CREATE TABLE</text:span>).<text:line-break/></text:p>
        </text:list-item>
      </text:list>
      <text:h text:style-name="Heading_20_2" text:outline-level="2"><text:bookmark-start text:name="criando-uma-trigger"/>19.2 Criando uma <text:span text:style-name="T1">TRIGGER</text:span><text:bookmark-end text:name="criando-uma-trigger"/></text:h>
      <text:list text:style-name="L220">
        <text:list-item>
          <text:p text:style-name="P222">O comando <text:span text:style-name="T1">CREATE TRIGGER</text:span> cria uma nova <text:span text:style-name="T1">TRIGGER</text:span>, o comando vem acompanhado do nome da nova <text:span text:style-name="T1">TRIGGER</text:span> (<text:span text:style-name="T2">nome_trigger</text:span>).<text:line-break/></text:p>
        </text:list-item>
        <text:list-item>
          <text:p text:style-name="P222"><text:span text:style-name="T1">CREATE OR REPLACE TRIGGER</text:span> cria uma nova <text:span text:style-name="T1">TRIGGER</text:span>, ou substitui uma <text:span text:style-name="T1">TRIGGER</text:span> existente.<text:line-break/></text:p>
        </text:list-item>
        <text:list-item>
          <text:p text:style-name="P222"><text:span text:style-name="T1">BEFORE</text:span> e <text:span text:style-name="T1">AFTER</text:span>:<text:line-break/></text:p>
          <text:list text:style-name="L221">
            <text:list-item>
              <text:p text:style-name="P223">Quando usado o comando <text:span text:style-name="T1">BEFORE</text:span> (antes) em conjunto com o <text:span text:style-name="T1">INSERT</text:span>, o <text:span text:style-name="T1">TRIGGER</text:span> pega o dado antes de ir para a tabela.<text:line-break/></text:p>
            </text:list-item>
            <text:list-item>
              <text:p text:style-name="P223"><text:span text:style-name="T1">AFTER</text:span> pega os dados depois da ação <text:span text:style-name="T2">DML</text:span> ter sido executada. Pega os valores novos.<text:line-break/></text:p>
            </text:list-item>
            <text:list-item>
              <text:p text:style-name="P223">Para pegar o valor com <text:span text:style-name="T2">autoincrement</text:span> (<text:span text:style-name="T1">SERIAL</text:span> no <text:span text:style-name="T1">PostgreSQL</text:span>) no <text:span text:style-name="T1">INSERT</text:span>, pelo <text:span text:style-name="T1">TRIGGER</text:span>, basta usar o <text:span text:style-name="T1">AFTER</text:span> (depois), para pegar o novo valor. Pois os dados só são pegos pelo <text:span text:style-name="T1">TRIGGER</text:span> depois de os dados do <text:span text:style-name="T1">INSERT</text:span> terem entrado na tabela.<text:line-break/></text:p>
            </text:list-item>
            <text:list-item>
              <text:p text:style-name="P223">Os gatilhos <text:span text:style-name="T1">BEFORE</text:span> e <text:span text:style-name="T1">AFTER</text:span> em uma exibição devem ser marcados como <text:span text:style-name="T1">FOR EACH STATEMENT</text:span>.<text:line-break/></text:p>
            </text:list-item>
          </text:list>
        </text:list-item>
        <text:list-item>
          <text:p text:style-name="P222">Gatilhos <text:span text:style-name="T2">DML</text:span> disparadores de <text:span text:style-name="T1">TRIGGER</text:span>:<text:line-break/></text:p>
          <text:list text:style-name="L222">
            <text:list-item>
              <text:p text:style-name="P224"><text:span text:style-name="T1">INSERT</text:span><text:line-break/></text:p>
            </text:list-item>
            <text:list-item>
              <text:p text:style-name="P224"><text:span text:style-name="T1">DELETE</text:span><text:line-break/></text:p>
            </text:list-item>
            <text:list-item>
              <text:p text:style-name="P224"><text:span text:style-name="T1">UPDATE</text:span><text:line-break/></text:p>
            </text:list-item>
          </text:list>
        </text:list-item>
        <text:list-item>
          <text:p text:style-name="P222">O comando <text:span text:style-name="T1">ON</text:span> define o <text:span text:style-name="T1">SCHEMA</text:span> e a tabela observada pela <text:span text:style-name="T1">TRIGGER</text:span>.<text:line-break/></text:p>
        </text:list-item>
        <text:list-item>
          <text:p text:style-name="P222"><text:span text:style-name="T1">FOR EACH</text:span>:<text:line-break/></text:p>
          <text:list text:style-name="L223">
            <text:list-item>
              <text:p text:style-name="P225">O comando <text:span text:style-name="T1">FOR EACH ROW</text:span> aplica o gatilho para cada linha da tabela observada, separadamente. Um gatilho para cada linha modificada.<text:line-break/></text:p>
            </text:list-item>
            <text:list-item>
              <text:p text:style-name="P225">O comando <text:span text:style-name="T1">FOR EACH STATEMENT</text:span> é executado apenas uma vez para qualquer operação, independentemente de quantas linhas ele modifica (em particular, uma operação que modifica zero linhas ainda resultará na execução de qualquer gatilho <text:span text:style-name="T1">FOR EACH STATEMENT</text:span> aplicável).<text:line-break/></text:p>
            </text:list-item>
          </text:list>
        </text:list-item>
        <text:list-item>
          <text:p text:style-name="P222">O comando <text:span text:style-name="T1">WHEN</text:span> cria uma condição para o gatilho.<text:line-break/></text:p>
        </text:list-item>
        <text:list-item>
          <text:p text:style-name="P222">Conceito de <text:span text:style-name="T1">OLD</text:span> e <text:span text:style-name="T1">NEW</text:span>:<text:line-break/></text:p>
          <text:list text:style-name="L224">
            <text:list-item>
              <text:p text:style-name="P226"><text:span text:style-name="T1">OLD</text:span><text:line-break/>Pega o valor antigo da coluna, ou tabela, indicada.<text:line-break/>Ex.: <text:span text:style-name="T1">OLD</text:span>.<text:span text:style-name="T2">coluna_1</text:span><text:line-break/></text:p>
            </text:list-item>
            <text:list-item>
              <text:p text:style-name="P226"><text:span text:style-name="T1">NEW</text:span><text:line-break/>Pega o novo valor da coluna, ou tabela, indicada.<text:line-break/>Ex.: <text:span text:style-name="T1">NEW</text:span>.<text:span text:style-name="T2">coluna_1</text:span><text:line-break/></text:p>
            </text:list-item>
          </text:list>
        </text:list-item>
        <text:list-item>
          <text:p text:style-name="P222">No <text:span text:style-name="T1">PostgreSQL</text:span> a <text:span text:style-name="T1">TRIGGER</text:span>, chama uma função (<text:span text:style-name="T1">PROCEDURE</text:span> ou <text:span text:style-name="T1">FUNCTION</text:span>), previamente criada, que executa uma serie de comando sobre a tabela observada. O comando usado para chama a função é <text:span text:style-name="T1">EXECUTE PROCEDURE</text:span> ou <text:span text:style-name="T1">EXECUTE FUNCTION</text:span>.<text:line-break/></text:p>
        </text:list-item>
        <text:list-item>
          <text:p text:style-name="P222">Sintaxe, com comentários entre colchetes:<text:line-break/><text:span text:style-name="T1">CREATE TRIGGER</text:span> <text:span text:style-name="T2">nome_trigger</text:span><text:line-break/>{<text:span text:style-name="T1">BEFORE</text:span>|<text:span text:style-name="T1">AFTER</text:span>} {<text:span text:style-name="T1">INSERT</text:span>|<text:span text:style-name="T1">DELETE</text:span>|<text:span text:style-name="T1">UPDATE</text:span>} <text:span text:style-name="T1">ON</text:span> <text:span text:style-name="T2">tabela_observada</text:span><text:line-break/><text:span text:style-name="T1">FOR</text:span> <text:span text:style-name="T1">EACH</text:span> <text:span text:style-name="T1">ROW</text:span> [Para cada linha (registro)]<text:line-break/><text:span text:style-name="T1">WHEN</text:span> (<text:span text:style-name="T1">OLD</text:span>.<text:span text:style-name="T2">tabela_obs</text:span> <text:span text:style-name="T1">IS</text:span> <text:span text:style-name="T1">DISTINCT</text:span> <text:span text:style-name="T1">FROM</text:span> <text:span text:style-name="T1">NEW</text:span>.<text:span text:style-name="T2">tabela_obs</text:span>) [Condição]<text:line-break/><text:span text:style-name="T1">EXECUTE</text:span> {<text:span text:style-name="T1">PROCEDURE</text:span> | <text:span text:style-name="T1">FUNCTION</text:span>} <text:span text:style-name="T2">nome_procedure</text:span>(); [Chama a função]<text:line-break/></text:p>
        </text:list-item>
      </text:list>
      <text:h text:style-name="Heading_20_2" text:outline-level="2"><text:bookmark-start text:name="deletando-uma-trigger"/>19.3 Deletando uma <text:span text:style-name="T1">TRIGGER</text:span><text:bookmark-end text:name="deletando-uma-trigger"/></text:h>
      <text:list text:style-name="L225">
        <text:list-item>
          <text:p text:style-name="P227">O comando <text:span text:style-name="T1">DROP TRIGGER</text:span>, deleta uma <text:span text:style-name="T1">TRIGGER</text:span>, especificada pelo nome e tabela a qual faz parte.<text:line-break/></text:p>
        </text:list-item>
        <text:list-item>
          <text:p text:style-name="P227">O comando <text:span text:style-name="T1">IF EXISTE</text:span> pode ser usado, deletando assim apenas se a <text:span text:style-name="T1">TRIGGER</text:span> existir.<text:line-break/></text:p>
        </text:list-item>
        <text:list-item>
          <text:p text:style-name="P227">Sintaxe:<text:line-break/><text:span text:style-name="T1">DROP TRIGGER</text:span> [ <text:span text:style-name="T1">IF EXISTS</text:span> ] <text:span text:style-name="T2">nome_trigger</text:span> <text:span text:style-name="T1">ON</text:span> <text:span text:style-name="T2">nome_tabela</text:span>;<text:line-break/></text:p>
        </text:list-item>
      </text:list>
      <text:p text:style-name="Pagebreak"/>
      <text:h text:style-name="Heading_20_1" text:outline-level="1"><text:bookmark-start text:name="aula-137---sincronizar-tabelas-com-relatório---atualização-automática-através-de-trigger"/>20 Aula 137 - Sincronizar tabelas com relatório - Atualização automática através de <text:span text:style-name="T1">TRIGGER</text:span><text:bookmark-end text:name="aula-137---sincronizar-tabelas-com-relatório---atualização-automática-através-de-trigger"/></text:h>
      <text:h text:style-name="Heading_20_2" text:outline-level="2"><text:bookmark-start text:name="atualização-automática-através-de-trigger"/>20.1 Atualização automática através de <text:span text:style-name="T1">TRIGGER</text:span><text:bookmark-end text:name="atualização-automática-através-de-trigger"/></text:h>
      <text:list text:style-name="L226">
        <text:list-item>
          <text:p text:style-name="P228">Usando a técnica apresentada anteriormente para <text:span text:style-name="T2">retornar</text:span> e <text:span text:style-name="T2">inserir</text:span> (atualizar) a diferença entre os registros de duas, ou mais, tabelas (usando a <text:span text:style-name="T1">flag</text:span> <text:span text:style-name="T2">id</text:span>).<text:line-break/></text:p>
        </text:list-item>
        <text:list-item>
          <text:p text:style-name="P228">Podemos construir uma <text:span text:style-name="T1">FUNCTION</text:span> de <text:span text:style-name="T1">TRIGGER</text:span>, para automatizar o processo de inserir a diferença entre as tabelas e tabela relatório, assim atualizando a tabela relatório.<text:line-break/></text:p>
        </text:list-item>
        <text:list-item>
          <text:p text:style-name="P228">Na mesma <text:span text:style-name="T1">FUNCTION</text:span> da <text:span text:style-name="T1">TRIGGER</text:span>, programar que a <text:span text:style-name="T1">FUNCTION</text:span> atualize o arquivo gerado pela tabela relatório.<text:line-break/></text:p>
        </text:list-item>
        <text:list-item>
          <text:p text:style-name="P228">Por fim, criar uma <text:span text:style-name="T1">TRIGGER</text:span> que gere um gatilho para monitorar as mudanças nas tabelas, chamando a <text:span text:style-name="T1">FUNCTION</text:span> criada anteriormente.<text:line-break/></text:p>
        </text:list-item>
        <text:list-item>
          <text:p text:style-name="P228">O objetivo é atualizar na tabela relatório as mudanças nas outras tabelas e também atualizar o arquivo gerado a partir da tabela relatório.<text:line-break/></text:p>
        </text:list-item>
      </text:list>
      <text:p text:style-name="Pagebreak"/>
      <text:h text:style-name="Heading_20_2" text:outline-level="2"><text:bookmark-start text:name="exemplo-de-código---atualização-automática-através-de-trigger"/>20.2 Exemplo de código - Atualização automática através de <text:span text:style-name="T1">TRIGGER</text:span><text:bookmark-end text:name="exemplo-de-código---atualização-automática-através-de-trigger"/></text:h>
      <text:list text:style-name="L227">
        <text:list-item>
          <text:p text:style-name="P229">Segue um exemplo de código, aplicando a técnica de “atualização autómatica através de <text:span text:style-name="T1">TRIGGER</text:span>”.<text:line-break/></text:p>
        </text:list-item>
        <text:list-item>
          <text:p text:style-name="P229">Exemplo de código, com comentarios entre colchetes:<text:line-break/></text:p>
        </text:list-item>
      </text:list>
      <text:p text:style-name="First_20_paragraph">[Criação da <text:span text:style-name="T1">FUNCTION</text:span>]<text:line-break/>[Cabeçalho]<text:line-break/><text:span text:style-name="T1">CREATE OR REPLACE FUNCTION</text:span> <text:span text:style-name="T2">ATUALIZA_REL</text:span>() [Cria uma função, ou sobreescreve se a função já existir]<text:line-break/><text:span text:style-name="T1">RETURNS TRIGGER AS</text:span> [É uma função para uma <text:span text:style-name="T1">TRIGGER</text:span>. Retorno (<text:span text:style-name="T1">RETURNS</text:span>) de uma <text:span text:style-name="T1">TRIGGER</text:span>]<text:line-break/>$$ [Altera o delimitador para poder usar o “;” dentro do bloco de programação]<text:line-break/></text:p>
      <text:p text:style-name="Text_20_body"><text:span text:style-name="T1">BEGIN</text:span> [Inicia o bloco de programação]<text:line-break/></text:p>
      <text:p text:style-name="Text_20_body">[Técnica para inserir diferença entre tabelas na tabela relatório. Atualiza tabela relatório]<text:line-break/><text:span text:style-name="T1">INSERT INTO</text:span> <text:span text:style-name="T2">RELATORIO_LOCADORA</text:span><text:line-break/><text:span text:style-name="T1">SELECT</text:span><text:line-break/><text:span text:style-name="T1">L</text:span>.<text:span text:style-name="T2">IDLOCACAO</text:span>,<text:line-break/><text:span text:style-name="T1">F</text:span>.<text:span text:style-name="T2">NOME</text:span> <text:span text:style-name="T1">AS</text:span> FILME,<text:line-break/><text:span text:style-name="T1">G</text:span>.<text:span text:style-name="T2">NOME</text:span> <text:span text:style-name="T1">AS</text:span> GENERO,<text:line-break/><text:span text:style-name="T1">L</text:span>.<text:span text:style-name="T2">DATA</text:span> <text:span text:style-name="T1">AS</text:span> DATA,<text:line-break/><text:span text:style-name="T1">L</text:span>.<text:span text:style-name="T2">DIAS</text:span> <text:span text:style-name="T1">AS</text:span> DIAS,<text:line-break/><text:span text:style-name="T1">L</text:span>.<text:span text:style-name="T2">MIDIA</text:span>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text:span text:style-name="T2">IDGENERO</text:span> = <text:span text:style-name="T1">F</text:span>.<text:span text:style-name="T2">ID_GENERO</text:span><text:line-break/><text:span text:style-name="T1">INNER JOIN</text:span> LOCACAO <text:span text:style-name="T1">L</text:span><text:line-break/><text:span text:style-name="T1">ON</text:span> <text:span text:style-name="T1">L</text:span>.<text:span text:style-name="T2">ID_FILME</text:span> = <text:span text:style-name="T1">F</text:span>.<text:span text:style-name="T2">IDFILME</text:span><text:line-break/><text:span text:style-name="T1">WHERE</text:span> <text:span text:style-name="T2">IDLOCACAO</text:span> <text:span text:style-name="T1">NOT IN</text:span> (<text:span text:style-name="T1">SELECT</text:span> <text:span text:style-name="T2">IDLOCACAO</text:span> <text:span text:style-name="T1">FROM</text:span> <text:span text:style-name="T2">RELATORIO_LOCADORA</text:span>); [Subquery e retorna diferença entre tabelas]<text:line-break/></text:p>
      <text:p text:style-name="Text_20_body">[Sobreescreve o arquivo criado anteriormente, se existir]<text:line-break/><text:span text:style-name="T1">COPY</text:span> <text:span text:style-name="T2">RELATORIO_LOCADORA</text:span> <text:span text:style-name="T1">TO</text:span><text:line-break/>‘/home/…/RELATORIO_LOCADORA.csv’ [Caminho onde o arquvio é salvo]<text:line-break/><text:span text:style-name="T1">DELIMITER</text:span> ‘;’<text:line-break/><text:span text:style-name="T1">CSV HEADER</text:span>;<text:line-break/></text:p>
      <text:p text:style-name="Text_20_body"><text:span text:style-name="T1">RETURN</text:span> <text:span text:style-name="T2">NEW</text:span>; [Argumento temporal (<text:span text:style-name="T2">NEW</text:span>, <text:span text:style-name="T2">OLD</text:span>)]<text:line-break/><text:span text:style-name="T1">END</text:span>; [Encerra o bloco de programação]<text:line-break/>$$ [Finaliza a mudança do delimitador]<text:line-break/><text:span text:style-name="T1">LANGUAGE</text:span> <text:span text:style-name="T2">PLPGSQL</text:span>; [Define a linguagem que foi usada no bloco de programação]<text:line-break/></text:p>
      <text:p text:style-name="Text_20_body">[Criação da <text:span text:style-name="T1">TRIGGER</text:span>]<text:line-break/><text:span text:style-name="T1">CREATE TRIGGER</text:span> <text:span text:style-name="T2">TG_RELATORIO</text:span><text:line-break/><text:span text:style-name="T1">AFTER</text:span> <text:span text:style-name="T1">INSERT</text:span> <text:span text:style-name="T1">ON</text:span> <text:span text:style-name="T2">LOCACAO</text:span><text:line-break/><text:span text:style-name="T1">FOR EACH ROW</text:span> [Para cada linha (registro)]<text:line-break/><text:span text:style-name="T1">EXECUTE</text:span> <text:span text:style-name="T1">PROCEDURE</text:span> <text:span text:style-name="T2">ATUALIZA_REL</text:span>(); [Chama a função]<text:line-break/></text:p>
      <text:p text:style-name="Pagebreak"/>
      <text:h text:style-name="Heading_20_1" text:outline-level="1"><text:bookmark-start text:name="aula-138---sincronizar-registros-deletados"/>21 Aula 138 - Sincronizar registros deletados<text:bookmark-end text:name="aula-138---sincronizar-registros-deletados"/></text:h>
      <text:h text:style-name="Heading_20_2" text:outline-level="2"><text:bookmark-start text:name="atualização-automática-de-dados-deletados-através-de-trigger"/>21.1 Atualização automática de dados deletados através de <text:span text:style-name="T1">TRIGGER</text:span><text:bookmark-end text:name="atualização-automática-de-dados-deletados-através-de-trigger"/></text:h>
      <text:h text:style-name="Heading_20_3" text:outline-level="3"><text:bookmark-start text:name="teoria-7"/>21.1.1 Teoria<text:bookmark-end text:name="teoria-7"/></text:h>
      <text:list text:style-name="L228">
        <text:list-item>
          <text:p text:style-name="P230">De maneira semelhante a técnica de “sincronizar tabelas com relatório” de maneira automática através de <text:span text:style-name="T1">TRIGGER</text:span>. A técnica de “sincronizar registros deletados” segue a mesma lógica.<text:line-break/></text:p>
        </text:list-item>
        <text:list-item>
          <text:p text:style-name="P230">Procedimentos:<text:line-break/></text:p>
          <text:list text:style-name="L229">
            <text:list-item>
              <text:p text:style-name="P231">Programar uma <text:span text:style-name="T1">FUNCTION</text:span> que pegue o número dos id’s, dos registros deletados, das tabelas de origem, e com base neles, delete os registros correspondentes na tabela relatório.<text:line-break/></text:p>
            </text:list-item>
            <text:list-item>
              <text:p text:style-name="P231">Sincronizar a tabela relatório com o arquivo <text:span text:style-name="T1">CSV</text:span>.<text:line-break/></text:p>
            </text:list-item>
            <text:list-item>
              <text:p text:style-name="P231">Preparar um gatilho (<text:span text:style-name="T1">TRIGGER</text:span>) para disparar essa <text:span text:style-name="T1">FUNCTION</text:span> sempre que um registro for deletado, automatizando assim o processo.<text:line-break/></text:p>
            </text:list-item>
          </text:list>
        </text:list-item>
      </text:list>
      <text:h text:style-name="Heading_20_3" text:outline-level="3"><text:bookmark-start text:name="parâmetros"/>21.1.2 Parâmetros<text:bookmark-end text:name="parâmetros"/></text:h>
      <text:h text:style-name="Heading_20_4" text:outline-level="4"><text:bookmark-start text:name="fuction"/>21.1.2.1 <text:span text:style-name="T1">FUCTION</text:span><text:bookmark-end text:name="fuction"/></text:h>
      <text:list text:style-name="L230">
        <text:list-item>
          <text:p text:style-name="P232"><text:span text:style-name="T1">CREATE OR REPLACE FUNCTION</text:span> criará uma nova função ou substituirá uma definição existente.<text:line-break/></text:p>
        </text:list-item>
        <text:list-item>
          <text:p text:style-name="P232"><text:span text:style-name="T1">RETURNS TRIGGER</text:span> define que é um função de uma <text:span text:style-name="T1">TRIGGER</text:span>.<text:line-break/></text:p>
        </text:list-item>
        <text:list-item>
          <text:p text:style-name="P232"><text:span text:style-name="T1">AS</text:span> inicia a definição da função, a programação do que ela vai fazer.<text:line-break/></text:p>
        </text:list-item>
        <text:list-item>
          <text:p text:style-name="P232">“$$” altera o delimitador (inicia e finaliza) para não finalizar a <text:span text:style-name="T1">FUNCTION</text:span> ao usar “;” ao final de cada linha de comando no <text:span text:style-name="T2">bloco de programação</text:span>.<text:line-break/></text:p>
        </text:list-item>
        <text:list-item>
          <text:p text:style-name="P232"><text:span text:style-name="T1">BEGIN</text:span> e <text:span text:style-name="T1">END</text:span>, inicia e encerra o <text:span text:style-name="T2">bloco de programação</text:span>.<text:line-break/></text:p>
        </text:list-item>
        <text:list-item>
          <text:p text:style-name="P232">O comando <text:span text:style-name="T1">DELETE FROM</text:span> vai apagar na tabela relatório o mesmo id do registro que foi deletado nas tabelas de origem. Para pegar o número de id, acompanha o comando “<text:span text:style-name="T1">WHERE</text:span> coluna_id_tabela_relatório = <text:span text:style-name="T1">OLD</text:span>.coluna_id_tabela_origem”. O parametro <text:span text:style-name="T1">OLD</text:span> pega o número que acabou de ser apagado.<text:line-break/></text:p>
        </text:list-item>
        <text:list-item>
          <text:p text:style-name="P232">Comando <text:span text:style-name="T1">COPY TO</text:span> para escrever, ou modificar, um arquivo.<text:line-break/></text:p>
        </text:list-item>
        <text:list-item>
          <text:p text:style-name="P232"><text:span text:style-name="T1">RETURN OLD</text:span> para pegar o número antigo (recentemente modificado) guardado na memória.<text:line-break/></text:p>
        </text:list-item>
      </text:list>
      <text:h text:style-name="Heading_20_4" text:outline-level="4"><text:bookmark-start text:name="trigger"/>21.1.2.2 <text:span text:style-name="T1">TRIGGER</text:span><text:bookmark-end text:name="trigger"/></text:h>
      <text:list text:style-name="L231">
        <text:list-item>
          <text:p text:style-name="P233"><text:span text:style-name="T1">CREATE TRIGGER</text:span> cria uma <text:span text:style-name="T1">TRIGGER</text:span>.<text:line-break/></text:p>
        </text:list-item>
        <text:list-item>
          <text:p text:style-name="P233">O comando <text:span text:style-name="T1">BEFORE</text:span> define que será pego um dado antes que o comando que dispara a <text:span text:style-name="T1">TRIGGER</text:span> seja executado, no caso o id apagado pelo comando gatilho <text:span text:style-name="T1">DELETE</text:span> na tabela de origem.<text:line-break/></text:p>
        </text:list-item>
        <text:list-item>
          <text:p text:style-name="P233"><text:span text:style-name="T1">DELETE</text:span> <text:span text:style-name="T1">ON</text:span>, define que o gatilho vai ser disparado quando usado o comando <text:span text:style-name="T1">DELETE</text:span> na tabela de origem determinada.<text:line-break/></text:p>
        </text:list-item>
        <text:list-item>
          <text:p text:style-name="P233">O comando <text:span text:style-name="T1">FOR EACH ROW</text:span> define que o gatilho é disparado para cada linha deletada.<text:line-break/></text:p>
        </text:list-item>
        <text:list-item>
          <text:p text:style-name="P233"><text:span text:style-name="T1">EXECUTE PROCEDURE</text:span> executa/chama a <text:span text:style-name="T1">FUNCTION</text:span> da <text:span text:style-name="T1">TRIGGER</text:span>.<text:line-break/></text:p>
        </text:list-item>
      </text:list>
      <text:p text:style-name="Pagebreak"/>
      <text:h text:style-name="Heading_20_2" text:outline-level="2"><text:bookmark-start text:name="exemplo-de-código---atualização-automática-de-registros-deletados-através-de-trigger"/>21.2 Exemplo de código - Atualização automática de registros deletados através de <text:span text:style-name="T1">TRIGGER</text:span><text:bookmark-end text:name="exemplo-de-código---atualização-automática-de-registros-deletados-através-de-trigger"/></text:h>
      <text:list text:style-name="L232">
        <text:list-item>
          <text:p text:style-name="P234">Segue um exemplo de código, aplicando a técnica de “atualização autómatica de dados deletados através de <text:span text:style-name="T1">TRIGGER</text:span>”.<text:line-break/></text:p>
        </text:list-item>
        <text:list-item>
          <text:p text:style-name="P234">Exemplo de código, com comentarios entre colchetes:<text:line-break/></text:p>
        </text:list-item>
      </text:list>
      <text:p text:style-name="First_20_paragraph">[Criação da <text:span text:style-name="T1">FUNCTION</text:span>, para sincronizar registros deletados]<text:line-break/><text:span text:style-name="T1">CREATE OR REPLACE</text:span> <text:span text:style-name="T1">FUNCTION</text:span> DELETE_LOCACAO()<text:line-break/><text:span text:style-name="T1">RETURNS TRIGGER</text:span> [<text:span text:style-name="T1">FUNCTION</text:span> para uma <text:span text:style-name="T1">TRIGGER</text:span>]<text:line-break/><text:span text:style-name="T1">AS</text:span><text:line-break/>$$ [Altera o delimitador]<text:line-break/><text:span text:style-name="T1">BEGIN</text:span> [Inicia o bloco de programação]<text:line-break/>[Deleta o mesmo registro das tabelas de origem na registro na tabela relatório]<text:line-break/><text:span text:style-name="T1">DELETE</text:span> <text:span text:style-name="T1">FROM</text:span> RELATORIO_LOCADORA<text:line-break/><text:span text:style-name="T1">WHERE</text:span> IDLOCACAO = <text:span text:style-name="T1">OLD</text:span>.IDLOCACAO; [Pega o número do id deletado na tabela de origem]<text:line-break/>[Atualiza o arquivo com base na tabela relatório]<text:line-break/><text:span text:style-name="T1">COPY</text:span> RELATORIO_LOCADORA <text:span text:style-name="T1">TO</text:span><text:line-break/>‘/home/serigo/DB/PostgreSQL/Export_dados/RELATORIO_LOCADORA.csv’<text:line-break/><text:span text:style-name="T1">DELIMITER</text:span> ‘;’<text:line-break/><text:span text:style-name="T1">CSV HEADER</text:span>;<text:line-break/><text:span text:style-name="T1">RETURN</text:span> <text:span text:style-name="T1">OLD</text:span>;[Retorna o valor id deletado]<text:line-break/><text:span text:style-name="T1">END</text:span>; [Encerra o bloco de programação]<text:line-break/>$$ [Retorna o delimitador para “;”]<text:line-break/><text:span text:style-name="T1">LANGUAGE</text:span> <text:span text:style-name="T1">PLPGSQL</text:span>; [Linguagem usada no bloco de programação]<text:line-break/></text:p>
      <text:p text:style-name="Text_20_body">[<text:span text:style-name="T1">TRIGGER</text:span> para registros deletados]<text:line-break/><text:span text:style-name="T1">CREATE TRIGGER</text:span> DELETE_REG<text:line-break/><text:span text:style-name="T1">BEFORE</text:span> <text:span text:style-name="T1">DELETE</text:span> <text:span text:style-name="T1">ON</text:span> LOCACAO<text:line-break/>[<text:span text:style-name="T1">BEFORE</text:span> é importante, para conseguir pegar o id antes de deletar o registro]<text:line-break/><text:span text:style-name="T1">FOR EACH ROW</text:span> [O gatilho é disparado para cada linha deletada]<text:line-break/><text:span text:style-name="T1">EXECUTE PROCEDURE</text:span> DELETE_LOCACAO(); [Executa/chama a <text:span text:style-name="T1">FUNCTION</text:span>]<text:line-break/></text:p>
      <text:p text:style-name="Pagebreak"/>
      <text:h text:style-name="Heading_20_1" text:outline-level="1"><text:bookmark-start text:name="projeção-de-coluna-em-booleano"/>22 Projeção de coluna em <text:span text:style-name="T1">Booleano</text:span><text:bookmark-end text:name="projeção-de-coluna-em-booleano"/></text:h>
      <text:h text:style-name="Heading_20_2" text:outline-level="2"><text:bookmark-start text:name="projeção-de-uma-coluna-booleana"/>22.1 Projeção de uma coluna <text:span text:style-name="T1">Booleana</text:span><text:bookmark-end text:name="projeção-de-uma-coluna-booleana"/></text:h>
      <text:list text:style-name="L233">
        <text:list-item>
          <text:p text:style-name="P235">Uma forma de projetar (<text:span text:style-name="T1">SELECT</text:span>) uma coluna na forma Booleana (<text:span text:style-name="T1">TRUE</text:span> ou <text:span text:style-name="T1">FALSE</text:span>), é atraves das seguintes orientações:<text:line-break/></text:p>
          <text:list text:style-name="L234">
            <text:list-item>
              <text:p text:style-name="P236">Colocar no lugar de uma coluna, no <text:span text:style-name="T1">SELECT</text:span> (projeção), uma expressão de comparação (operação lógica de comparação) envolvendo determinada coluna, entre parenteses.<text:line-break/><text:span text:style-name="T1">SELECT</text:span><text:line-break/>(coluna_01 = ‘<text:span text:style-name="T2">valor</text:span>’) <text:span text:style-name="T1">AS</text:span> ‘alias’<text:line-break/><text:span text:style-name="T1">FROM</text:span> <text:span text:style-name="T2">tabela</text:span><text:line-break/></text:p>
            </text:list-item>
            <text:list-item>
              <text:p text:style-name="P236">Se o <text:span text:style-name="T2">valor</text:span> de comparação for uma <text:span text:style-name="T1">string</text:span>, deve-se colocar entre aspas simples, caso for <text:span text:style-name="T1">númerico</text:span> basta colocar somente o número, sem aspas.<text:line-break/></text:p>
            </text:list-item>
            <text:list-item>
              <text:p text:style-name="P236">O retorno/resultado dessa expressão (<text:span text:style-name="T2">operação lógica</text:span>) será verdadeiro (<text:span text:style-name="T1">TRUE</text:span>) ou falso (<text:span text:style-name="T1">FALSE</text:span>), para cada linha dessa coluna (coluna_01).<text:line-break/></text:p>
            </text:list-item>
            <text:list-item>
              <text:p text:style-name="P236">Pode-se adicionar um <text:span text:style-name="T2">alias</text:span> (<text:span text:style-name="T1">AS</text:span> <text:span text:style-name="T2">alias</text:span>) para definir o nome dessa nova coluna Booleana.<text:line-break/></text:p>
            </text:list-item>
          </text:list>
        </text:list-item>
        <text:list-item>
          <text:p text:style-name="P235">Sintaxe:<text:line-break/><text:span text:style-name="T1">SELECT</text:span><text:line-break/>coluna_01, (coluna_02 = ‘<text:span text:style-name="T2">valor</text:span>’) <text:span text:style-name="T1">AS</text:span> ‘alias’<text:line-break/><text:span text:style-name="T1">FROM</text:span> <text:span text:style-name="T2">tabela</text:span><text:line-break/></text:p>
        </text:list-item>
      </text:list>
      <text:h text:style-name="Heading_20_2" text:outline-level="2"><text:bookmark-start text:name="operadores-de-comparação"/>22.2 Operadores de comparação<text:bookmark-end text:name="operadores-de-comparação"/></text:h>
      <text:list text:style-name="L235">
        <text:list-item>
          <text:p text:style-name="P237">Principais operadores de comparação:<text:line-break/></text:p>
        </text:list-item>
      </text:list>
      <text:p text:style-name="P238">## <text:s text:c="11"/>Operador <text:s text:c="6"/>Descricao</text:p>
      <text:p text:style-name="P239">## 1 <text:s text:c="16"/>&gt; <text:s text:c="10"/>MAIOR</text:p>
      <text:p text:style-name="P240">## 2 <text:s text:c="16"/>&lt; <text:s text:c="10"/>MENOR</text:p>
      <text:p text:style-name="P241">## 3 <text:s text:c="15"/>&gt;= <text:s text:c="1"/>MAIOR OU IGUAL</text:p>
      <text:p text:style-name="P242">## 4 <text:s text:c="15"/>&lt;= <text:s text:c="1"/>MENOR OU IGUAL</text:p>
      <text:p text:style-name="P243">## 5 <text:s text:c="16"/>= <text:s text:c="10"/>IGUAL</text:p>
      <text:p text:style-name="P244">## 6 <text:s text:c="9"/>!= ou &lt;&gt; <text:s text:c="6"/>DIFERENTE</text:p>
      <text:p text:style-name="P245">## 7 <text:s text:c="10"/>BETWEEN <text:s text:c="5"/>ESTA ENTRE</text:p>
      <text:p text:style-name="P246">## 8 <text:s text:c="6"/>NOT BETWEEN <text:s text:c="1"/>NÃO ESTA ENTRE</text:p>
      <text:p text:style-name="P247">## 9 <text:s text:c="15"/>IN <text:s text:c="4"/>ESTA DENTRO</text:p>
      <text:p text:style-name="P248">## 10 <text:s text:c="10"/>NOT IN NÃO ESTA DENTRO</text:p>
      <text:p text:style-name="P249">## 11 <text:s text:c="9"/>IS NULL <text:s text:c="9"/>É NULO</text:p>
      <text:p text:style-name="P250">## 12 <text:s text:c="5"/>IS NOT NULL <text:s text:c="5"/>NÃO É NULO</text:p>
      <text:p text:style-name="P251">## 13 IS DISTINCT FROM <text:s text:c="6"/>DIFERENTE</text:p>
      <text:p text:style-name="First_20_paragraph"><text:line-break/></text:p>
      <text:p text:style-name="Pagebreak"/>
      <text:h text:style-name="Heading_20_1" text:outline-level="1"><text:bookmark-start text:name="condicionais---if-e-case"/>23 Condicionais - <text:span text:style-name="T1">IF</text:span> e <text:span text:style-name="T1">CASE</text:span><text:bookmark-end text:name="condicionais---if-e-case"/></text:h>
      <text:h text:style-name="Heading_20_2" text:outline-level="2"><text:bookmark-start text:name="condicionais"/>23.1 Condicionais<text:bookmark-end text:name="condicionais"/></text:h>
      <text:list text:style-name="L236">
        <text:list-item>
          <text:p text:style-name="P252">As instruções <text:span text:style-name="T1">IF</text:span> e <text:span text:style-name="T1">CASE</text:span> permitem executar comandos alternativos com base em determinadas condições.<text:line-break/></text:p>
        </text:list-item>
        <text:list-item>
          <text:p text:style-name="P252">A lógica condicional em <text:span text:style-name="T1">SQL</text:span> ajuda você a realizar muitas tarefas diferentes:<text:line-break/></text:p>
          <text:list text:style-name="L237">
            <text:list-item>
              <text:p text:style-name="P253">Para realizar o agrupamento.<text:line-break/></text:p>
            </text:list-item>
            <text:list-item>
              <text:p text:style-name="P253">Para implantar diferentes operações matemáticas dependendo do(s) valor(es).<text:line-break/></text:p>
            </text:list-item>
            <text:list-item>
              <text:p text:style-name="P253">Para executar operações booleanas em seus dados.<text:line-break/></text:p>
            </text:list-item>
            <text:list-item>
              <text:p text:style-name="P253">Para designar resultados com base em critérios de texto especificados.<text:line-break/></text:p>
            </text:list-item>
            <text:list-item>
              <text:p text:style-name="P253">Para obter um resultado semelhante ao uso de <text:span text:style-name="T1">WHERE</text:span>, mas com código mais claro e/ou conciso.<text:line-break/></text:p>
            </text:list-item>
            <text:list-item>
              <text:p text:style-name="P253">Para usar a lógica condicional sem o efeito de filtragem de <text:span text:style-name="T1">WHERE</text:span>, retendo assim todos os registros.<text:line-break/></text:p>
            </text:list-item>
          </text:list>
        </text:list-item>
        <text:list-item>
          <text:p text:style-name="P252"><text:span text:style-name="T1">IF</text:span> é usado como bloco de programação em <text:span text:style-name="T1">TCL</text:span>, enquanto para projeções (<text:span text:style-name="T1">SELECT</text:span>) é usado o <text:span text:style-name="T1">CASE</text:span>.<text:line-break/></text:p>
        </text:list-item>
        <text:list-item>
          <text:p text:style-name="P252">Existem pelo menos duas instruções condicionais <text:span text:style-name="T1">IF</text:span> e <text:span text:style-name="T1">CASE</text:span>.<text:line-break/></text:p>
        </text:list-item>
        <text:list-item>
          <text:p text:style-name="P252">A instrução <text:span text:style-name="T1">IF</text:span> apresenta 3 formas distintas:<text:line-break/></text:p>
          <text:list text:style-name="L238">
            <text:list-item>
              <text:p text:style-name="P254"><text:span text:style-name="T1">IF</text:span> … <text:span text:style-name="T1">THEN</text:span> … <text:span text:style-name="T1">END IF</text:span><text:line-break/></text:p>
            </text:list-item>
            <text:list-item>
              <text:p text:style-name="P254"><text:span text:style-name="T1">IF</text:span> … <text:span text:style-name="T1">THEN</text:span> … <text:span text:style-name="T1">ELSE</text:span> … <text:span text:style-name="T1">END IF</text:span><text:line-break/></text:p>
            </text:list-item>
            <text:list-item>
              <text:p text:style-name="P254"><text:span text:style-name="T1">IF</text:span> … <text:span text:style-name="T1">THEN</text:span> … <text:span text:style-name="T1">ELSIF</text:span> … <text:span text:style-name="T1">END IF</text:span><text:line-break/></text:p>
            </text:list-item>
          </text:list>
        </text:list-item>
        <text:list-item>
          <text:p text:style-name="P252">A instrução <text:span text:style-name="T1">CASE</text:span> apresenta 2 formas distintas:<text:line-break/></text:p>
          <text:list text:style-name="L239">
            <text:list-item>
              <text:p text:style-name="P255"><text:span text:style-name="T1">CASE</text:span> <text:span text:style-name="T1">WHEN</text:span> … <text:span text:style-name="T1">THEN</text:span> … <text:span text:style-name="T1">ELSE</text:span> … <text:span text:style-name="T1">END CASE</text:span><text:line-break/></text:p>
            </text:list-item>
            <text:list-item>
              <text:p text:style-name="P255"><text:span text:style-name="T1">CASE</text:span> … <text:span text:style-name="T1">WHEN</text:span> … <text:span text:style-name="T1">THEN</text:span> … <text:span text:style-name="T1">ELSE</text:span> … <text:span text:style-name="T1">END CASE</text:span><text:line-break/></text:p>
            </text:list-item>
          </text:list>
        </text:list-item>
        <text:list-item>
          <text:p text:style-name="P252">O parâmetro <text:span text:style-name="T1">END</text:span> sempre finaliza o condicional (seja <text:span text:style-name="T1">IF</text:span> ou <text:span text:style-name="T1">CASE</text:span>).<text:line-break/></text:p>
        </text:list-item>
        <text:list-item>
          <text:p text:style-name="P252"><text:span text:style-name="T1">END CASE</text:span> pode ser simplifica para apenas <text:span text:style-name="T1">END</text:span>.<text:line-break/></text:p>
        </text:list-item>
        <text:list-item>
          <text:p text:style-name="P252">Quando o condicional esta dentro de uma consulta (<text:span text:style-name="T2">query</text:span>), o <text:span text:style-name="T1">END</text:span> pode vir acompanhado por um <text:span text:style-name="T2">alias</text:span> (<text:span text:style-name="T1">AS</text:span> <text:span text:style-name="T2">alias</text:span>), pois esta formando uma nova coluna. E virgula, se não for a ultima coluna.<text:line-break/>Ex.:<text:line-break/>…<text:line-break/><text:span text:style-name="T1">END</text:span> <text:span text:style-name="T1">AS</text:span> <text:span text:style-name="T2">nome_coluna</text:span><text:line-break/></text:p>
        </text:list-item>
      </text:list>
      <text:p text:style-name="Pagebreak"/>
      <text:h text:style-name="Heading_20_2" text:outline-level="2"><text:bookmark-start text:name="if"/>23.2 <text:span text:style-name="T1">IF</text:span><text:bookmark-end text:name="if"/></text:h>
      <text:h text:style-name="Heading_20_3" text:outline-level="3"><text:bookmark-start text:name="º-forma-if-then-end-if"/>23.2.1 1º Forma: <text:span text:style-name="T1">IF</text:span> <text:span text:style-name="T1">THEN</text:span> <text:span text:style-name="T1">END IF</text:span><text:bookmark-end text:name="º-forma-if-then-end-if"/></text:h>
      <text:list text:style-name="L240">
        <text:list-item>
          <text:p text:style-name="P256">As instruções <text:span text:style-name="T1">IF</text:span>-<text:span text:style-name="T1">THEN</text:span> são as formas mais simples de <text:span text:style-name="T1">IF</text:span>.<text:line-break/></text:p>
        </text:list-item>
        <text:list-item>
          <text:p text:style-name="P256">A experssão booleana apresentada no <text:span text:style-name="T1">IF</text:span>, é a condição para entrar no <text:span text:style-name="T1">IF</text:span>, se for verdadeira (<text:span text:style-name="T1">TRUE</text:span>) entra, se for falsa (<text:span text:style-name="T1">FALSE</text:span>) não entra.<text:line-break/></text:p>
        </text:list-item>
        <text:list-item>
          <text:p text:style-name="P256">As instruções entre <text:span text:style-name="T1">THEN</text:span> e <text:span text:style-name="T1">END IF</text:span> serão executadas, se a condição for verdadeira, caso contrário, eles são ignorados.<text:line-break/></text:p>
        </text:list-item>
        <text:list-item>
          <text:p text:style-name="P256">Sintaxe:<text:line-break/><text:span text:style-name="T1">DO</text:span><text:line-break/>$$<text:line-break/><text:span text:style-name="T1">BEGIN</text:span><text:line-break/><text:span text:style-name="T1">IF</text:span> (<text:span text:style-name="T2">expressão_booleana</text:span>) <text:span text:style-name="T1">THEN</text:span><text:line-break/><text:span text:style-name="T2">ação</text:span>;<text:line-break/><text:span text:style-name="T1">END</text:span> <text:span text:style-name="T1">IF</text:span>;<text:line-break/><text:span text:style-name="T1">END</text:span><text:line-break/>$$<text:line-break/></text:p>
        </text:list-item>
      </text:list>
      <text:h text:style-name="Heading_20_3" text:outline-level="3"><text:bookmark-start text:name="º-forma-if-then-else-end-if"/>23.2.2 2º Forma: <text:span text:style-name="T1">IF</text:span> <text:span text:style-name="T1">THEN</text:span> <text:span text:style-name="T1">ELSE</text:span> <text:span text:style-name="T1">END IF</text:span><text:bookmark-end text:name="º-forma-if-then-else-end-if"/></text:h>
      <text:list text:style-name="L241">
        <text:list-item>
          <text:p text:style-name="P257">As instruções <text:span text:style-name="T1">IF</text:span>-<text:span text:style-name="T1">THEN</text:span>-<text:span text:style-name="T1">ELSE</text:span> é usado para percorrer também os casos de exceção.<text:line-break/></text:p>
        </text:list-item>
        <text:list-item>
          <text:p text:style-name="P257"><text:span text:style-name="T1">ELSE</text:span> (“senão”) é acionado quando o teste condicional do <text:span text:style-name="T1">IF</text:span> falhar.<text:line-break/></text:p>
        </text:list-item>
        <text:list-item>
          <text:p text:style-name="P257"><text:span text:style-name="T1">ELSE</text:span> é uma ação diferente para todos os demais casos, que a ação do <text:span text:style-name="T1">IF</text:span> não abrange.<text:line-break/></text:p>
        </text:list-item>
        <text:list-item>
          <text:p text:style-name="P257">Sintaxe:<text:line-break/><text:span text:style-name="T1">DO</text:span><text:line-break/>$$<text:line-break/><text:span text:style-name="T1">BEGIN</text:span><text:line-break/><text:span text:style-name="T1">IF</text:span> (<text:span text:style-name="T2">expressão_booleana</text:span>) <text:span text:style-name="T1">THEN</text:span><text:line-break/><text:span text:style-name="T2">ação_1</text:span><text:line-break/><text:span text:style-name="T1">ELSE</text:span><text:line-break/><text:span text:style-name="T2">ação_2</text:span><text:line-break/><text:span text:style-name="T1">END</text:span> <text:span text:style-name="T1">IF</text:span>;<text:line-break/><text:span text:style-name="T1">END</text:span><text:line-break/>$$<text:line-break/></text:p>
        </text:list-item>
      </text:list>
      <text:h text:style-name="Heading_20_3" text:outline-level="3"><text:bookmark-start text:name="º-forma-if-then-elsif-end-if"/>23.2.3 3º Forma: <text:span text:style-name="T1">IF</text:span> <text:span text:style-name="T1">THEN</text:span> <text:span text:style-name="T1">ELSIF</text:span> <text:span text:style-name="T1">END IF</text:span><text:bookmark-end text:name="º-forma-if-then-elsif-end-if"/></text:h>
      <text:list text:style-name="L242">
        <text:list-item>
          <text:p text:style-name="P258">As instruções <text:span text:style-name="T1">IF</text:span>-<text:span text:style-name="T1">THEN</text:span>-<text:span text:style-name="T1">ELSIF</text:span> é usado quando é preciso testar mais de duas situações possiveis.<text:line-break/></text:p>
        </text:list-item>
        <text:list-item>
          <text:p text:style-name="P258">Cada teste condicional é executado na sequência, até que um deles passe. O codigo deste teste será executado e os testes restantes serão ignorados.<text:line-break/></text:p>
        </text:list-item>
        <text:list-item>
          <text:p text:style-name="P258">Sintaxe:<text:line-break/><text:span text:style-name="T1">DO</text:span><text:line-break/>$$<text:line-break/><text:span text:style-name="T1">BEGIN</text:span><text:line-break/><text:span text:style-name="T1">IF</text:span> (<text:span text:style-name="T2">expressão_booleana_1</text:span>) <text:span text:style-name="T1">THEN</text:span><text:line-break/><text:span text:style-name="T2">ação_1</text:span><text:line-break/><text:span text:style-name="T1">ELSIF</text:span> (<text:span text:style-name="T2">expressão_booleana_2</text:span>) <text:span text:style-name="T1">THEN</text:span><text:line-break/><text:span text:style-name="T2">ação_2</text:span><text:line-break/><text:span text:style-name="T1">ELSIF</text:span> (<text:span text:style-name="T2">expressão_booleana_3</text:span>) <text:span text:style-name="T1">THEN</text:span><text:line-break/><text:span text:style-name="T2">ação_3</text:span><text:line-break/>…<text:line-break/><text:span text:style-name="T1">ELSE</text:span><text:line-break/><text:span text:style-name="T2">ação_4</text:span><text:line-break/><text:span text:style-name="T1">END</text:span> <text:span text:style-name="T1">IF</text:span>;<text:line-break/><text:span text:style-name="T1">END</text:span><text:line-break/>$$<text:line-break/></text:p>
        </text:list-item>
      </text:list>
      <text:p text:style-name="Pagebreak"/>
      <text:h text:style-name="Heading_20_2" text:outline-level="2"><text:bookmark-start text:name="case"/>23.3 <text:span text:style-name="T1">CASE</text:span><text:bookmark-end text:name="case"/></text:h>
      <text:h text:style-name="Heading_20_3" text:outline-level="3"><text:bookmark-start text:name="º-forma-case-when-then-else-end-case"/>23.3.1 1º Forma: <text:span text:style-name="T1">CASE</text:span> <text:span text:style-name="T1">WHEN</text:span> … <text:span text:style-name="T1">THEN</text:span> … <text:span text:style-name="T1">ELSE</text:span> … <text:span text:style-name="T1">END CASE</text:span><text:bookmark-end text:name="º-forma-case-when-then-else-end-case"/></text:h>
      <text:list text:style-name="L243">
        <text:list-item>
          <text:p text:style-name="P259">A forma pesquisada de <text:span text:style-name="T1">CASE</text:span> fornece execução condicional com base na verdade de expressões booleanas.<text:line-break/></text:p>
        </text:list-item>
        <text:list-item>
          <text:p text:style-name="P259">Cada expressão booleana da cláusula <text:span text:style-name="T1">WHEN</text:span> é avaliada sucessivamente, até que seja encontrada uma que resulte em <text:span text:style-name="T1">true</text:span>. Em seguida, as instruções correspondentes são executadas e o controle passa para a próxima instrução após <text:span text:style-name="T1">END CASE</text:span>. (As expressões <text:span text:style-name="T1">WHEN</text:span> subseqüentes não são avaliadas.)<text:line-break/></text:p>
        </text:list-item>
        <text:list-item>
          <text:p text:style-name="P259">Se nenhum resultado verdadeiro for encontrado, as instruções <text:span text:style-name="T1">ELSE</text:span> serão executadas; mas se ELSE não estiver presente, uma exceção <text:span text:style-name="T1">CASE_NOT_FOUND</text:span> será lançada.<text:line-break/></text:p>
        </text:list-item>
        <text:list-item>
          <text:p text:style-name="P259">Sintaxe:<text:line-break/><text:span text:style-name="T1">SELECT</text:span><text:line-break/><text:span text:style-name="T1">CASE</text:span><text:line-break/><text:span text:style-name="T1">WHEN</text:span> <text:span text:style-name="T2">expressão_booleana_1</text:span> <text:span text:style-name="T1">THEN</text:span> <text:span text:style-name="T2">ação_1</text:span><text:line-break/><text:span text:style-name="T1">WHEN</text:span> <text:span text:style-name="T2">expressão_booleana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
      <text:h text:style-name="Heading_20_3" text:outline-level="3"><text:bookmark-start text:name="º-forma-case-when-then-else-end-case-1"/>23.3.2 2º Forma: <text:span text:style-name="T1">CASE</text:span> … <text:span text:style-name="T1">WHEN</text:span> … <text:span text:style-name="T1">THEN</text:span> … <text:span text:style-name="T1">ELSE</text:span> … <text:span text:style-name="T1">END CASE</text:span><text:bookmark-end text:name="º-forma-case-when-then-else-end-case-1"/></text:h>
      <text:list text:style-name="L244">
        <text:list-item>
          <text:p text:style-name="P260">A forma simples de <text:span text:style-name="T1">CASE</text:span> fornece execução condicional com base na igualdade de operandos.<text:line-break/></text:p>
        </text:list-item>
        <text:list-item>
          <text:p text:style-name="P260">A <text:span text:style-name="T2">expressão</text:span>/<text:span text:style-name="T2">coluna</text:span> de pesquisa é avaliada (uma vez) e comparada sucessivamente a cada <text:span text:style-name="T2">valor</text:span> nas cláusulas <text:span text:style-name="T1">WHEN</text:span>.<text:line-break/></text:p>
          <text:list text:style-name="L245">
            <text:list-item>
              <text:p text:style-name="P261">O <text:span text:style-name="T1">CASE</text:span> primeiro avalia a <text:span text:style-name="T2">expressão</text:span>/<text:span text:style-name="T2">coluna</text:span> e compara o resultado com cada <text:span text:style-name="T2">valor</text:span> (<text:span text:style-name="T2">valor_1</text:span>, <text:span text:style-name="T2">valor_2</text:span>, …) nas cláusulas <text:span text:style-name="T1">WHEN</text:span> sequencialmente até encontrar a correspondência.<text:line-break/></text:p>
            </text:list-item>
            <text:list-item>
              <text:p text:style-name="P261">Assim que o resultado da <text:span text:style-name="T2">expressão</text:span>/<text:span text:style-name="T2">coluna</text:span> for igual a um <text:span text:style-name="T2">valor</text:span> (<text:span text:style-name="T2">valor_1</text:span>, <text:span text:style-name="T2">valor_2</text:span>, etc.) em uma cláusula <text:span text:style-name="T1">WHEN</text:span>, o <text:span text:style-name="T1">CASE</text:span> retorna o resultado correspondente na cláusula <text:span text:style-name="T1">THEN</text:span>.<text:line-break/></text:p>
            </text:list-item>
            <text:list-item>
              <text:p text:style-name="P261">Ou seja, de maneira geral, a <text:span text:style-name="T2">expressão</text:span> pode ser usada para determinar a coluna que será trabalhada nas cláusulas <text:span text:style-name="T1">WHEN</text:span>.<text:line-break/></text:p>
            </text:list-item>
          </text:list>
        </text:list-item>
        <text:list-item>
          <text:p text:style-name="P260">Se uma correspondência for encontrada, as instruções correspondentes serão executadas e o controle passará para a próxima instrução após <text:span text:style-name="T1">END CASE</text:span>. (As expressões <text:span text:style-name="T1">WHEN</text:span> subseqüentes não são avaliadas.)<text:line-break/></text:p>
        </text:list-item>
        <text:list-item>
          <text:p text:style-name="P260">Se nenhuma correspondência for encontrada, a instrução <text:span text:style-name="T1">ELSE</text:span> será executada, mas se <text:span text:style-name="T1">ELSE</text:span> não estiver presente, uma exceção <text:span text:style-name="T1">CASE_NOT_FOUND</text:span> será lançada.<text:line-break/></text:p>
        </text:list-item>
        <text:list-item>
          <text:p text:style-name="P260">Sintaxe:<text:line-break/><text:span text:style-name="T1">SELECT</text:span><text:line-break/><text:span text:style-name="T1">CASE</text:span> <text:span text:style-name="T2">expressão</text:span>/<text:span text:style-name="T2">coluna</text:span><text:line-break/><text:span text:style-name="T1">WHEN</text:span> <text:span text:style-name="T2">valor_1</text:span> <text:span text:style-name="T1">THEN</text:span> <text:span text:style-name="T2">ação_1</text:span><text:line-break/><text:span text:style-name="T1">WHEN</text:span> <text:span text:style-name="T2">valor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item>
          <text:p text:style-name="P260">Exemplo de código, comentarios entre colchetes:<text:line-break/><text:span text:style-name="T1">SELECT</text:span><text:line-break/>title,<text:line-break/>rating,<text:line-break/><text:span text:style-name="T1">CASE</text:span> rating [definição da coluna a ser analisada]<text:line-break/><text:span text:style-name="T1">WHEN</text:span> ‘G’ <text:span text:style-name="T1">THEN</text:span> ‘General Audiences’ [valor_1 da coluna rating]<text:line-break/><text:span text:style-name="T1">WHEN</text:span> ‘PG’ <text:span text:style-name="T1">THEN</text:span> ‘Parental Guidance Suggested’ [valor_2 da coluna rating]<text:line-break/><text:span text:style-name="T1">WHEN</text:span> ‘PG-13’ <text:span text:style-name="T1">THEN</text:span> ‘Parents Strongly Cautioned’ [valor_3 da coluna rating]<text:line-break/><text:span text:style-name="T1">WHEN</text:span> ‘R’ <text:span text:style-name="T1">THEN</text:span> ‘Restricted’ [valor_4 da coluna rating]<text:line-break/><text:span text:style-name="T1">WHEN</text:span> ‘NC-17’ <text:span text:style-name="T1">THEN</text:span> ‘Adults Only’ [valor_5 da coluna rating]<text:line-break/><text:span text:style-name="T1">END</text:span> <text:span text:style-name="T1">AS</text:span> rating_description<text:line-break/><text:span text:style-name="T1">FROM</text:span> film<text:line-break/><text:span text:style-name="T1">ORDER BY</text:span> title;<text:line-break/></text:p>
        </text:list-item>
      </text:list>
      <text:p text:style-name="Pagebreak"/>
      <text:h text:style-name="Heading_20_1" text:outline-level="1"><text:bookmark-start text:name="imprimir-mensagem-na-tela---raise"/>24 Imprimir mensagem na tela - <text:span text:style-name="T1">RAISE</text:span><text:bookmark-end text:name="imprimir-mensagem-na-tela---raise"/></text:h>
      <text:list text:style-name="L246">
        <text:list-item>
          <text:p text:style-name="P262">Use a intrução <text:span text:style-name="T1">RAISE</text:span> para relatar mensagens e gerar erros.<text:line-break/></text:p>
        </text:list-item>
        <text:list-item>
          <text:p text:style-name="P262">Os níveis possíveis são <text:span text:style-name="T1">DEBUG</text:span>, <text:span text:style-name="T1">LOG</text:span>, <text:span text:style-name="T1">INFO</text:span>, <text:span text:style-name="T1">NOTICE</text:span>, <text:span text:style-name="T1">WARNING</text:span> e <text:span text:style-name="T1">EXCEPTION</text:span>.<text:line-break/></text:p>
        </text:list-item>
        <text:list-item>
          <text:p text:style-name="P262">O mais comum para imprimir mensagens de tela ao usuário é o <text:span text:style-name="T1">NOTICE</text:span>.<text:line-break/></text:p>
        </text:list-item>
        <text:list-item>
          <text:p text:style-name="P262"><text:span text:style-name="T1">EXCEPTION</text:span> gera um erro (que normalmente aborta a transação atual).<text:line-break/></text:p>
        </text:list-item>
        <text:list-item>
          <text:p text:style-name="P262">Os outros níveis geram apenas mensagens de diferentes níveis de prioridade.<text:line-break/></text:p>
        </text:list-item>
        <text:list-item>
          <text:p text:style-name="P262">Dentro da string de formato, % é substituído pela representação de string do próximo argumento opcional.<text:line-break/></text:p>
        </text:list-item>
        <text:list-item>
          <text:p text:style-name="P262">Escreve %% para emitir um % literal.<text:line-break/></text:p>
        </text:list-item>
        <text:list-item>
          <text:p text:style-name="P262">Os argumentos podem ser variáveis ou expressões simples, mas o formato deve ser uma string literal simples.<text:line-break/></text:p>
        </text:list-item>
        <text:list-item>
          <text:p text:style-name="P262">Exemplos <text:span text:style-name="T1">RAISE</text:span>:<text:line-break/></text:p>
          <text:list text:style-name="L247">
            <text:list-item>
              <text:p text:style-name="P263">Exemplo <text:span text:style-name="T1">RAISE NOTICE</text:span>, com comentário entre colchetes:<text:line-break/><text:span text:style-name="T1">RAISE NOTICE</text:span> ‘Calling cs_create_job(%)’, <text:span text:style-name="T2">v_job_id</text:span>;<text:line-break/>[Neste exemplo, o valor de <text:span text:style-name="T2">v_job_id</text:span> substituirá o % na string]<text:line-break/>[<text:span text:style-name="T2">v_job_id</text:span> é uma variável]<text:line-break/></text:p>
            </text:list-item>
            <text:list-item>
              <text:p text:style-name="P263">Exemplo <text:span text:style-name="T1">RAISE EXCEPTION</text:span>, com comentário entre colchetes:<text:line-break/><text:span text:style-name="T1">RAISE EXCEPTION</text:span> ‘Nonexistent ID --&gt; %’,<text:span text:style-name="T2">user_id</text:span>;<text:line-break/>[Neste exemplo abortará a transação com a mensagem de erro fornecida]<text:line-break/></text:p>
            </text:list-item>
          </text:list>
        </text:list-item>
      </text:list>
      <text:p text:style-name="Pagebreak"/>
      <text:h text:style-name="Heading_20_1" text:outline-level="1"><text:bookmark-start text:name="laços---loop-while-e-for"/>25 Laços - <text:span text:style-name="T1">LOOP</text:span>, <text:span text:style-name="T1">WHILE</text:span> e <text:span text:style-name="T1">FOR</text:span><text:bookmark-end text:name="laços---loop-while-e-for"/></text:h>
      <text:h text:style-name="Heading_20_2" text:outline-level="2"><text:bookmark-start text:name="laços"/>25.1 Laços<text:bookmark-end text:name="laços"/></text:h>
      <text:list text:style-name="L248">
        <text:list-item>
          <text:p text:style-name="P264">Com as instruções de laço <text:span text:style-name="T1">LOOP</text:span>, <text:span text:style-name="T1">WHILE</text:span>, <text:span text:style-name="T1">FOR</text:span> e <text:span text:style-name="T1">FOREACH</text:span> podemos fazer com que uma função, ou script, <text:span text:style-name="T1">PL</text:span>/<text:span text:style-name="T1">pgSQL</text:span> repita uma série de comandos.<text:line-break/></text:p>
        </text:list-item>
        <text:list-item>
          <text:p text:style-name="P264">Os comandos <text:span text:style-name="T1">EXIT</text:span> e <text:span text:style-name="T1">CONTINUE</text:span> servem para controlar as iterações do laço.<text:line-break/></text:p>
        </text:list-item>
      </text:list>
      <text:h text:style-name="Heading_20_2" text:outline-level="2"><text:bookmark-start text:name="instruções-exit-e-continue"/>25.2 Instruções <text:span text:style-name="T1">EXIT</text:span> e <text:span text:style-name="T1">CONTINUE</text:span><text:bookmark-end text:name="instruções-exit-e-continue"/></text:h>
      <text:h text:style-name="Heading_20_3" text:outline-level="3"><text:bookmark-start text:name="exit"/>25.2.1 <text:span text:style-name="T1">EXIT</text:span><text:bookmark-end text:name="exit"/></text:h>
      <text:list text:style-name="L249">
        <text:list-item>
          <text:p text:style-name="P265"><text:span text:style-name="T1">EXIT</text:span> é uma instrução que encerra o loop, quando executada.<text:line-break/></text:p>
        </text:list-item>
        <text:list-item>
          <text:p text:style-name="P265">A instrução <text:span text:style-name="T1">EXIT</text:span> apresenta duas formas:<text:line-break/></text:p>
          <text:list text:style-name="L250">
            <text:list-item>
              <text:p text:style-name="P266"><text:span text:style-name="T1">EXIT</text:span><text:line-break/>Esta é a forma mais simples, normalmente esta associada a um <text:span text:style-name="T1">IF</text:span>, que serve como condição para aplicação do <text:span text:style-name="T1">EXIT</text:span>.<text:line-break/></text:p>
            </text:list-item>
            <text:list-item>
              <text:p text:style-name="P266"><text:span text:style-name="T1">EXIT WHEN</text:span> [<text:span text:style-name="T2">critério</text:span>]<text:line-break/>Nesta forma, o <text:span text:style-name="T1">WHEN</text:span> indica o <text:span text:style-name="T2">critério</text:span> que deve ser obedecido para execução do <text:span text:style-name="T1">EXIT</text:span>.<text:line-break/></text:p>
            </text:list-item>
          </text:list>
        </text:list-item>
      </text:list>
      <text:p text:style-name="Pagebreak"/>
      <text:list text:style-name="L251">
        <text:list-item>
          <text:p text:style-name="P267">Exemplos:<text:line-break/></text:p>
          <text:list text:style-name="L252">
            <text:list-item>
              <text:p text:style-name="P268"><text:span text:style-name="T1">IF</text:span> <text:span text:style-name="T1">EXIT</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text:span text:style-name="T1">IF</text:span> CONTADOR &gt; 5 <text:span text:style-name="T1">THEN</text:span><text:line-break/><text:span text:style-name="T1">EXIT</text:span>;<text:line-break/><text:span text:style-name="T1">END IF</text:span>;<text:line-break/><text:span text:style-name="T1">RAISE NOTICE</text:span> ‘CONTADOR É %’, CONTADOR;<text:line-break/>CONTADOR = CONTADOR + 1;<text:line-break/><text:span text:style-name="T1">END LOOP</text:span>;<text:line-break/><text:span text:style-name="T1">END</text:span>;<text:line-break/>$$<text:line-break/></text:p>
            </text:list-item>
            <text:list-item>
              <text:p text:style-name="P268"><text:span text:style-name="T1">EXIT WHEN</text:span>:<text:line-break/><text:span text:style-name="T1">CREATE PROCEDURE</text:span> contador_loop_exit_when()<text:line-break/><text:span text:style-name="T1">LANGUAGE</text:span> plpgsql<text:line-break/><text:span text:style-name="T1">AS</text:span><text:line-break/>$$<text:line-break/><text:span text:style-name="T1">DECLARE</text:span> counter <text:span text:style-name="T1">INTEGER</text:span> = 0;<text:line-break/><text:span text:style-name="T1">BEGIN</text:span><text:line-break/><text:span text:style-name="T1">LOOP</text:span><text:line-break/><text:span text:style-name="T1">EXIT WHEN</text:span> counter = 5;<text:line-break/>counter = counter + 1;<text:line-break/><text:span text:style-name="T1">RAISE NOTICE</text:span> ‘Counter %’, counter;<text:line-break/><text:span text:style-name="T1">END LOOP</text:span>;<text:line-break/><text:span text:style-name="T1">END</text:span>;<text:line-break/>$$<text:line-break/></text:p>
            </text:list-item>
          </text:list>
        </text:list-item>
        <text:list-item>
          <text:p text:style-name="P267">Observações:<text:line-break/></text:p>
          <text:list text:style-name="L253">
            <text:list-item>
              <text:p text:style-name="P269">A declaração de variáveis (<text:span text:style-name="T1">DECLARE</text:span>) vem antes do <text:span text:style-name="T1">BEGIN</text:span>.<text:line-break/></text:p>
            </text:list-item>
            <text:list-item>
              <text:p text:style-name="P269">Ao declarar as variáveis é necessario tipificar elas (<text:span text:style-name="T1">INTEGER</text:span>, <text:span text:style-name="T1">CHAR</text:span>, <text:span text:style-name="T1">VARCHAR</text:span>, …).<text:line-break/></text:p>
            </text:list-item>
            <text:list-item>
              <text:p text:style-name="P269">Lembrar de fechar os condiciais (<text:span text:style-name="T1">IF</text:span>) com <text:span text:style-name="T1">END IF</text:span>.<text:line-break/></text:p>
            </text:list-item>
            <text:list-item>
              <text:p text:style-name="P269">Lembrar de fechar os loops com <text:span text:style-name="T1">END LOOP</text:span>.<text:line-break/></text:p>
            </text:list-item>
            <text:list-item>
              <text:p text:style-name="P269">Tudo depois do modificador de delimitador ($$) pode ser fechado com “;”.<text:line-break/></text:p>
            </text:list-item>
          </text:list>
        </text:list-item>
      </text:list>
      <text:p text:style-name="Pagebreak"/>
      <text:h text:style-name="Heading_20_3" text:outline-level="3"><text:bookmark-start text:name="continue"/>25.2.2 <text:span text:style-name="T1">CONTINUE</text:span><text:bookmark-end text:name="continue"/></text:h>
      <text:list text:style-name="L254">
        <text:list-item>
          <text:p text:style-name="P270"><text:span text:style-name="T1">CONTINUE</text:span> é o comando que faz o loop encerrar a iteração (atual) e pule para a próxima iteração, ainda dentro laço.<text:line-break/></text:p>
        </text:list-item>
        <text:list-item>
          <text:p text:style-name="P270">A instrução <text:span text:style-name="T1">CONTINUE</text:span> apresenta duas formas:<text:line-break/></text:p>
          <text:list text:style-name="L255">
            <text:list-item>
              <text:p text:style-name="P271"><text:span text:style-name="T1">CONTINUE</text:span><text:line-break/>Esta é a forma mais simples, normalmente esta associada a um <text:span text:style-name="T1">IF</text:span>, que serve como condição para aplicação do <text:span text:style-name="T1">CONTINUE</text:span>.<text:line-break/></text:p>
            </text:list-item>
            <text:list-item>
              <text:p text:style-name="P271"><text:span text:style-name="T1">CONTINUE WHEN</text:span> [critério]<text:line-break/>Nesta forma, o <text:span text:style-name="T1">WHEN</text:span> indica o <text:span text:style-name="T2">critério</text:span> que deve ser obedecido para execução do <text:span text:style-name="T1">CONTINUE</text:span>.<text:line-break/></text:p>
            </text:list-item>
          </text:list>
        </text:list-item>
      </text:list>
      <text:p text:style-name="Pagebreak"/>
      <text:list text:style-name="L256">
        <text:list-item>
          <text:p text:style-name="P272">Exemplos:<text:line-break/></text:p>
          <text:list text:style-name="L257">
            <text:list-item>
              <text:p text:style-name="P273"><text:span text:style-name="T1">IF CONTINUE</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CONTADOR = CONTADOR + 1;<text:line-break/><text:span text:style-name="T1">IF</text:span> (CONTADOR = 5) <text:span text:style-name="T1">THEN</text:span><text:line-break/><text:span text:style-name="T1">CONTINUE</text:span>;<text:line-break/><text:span text:style-name="T1">END IF</text:span>;<text:line-break/><text:span text:style-name="T1">IF</text:span> (CONTADOR &gt; 10) <text:span text:style-name="T1">THEN</text:span><text:line-break/><text:span text:style-name="T1">EXIT</text:span>;<text:line-break/><text:span text:style-name="T1">END IF</text:span>;<text:line-break/><text:span text:style-name="T1">RAISE NOTICE</text:span> ‘CONTADOR = %’, CONTADOR;<text:line-break/><text:span text:style-name="T1">END LOOP</text:span>;<text:line-break/><text:span text:style-name="T1">END</text:span>;<text:line-break/>$$<text:line-break/></text:p>
            </text:list-item>
            <text:list-item>
              <text:p text:style-name="P273"><text:span text:style-name="T1">CONTINUE WHEN</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CONTADOR = CONTADOR + 1;<text:line-break/><text:span text:style-name="T1">CONTINUE WHEN</text:span> (CONTADOR = 5);<text:line-break/><text:span text:style-name="T1">EXIT WHEN</text:span> (CONTADOR &gt; 10);<text:line-break/><text:span text:style-name="T1">RAISE NOTICE</text:span> ‘CONTADOR = %’, CONTADOR;<text:line-break/><text:span text:style-name="T1">END LOOP</text:span>;<text:line-break/><text:span text:style-name="T1">END</text:span>;<text:line-break/>$$<text:line-break/></text:p>
            </text:list-item>
          </text:list>
        </text:list-item>
        <text:list-item>
          <text:p text:style-name="P272">Observações:<text:line-break/></text:p>
          <text:list text:style-name="L258">
            <text:list-item>
              <text:p text:style-name="P274">A declaração de variáveis (<text:span text:style-name="T1">DECLARE</text:span>) vem antes do <text:span text:style-name="T1">BEGIN</text:span>.<text:line-break/></text:p>
            </text:list-item>
            <text:list-item>
              <text:p text:style-name="P274">Ao declarar as variáveis é necessario tipificar elas (<text:span text:style-name="T1">INTEGER</text:span>, <text:span text:style-name="T1">CHAR</text:span>, <text:span text:style-name="T1">VARCHAR</text:span>, …).<text:line-break/></text:p>
            </text:list-item>
            <text:list-item>
              <text:p text:style-name="P274">Lembrar de fechar os condiciais (<text:span text:style-name="T1">IF</text:span>) com <text:span text:style-name="T1">END IF</text:span>.<text:line-break/></text:p>
            </text:list-item>
            <text:list-item>
              <text:p text:style-name="P274">Lembrar de fechar os loops com <text:span text:style-name="T1">END LOOP</text:span>.<text:line-break/></text:p>
            </text:list-item>
            <text:list-item>
              <text:p text:style-name="P274">Tudo depois do modificador de delimitador ($$) pode ser fechado com “;”.<text:line-break/></text:p>
            </text:list-item>
          </text:list>
        </text:list-item>
      </text:list>
      <text:p text:style-name="Pagebreak"/>
      <text:h text:style-name="Heading_20_2" text:outline-level="2"><text:bookmark-start text:name="loop"/>25.3 <text:span text:style-name="T1">LOOP</text:span><text:bookmark-end text:name="loop"/></text:h>
      <text:list text:style-name="L259">
        <text:list-item>
          <text:p text:style-name="P275">O <text:span text:style-name="T1">LOOP</text:span> define um laço incondicional que é repedito indefinidamente, até ser encerrado por uma instrução <text:span text:style-name="T1">EXIT</text:span> ou <text:span text:style-name="T1">RETURN</text:span>.<text:line-break/></text:p>
        </text:list-item>
        <text:list-item>
          <text:p text:style-name="P275">A indentação das instruções <text:span text:style-name="T1">EXIT</text:span> e <text:span text:style-name="T1">CONTINUE</text:span>, dentro de laços, ajuda a especificar a qual laço essas instruções se referem.<text:line-break/></text:p>
        </text:list-item>
        <text:list-item>
          <text:p text:style-name="P275">Sintaxe:<text:line-break/><text:span text:style-name="T1">LOOP</text:span><text:line-break/>[bloco de programação]<text:line-break/><text:span text:style-name="T1">IF</text:span> <text:span text:style-name="T2">expressão</text:span> <text:span text:style-name="T1">THEN</text:span> <text:span text:style-name="T1">EXIT</text:span>; [Mecanismo de saída do <text:span text:style-name="T1">LOOP</text:span>]<text:line-break/><text:span text:style-name="T1">END IF</text:span><text:line-break/><text:span text:style-name="T1">END LOOP</text:span><text:line-break/></text:p>
        </text:list-item>
        <text:list-item>
          <text:p text:style-name="P275">Exemplo:<text:line-break/><text:span text:style-name="T1">DO</text:span><text:line-break/>$$<text:line-break/><text:span text:style-name="T1">DECLARE</text:span> CONTADOR <text:span text:style-name="T1">INTEGER</text:span> = 0;<text:line-break/><text:span text:style-name="T1">BEGIN</text:span><text:line-break/><text:span text:style-name="T1">LOOP</text:span><text:line-break/><text:span text:style-name="T1">IF</text:span> CONTADOR &gt; 5 <text:span text:style-name="T1">THEN</text:span><text:line-break/><text:span text:style-name="T1">EXIT</text:span>;<text:line-break/><text:span text:style-name="T1">END IF</text:span>;<text:line-break/><text:span text:style-name="T1">RAISE NOTICE</text:span> ‘CONTADOR É %’, CONTADOR;<text:line-break/>CONTADOR = CONTADOR + 1;<text:line-break/><text:span text:style-name="T1">END LOOP</text:span>;<text:line-break/><text:span text:style-name="T1">END</text:span>;<text:line-break/>$$<text:line-break/></text:p>
        </text:list-item>
      </text:list>
      <text:p text:style-name="Pagebreak"/>
      <text:h text:style-name="Heading_20_2" text:outline-level="2"><text:bookmark-start text:name="while"/>25.4 <text:span text:style-name="T1">WHILE</text:span><text:bookmark-end text:name="while"/></text:h>
      <text:list text:style-name="L260">
        <text:list-item>
          <text:p text:style-name="P276">O laço <text:span text:style-name="T1">WHILE</text:span> executa um loop enquanto determina <text:span text:style-name="T2">expressão</text:span> for verdadeira.<text:line-break/></text:p>
        </text:list-item>
        <text:list-item>
          <text:p text:style-name="P276">A expressão é apresentada entre parênteses “()”, pois assim é valiada de forma booleana.<text:line-break/></text:p>
        </text:list-item>
        <text:list-item>
          <text:p text:style-name="P276">Lembrar de finalizar o <text:span text:style-name="T1">WHILE</text:span> com <text:span text:style-name="T1">END LOOP</text:span>.<text:line-break/></text:p>
        </text:list-item>
        <text:list-item>
          <text:p text:style-name="P276">Os comandos <text:span text:style-name="T1">EXIT</text:span> e <text:span text:style-name="T1">CONTINUE</text:span> são válidos.<text:line-break/></text:p>
        </text:list-item>
        <text:list-item>
          <text:p text:style-name="P276">Sintaxe:<text:line-break/><text:span text:style-name="T1">WHILE</text:span> (<text:span text:style-name="T2">expressão</text:span>) <text:span text:style-name="T1">LOOP</text:span><text:line-break/>[Bloco de programação];<text:line-break/><text:span text:style-name="T1">END LOOP</text:span>;<text:line-break/></text:p>
        </text:list-item>
        <text:list-item>
          <text:p text:style-name="P276">Exemplo:<text:line-break/><text:span text:style-name="T1">CREATE PROCEDURE</text:span> contador_while()<text:line-break/><text:span text:style-name="T1">LANGUAGE</text:span> <text:span text:style-name="T2">plpgsql</text:span><text:line-break/><text:span text:style-name="T1">AS</text:span><text:line-break/>$$<text:line-break/><text:span text:style-name="T1">DECLARE</text:span> counter <text:span text:style-name="T1">INTEGER</text:span> = 0;<text:line-break/><text:span text:style-name="T1">BEGIN</text:span><text:line-break/><text:span text:style-name="T1">WHILE</text:span> (counter &lt; 5) <text:span text:style-name="T1">LOOP</text:span><text:line-break/>counter = counter + 1;<text:line-break/><text:span text:style-name="T1">RAISE NOTICE</text:span> ‘Counter %’, counter;<text:line-break/><text:span text:style-name="T1">END LOOP</text:span>;<text:line-break/><text:span text:style-name="T1">END</text:span>;<text:line-break/>$$<text:line-break/><text:span text:style-name="T1">CALL</text:span> contador_while();<text:line-break/><text:span text:style-name="T1">DROP PROCEDURE</text:span> contador_while;<text:line-break/></text:p>
        </text:list-item>
      </text:list>
      <text:p text:style-name="Pagebreak"/>
      <text:h text:style-name="Heading_20_2" text:outline-level="2"><text:bookmark-start text:name="for"/>25.5 <text:span text:style-name="T1">FOR</text:span><text:bookmark-end text:name="for"/></text:h>
      <text:p text:style-name="Pagebreak"/>
      <text:h text:style-name="Heading_20_2" text:outline-level="2"><text:bookmark-start text:name="foreach"/>25.6 <text:span text:style-name="T1">FOREACH</text:span><text:bookmark-end text:name="foreach"/></text:h>
      <text:p text:style-name="Pagebreak"/>
      <text:h text:style-name="Heading_20_1" text:outline-level="1"><text:bookmark-start text:name="aula-140---colunas-dummy-variável-dummy-e-machine-learning"/>26 Aula 140 - Colunas <text:span text:style-name="T1">Dummy</text:span> (Variável <text:span text:style-name="T1">Dummy</text:span>) e Machine Learning<text:bookmark-end text:name="aula-140---colunas-dummy-variável-dummy-e-machine-learning"/></text:h>
      <text:h text:style-name="Heading_20_2" text:outline-level="2"><text:bookmark-start text:name="colunas-dummy"/>26.1 Colunas <text:span text:style-name="T1">Dummy</text:span><text:bookmark-end text:name="colunas-dummy"/></text:h>
      <text:h text:style-name="Heading_20_3" text:outline-level="3"><text:bookmark-start text:name="teoria-variáveis-dummy"/>26.1.1 Teoria variáveis <text:span text:style-name="T1">Dummy</text:span><text:bookmark-end text:name="teoria-variáveis-dummy"/></text:h>
      <text:list text:style-name="L261">
        <text:list-item>
          <text:p text:style-name="P277">As variáveis <text:span text:style-name="T2">dummies</text:span> ou variáveis indicadoras são formas de agregar informações qualitativas em modelos estatísticos.<text:line-break/></text:p>
        </text:list-item>
        <text:list-item>
          <text:p text:style-name="P277">Transforma variável qualitativa em variável quantitativa.<text:line-break/></text:p>
        </text:list-item>
        <text:list-item>
          <text:p text:style-name="P277">Ela atribui 1 se o elemento possui determinada característica, ou 0 caso ele não possua.<text:line-break/></text:p>
        </text:list-item>
        <text:list-item>
          <text:p text:style-name="P277">Esse tipo de tansformação é importante para modelos de regressão pois ela torna possível trabalhar com variáveis qualitativas.<text:line-break/></text:p>
        </text:list-item>
        <text:list-item>
          <text:p text:style-name="P277">Facilita o processamento em <text:span text:style-name="T1">Machine Learning</text:span> dos dados, quando eles estão em formato <text:span text:style-name="T1">Booleanos</text:span>.<text:line-break/></text:p>
        </text:list-item>
        <text:list-item>
          <text:p text:style-name="P277">Pega uma coluna e destrincha ela em novas colunas, com dados em formato <text:span text:style-name="T1">Booleano</text:span>.<text:line-break/></text:p>
        </text:list-item>
      </text:list>
      <text:h text:style-name="Heading_20_3" text:outline-level="3"><text:bookmark-start text:name="técnica-para-fazer-colunas-dummy"/>26.1.2 Técnica para fazer colunas <text:span text:style-name="T1">Dummy</text:span><text:bookmark-end text:name="técnica-para-fazer-colunas-dummy"/></text:h>
      <text:list text:style-name="L262">
        <text:list-item>
          <text:p text:style-name="P278">No <text:span text:style-name="T1">postgreSQL</text:span>, assim como em outros bancos de dados, uma forma de gerar colunas <text:span text:style-name="T1">DUMMY</text:span> é a combinação do comando <text:span text:style-name="T1">CASE</text:span> e Projeção de <text:span text:style-name="T1">Booleanos</text:span>.<text:line-break/></text:p>
        </text:list-item>
        <text:list-item>
          <text:p text:style-name="P278">Utilizar o comando <text:span text:style-name="T1">CASE</text:span> para gerar novas colunas, com base numa pré-existente, que atraves da definição de condições gere novos valores.<text:line-break/></text:p>
        </text:list-item>
        <text:list-item>
          <text:p text:style-name="P278">Com o uso de projeção de <text:span text:style-name="T1">Booleanos</text:span>, aplicado dentro do comando <text:span text:style-name="T1">CASE</text:span>, podemos extrair se uma condição é <text:span text:style-name="T1">true</text:span> ou <text:span text:style-name="T1">false</text:span>, e com base nisso transformar ele em 1 ou 0.<text:line-break/><text:span text:style-name="T1">WHEN</text:span> (coluna_x = ‘<text:span text:style-name="T2">valor_x</text:span>’) = <text:span text:style-name="T1">true</text:span> <text:span text:style-name="T1">THEN</text:span> 1<text:line-break/><text:span text:style-name="T1">ELSE</text:span> 0<text:line-break/></text:p>
        </text:list-item>
        <text:list-item>
          <text:p text:style-name="P278">Nomeando cada <text:span text:style-name="T1">CASE</text:span> como uma nova coluna, criamos assim colunas <text:span text:style-name="T1">DUMMY</text:span>.<text:line-break/><text:span text:style-name="T1">CASE</text:span><text:line-break/>…<text:line-break/><text:span text:style-name="T1">END</text:span> <text:span text:style-name="T1">AS</text:span> ‘<text:span text:style-name="T2">nome_coluna</text:span>’<text:line-break/></text:p>
        </text:list-item>
        <text:list-item>
          <text:p text:style-name="P278">Sintaxe:<text:line-break/><text:span text:style-name="T1">SELECT</text:span><text:line-break/>Coluna01,<text:line-break/>Coluna02,<text:line-break/>Coluna03,<text:line-break/><text:span text:style-name="T1">CASE</text:span><text:line-break/><text:span text:style-name="T1">WHEN</text:span> (coluna03 = ‘<text:span text:style-name="T2">valor1</text:span>’) = <text:span text:style-name="T1">TRUE</text:span> <text:span text:style-name="T1">THEN</text:span> 1<text:line-break/><text:span text:style-name="T1">ELSE</text:span> 0<text:line-break/><text:span text:style-name="T1">END</text:span> <text:span text:style-name="T1">AS</text:span> DUMMY01,<text:line-break/><text:span text:style-name="T1">CASE</text:span><text:line-break/><text:span text:style-name="T1">WHEN</text:span> (coluna03 = ‘<text:span text:style-name="T2">valor2</text:span>’) = <text:span text:style-name="T1">TRUE</text:span> <text:span text:style-name="T1">THEN</text:span> 1<text:line-break/><text:span text:style-name="T1">ELSE</text:span> 0<text:line-break/><text:span text:style-name="T1">END</text:span> <text:span text:style-name="T1">AS</text:span> DUMMY02<text:line-break/><text:span text:style-name="T1">FROM</text:span> <text:span text:style-name="T2">tabela</text:span>;<text:line-break/></text:p>
        </text:list-item>
      </text:list>
      <text:h text:style-name="Heading_20_2" text:outline-level="2"><text:bookmark-start text:name="variáveis-dummy-e-machine-learning"/>26.2 Variáveis <text:span text:style-name="T1">Dummy</text:span> e <text:span text:style-name="T2">Machine Learning</text:span><text:bookmark-end text:name="variáveis-dummy-e-machine-learning"/></text:h>
      <text:list text:style-name="L263">
        <text:list-item>
          <text:p text:style-name="P279">Como variáveis <text:span text:style-name="T1">Dummy</text:span> transformam variáveis qualitativas em variaveis quantitativa (Booleana), torna mais fácil o processamento dos dados, facilitando o processo de aprendizagem de maquina.<text:line-break/></text:p>
        </text:list-item>
        <text:list-item>
          <text:p text:style-name="P279">Trabalhar com dados <text:span text:style-name="T2">Booleanos</text:span> é mais simples, para o computador, que dados qualitativos.<text:line-break/></text:p>
        </text:list-item>
        <text:list-item>
          <text:p text:style-name="P279">As variáveis <text:span text:style-name="T1">Dummy</text:span> possibilitam aplicação de técnicas estatísticas sobre os dados qualitativos.<text:line-break/></text:p>
        </text:list-item>
      </text:list>
      <text:p text:style-name="Pagebreak"/>
      <text:h text:style-name="Heading_20_1" text:outline-level="1"><text:bookmark-start text:name="observações"/>27 Observações<text:bookmark-end text:name="observações"/></text:h>
      <text:h text:style-name="Heading_20_2" text:outline-level="2"><text:bookmark-start text:name="wiki-para-pesquisar-funcionalidades-do-postgresql"/>27.1 Wiki para pesquisar funcionalidades do <text:span text:style-name="T1">PostgreSQL</text:span><text:bookmark-end text:name="wiki-para-pesquisar-funcionalidades-do-postgresql"/></text:h>
      <text:p text:style-name="First_20_paragraph"><text:a xlink:type="simple" xlink:href="https://wiki.postgresql.org/wiki/Main_Page/pt" office:name=""><text:span text:style-name="Definition">https://wiki.postgresql.org/wiki/Main_Page/pt</text:span></text:a><text:line-break/></text:p>
      <text:h text:style-name="Heading_20_2" text:outline-level="2"><text:bookmark-start text:name="exportação-de-dados"/>27.2 Exportação de dados<text:bookmark-end text:name="exportação-de-dados"/></text:h>
      <text:list text:style-name="L264">
        <text:list-item>
          <text:p text:style-name="P280">Uma das maneiras mais facil de exportar dados é atraves da extensão “.csv”.<text:line-break/></text:p>
        </text:list-item>
        <text:list-item>
          <text:p text:style-name="P280">O <text:span text:style-name="T1">PostgreSQL</text:span> ofecere opções para facilmente exportar dados em “.csv”.<text:line-break/></text:p>
        </text:list-item>
        <text:list-item>
          <text:p text:style-name="P280">Passo a passo:<text:line-break/></text:p>
          <text:list text:style-name="L265">
            <text:list-item>
              <text:p text:style-name="P281">Basta fazer a consulta que deseja exportar, pela aba “<text:span text:style-name="T1">Query Tools</text:span>”.<text:line-break/></text:p>
            </text:list-item>
            <text:list-item>
              <text:p text:style-name="P281">Lembrando de colocar <text:span text:style-name="T2">alias</text:span> nas colunas/campos que levam funções, para melhor entendimento de quem for fazer a leitura do arquivo exportado.<text:line-break/></text:p>
            </text:list-item>
            <text:list-item>
              <text:p text:style-name="P281">Na janela em que aparece o resultado da consulta, tem a aba “Data Output” (na qual, por default, já é a aba em que aparecem os resultados das consultas), tem o ícone “<text:span text:style-name="T2">Save results to file</text:span>”.<text:line-break/></text:p>
            </text:list-item>
            <text:list-item>
              <text:p text:style-name="P281">Ao clickar no ícone “<text:span text:style-name="T2">Save results to file</text:span>”, é oferecido a opção de salvar a consulta como “.csv”.<text:line-break/></text:p>
            </text:list-item>
          </text:list>
        </text:list-item>
      </text:list>
      <text:h text:style-name="Heading_20_2" text:outline-level="2"><text:bookmark-start text:name="breve-explicação-de-business-intelligence-e-data-science"/>27.3 Breve explicação de Business Intelligence e Data Science<text:bookmark-end text:name="breve-explicação-de-business-intelligence-e-data-science"/></text:h>
      <text:list text:style-name="L266">
        <text:list-item>
          <text:p text:style-name="P282">Business Intelligence (BI):<text:line-break/></text:p>
          <text:list text:style-name="L267">
            <text:list-item>
              <text:p text:style-name="P283">Esta preocupado com entender o que aconteceu no passado.<text:line-break/></text:p>
            </text:list-item>
          </text:list>
        </text:list-item>
        <text:list-item>
          <text:p text:style-name="P282">Data Science:<text:line-break/></text:p>
          <text:list text:style-name="L268">
            <text:list-item>
              <text:p text:style-name="P284">Através dos dados, tentar prever tendências futuras.<text:line-break/></text:p>
            </text:list-item>
          </text:list>
        </text:list-item>
      </text:list>
      <text:p text:style-name="Pagebreak"/>
      <text:h text:style-name="Heading_20_1" text:outline-level="1"><text:bookmark-start text:name="andamento-dos-estudos"/>28 Andamento dos Estudos<text:bookmark-end text:name="andamento-dos-estudos"/></text:h>
      <text:h text:style-name="Heading_20_2" text:outline-level="2"><text:bookmark-start text:name="assunto-em-andamento"/>28.1 Assunto em andamento<text:bookmark-end text:name="assunto-em-andamento"/></text:h>
      <text:p text:style-name="First_20_paragraph">Atualmente estou estudando Módulo 30 - AULA 14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ostgreSQL</dc:title>
    <dc:description/>
    <dc:subject/>
    <meta:keyword/>
    <meta:initial-creator>Sergio Pedro R Oliveira</meta:initial-creator>
    <dc:creator>Sergio Pedro R Oliveira</dc:creator>
    <meta:creation-date>2022-12-21T11:39:49Z</meta:creation-date>
    <dc:date>2022-12-21T11:39:49Z</dc:date>
    <meta:user-defined meta:name="date" meta:value-type="string">2022-12-21</meta:user-defined>
    <meta:user-defined meta:name="output" meta:value-type="string"/>
    <meta:user-defined meta:name="subtitle" meta:value-type="string">Readme.rmd</meta:user-defined>
  </office:meta>
</office:document-meta>
</file>

<file path=Formula-101/content.xml><?xml version="1.0" encoding="utf-8"?>
<math xmlns="http://www.w3.org/1998/Math/MathML" display="inline">
  <mi>n</mi>
</math>
</file>

<file path=Formula-103/content.xml><?xml version="1.0" encoding="utf-8"?>
<math xmlns="http://www.w3.org/1998/Math/MathML" display="block">
  <mrow>
    <mover>
      <mi>x</mi>
      <mo accent="true">¯</mo>
    </mover>
    <mo>=</mo>
    <mfrac>
      <mrow>
        <munderover>
          <mo>∑</mo>
          <mrow>
            <mi>i</mi>
            <mo>=</mo>
            <mn>1</mn>
          </mrow>
          <mi>n</mi>
        </munderover>
        <msub>
          <mi>p</mi>
          <mi>i</mi>
        </msub>
        <mo>⋅</mo>
        <msub>
          <mi>F</mi>
          <mi>i</mi>
        </msub>
      </mrow>
      <msub>
        <mi>n</mi>
        <mrow>
          <mi>T</mi>
          <mi>o</mi>
          <mi>t</mi>
          <mi>a</mi>
          <mi>l</mi>
        </mrow>
      </msub>
    </mfrac>
  </mrow>
</math>
</file>

<file path=Formula-105/content.xml><?xml version="1.0" encoding="utf-8"?>
<math xmlns="http://www.w3.org/1998/Math/MathML" display="block">
  <mrow>
    <mover>
      <mi>x</mi>
      <mo accent="true">¯</mo>
    </mover>
    <mo>=</mo>
    <mfrac>
      <mrow>
        <mrow>
          <mo stretchy="true" form="prefix">(</mo>
          <msub>
            <mi>p</mi>
            <mn>1</mn>
          </msub>
          <mo>⋅</mo>
          <msub>
            <mi>F</mi>
            <mn>1</mn>
          </msub>
          <mo stretchy="true" form="postfix">)</mo>
        </mrow>
        <mo>+</mo>
        <mrow>
          <mo stretchy="true" form="prefix">(</mo>
          <msub>
            <mi>p</mi>
            <mn>2</mn>
          </msub>
          <mo>⋅</mo>
          <msub>
            <mi>F</mi>
            <mn>2</mn>
          </msub>
          <mo stretchy="true" form="postfix">)</mo>
        </mrow>
        <mo>+</mo>
        <mrow>
          <mo stretchy="true" form="prefix">(</mo>
          <msub>
            <mi>p</mi>
            <mn>3</mn>
          </msub>
          <mo>⋅</mo>
          <msub>
            <mi>F</mi>
            <mn>3</mn>
          </msub>
          <mo stretchy="true" form="postfix">)</mo>
        </mrow>
        <mo>+</mo>
        <mi>.</mi>
        <mi>.</mi>
        <mi>.</mi>
      </mrow>
      <msub>
        <mi>n</mi>
        <mrow>
          <mi>T</mi>
          <mi>o</mi>
          <mi>t</mi>
          <mi>a</mi>
          <mi>l</mi>
        </mrow>
      </msub>
    </mfrac>
  </mrow>
</math>
</file>

<file path=Formula-107/content.xml><?xml version="1.0" encoding="utf-8"?>
<math xmlns="http://www.w3.org/1998/Math/MathML" display="inline">
  <mrow>
    <mi>m</mi>
    <mi>d</mi>
    <mrow>
      <mo stretchy="true" form="prefix">(</mo>
      <mi>x</mi>
      <mo stretchy="true" form="postfix">)</mo>
    </mrow>
  </mrow>
</math>
</file>

<file path=Formula-109/content.xml><?xml version="1.0" encoding="utf-8"?>
<math xmlns="http://www.w3.org/1998/Math/MathML" display="inline">
  <mrow>
    <mi>m</mi>
    <mi>d</mi>
    <mrow>
      <mo stretchy="true" form="prefix">(</mo>
      <mi>x</mi>
      <mo stretchy="true" form="postfix">)</mo>
    </mrow>
  </mrow>
</math>
</file>

<file path=Formula-11/content.xml><?xml version="1.0" encoding="utf-8"?>
<math xmlns="http://www.w3.org/1998/Math/MathML" display="inline">
  <mrow>
    <msub>
      <mi>f</mi>
      <mi>i</mi>
    </msub>
    <mi>%</mi>
  </mrow>
</math>
</file>

<file path=Formula-111/content.xml><?xml version="1.0" encoding="utf-8"?>
<math xmlns="http://www.w3.org/1998/Math/MathML" display="inline">
  <mrow>
    <mi>m</mi>
    <mi>d</mi>
    <mrow>
      <mo stretchy="true" form="prefix">(</mo>
      <mi>x</mi>
      <mo stretchy="true" form="postfix">)</mo>
    </mrow>
  </mrow>
</math>
</file>

<file path=Formula-113/content.xml><?xml version="1.0" encoding="utf-8"?>
<math xmlns="http://www.w3.org/1998/Math/MathML" display="block">
  <mrow>
    <mi>m</mi>
    <mi>d</mi>
    <mrow>
      <mo stretchy="true" form="prefix">(</mo>
      <mi>x</mi>
      <mo stretchy="true" form="postfix">)</mo>
    </mrow>
    <mo>=</mo>
    <mfrac>
      <mrow>
        <msub>
          <mi>x</mi>
          <mfrac>
            <mi>n</mi>
            <mn>2</mn>
          </mfrac>
        </msub>
        <mo>+</mo>
        <msub>
          <mi>x</mi>
          <mfrac>
            <mrow>
              <mi>n</mi>
              <mo>+</mo>
              <mn>1</mn>
            </mrow>
            <mn>2</mn>
          </mfrac>
        </msub>
      </mrow>
      <mn>2</mn>
    </mfrac>
  </mrow>
</math>
</file>

<file path=Formula-115/content.xml><?xml version="1.0" encoding="utf-8"?>
<math xmlns="http://www.w3.org/1998/Math/MathML" display="inline">
  <mi>x</mi>
</math>
</file>

<file path=Formula-117/content.xml><?xml version="1.0" encoding="utf-8"?>
<math xmlns="http://www.w3.org/1998/Math/MathML" display="inline">
  <mi>n</mi>
</math>
</file>

<file path=Formula-119/content.xml><?xml version="1.0" encoding="utf-8"?>
<math xmlns="http://www.w3.org/1998/Math/MathML" display="inline">
  <mrow>
    <mi>m</mi>
    <mi>d</mi>
  </mrow>
</math>
</file>

<file path=Formula-121/content.xml><?xml version="1.0" encoding="utf-8"?>
<math xmlns="http://www.w3.org/1998/Math/MathML" display="inline">
  <mi>n</mi>
</math>
</file>

<file path=Formula-123/content.xml><?xml version="1.0" encoding="utf-8"?>
<math xmlns="http://www.w3.org/1998/Math/MathML" display="block">
  <mrow>
    <mi>n</mi>
    <mo>=</mo>
    <mo>∑</mo>
    <msub>
      <mi>f</mi>
      <mi>i</mi>
    </msub>
  </mrow>
</math>
</file>

<file path=Formula-125/content.xml><?xml version="1.0" encoding="utf-8"?>
<math xmlns="http://www.w3.org/1998/Math/MathML" display="block">
  <mrow>
    <mi>x</mi>
    <mo>=</mo>
    <mfrac>
      <mrow>
        <mo>∑</mo>
        <msub>
          <mi>f</mi>
          <mi>i</mi>
        </msub>
      </mrow>
      <mn>2</mn>
    </mfrac>
  </mrow>
</math>
</file>

<file path=Formula-127/content.xml><?xml version="1.0" encoding="utf-8"?>
<math xmlns="http://www.w3.org/1998/Math/MathML" display="inline">
  <mi>x</mi>
</math>
</file>

<file path=Formula-129/content.xml><?xml version="1.0" encoding="utf-8"?>
<math xmlns="http://www.w3.org/1998/Math/MathML" display="block">
  <mrow>
    <mi>m</mi>
    <mi>d</mi>
    <mo>=</mo>
    <mi>L</mi>
    <mi>i</mi>
    <mo>+</mo>
    <mrow>
      <mo stretchy="true" form="prefix">(</mo>
      <mfrac>
        <mrow>
          <mfrac>
            <mrow>
              <mo>∑</mo>
              <mi>f</mi>
              <mi>i</mi>
            </mrow>
            <mn>2</mn>
          </mfrac>
          <mo>−</mo>
          <mi>F</mi>
          <msub>
            <mi>a</mi>
            <mrow>
              <mi>a</mi>
              <mi>n</mi>
              <mi>t</mi>
              <mi>e</mi>
              <mi>r</mi>
              <mi>i</mi>
              <mi>o</mi>
              <mi>r</mi>
            </mrow>
          </msub>
        </mrow>
        <msub>
          <mi>f</mi>
          <mrow>
            <mi>i</mi>
            <mi>n</mi>
            <mi>t</mi>
            <mi>e</mi>
            <mi>r</mi>
            <mi>v</mi>
            <mi>a</mi>
            <mi>l</mi>
            <mi>o</mi>
          </mrow>
        </msub>
      </mfrac>
      <mo>⋅</mo>
      <mi>h</mi>
      <mo stretchy="true" form="postfix">)</mo>
    </mrow>
  </mrow>
</math>
</file>

<file path=Formula-13/content.xml><?xml version="1.0" encoding="utf-8"?>
<math xmlns="http://www.w3.org/1998/Math/MathML" display="inline">
  <mrow>
    <msub>
      <mi>f</mi>
      <mi>i</mi>
    </msub>
    <mi>%</mi>
    <mo>=</mo>
    <msub>
      <mi>f</mi>
      <mi>i</mi>
    </msub>
    <mo>⋅</mo>
    <mn>100</mn>
    <mi>%</mi>
  </mrow>
</math>
</file>

<file path=Formula-131/content.xml><?xml version="1.0" encoding="utf-8"?>
<math xmlns="http://www.w3.org/1998/Math/MathML" display="inline">
  <mrow>
    <mi>L</mi>
    <mi>i</mi>
  </mrow>
</math>
</file>

<file path=Formula-133/content.xml><?xml version="1.0" encoding="utf-8"?>
<math xmlns="http://www.w3.org/1998/Math/MathML" display="inline">
  <mrow>
    <mo>∑</mo>
    <mi>f</mi>
    <mi>i</mi>
  </mrow>
</math>
</file>

<file path=Formula-135/content.xml><?xml version="1.0" encoding="utf-8"?>
<math xmlns="http://www.w3.org/1998/Math/MathML" display="inline">
  <mi>n</mi>
</math>
</file>

<file path=Formula-137/content.xml><?xml version="1.0" encoding="utf-8"?>
<math xmlns="http://www.w3.org/1998/Math/MathML" display="inline">
  <mrow>
    <mi>F</mi>
    <msub>
      <mi>a</mi>
      <mrow>
        <mi>a</mi>
        <mi>n</mi>
        <mi>t</mi>
        <mi>e</mi>
        <mi>r</mi>
        <mi>i</mi>
        <mi>o</mi>
        <mi>r</mi>
      </mrow>
    </msub>
  </mrow>
</math>
</file>

<file path=Formula-139/content.xml><?xml version="1.0" encoding="utf-8"?>
<math xmlns="http://www.w3.org/1998/Math/MathML" display="inline">
  <msub>
    <mi>f</mi>
    <mrow>
      <mi>i</mi>
      <mi>n</mi>
      <mi>t</mi>
      <mi>e</mi>
      <mi>r</mi>
      <mi>v</mi>
      <mi>a</mi>
      <mi>l</mi>
      <mi>o</mi>
    </mrow>
  </msub>
</math>
</file>

<file path=Formula-141/content.xml><?xml version="1.0" encoding="utf-8"?>
<math xmlns="http://www.w3.org/1998/Math/MathML" display="inline">
  <mi>h</mi>
</math>
</file>

<file path=Formula-143/content.xml><?xml version="1.0" encoding="utf-8"?>
<math xmlns="http://www.w3.org/1998/Math/MathML" display="block">
  <mrow>
    <mi>h</mi>
    <mo>=</mo>
    <mi>L</mi>
    <mi>s</mi>
    <mo>−</mo>
    <mi>L</mi>
    <mi>i</mi>
  </mrow>
</math>
</file>

<file path=Formula-145/content.xml><?xml version="1.0" encoding="utf-8"?>
<math xmlns="http://www.w3.org/1998/Math/MathML" display="inline">
  <mrow>
    <mi>M</mi>
    <mi>o</mi>
    <mrow>
      <mo stretchy="true" form="prefix">(</mo>
      <mi>x</mi>
      <mo stretchy="true" form="postfix">)</mo>
    </mrow>
  </mrow>
</math>
</file>

<file path=Formula-147/content.xml><?xml version="1.0" encoding="utf-8"?>
<math xmlns="http://www.w3.org/1998/Math/MathML" display="inline">
  <msub>
    <mi>M</mi>
    <mrow>
      <mi>B</mi>
      <mi>r</mi>
      <mi>u</mi>
      <mi>t</mi>
      <mi>a</mi>
    </mrow>
  </msub>
</math>
</file>

<file path=Formula-149/content.xml><?xml version="1.0" encoding="utf-8"?>
<math xmlns="http://www.w3.org/1998/Math/MathML" display="block">
  <mrow>
    <mi>P</mi>
    <mi>M</mi>
    <mo>=</mo>
    <mfrac>
      <mrow>
        <mi>L</mi>
        <mi>S</mi>
        <mo>+</mo>
        <mi>L</mi>
        <mi>I</mi>
      </mrow>
      <mn>2</mn>
    </mfrac>
  </mrow>
</math>
</file>

<file path=Formula-15/content.xml><?xml version="1.0" encoding="utf-8"?>
<math xmlns="http://www.w3.org/1998/Math/MathML" display="inline">
  <msub>
    <mi>F</mi>
    <mi>a</mi>
  </msub>
</math>
</file>

<file path=Formula-151/content.xml><?xml version="1.0" encoding="utf-8"?>
<math xmlns="http://www.w3.org/1998/Math/MathML" display="inline">
  <msub>
    <mi>M</mi>
    <mrow>
      <mi>B</mi>
      <mi>r</mi>
      <mi>u</mi>
      <mi>t</mi>
      <mi>a</mi>
    </mrow>
  </msub>
</math>
</file>

<file path=Formula-153/content.xml><?xml version="1.0" encoding="utf-8"?>
<math xmlns="http://www.w3.org/1998/Math/MathML" display="inline">
  <msub>
    <mi>M</mi>
    <mrow>
      <mi>K</mi>
      <mi>i</mi>
      <mi>n</mi>
      <mi>g</mi>
    </mrow>
  </msub>
</math>
</file>

<file path=Formula-155/content.xml><?xml version="1.0" encoding="utf-8"?>
<math xmlns="http://www.w3.org/1998/Math/MathML" display="inline">
  <msub>
    <mi>M</mi>
    <mrow>
      <mi>K</mi>
      <mi>i</mi>
      <mi>n</mi>
      <mi>g</mi>
    </mrow>
  </msub>
</math>
</file>

<file path=Formula-157/content.xml><?xml version="1.0" encoding="utf-8"?>
<math xmlns="http://www.w3.org/1998/Math/MathML" display="block">
  <mrow>
    <msub>
      <mi>M</mi>
      <mrow>
        <mi>K</mi>
        <mi>i</mi>
        <mi>n</mi>
        <mi>g</mi>
      </mrow>
    </msub>
    <mo>=</mo>
    <mi>L</mi>
    <mi>I</mi>
    <mo>+</mo>
    <mrow>
      <mo stretchy="true" form="prefix">(</mo>
      <mfrac>
        <msub>
          <mi>F</mi>
          <mrow>
            <mi>p</mi>
            <mi>o</mi>
            <mi>s</mi>
            <mi>t</mi>
          </mrow>
        </msub>
        <mrow>
          <msub>
            <mi>F</mi>
            <mrow>
              <mi>p</mi>
              <mi>o</mi>
              <mi>s</mi>
              <mi>t</mi>
            </mrow>
          </msub>
          <mo>+</mo>
          <msub>
            <mi>F</mi>
            <mrow>
              <mi>a</mi>
              <mi>n</mi>
              <mi>t</mi>
            </mrow>
          </msub>
        </mrow>
      </mfrac>
      <mo>⋅</mo>
      <mi>h</mi>
      <mo stretchy="true" form="postfix">)</mo>
    </mrow>
  </mrow>
</math>
</file>

<file path=Formula-159/content.xml><?xml version="1.0" encoding="utf-8"?>
<math xmlns="http://www.w3.org/1998/Math/MathML" display="inline">
  <mrow>
    <mi>L</mi>
    <mi>I</mi>
  </mrow>
</math>
</file>

<file path=Formula-161/content.xml><?xml version="1.0" encoding="utf-8"?>
<math xmlns="http://www.w3.org/1998/Math/MathML" display="inline">
  <msub>
    <mi>F</mi>
    <mrow>
      <mi>p</mi>
      <mi>o</mi>
      <mi>s</mi>
      <mi>t</mi>
    </mrow>
  </msub>
</math>
</file>

<file path=Formula-163/content.xml><?xml version="1.0" encoding="utf-8"?>
<math xmlns="http://www.w3.org/1998/Math/MathML" display="inline">
  <msub>
    <mi>F</mi>
    <mrow>
      <mi>a</mi>
      <mi>n</mi>
      <mi>t</mi>
    </mrow>
  </msub>
</math>
</file>

<file path=Formula-165/content.xml><?xml version="1.0" encoding="utf-8"?>
<math xmlns="http://www.w3.org/1998/Math/MathML" display="inline">
  <mi>h</mi>
</math>
</file>

<file path=Formula-167/content.xml><?xml version="1.0" encoding="utf-8"?>
<math xmlns="http://www.w3.org/1998/Math/MathML" display="block">
  <mrow>
    <mi>h</mi>
    <mo>=</mo>
    <mi>L</mi>
    <mi>S</mi>
    <mo>−</mo>
    <mi>L</mi>
    <mi>I</mi>
  </mrow>
</math>
</file>

<file path=Formula-169/content.xml><?xml version="1.0" encoding="utf-8"?>
<math xmlns="http://www.w3.org/1998/Math/MathML" display="inline">
  <msub>
    <mi>M</mi>
    <mrow>
      <mi>C</mi>
      <mi>z</mi>
      <mi>u</mi>
      <mi>b</mi>
      <mi>e</mi>
      <mi>r</mi>
    </mrow>
  </msub>
</math>
</file>

<file path=Formula-171/content.xml><?xml version="1.0" encoding="utf-8"?>
<math xmlns="http://www.w3.org/1998/Math/MathML" display="inline">
  <msub>
    <mi>M</mi>
    <mrow>
      <mi>C</mi>
      <mi>z</mi>
      <mi>u</mi>
      <mi>b</mi>
      <mi>e</mi>
      <mi>r</mi>
    </mrow>
  </msub>
</math>
</file>

<file path=Formula-173/content.xml><?xml version="1.0" encoding="utf-8"?>
<math xmlns="http://www.w3.org/1998/Math/MathML" display="block">
  <mrow>
    <msub>
      <mi>M</mi>
      <mrow>
        <mi>C</mi>
        <mi>z</mi>
        <mi>u</mi>
        <mi>b</mi>
        <mi>e</mi>
        <mi>r</mi>
      </mrow>
    </msub>
    <mo>=</mo>
    <mi>L</mi>
    <mi>I</mi>
    <mo>+</mo>
    <mrow>
      <mo stretchy="true" form="prefix">(</mo>
      <mfrac>
        <msub>
          <mi>Δ</mi>
          <mrow>
            <mi>a</mi>
            <mi>n</mi>
            <mi>t</mi>
          </mrow>
        </msub>
        <mrow>
          <msub>
            <mi>Δ</mi>
            <mrow>
              <mi>a</mi>
              <mi>n</mi>
              <mi>t</mi>
            </mrow>
          </msub>
          <mo>+</mo>
          <msub>
            <mi>Δ</mi>
            <mrow>
              <mi>p</mi>
              <mi>o</mi>
              <mi>s</mi>
              <mi>t</mi>
            </mrow>
          </msub>
        </mrow>
      </mfrac>
      <mo>⋅</mo>
      <mi>h</mi>
      <mo stretchy="true" form="postfix">)</mo>
    </mrow>
  </mrow>
</math>
</file>

<file path=Formula-175/content.xml><?xml version="1.0" encoding="utf-8"?>
<math xmlns="http://www.w3.org/1998/Math/MathML" display="inline">
  <mrow>
    <mi>L</mi>
    <mi>I</mi>
  </mrow>
</math>
</file>

<file path=Formula-177/content.xml><?xml version="1.0" encoding="utf-8"?>
<math xmlns="http://www.w3.org/1998/Math/MathML" display="inline">
  <msub>
    <mi>Δ</mi>
    <mrow>
      <mi>a</mi>
      <mi>n</mi>
      <mi>t</mi>
    </mrow>
  </msub>
</math>
</file>

<file path=Formula-179/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1/content.xml><?xml version="1.0" encoding="utf-8"?>
<math xmlns="http://www.w3.org/1998/Math/MathML" display="inline">
  <msub>
    <mi>Δ</mi>
    <mrow>
      <mi>p</mi>
      <mi>o</mi>
      <mi>s</mi>
      <mi>t</mi>
    </mrow>
  </msub>
</math>
</file>

<file path=Formula-183/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5/content.xml><?xml version="1.0" encoding="utf-8"?>
<math xmlns="http://www.w3.org/1998/Math/MathML" display="inline">
  <mi>h</mi>
</math>
</file>

<file path=Formula-187/content.xml><?xml version="1.0" encoding="utf-8"?>
<math xmlns="http://www.w3.org/1998/Math/MathML" display="block">
  <mrow>
    <mi>h</mi>
    <mo>=</mo>
    <mi>L</mi>
    <mi>S</mi>
    <mo>−</mo>
    <mi>L</mi>
    <mi>I</mi>
  </mrow>
</math>
</file>

<file path=Formula-189/content.xml><?xml version="1.0" encoding="utf-8"?>
<math xmlns="http://www.w3.org/1998/Math/MathML" display="inline">
  <mrow>
    <mn>1</mn>
    <mi>/</mi>
    <mn>2</mn>
  </mrow>
</math>
</file>

<file path=Formula-191/content.xml><?xml version="1.0" encoding="utf-8"?>
<math xmlns="http://www.w3.org/1998/Math/MathML" display="inline">
  <mrow>
    <mn>1</mn>
    <mi>/</mi>
    <mn>4</mn>
  </mrow>
</math>
</file>

<file path=Formula-193/content.xml><?xml version="1.0" encoding="utf-8"?>
<math xmlns="http://www.w3.org/1998/Math/MathML" display="inline">
  <mrow>
    <mn>1</mn>
    <mi>/</mi>
    <mn>10</mn>
  </mrow>
</math>
</file>

<file path=Formula-195/content.xml><?xml version="1.0" encoding="utf-8"?>
<math xmlns="http://www.w3.org/1998/Math/MathML" display="inline">
  <mrow>
    <mn>1</mn>
    <mi>/</mi>
    <mn>100</mn>
  </mrow>
</math>
</file>

<file path=Formula-197/content.xml><?xml version="1.0" encoding="utf-8"?>
<math xmlns="http://www.w3.org/1998/Math/MathML" display="inline">
  <msub>
    <mi>F</mi>
    <mi>a</mi>
  </msub>
</math>
</file>

<file path=Formula-199/content.xml><?xml version="1.0" encoding="utf-8"?>
<math xmlns="http://www.w3.org/1998/Math/MathML" display="inline">
  <mi>k</mi>
</math>
</file>

<file path=Formula-201/content.xml><?xml version="1.0" encoding="utf-8"?>
<math xmlns="http://www.w3.org/1998/Math/MathML" display="inline">
  <msub>
    <mi>F</mi>
    <mi>a</mi>
  </msub>
</math>
</file>

<file path=Formula-203/content.xml><?xml version="1.0" encoding="utf-8"?>
<math xmlns="http://www.w3.org/1998/Math/MathML" display="block">
  <mrow>
    <msub>
      <mi>P</mi>
      <mi>k</mi>
    </msub>
    <mo>=</mo>
    <mi>k</mi>
    <mo>⋅</mo>
    <mo>∑</mo>
    <msub>
      <mi>f</mi>
      <mi>i</mi>
    </msub>
  </mrow>
</math>
</file>

<file path=Formula-205/content.xml><?xml version="1.0" encoding="utf-8"?>
<math xmlns="http://www.w3.org/1998/Math/MathML" display="block">
  <mrow>
    <mi>S</mi>
    <mi>p</mi>
    <mo>=</mo>
    <msub>
      <mi>L</mi>
      <mi>i</mi>
    </msub>
    <mo>+</mo>
    <mrow>
      <mo stretchy="true" form="prefix">(</mo>
      <mfrac>
        <mrow>
          <mi>k</mi>
          <mo>⋅</mo>
          <mo>∑</mo>
          <msub>
            <mi>f</mi>
            <mi>i</mi>
          </msub>
          <mo>−</mo>
          <mi>F</mi>
          <msub>
            <mi>a</mi>
            <mrow>
              <mi>a</mi>
              <mi>n</mi>
              <mi>t</mi>
              <mi>e</mi>
              <mi>r</mi>
              <mi>i</mi>
              <mi>o</mi>
              <mi>r</mi>
            </mrow>
          </msub>
        </mrow>
        <msub>
          <mi>f</mi>
          <mrow>
            <mi>I</mi>
            <mi>n</mi>
            <mi>t</mi>
            <mi>e</mi>
            <mi>r</mi>
            <mi>v</mi>
            <mi>a</mi>
            <mi>l</mi>
            <mi>o</mi>
          </mrow>
        </msub>
      </mfrac>
      <mo>*</mo>
      <mi>h</mi>
      <mo stretchy="true" form="postfix">)</mo>
    </mrow>
  </mrow>
</math>
</file>

<file path=Formula-207/content.xml><?xml version="1.0" encoding="utf-8"?>
<math xmlns="http://www.w3.org/1998/Math/MathML" display="inline">
  <msub>
    <mi>L</mi>
    <mi>i</mi>
  </msub>
</math>
</file>

<file path=Formula-209/content.xml><?xml version="1.0" encoding="utf-8"?>
<math xmlns="http://www.w3.org/1998/Math/MathML" display="inline">
  <mi>k</mi>
</math>
</file>

<file path=Formula-21/content.xml><?xml version="1.0" encoding="utf-8"?>
<math xmlns="http://www.w3.org/1998/Math/MathML" display="inline">
  <mi>k</mi>
</math>
</file>

<file path=Formula-211/content.xml><?xml version="1.0" encoding="utf-8"?>
<math xmlns="http://www.w3.org/1998/Math/MathML" display="inline">
  <mrow>
    <mo>∑</mo>
    <msub>
      <mi>f</mi>
      <mi>i</mi>
    </msub>
  </mrow>
</math>
</file>

<file path=Formula-213/content.xml><?xml version="1.0" encoding="utf-8"?>
<math xmlns="http://www.w3.org/1998/Math/MathML" display="inline">
  <mrow>
    <mi>F</mi>
    <msub>
      <mi>a</mi>
      <mrow>
        <mi>a</mi>
        <mi>n</mi>
        <mi>t</mi>
        <mi>e</mi>
        <mi>r</mi>
        <mi>i</mi>
        <mi>o</mi>
        <mi>r</mi>
      </mrow>
    </msub>
  </mrow>
</math>
</file>

<file path=Formula-215/content.xml><?xml version="1.0" encoding="utf-8"?>
<math xmlns="http://www.w3.org/1998/Math/MathML" display="inline">
  <msub>
    <mi>f</mi>
    <mrow>
      <mi>I</mi>
      <mi>n</mi>
      <mi>t</mi>
      <mi>e</mi>
      <mi>r</mi>
      <mi>v</mi>
      <mi>a</mi>
      <mi>l</mi>
      <mi>o</mi>
    </mrow>
  </msub>
</math>
</file>

<file path=Formula-217/content.xml><?xml version="1.0" encoding="utf-8"?>
<math xmlns="http://www.w3.org/1998/Math/MathML" display="inline">
  <mi>h</mi>
</math>
</file>

<file path=Formula-219/content.xml><?xml version="1.0" encoding="utf-8"?>
<math xmlns="http://www.w3.org/1998/Math/MathML" display="block">
  <mrow>
    <mi>h</mi>
    <mo>=</mo>
    <mi>L</mi>
    <mi>s</mi>
    <mo>−</mo>
    <mi>L</mi>
    <mi>i</mi>
  </mrow>
</math>
</file>

<file path=Formula-221/content.xml><?xml version="1.0" encoding="utf-8"?>
<math xmlns="http://www.w3.org/1998/Math/MathML" display="inline">
  <mrow>
    <mi>A</mi>
    <mi>I</mi>
  </mrow>
</math>
</file>

<file path=Formula-223/content.xml><?xml version="1.0" encoding="utf-8"?>
<math xmlns="http://www.w3.org/1998/Math/MathML" display="block">
  <mrow>
    <mi>A</mi>
    <mi>I</mi>
    <mo>=</mo>
    <msub>
      <mi>Q</mi>
      <mn>3</mn>
    </msub>
    <mo>−</mo>
    <msub>
      <mi>Q</mi>
      <mn>1</mn>
    </msub>
  </mrow>
</math>
</file>

<file path=Formula-225/content.xml><?xml version="1.0" encoding="utf-8"?>
<math xmlns="http://www.w3.org/1998/Math/MathML" display="inline">
  <msub>
    <mi>Q</mi>
    <mn>1</mn>
  </msub>
</math>
</file>

<file path=Formula-227/content.xml><?xml version="1.0" encoding="utf-8"?>
<math xmlns="http://www.w3.org/1998/Math/MathML" display="inline">
  <msub>
    <mi>Q</mi>
    <mn>3</mn>
  </msub>
</math>
</file>

<file path=Formula-23/content.xml><?xml version="1.0" encoding="utf-8"?>
<math xmlns="http://www.w3.org/1998/Math/MathML" display="block">
  <mrow>
    <mi>k</mi>
    <mo>≅</mo>
    <mn>1</mn>
    <mo>+</mo>
    <mn>3</mn>
    <mo>,</mo>
    <mn>3</mn>
    <mo>⋅</mo>
    <mo>log</mo>
    <mrow>
      <mo stretchy="true" form="prefix">(</mo>
      <mi>n</mi>
      <mo stretchy="true" form="postfix">)</mo>
    </mrow>
  </mrow>
</math>
</file>

<file path=Formula-230/content.xml><?xml version="1.0" encoding="utf-8"?>
<math xmlns="http://www.w3.org/1998/Math/MathML" display="inline">
  <msub>
    <mi>A</mi>
    <mi>T</mi>
  </msub>
</math>
</file>

<file path=Formula-232/content.xml><?xml version="1.0" encoding="utf-8"?>
<math xmlns="http://www.w3.org/1998/Math/MathML" display="block">
  <mrow>
    <msub>
      <mi>A</mi>
      <mi>T</mi>
    </msub>
    <mo>=</mo>
    <msub>
      <mi>X</mi>
      <mrow>
        <mi>M</mi>
        <mi>á</mi>
        <mi>x</mi>
      </mrow>
    </msub>
    <mo>−</mo>
    <msub>
      <mi>X</mi>
      <mrow>
        <mi>M</mi>
        <mi>í</mi>
        <mi>n</mi>
      </mrow>
    </msub>
  </mrow>
</math>
</file>

<file path=Formula-234/content.xml><?xml version="1.0" encoding="utf-8"?>
<math xmlns="http://www.w3.org/1998/Math/MathML" display="inline">
  <msub>
    <mi>X</mi>
    <mrow>
      <mi>M</mi>
      <mi>á</mi>
      <mi>x</mi>
    </mrow>
  </msub>
</math>
</file>

<file path=Formula-236/content.xml><?xml version="1.0" encoding="utf-8"?>
<math xmlns="http://www.w3.org/1998/Math/MathML" display="inline">
  <msub>
    <mi>X</mi>
    <mrow>
      <mi>M</mi>
      <mi>í</mi>
      <mi>n</mi>
    </mrow>
  </msub>
</math>
</file>

<file path=Formula-238/content.xml><?xml version="1.0" encoding="utf-8"?>
<math xmlns="http://www.w3.org/1998/Math/MathML" display="inline">
  <mi>D</mi>
</math>
</file>

<file path=Formula-240/content.xml><?xml version="1.0" encoding="utf-8"?>
<math xmlns="http://www.w3.org/1998/Math/MathML" display="inline">
  <mi>D</mi>
</math>
</file>

<file path=Formula-242/content.xml><?xml version="1.0" encoding="utf-8"?>
<math xmlns="http://www.w3.org/1998/Math/MathML" display="block">
  <mrow>
    <mi>D</mi>
    <mo>=</mo>
    <mrow>
      <mo stretchy="true" form="prefix">|</mo>
      <msub>
        <mi>x</mi>
        <mi>i</mi>
      </msub>
      <mo>−</mo>
      <mover>
        <mi>X</mi>
        <mo accent="true">‾</mo>
      </mover>
      <mo stretchy="true" form="postfix">|</mo>
    </mrow>
  </mrow>
</math>
</file>

<file path=Formula-244/content.xml><?xml version="1.0" encoding="utf-8"?>
<math xmlns="http://www.w3.org/1998/Math/MathML" display="inline">
  <msub>
    <mi>x</mi>
    <mi>i</mi>
  </msub>
</math>
</file>

<file path=Formula-246/content.xml><?xml version="1.0" encoding="utf-8"?>
<math xmlns="http://www.w3.org/1998/Math/MathML" display="inline">
  <mover>
    <mi>x</mi>
    <mo accent="true">‾</mo>
  </mover>
</math>
</file>

<file path=Formula-248/content.xml><?xml version="1.0" encoding="utf-8"?>
<math xmlns="http://www.w3.org/1998/Math/MathML" display="inline">
  <mi>D</mi>
</math>
</file>

<file path=Formula-25/content.xml><?xml version="1.0" encoding="utf-8"?>
<math xmlns="http://www.w3.org/1998/Math/MathML" display="block">
  <mrow>
    <mi>k</mi>
    <mo>≅</mo>
    <msqrt>
      <mi>n</mi>
    </msqrt>
  </mrow>
</math>
</file>

<file path=Formula-250/content.xml><?xml version="1.0" encoding="utf-8"?>
<math xmlns="http://www.w3.org/1998/Math/MathML" display="block">
  <mrow>
    <msub>
      <mi>d</mi>
      <mi>i</mi>
    </msub>
    <mo>=</mo>
    <mrow>
      <mo stretchy="true" form="prefix">|</mo>
      <msub>
        <mi>x</mi>
        <mi>i</mi>
      </msub>
      <mo>−</mo>
      <mover>
        <mi>X</mi>
        <mo accent="true">‾</mo>
      </mover>
      <mo stretchy="true" form="postfix">|</mo>
    </mrow>
  </mrow>
</math>
</file>

<file path=Formula-252/content.xml><?xml version="1.0" encoding="utf-8"?>
<math xmlns="http://www.w3.org/1998/Math/MathML" display="inline">
  <msub>
    <mi>x</mi>
    <mi>i</mi>
  </msub>
</math>
</file>

<file path=Formula-254/content.xml><?xml version="1.0" encoding="utf-8"?>
<math xmlns="http://www.w3.org/1998/Math/MathML" display="inline">
  <mover>
    <mi>X</mi>
    <mo accent="true">‾</mo>
  </mover>
</math>
</file>

<file path=Formula-256/content.xml><?xml version="1.0" encoding="utf-8"?>
<math xmlns="http://www.w3.org/1998/Math/MathML" display="block">
  <mrow>
    <msub>
      <mi>d</mi>
      <mi>i</mi>
    </msub>
    <mo>=</mo>
    <mrow>
      <mo stretchy="true" form="prefix">|</mo>
      <msub>
        <mi>p</mi>
        <mi>i</mi>
      </msub>
      <mo>−</mo>
      <mover>
        <mi>x</mi>
        <mo accent="true">‾</mo>
      </mover>
      <mo stretchy="true" form="postfix">|</mo>
    </mrow>
  </mrow>
</math>
</file>

<file path=Formula-258/content.xml><?xml version="1.0" encoding="utf-8"?>
<math xmlns="http://www.w3.org/1998/Math/MathML" display="inline">
  <msub>
    <mi>p</mi>
    <mi>i</mi>
  </msub>
</math>
</file>

<file path=Formula-260/content.xml><?xml version="1.0" encoding="utf-8"?>
<math xmlns="http://www.w3.org/1998/Math/MathML" display="inline">
  <mover>
    <mi>x</mi>
    <mo accent="true">‾</mo>
  </mover>
</math>
</file>

<file path=Formula-262/content.xml><?xml version="1.0" encoding="utf-8"?>
<math xmlns="http://www.w3.org/1998/Math/MathML" display="block">
  <mrow>
    <mover>
      <mi>x</mi>
      <mo accent="true">‾</mo>
    </mover>
    <mo>=</mo>
    <mfrac>
      <mrow>
        <munderover>
          <mo>∑</mo>
          <mrow>
            <mi>i</mi>
            <mo>=</mo>
            <mn>1</mn>
          </mrow>
          <mi>N</mi>
        </munderover>
        <msub>
          <mi>p</mi>
          <mi>i</mi>
        </msub>
        <mo>⋅</mo>
        <msub>
          <mi>f</mi>
          <mi>i</mi>
        </msub>
      </mrow>
      <mrow>
        <mo>∑</mo>
        <msub>
          <mi>f</mi>
          <mi>i</mi>
        </msub>
      </mrow>
    </mfrac>
  </mrow>
</math>
</file>

<file path=Formula-264/content.xml><?xml version="1.0" encoding="utf-8"?>
<math xmlns="http://www.w3.org/1998/Math/MathML" display="inline">
  <mrow>
    <mi>d</mi>
    <mi>m</mi>
  </mrow>
</math>
</file>

<file path=Formula-266/content.xml><?xml version="1.0" encoding="utf-8"?>
<math xmlns="http://www.w3.org/1998/Math/MathML" display="block">
  <mrow>
    <mi>d</mi>
    <mi>m</mi>
    <mrow>
      <mo stretchy="true" form="prefix">(</mo>
      <mi>x</mi>
      <mo stretchy="true" form="postfix">)</mo>
    </mrow>
    <mo>=</mo>
    <mfrac>
      <mrow>
        <munderover>
          <mo>∑</mo>
          <mrow>
            <mi>i</mi>
            <mo>=</mo>
            <mn>1</mn>
          </mrow>
          <mi>n</mi>
        </munderover>
        <mrow>
          <mo stretchy="true" form="prefix">|</mo>
          <msub>
            <mi>x</mi>
            <mi>i</mi>
          </msub>
          <mo>−</mo>
          <mover>
            <mi>x</mi>
            <mo accent="true">‾</mo>
          </mover>
          <mo stretchy="true" form="postfix">|</mo>
        </mrow>
      </mrow>
      <mi>n</mi>
    </mfrac>
  </mrow>
</math>
</file>

<file path=Formula-268/content.xml><?xml version="1.0" encoding="utf-8"?>
<math xmlns="http://www.w3.org/1998/Math/MathML" display="inline">
  <msub>
    <mi>x</mi>
    <mi>i</mi>
  </msub>
</math>
</file>

<file path=Formula-27/content.xml><?xml version="1.0" encoding="utf-8"?>
<math xmlns="http://www.w3.org/1998/Math/MathML" display="inline">
  <mi>n</mi>
</math>
</file>

<file path=Formula-270/content.xml><?xml version="1.0" encoding="utf-8"?>
<math xmlns="http://www.w3.org/1998/Math/MathML" display="inline">
  <mover>
    <mi>x</mi>
    <mo accent="true">‾</mo>
  </mover>
</math>
</file>

<file path=Formula-272/content.xml><?xml version="1.0" encoding="utf-8"?>
<math xmlns="http://www.w3.org/1998/Math/MathML" display="inline">
  <mi>n</mi>
</math>
</file>

<file path=Formula-274/content.xml><?xml version="1.0" encoding="utf-8"?>
<math xmlns="http://www.w3.org/1998/Math/MathML" display="block">
  <mrow>
    <msub>
      <mi>D</mi>
      <mi>M</mi>
    </msub>
    <mo>=</mo>
    <mfrac>
      <mrow>
        <mo>∑</mo>
        <mrow>
          <mo stretchy="true" form="prefix">|</mo>
          <msub>
            <mi>d</mi>
            <mi>i</mi>
          </msub>
          <mo stretchy="true" form="postfix">|</mo>
        </mrow>
        <mo>⋅</mo>
        <msub>
          <mi>f</mi>
          <mi>i</mi>
        </msub>
      </mrow>
      <mi>n</mi>
    </mfrac>
  </mrow>
</math>
</file>

<file path=Formula-276/content.xml><?xml version="1.0" encoding="utf-8"?>
<math xmlns="http://www.w3.org/1998/Math/MathML" display="inline">
  <msub>
    <mi>d</mi>
    <mi>i</mi>
  </msub>
</math>
</file>

<file path=Formula-278/content.xml><?xml version="1.0" encoding="utf-8"?>
<math xmlns="http://www.w3.org/1998/Math/MathML" display="inline">
  <msub>
    <mi>f</mi>
    <mi>i</mi>
  </msub>
</math>
</file>

<file path=Formula-280/content.xml><?xml version="1.0" encoding="utf-8"?>
<math xmlns="http://www.w3.org/1998/Math/MathML" display="inline">
  <mi>n</mi>
</math>
</file>

<file path=Formula-282/content.xml><?xml version="1.0" encoding="utf-8"?>
<math xmlns="http://www.w3.org/1998/Math/MathML" display="block">
  <mrow>
    <msub>
      <mi>D</mi>
      <mi>M</mi>
    </msub>
    <mo>=</mo>
    <mfrac>
      <mrow>
        <mo>∑</mo>
        <mrow>
          <mo stretchy="true" form="prefix">|</mo>
          <msub>
            <mi>d</mi>
            <mi>i</mi>
          </msub>
          <mo stretchy="true" form="postfix">|</mo>
        </mrow>
        <mo>⋅</mo>
        <msub>
          <mi>f</mi>
          <mi>i</mi>
        </msub>
      </mrow>
      <mrow>
        <mo>∑</mo>
        <msub>
          <mi>f</mi>
          <mi>i</mi>
        </msub>
      </mrow>
    </mfrac>
  </mrow>
</math>
</file>

<file path=Formula-284/content.xml><?xml version="1.0" encoding="utf-8"?>
<math xmlns="http://www.w3.org/1998/Math/MathML" display="inline">
  <msub>
    <mi>d</mi>
    <mi>i</mi>
  </msub>
</math>
</file>

<file path=Formula-286/content.xml><?xml version="1.0" encoding="utf-8"?>
<math xmlns="http://www.w3.org/1998/Math/MathML" display="inline">
  <msub>
    <mi>f</mi>
    <mi>i</mi>
  </msub>
</math>
</file>

<file path=Formula-288/content.xml><?xml version="1.0" encoding="utf-8"?>
<math xmlns="http://www.w3.org/1998/Math/MathML" display="inline">
  <msup>
    <mi>σ</mi>
    <mn>2</mn>
  </msup>
</math>
</file>

<file path=Formula-29/content.xml><?xml version="1.0" encoding="utf-8"?>
<math xmlns="http://www.w3.org/1998/Math/MathML" display="inline">
  <mrow>
    <mi>A</mi>
    <msub>
      <mi>T</mi>
      <mi>x</mi>
    </msub>
  </mrow>
</math>
</file>

<file path=Formula-290/content.xml><?xml version="1.0" encoding="utf-8"?>
<math xmlns="http://www.w3.org/1998/Math/MathML" display="inline">
  <msup>
    <mi>S</mi>
    <mn>2</mn>
  </msup>
</math>
</file>

<file path=Formula-292/content.xml><?xml version="1.0" encoding="utf-8"?>
<math xmlns="http://www.w3.org/1998/Math/MathML" display="inline">
  <msup>
    <mi>σ</mi>
    <mn>2</mn>
  </msup>
</math>
</file>

<file path=Formula-294/content.xml><?xml version="1.0" encoding="utf-8"?>
<math xmlns="http://www.w3.org/1998/Math/MathML" display="inline">
  <msup>
    <mi>S</mi>
    <mn>2</mn>
  </msup>
</math>
</file>

<file path=Formula-296/content.xml><?xml version="1.0" encoding="utf-8"?>
<math xmlns="http://www.w3.org/1998/Math/MathML" display="block">
  <mrow>
    <msup>
      <mi>σ</mi>
      <mn>2</mn>
    </msup>
    <mo>=</mo>
    <munderover>
      <mo>∑</mo>
      <mrow>
        <mi>i</mi>
        <mo>=</mo>
        <mn>1</mn>
      </mrow>
      <mi>N</mi>
    </munderover>
    <mfrac>
      <msup>
        <mrow>
          <mo stretchy="true" form="prefix">(</mo>
          <msub>
            <mi>x</mi>
            <mi>i</mi>
          </msub>
          <mo>−</mo>
          <mover>
            <mi>x</mi>
            <mo accent="true">‾</mo>
          </mover>
          <mo stretchy="true" form="postfix">)</mo>
        </mrow>
        <mn>2</mn>
      </msup>
      <mi>N</mi>
    </mfrac>
  </mrow>
</math>
</file>

<file path=Formula-298/content.xml><?xml version="1.0" encoding="utf-8"?>
<math xmlns="http://www.w3.org/1998/Math/MathML" display="inline">
  <msub>
    <mi>x</mi>
    <mi>i</mi>
  </msub>
</math>
</file>

<file path=Formula-3/content.xml><?xml version="1.0" encoding="utf-8"?>
<math xmlns="http://www.w3.org/1998/Math/MathML" display="inline">
  <mi>n</mi>
</math>
</file>

<file path=Formula-300/content.xml><?xml version="1.0" encoding="utf-8"?>
<math xmlns="http://www.w3.org/1998/Math/MathML" display="inline">
  <mover>
    <mi>x</mi>
    <mo accent="true">‾</mo>
  </mover>
</math>
</file>

<file path=Formula-302/content.xml><?xml version="1.0" encoding="utf-8"?>
<math xmlns="http://www.w3.org/1998/Math/MathML" display="inline">
  <mi>N</mi>
</math>
</file>

<file path=Formula-304/content.xml><?xml version="1.0" encoding="utf-8"?>
<math xmlns="http://www.w3.org/1998/Math/MathML" display="block">
  <mrow>
    <msup>
      <mi>S</mi>
      <mn>2</mn>
    </msup>
    <mo>=</mo>
    <munderover>
      <mo>∑</mo>
      <mrow>
        <mi>i</mi>
        <mo>=</mo>
        <mn>1</mn>
      </mrow>
      <mi>n</mi>
    </munderover>
    <mfrac>
      <msup>
        <mrow>
          <mo stretchy="true" form="prefix">(</mo>
          <msub>
            <mi>x</mi>
            <mi>i</mi>
          </msub>
          <mo>−</mo>
          <mover>
            <mi>x</mi>
            <mo accent="true">‾</mo>
          </mover>
          <mo stretchy="true" form="postfix">)</mo>
        </mrow>
        <mn>2</mn>
      </msup>
      <mrow>
        <mi>n</mi>
        <mo>−</mo>
        <mn>1</mn>
      </mrow>
    </mfrac>
  </mrow>
</math>
</file>

<file path=Formula-306/content.xml><?xml version="1.0" encoding="utf-8"?>
<math xmlns="http://www.w3.org/1998/Math/MathML" display="inline">
  <msub>
    <mi>x</mi>
    <mi>i</mi>
  </msub>
</math>
</file>

<file path=Formula-308/content.xml><?xml version="1.0" encoding="utf-8"?>
<math xmlns="http://www.w3.org/1998/Math/MathML" display="inline">
  <mover>
    <mi>x</mi>
    <mo accent="true">‾</mo>
  </mover>
</math>
</file>

<file path=Formula-31/content.xml><?xml version="1.0" encoding="utf-8"?>
<math xmlns="http://www.w3.org/1998/Math/MathML" display="inline">
  <mi>k</mi>
</math>
</file>

<file path=Formula-310/content.xml><?xml version="1.0" encoding="utf-8"?>
<math xmlns="http://www.w3.org/1998/Math/MathML" display="inline">
  <mi>n</mi>
</math>
</file>

<file path=Formula-312/content.xml><?xml version="1.0" encoding="utf-8"?>
<math xmlns="http://www.w3.org/1998/Math/MathML" display="inline">
  <mrow>
    <mo stretchy="true" form="prefix">(</mo>
    <mi>n</mi>
    <mo>−</mo>
    <mn>1</mn>
    <mo stretchy="true" form="postfix">)</mo>
  </mrow>
</math>
</file>

<file path=Formula-314/content.xml><?xml version="1.0" encoding="utf-8"?>
<math xmlns="http://www.w3.org/1998/Math/MathML" display="block">
  <mrow>
    <msup>
      <mi>σ</mi>
      <mn>2</mn>
    </msup>
    <mo>=</mo>
    <mfrac>
      <mrow>
        <mo>∑</mo>
        <msup>
          <mrow>
            <mo stretchy="true" form="prefix">(</mo>
            <msub>
              <mi>x</mi>
              <mi>i</mi>
            </msub>
            <mo>−</mo>
            <mover>
              <mi>X</mi>
              <mo accent="true">‾</mo>
            </mover>
            <mo stretchy="true" form="postfix">)</mo>
          </mrow>
          <mn>2</mn>
        </msup>
        <mo>⋅</mo>
        <msub>
          <mi>f</mi>
          <mi>i</mi>
        </msub>
      </mrow>
      <mrow>
        <mo>∑</mo>
        <msub>
          <mi>f</mi>
          <mi>i</mi>
        </msub>
      </mrow>
    </mfrac>
  </mrow>
</math>
</file>

<file path=Formula-316/content.xml><?xml version="1.0" encoding="utf-8"?>
<math xmlns="http://www.w3.org/1998/Math/MathML" display="inline">
  <msub>
    <mi>x</mi>
    <mi>i</mi>
  </msub>
</math>
</file>

<file path=Formula-318/content.xml><?xml version="1.0" encoding="utf-8"?>
<math xmlns="http://www.w3.org/1998/Math/MathML" display="inline">
  <mover>
    <mi>X</mi>
    <mo accent="true">‾</mo>
  </mover>
</math>
</file>

<file path=Formula-320/content.xml><?xml version="1.0" encoding="utf-8"?>
<math xmlns="http://www.w3.org/1998/Math/MathML" display="inline">
  <msub>
    <mi>f</mi>
    <mi>i</mi>
  </msub>
</math>
</file>

<file path=Formula-322/content.xml><?xml version="1.0" encoding="utf-8"?>
<math xmlns="http://www.w3.org/1998/Math/MathML" display="inline">
  <mrow>
    <mo>∑</mo>
    <msub>
      <mi>f</mi>
      <mi>i</mi>
    </msub>
  </mrow>
</math>
</file>

<file path=Formula-324/content.xml><?xml version="1.0" encoding="utf-8"?>
<math xmlns="http://www.w3.org/1998/Math/MathML" display="block">
  <mrow>
    <msup>
      <mi>S</mi>
      <mn>2</mn>
    </msup>
    <mo>=</mo>
    <mfrac>
      <mrow>
        <mo>∑</mo>
        <msup>
          <mrow>
            <mo stretchy="true" form="prefix">(</mo>
            <msub>
              <mi>x</mi>
              <mi>i</mi>
            </msub>
            <mo>−</mo>
            <mover>
              <mi>X</mi>
              <mo accent="true">‾</mo>
            </mover>
            <mo stretchy="true" form="postfix">)</mo>
          </mrow>
          <mn>2</mn>
        </msup>
        <mo>⋅</mo>
        <msub>
          <mi>f</mi>
          <mi>i</mi>
        </msub>
      </mrow>
      <mrow>
        <mi>n</mi>
        <mo>−</mo>
        <mn>1</mn>
      </mrow>
    </mfrac>
  </mrow>
</math>
</file>

<file path=Formula-326/content.xml><?xml version="1.0" encoding="utf-8"?>
<math xmlns="http://www.w3.org/1998/Math/MathML" display="inline">
  <msub>
    <mi>x</mi>
    <mi>i</mi>
  </msub>
</math>
</file>

<file path=Formula-328/content.xml><?xml version="1.0" encoding="utf-8"?>
<math xmlns="http://www.w3.org/1998/Math/MathML" display="inline">
  <mover>
    <mi>X</mi>
    <mo accent="true">‾</mo>
  </mover>
</math>
</file>

<file path=Formula-33/content.xml><?xml version="1.0" encoding="utf-8"?>
<math xmlns="http://www.w3.org/1998/Math/MathML" display="block">
  <mrow>
    <mi>A</mi>
    <msub>
      <mi>T</mi>
      <mi>x</mi>
    </msub>
    <mo>=</mo>
    <mi>M</mi>
    <mi>á</mi>
    <mi>x</mi>
    <mrow>
      <mo stretchy="true" form="prefix">(</mo>
      <msub>
        <mi>X</mi>
        <mi>i</mi>
      </msub>
      <mo stretchy="true" form="postfix">)</mo>
    </mrow>
    <mo>−</mo>
    <mi>M</mi>
    <mi>í</mi>
    <mi>n</mi>
    <mrow>
      <mo stretchy="true" form="prefix">(</mo>
      <msub>
        <mi>X</mi>
        <mi>i</mi>
      </msub>
      <mo stretchy="true" form="postfix">)</mo>
    </mrow>
  </mrow>
</math>
</file>

<file path=Formula-330/content.xml><?xml version="1.0" encoding="utf-8"?>
<math xmlns="http://www.w3.org/1998/Math/MathML" display="inline">
  <msub>
    <mi>f</mi>
    <mi>i</mi>
  </msub>
</math>
</file>

<file path=Formula-332/content.xml><?xml version="1.0" encoding="utf-8"?>
<math xmlns="http://www.w3.org/1998/Math/MathML" display="inline">
  <mrow>
    <mi>n</mi>
    <mo>−</mo>
    <mn>1</mn>
  </mrow>
</math>
</file>

<file path=Formula-334/content.xml><?xml version="1.0" encoding="utf-8"?>
<math xmlns="http://www.w3.org/1998/Math/MathML" display="inline">
  <mrow>
    <mo>∑</mo>
    <msub>
      <mi>f</mi>
      <mi>i</mi>
    </msub>
    <mo>−</mo>
    <mn>1</mn>
  </mrow>
</math>
</file>

<file path=Formula-336/content.xml><?xml version="1.0" encoding="utf-8"?>
<math xmlns="http://www.w3.org/1998/Math/MathML" display="block">
  <mrow>
    <msup>
      <mi>σ</mi>
      <mn>2</mn>
    </msup>
    <mo>=</mo>
    <mfrac>
      <mrow>
        <mo>∑</mo>
        <msup>
          <mrow>
            <mo stretchy="true" form="prefix">(</mo>
            <msub>
              <mi>p</mi>
              <mi>i</mi>
            </msub>
            <mo>−</mo>
            <mover>
              <mi>X</mi>
              <mo accent="true">‾</mo>
            </mover>
            <mo stretchy="true" form="postfix">)</mo>
          </mrow>
          <mn>2</mn>
        </msup>
        <mo>⋅</mo>
        <msub>
          <mi>f</mi>
          <mi>i</mi>
        </msub>
      </mrow>
      <mrow>
        <mo>∑</mo>
        <msub>
          <mi>f</mi>
          <mi>i</mi>
        </msub>
      </mrow>
    </mfrac>
  </mrow>
</math>
</file>

<file path=Formula-338/content.xml><?xml version="1.0" encoding="utf-8"?>
<math xmlns="http://www.w3.org/1998/Math/MathML" display="inline">
  <msub>
    <mi>p</mi>
    <mi>i</mi>
  </msub>
</math>
</file>

<file path=Formula-340/content.xml><?xml version="1.0" encoding="utf-8"?>
<math xmlns="http://www.w3.org/1998/Math/MathML" display="inline">
  <mover>
    <mi>X</mi>
    <mo accent="true">‾</mo>
  </mover>
</math>
</file>

<file path=Formula-342/content.xml><?xml version="1.0" encoding="utf-8"?>
<math xmlns="http://www.w3.org/1998/Math/MathML" display="inline">
  <msub>
    <mi>f</mi>
    <mi>i</mi>
  </msub>
</math>
</file>

<file path=Formula-344/content.xml><?xml version="1.0" encoding="utf-8"?>
<math xmlns="http://www.w3.org/1998/Math/MathML" display="inline">
  <mrow>
    <mo>∑</mo>
    <msub>
      <mi>f</mi>
      <mi>i</mi>
    </msub>
  </mrow>
</math>
</file>

<file path=Formula-346/content.xml><?xml version="1.0" encoding="utf-8"?>
<math xmlns="http://www.w3.org/1998/Math/MathML" display="block">
  <mrow>
    <msup>
      <mi>S</mi>
      <mn>2</mn>
    </msup>
    <mo>=</mo>
    <mfrac>
      <mrow>
        <mo>∑</mo>
        <msup>
          <mrow>
            <mo stretchy="true" form="prefix">(</mo>
            <msub>
              <mi>p</mi>
              <mi>i</mi>
            </msub>
            <mo>−</mo>
            <mover>
              <mi>X</mi>
              <mo accent="true">‾</mo>
            </mover>
            <mo stretchy="true" form="postfix">)</mo>
          </mrow>
          <mn>2</mn>
        </msup>
        <mo>⋅</mo>
        <msub>
          <mi>f</mi>
          <mi>i</mi>
        </msub>
      </mrow>
      <mrow>
        <mi>n</mi>
        <mo>−</mo>
        <mn>1</mn>
      </mrow>
    </mfrac>
  </mrow>
</math>
</file>

<file path=Formula-348/content.xml><?xml version="1.0" encoding="utf-8"?>
<math xmlns="http://www.w3.org/1998/Math/MathML" display="inline">
  <msub>
    <mi>p</mi>
    <mi>i</mi>
  </msub>
</math>
</file>

<file path=Formula-35/content.xml><?xml version="1.0" encoding="utf-8"?>
<math xmlns="http://www.w3.org/1998/Math/MathML" display="inline">
  <mrow>
    <mi>A</mi>
    <msub>
      <mi>T</mi>
      <mi>x</mi>
    </msub>
  </mrow>
</math>
</file>

<file path=Formula-350/content.xml><?xml version="1.0" encoding="utf-8"?>
<math xmlns="http://www.w3.org/1998/Math/MathML" display="inline">
  <mover>
    <mi>X</mi>
    <mo accent="true">‾</mo>
  </mover>
</math>
</file>

<file path=Formula-352/content.xml><?xml version="1.0" encoding="utf-8"?>
<math xmlns="http://www.w3.org/1998/Math/MathML" display="inline">
  <msub>
    <mi>f</mi>
    <mi>i</mi>
  </msub>
</math>
</file>

<file path=Formula-354/content.xml><?xml version="1.0" encoding="utf-8"?>
<math xmlns="http://www.w3.org/1998/Math/MathML" display="inline">
  <mrow>
    <mi>n</mi>
    <mo>−</mo>
    <mn>1</mn>
  </mrow>
</math>
</file>

<file path=Formula-356/content.xml><?xml version="1.0" encoding="utf-8"?>
<math xmlns="http://www.w3.org/1998/Math/MathML" display="inline">
  <mrow>
    <mo>∑</mo>
    <msub>
      <mi>f</mi>
      <mi>i</mi>
    </msub>
    <mo>−</mo>
    <mn>1</mn>
  </mrow>
</math>
</file>

<file path=Formula-358/content.xml><?xml version="1.0" encoding="utf-8"?>
<math xmlns="http://www.w3.org/1998/Math/MathML" display="inline">
  <mi>σ</mi>
</math>
</file>

<file path=Formula-360/content.xml><?xml version="1.0" encoding="utf-8"?>
<math xmlns="http://www.w3.org/1998/Math/MathML" display="inline">
  <mi>S</mi>
</math>
</file>

<file path=Formula-362/content.xml><?xml version="1.0" encoding="utf-8"?>
<math xmlns="http://www.w3.org/1998/Math/MathML" display="block">
  <mrow>
    <mi>σ</mi>
    <mo>=</mo>
    <msqrt>
      <msup>
        <mi>σ</mi>
        <mn>2</mn>
      </msup>
    </msqrt>
  </mrow>
</math>
</file>

<file path=Formula-364/content.xml><?xml version="1.0" encoding="utf-8"?>
<math xmlns="http://www.w3.org/1998/Math/MathML" display="inline">
  <msup>
    <mi>σ</mi>
    <mn>2</mn>
  </msup>
</math>
</file>

<file path=Formula-366/content.xml><?xml version="1.0" encoding="utf-8"?>
<math xmlns="http://www.w3.org/1998/Math/MathML" display="inline">
  <mi>σ</mi>
</math>
</file>

<file path=Formula-368/content.xml><?xml version="1.0" encoding="utf-8"?>
<math xmlns="http://www.w3.org/1998/Math/MathML" display="block">
  <mrow>
    <mi>S</mi>
    <mo>=</mo>
    <msqrt>
      <msup>
        <mi>S</mi>
        <mn>2</mn>
      </msup>
    </msqrt>
  </mrow>
</math>
</file>

<file path=Formula-37/content.xml><?xml version="1.0" encoding="utf-8"?>
<math xmlns="http://www.w3.org/1998/Math/MathML" display="inline">
  <mrow>
    <mi>M</mi>
    <mi>á</mi>
    <mi>x</mi>
    <mrow>
      <mo stretchy="true" form="prefix">(</mo>
      <msub>
        <mi>X</mi>
        <mi>i</mi>
      </msub>
      <mo stretchy="true" form="postfix">)</mo>
    </mrow>
  </mrow>
</math>
</file>

<file path=Formula-370/content.xml><?xml version="1.0" encoding="utf-8"?>
<math xmlns="http://www.w3.org/1998/Math/MathML" display="inline">
  <msup>
    <mi>S</mi>
    <mn>2</mn>
  </msup>
</math>
</file>

<file path=Formula-372/content.xml><?xml version="1.0" encoding="utf-8"?>
<math xmlns="http://www.w3.org/1998/Math/MathML" display="inline">
  <mi>S</mi>
</math>
</file>

<file path=Formula-374/content.xml><?xml version="1.0" encoding="utf-8"?>
<math xmlns="http://www.w3.org/1998/Math/MathML" display="inline">
  <mrow>
    <mi>C</mi>
    <mi>V</mi>
  </mrow>
</math>
</file>

<file path=Formula-376/content.xml><?xml version="1.0" encoding="utf-8"?>
<math xmlns="http://www.w3.org/1998/Math/MathML" display="inline">
  <mrow>
    <mi>C</mi>
    <mi>V</mi>
  </mrow>
</math>
</file>

<file path=Formula-378/content.xml><?xml version="1.0" encoding="utf-8"?>
<math xmlns="http://www.w3.org/1998/Math/MathML" display="inline">
  <mrow>
    <mi>C</mi>
    <mi>V</mi>
    <mo>≤</mo>
    <mn>15</mn>
    <mi>%</mi>
  </mrow>
</math>
</file>

<file path=Formula-380/content.xml><?xml version="1.0" encoding="utf-8"?>
<math xmlns="http://www.w3.org/1998/Math/MathML" display="inline">
  <mrow>
    <mn>15</mn>
    <mi>%</mi>
    <mo>&lt;</mo>
    <mi>C</mi>
    <mi>V</mi>
    <mo>&lt;</mo>
    <mn>30</mn>
    <mi>%</mi>
  </mrow>
</math>
</file>

<file path=Formula-382/content.xml><?xml version="1.0" encoding="utf-8"?>
<math xmlns="http://www.w3.org/1998/Math/MathML" display="inline">
  <mrow>
    <mi>C</mi>
    <mi>V</mi>
    <mo>≥</mo>
    <mn>30</mn>
    <mi>%</mi>
  </mrow>
</math>
</file>

<file path=Formula-384/content.xml><?xml version="1.0" encoding="utf-8"?>
<math xmlns="http://www.w3.org/1998/Math/MathML" display="block">
  <mrow>
    <mi>C</mi>
    <mi>V</mi>
    <mo>=</mo>
    <mfrac>
      <mi>σ</mi>
      <mover>
        <mi>X</mi>
        <mo accent="true">‾</mo>
      </mover>
    </mfrac>
    <mo>×</mo>
    <mn>100</mn>
  </mrow>
</math>
</file>

<file path=Formula-386/content.xml><?xml version="1.0" encoding="utf-8"?>
<math xmlns="http://www.w3.org/1998/Math/MathML" display="inline">
  <mi>σ</mi>
</math>
</file>

<file path=Formula-388/content.xml><?xml version="1.0" encoding="utf-8"?>
<math xmlns="http://www.w3.org/1998/Math/MathML" display="inline">
  <mover>
    <mi>X</mi>
    <mo accent="true">‾</mo>
  </mover>
</math>
</file>

<file path=Formula-39/content.xml><?xml version="1.0" encoding="utf-8"?>
<math xmlns="http://www.w3.org/1998/Math/MathML" display="inline">
  <mrow>
    <mi>M</mi>
    <mi>i</mi>
    <mi>n</mi>
    <mrow>
      <mo stretchy="true" form="prefix">(</mo>
      <msub>
        <mi>X</mi>
        <mi>i</mi>
      </msub>
      <mo stretchy="true" form="postfix">)</mo>
    </mrow>
  </mrow>
</math>
</file>

<file path=Formula-390/content.xml><?xml version="1.0" encoding="utf-8"?>
<math xmlns="http://www.w3.org/1998/Math/MathML" display="block">
  <mrow>
    <mi>C</mi>
    <mi>V</mi>
    <mo>=</mo>
    <mfrac>
      <mi>S</mi>
      <mover>
        <mi>x</mi>
        <mo accent="true">‾</mo>
      </mover>
    </mfrac>
    <mo>×</mo>
    <mn>100</mn>
  </mrow>
</math>
</file>

<file path=Formula-392/content.xml><?xml version="1.0" encoding="utf-8"?>
<math xmlns="http://www.w3.org/1998/Math/MathML" display="inline">
  <mi>S</mi>
</math>
</file>

<file path=Formula-394/content.xml><?xml version="1.0" encoding="utf-8"?>
<math xmlns="http://www.w3.org/1998/Math/MathML" display="inline">
  <mover>
    <mi>x</mi>
    <mo accent="true">‾</mo>
  </mover>
</math>
</file>

<file path=Formula-402/content.xml><?xml version="1.0" encoding="utf-8"?>
<math xmlns="http://www.w3.org/1998/Math/MathML" display="block">
  <mrow>
    <mi>C</mi>
    <mi>V</mi>
    <mo>=</mo>
    <mfrac>
      <mi>σ</mi>
      <mover>
        <mi>X</mi>
        <mo accent="true">‾</mo>
      </mover>
    </mfrac>
    <mo>×</mo>
    <mn>100</mn>
  </mrow>
</math>
</file>

<file path=Formula-404/content.xml><?xml version="1.0" encoding="utf-8"?>
<math xmlns="http://www.w3.org/1998/Math/MathML" display="inline">
  <mi>σ</mi>
</math>
</file>

<file path=Formula-406/content.xml><?xml version="1.0" encoding="utf-8"?>
<math xmlns="http://www.w3.org/1998/Math/MathML" display="inline">
  <mover>
    <mi>X</mi>
    <mo accent="true">‾</mo>
  </mover>
</math>
</file>

<file path=Formula-408/content.xml><?xml version="1.0" encoding="utf-8"?>
<math xmlns="http://www.w3.org/1998/Math/MathML" display="inline">
  <mrow>
    <mi>C</mi>
    <mi>V</mi>
    <mo>≤</mo>
    <mn>15</mn>
    <mi>%</mi>
  </mrow>
</math>
</file>

<file path=Formula-41/content.xml><?xml version="1.0" encoding="utf-8"?>
<math xmlns="http://www.w3.org/1998/Math/MathML" display="inline">
  <mrow>
    <mi>k</mi>
    <mo>=</mo>
    <mn>5</mn>
  </mrow>
</math>
</file>

<file path=Formula-410/content.xml><?xml version="1.0" encoding="utf-8"?>
<math xmlns="http://www.w3.org/1998/Math/MathML" display="inline">
  <mrow>
    <mn>15</mn>
    <mi>%</mi>
    <mo>&lt;</mo>
    <mi>C</mi>
    <mi>V</mi>
    <mo>&lt;</mo>
    <mn>30</mn>
    <mi>%</mi>
  </mrow>
</math>
</file>

<file path=Formula-412/content.xml><?xml version="1.0" encoding="utf-8"?>
<math xmlns="http://www.w3.org/1998/Math/MathML" display="inline">
  <mrow>
    <mi>C</mi>
    <mi>V</mi>
    <mo>≥</mo>
    <mn>30</mn>
    <mi>%</mi>
  </mrow>
</math>
</file>

<file path=Formula-43/content.xml><?xml version="1.0" encoding="utf-8"?>
<math xmlns="http://www.w3.org/1998/Math/MathML" display="inline">
  <mrow>
    <mi>A</mi>
    <msub>
      <mi>T</mi>
      <mi>x</mi>
    </msub>
    <mo>=</mo>
    <mn>28</mn>
  </mrow>
</math>
</file>

<file path=Formula-45/content.xml><?xml version="1.0" encoding="utf-8"?>
<math xmlns="http://www.w3.org/1998/Math/MathML" display="inline">
  <mrow>
    <mi>A</mi>
    <msub>
      <mi>T</mi>
      <mi>x</mi>
    </msub>
    <mo>=</mo>
    <mn>30</mn>
  </mrow>
</math>
</file>

<file path=Formula-47/content.xml><?xml version="1.0" encoding="utf-8"?>
<math xmlns="http://www.w3.org/1998/Math/MathML" display="inline">
  <mrow>
    <mi>A</mi>
    <msub>
      <mi>T</mi>
      <mi>x</mi>
    </msub>
  </mrow>
</math>
</file>

<file path=Formula-49/content.xml><?xml version="1.0" encoding="utf-8"?>
<math xmlns="http://www.w3.org/1998/Math/MathML" display="inline">
  <mi>k</mi>
</math>
</file>

<file path=Formula-5/content.xml><?xml version="1.0" encoding="utf-8"?>
<math xmlns="http://www.w3.org/1998/Math/MathML" display="inline">
  <msub>
    <mi>x</mi>
    <mi>i</mi>
  </msub>
</math>
</file>

<file path=Formula-51/content.xml><?xml version="1.0" encoding="utf-8"?>
<math xmlns="http://www.w3.org/1998/Math/MathML" display="inline">
  <mi>h</mi>
</math>
</file>

<file path=Formula-53/content.xml><?xml version="1.0" encoding="utf-8"?>
<math xmlns="http://www.w3.org/1998/Math/MathML" display="block">
  <mrow>
    <mi>h</mi>
    <mo>=</mo>
    <msub>
      <mi>h</mi>
      <mi>i</mi>
    </msub>
    <mo>=</mo>
    <mfrac>
      <mrow>
        <mi>A</mi>
        <msub>
          <mi>T</mi>
          <mi>x</mi>
        </msub>
      </mrow>
      <mi>k</mi>
    </mfrac>
  </mrow>
</math>
</file>

<file path=Formula-55/content.xml><?xml version="1.0" encoding="utf-8"?>
<math xmlns="http://www.w3.org/1998/Math/MathML" display="inline">
  <mi>k</mi>
</math>
</file>

<file path=Formula-57/content.xml><?xml version="1.0" encoding="utf-8"?>
<math xmlns="http://www.w3.org/1998/Math/MathML" display="inline">
  <mrow>
    <mi>A</mi>
    <msub>
      <mi>T</mi>
      <mi>x</mi>
    </msub>
  </mrow>
</math>
</file>

<file path=Formula-59/content.xml><?xml version="1.0" encoding="utf-8"?>
<math xmlns="http://www.w3.org/1998/Math/MathML" display="inline">
  <msub>
    <mi>p</mi>
    <mi>i</mi>
  </msub>
</math>
</file>

<file path=Formula-61/content.xml><?xml version="1.0" encoding="utf-8"?>
<math xmlns="http://www.w3.org/1998/Math/MathML" display="block">
  <mrow>
    <msub>
      <mi>p</mi>
      <mi>i</mi>
    </msub>
    <mo>=</mo>
    <mfrac>
      <mrow>
        <mo stretchy="true" form="prefix">(</mo>
        <mi>L</mi>
        <msub>
          <mi>S</mi>
          <mi>i</mi>
        </msub>
        <mo>−</mo>
        <mi>L</mi>
        <msub>
          <mi>I</mi>
          <mi>i</mi>
        </msub>
        <mo stretchy="true" form="postfix">)</mo>
      </mrow>
      <mn>2</mn>
    </mfrac>
  </mrow>
</math>
</file>

<file path=Formula-63/content.xml><?xml version="1.0" encoding="utf-8"?>
<math xmlns="http://www.w3.org/1998/Math/MathML" display="inline">
  <mrow>
    <mi>L</mi>
    <msub>
      <mi>S</mi>
      <mi>i</mi>
    </msub>
  </mrow>
</math>
</file>

<file path=Formula-65/content.xml><?xml version="1.0" encoding="utf-8"?>
<math xmlns="http://www.w3.org/1998/Math/MathML" display="inline">
  <mrow>
    <mi>L</mi>
    <msub>
      <mi>I</mi>
      <mi>i</mi>
    </msub>
  </mrow>
</math>
</file>

<file path=Formula-68/content.xml><?xml version="1.0" encoding="utf-8"?>
<math xmlns="http://www.w3.org/1998/Math/MathML" display="inline">
  <msub>
    <mi>X</mi>
    <mi>i</mi>
  </msub>
</math>
</file>

<file path=Formula-7/content.xml><?xml version="1.0" encoding="utf-8"?>
<math xmlns="http://www.w3.org/1998/Math/MathML" display="inline">
  <msub>
    <mi>F</mi>
    <mi>i</mi>
  </msub>
</math>
</file>

<file path=Formula-70/content.xml><?xml version="1.0" encoding="utf-8"?>
<math xmlns="http://www.w3.org/1998/Math/MathML" display="inline">
  <msub>
    <mi>F</mi>
    <mi>i</mi>
  </msub>
</math>
</file>

<file path=Formula-72/content.xml><?xml version="1.0" encoding="utf-8"?>
<math xmlns="http://www.w3.org/1998/Math/MathML" display="inline">
  <msub>
    <mi>f</mi>
    <mi>i</mi>
  </msub>
</math>
</file>

<file path=Formula-74/content.xml><?xml version="1.0" encoding="utf-8"?>
<math xmlns="http://www.w3.org/1998/Math/MathML" display="inline">
  <mrow>
    <msub>
      <mi>f</mi>
      <mi>i</mi>
    </msub>
    <mi>%</mi>
  </mrow>
</math>
</file>

<file path=Formula-76/content.xml><?xml version="1.0" encoding="utf-8"?>
<math xmlns="http://www.w3.org/1998/Math/MathML" display="inline">
  <msub>
    <mi>F</mi>
    <mi>a</mi>
  </msub>
</math>
</file>

<file path=Formula-78/content.xml><?xml version="1.0" encoding="utf-8"?>
<math xmlns="http://www.w3.org/1998/Math/MathML" display="inline">
  <msub>
    <mi>f</mi>
    <mi>a</mi>
  </msub>
</math>
</file>

<file path=Formula-80/content.xml><?xml version="1.0" encoding="utf-8"?>
<math xmlns="http://www.w3.org/1998/Math/MathML" display="inline">
  <mrow>
    <msub>
      <mi>f</mi>
      <mi>a</mi>
    </msub>
    <mi>%</mi>
  </mrow>
</math>
</file>

<file path=Formula-82/content.xml><?xml version="1.0" encoding="utf-8"?>
<math xmlns="http://www.w3.org/1998/Math/MathML" display="inline">
  <msub>
    <mi>p</mi>
    <mi>i</mi>
  </msub>
</math>
</file>

<file path=Formula-84/content.xml><?xml version="1.0" encoding="utf-8"?>
<math xmlns="http://www.w3.org/1998/Math/MathML" display="inline">
  <msub>
    <mi>x</mi>
    <mi>i</mi>
  </msub>
</math>
</file>

<file path=Formula-86/content.xml><?xml version="1.0" encoding="utf-8"?>
<math xmlns="http://www.w3.org/1998/Math/MathML" display="inline">
  <msub>
    <mi>F</mi>
    <mi>i</mi>
  </msub>
</math>
</file>

<file path=Formula-88/content.xml><?xml version="1.0" encoding="utf-8"?>
<math xmlns="http://www.w3.org/1998/Math/MathML" display="inline">
  <msub>
    <mi>f</mi>
    <mi>i</mi>
  </msub>
</math>
</file>

<file path=Formula-9/content.xml><?xml version="1.0" encoding="utf-8"?>
<math xmlns="http://www.w3.org/1998/Math/MathML" display="inline">
  <msub>
    <mi>f</mi>
    <mi>i</mi>
  </msub>
</math>
</file>

<file path=Formula-90/content.xml><?xml version="1.0" encoding="utf-8"?>
<math xmlns="http://www.w3.org/1998/Math/MathML" display="inline">
  <mrow>
    <msub>
      <mi>f</mi>
      <mi>i</mi>
    </msub>
    <mi>%</mi>
  </mrow>
</math>
</file>

<file path=Formula-93/content.xml><?xml version="1.0" encoding="utf-8"?>
<math xmlns="http://www.w3.org/1998/Math/MathML" display="inline">
  <mover>
    <mi>x</mi>
    <mo accent="true">¯</mo>
  </mover>
</math>
</file>

<file path=Formula-95/content.xml><?xml version="1.0" encoding="utf-8"?>
<math xmlns="http://www.w3.org/1998/Math/MathML" display="block">
  <mrow>
    <mover>
      <mi>x</mi>
      <mo accent="true">¯</mo>
    </mover>
    <mo>=</mo>
    <mfrac>
      <mrow>
        <mi>S</mi>
        <mi>o</mi>
        <mi>m</mi>
        <mi>a</mi>
      </mrow>
      <msub>
        <mi>n</mi>
        <mrow>
          <mi>T</mi>
          <mi>o</mi>
          <mi>t</mi>
          <mi>a</mi>
          <mi>l</mi>
        </mrow>
      </msub>
    </mfrac>
  </mrow>
</math>
</file>

<file path=Formula-97/content.xml><?xml version="1.0" encoding="utf-8"?>
<math xmlns="http://www.w3.org/1998/Math/MathML" display="inline">
  <msub>
    <mi>p</mi>
    <mi>i</mi>
  </msub>
</math>
</file>

<file path=Formula-99/content.xml><?xml version="1.0" encoding="utf-8"?>
<math xmlns="http://www.w3.org/1998/Math/MathML" display="inline">
  <msub>
    <mi>F</mi>
    <mi>i</mi>
  </msub>
</math>
</file>